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 style:data-style-name="N0"/>
    <style:style style:name="ce6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row table:style-name="ro1">
          <table:table-cell table:number-columns-repeated="12"/>
          <table:table-cell office:value-type="string" calcext:value-type="string">
            <text:p>gamm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7-80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29-40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.171288" calcext:value-type="float">
            <text:p>4.171288</text:p>
          </table:table-cell>
          <table:table-cell table:number-columns-repeated="3"/>
          <table:table-cell table:formula="of:=[.A2]*2" office:value-type="float" office:value="8.342576" calcext:value-type="float">
            <text:p>8.342576</text:p>
          </table:table-cell>
          <table:table-cell table:number-columns-repeated="3"/>
          <table:table-cell table:formula="of:=[.E2]*1.8897259886" office:value-type="float" office:value="15.7651826790706" calcext:value-type="float">
            <text:p>15.7651826790706</text:p>
          </table:table-cell>
          <table:table-cell table:formula="of:=[.A2]*1.8897259886" office:value-type="float" office:value="7.88259133953532" calcext:value-type="float">
            <text:p>7.88259133953532</text:p>
          </table:table-cell>
          <table:table-cell table:number-columns-repeated="3"/>
          <table:table-cell table:number-columns-repeated="3" office:value-type="float" office:value="0.167" calcext:value-type="float">
            <text:p>0.1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OC</text:p>
          </table:table-cell>
          <table:table-cell table:style-name="ce1" office:value-type="float" office:value="0.3565259264749" calcext:value-type="float">
            <text:p>0.3565259264749</text:p>
          </table:table-cell>
          <table:table-cell table:style-name="ce1" office:value-type="float" office:value="0.3114560362909" calcext:value-type="float">
            <text:p>0.3114560362909</text:p>
          </table:table-cell>
          <table:table-cell table:style-name="ce1" office:value-type="float" office:value="0.3024255496741" calcext:value-type="float">
            <text:p>0.3024255496741</text:p>
          </table:table-cell>
          <table:table-cell table:style-name="ce1" office:value-type="float" office:value="0.3546877537503" calcext:value-type="float">
            <text:p>0.3546877537503</text:p>
          </table:table-cell>
          <table:table-cell table:style-name="ce1" office:value-type="float" office:value="0.3106401652129" calcext:value-type="float">
            <text:p>0.3106401652129</text:p>
          </table:table-cell>
          <table:table-cell table:style-name="ce1" office:value-type="float" office:value="0.3133331710966" calcext:value-type="float">
            <text:p>0.3133331710966</text:p>
          </table:table-cell>
          <table:table-cell table:style-name="ce1" office:value-type="float" office:value="0.3231734051891" calcext:value-type="float">
            <text:p>0.3231734051891</text:p>
          </table:table-cell>
          <table:table-cell/>
          <table:table-cell office:value-type="string" calcext:value-type="string">
            <text:p>noSOC</text:p>
          </table:table-cell>
          <table:table-cell table:style-name="ce1" office:value-type="float" office:value="0.3652415013793" calcext:value-type="float">
            <text:p>0.3652415013793</text:p>
          </table:table-cell>
          <table:table-cell table:style-name="ce1" office:value-type="float" office:value="0.3189492354356" calcext:value-type="float">
            <text:p>0.3189492354356</text:p>
          </table:table-cell>
          <table:table-cell table:style-name="ce1" office:value-type="float" office:value="0.2992503443686" calcext:value-type="float">
            <text:p>0.2992503443686</text:p>
          </table:table-cell>
          <table:table-cell table:style-name="ce1" office:value-type="float" office:value="0.3667752992415" calcext:value-type="float">
            <text:p>0.3667752992415</text:p>
          </table:table-cell>
          <table:table-cell table:style-name="ce1" office:value-type="float" office:value="0.3112637073174" calcext:value-type="float">
            <text:p>0.3112637073174</text:p>
          </table:table-cell>
          <table:table-cell table:style-name="ce1" office:value-type="float" office:value="0.3036748733746" calcext:value-type="float">
            <text:p>0.3036748733746</text:p>
          </table:table-cell>
          <table:table-cell table:style-name="ce1" office:value-type="float" office:value="0.3177727164316" calcext:value-type="float">
            <text:p>0.3177727164316</text:p>
          </table:table-cell>
        </table:table-row>
        <table:table-row table:style-name="ro1">
          <table:table-cell/>
          <table:table-cell office:value-type="float" office:value="4.171288" calcext:value-type="float">
            <text:p>4.171288</text:p>
          </table:table-cell>
          <table:table-cell table:number-columns-repeated="3"/>
          <table:table-cell table:formula="of:=[.B3]*2" office:value-type="float" office:value="8.342576" calcext:value-type="float">
            <text:p>8.342576</text:p>
          </table:table-cell>
          <table:table-cell table:number-columns-repeated="3"/>
          <table:table-cell table:formula="of:=[.F3]*1.8897259886" office:value-type="float" office:value="15.7651826790706" calcext:value-type="float">
            <text:p>15.7651826790706</text:p>
          </table:table-cell>
          <table:table-cell table:number-columns-repeated="3"/>
          <table:table-cell table:number-columns-repeated="3" office:value-type="float" office:value="0.334" calcext:value-type="float">
            <text:p>0.3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ARC</text:p>
          </table:table-cell>
          <table:table-cell table:style-name="ce1" office:value-type="float" office:value="0.3565259264749" calcext:value-type="float">
            <text:p>0.3565259264749</text:p>
          </table:table-cell>
          <table:table-cell table:style-name="ce1" office:value-type="float" office:value="0.3114560574315" calcext:value-type="float">
            <text:p>0.3114560574315</text:p>
          </table:table-cell>
          <table:table-cell table:style-name="ce1" office:value-type="float" office:value="0.3024255534564" calcext:value-type="float">
            <text:p>0.3024255534564</text:p>
          </table:table-cell>
          <table:table-cell table:style-name="ce1" office:value-type="float" office:value="0.3546877537506" calcext:value-type="float">
            <text:p>0.3546877537506</text:p>
          </table:table-cell>
          <table:table-cell table:style-name="ce1" office:value-type="float" office:value="0.3106401696184" calcext:value-type="float">
            <text:p>0.3106401696184</text:p>
          </table:table-cell>
          <table:table-cell table:style-name="ce1" office:value-type="float" office:value="0.3133331751791" calcext:value-type="float">
            <text:p>0.3133331751791</text:p>
          </table:table-cell>
          <table:table-cell table:style-name="ce1" office:value-type="float" office:value="0.3231734051893" calcext:value-type="float">
            <text:p>0.3231734051893</text:p>
          </table:table-cell>
          <table:table-cell/>
          <table:table-cell office:value-type="string" calcext:value-type="string">
            <text:p>SPARC</text:p>
          </table:table-cell>
          <table:table-cell table:style-name="ce1" office:value-type="float" office:value="0.3652737581317" calcext:value-type="float">
            <text:p>0.3652737581317</text:p>
          </table:table-cell>
          <table:table-cell table:style-name="ce1" office:value-type="float" office:value="0.3254042325728" calcext:value-type="float">
            <text:p>0.3254042325728</text:p>
          </table:table-cell>
          <table:table-cell table:style-name="ce1" office:value-type="float" office:value="0.299252625904" calcext:value-type="float">
            <text:p>0.299252625904</text:p>
          </table:table-cell>
          <table:table-cell table:style-name="ce1" office:value-type="float" office:value="0.3667758031362" calcext:value-type="float">
            <text:p>0.3667758031362</text:p>
          </table:table-cell>
          <table:table-cell table:style-name="ce1" office:value-type="float" office:value="0.3112644667216" calcext:value-type="float">
            <text:p>0.3112644667216</text:p>
          </table:table-cell>
          <table:table-cell table:style-name="ce1" office:value-type="float" office:value="0.3036777309294" calcext:value-type="float">
            <text:p>0.3036777309294</text:p>
          </table:table-cell>
          <table:table-cell table:style-name="ce1" office:value-type="float" office:value="0.3177732593829" calcext:value-type="float">
            <text:p>0.3177732593829</text:p>
          </table:table-cell>
        </table:table-row>
        <table:table-row table:style-name="ro1">
          <table:table-cell table:number-columns-repeated="2"/>
          <table:table-cell office:value-type="float" office:value="4.171288" calcext:value-type="float">
            <text:p>4.171288</text:p>
          </table:table-cell>
          <table:table-cell table:number-columns-repeated="3"/>
          <table:table-cell table:formula="of:=[.C4]*2" office:value-type="float" office:value="8.342576" calcext:value-type="float">
            <text:p>8.342576</text:p>
          </table:table-cell>
          <table:table-cell table:number-columns-repeated="3"/>
          <table:table-cell table:formula="of:=[.G4]*1.8897259886" office:value-type="float" office:value="15.7651826790706" calcext:value-type="float">
            <text:p>15.7651826790706</text:p>
          </table:table-cell>
          <table:table-cell/>
          <table:table-cell office:value-type="string" calcext:value-type="string">
            <text:p>R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1" office:value-type="float" office:value="0.3565521532742" calcext:value-type="float">
            <text:p>0.3565521532742</text:p>
          </table:table-cell>
          <table:table-cell table:style-name="ce1" office:value-type="float" office:value="0.3281887713676" calcext:value-type="float">
            <text:p>0.3281887713676</text:p>
          </table:table-cell>
          <table:table-cell table:style-name="ce1" office:value-type="float" office:value="0.3115492580559" calcext:value-type="float">
            <text:p>0.3115492580559</text:p>
          </table:table-cell>
          <table:table-cell table:style-name="ce1" office:value-type="float" office:value="0.3546891279438" calcext:value-type="float">
            <text:p>0.3546891279438</text:p>
          </table:table-cell>
          <table:table-cell table:style-name="ce1" office:value-type="float" office:value="0.3106432020794" calcext:value-type="float">
            <text:p>0.3106432020794</text:p>
          </table:table-cell>
          <table:table-cell table:style-name="ce1" office:value-type="float" office:value="0.3133362006839" calcext:value-type="float">
            <text:p>0.3133362006839</text:p>
          </table:table-cell>
          <table:table-cell table:style-name="ce1" office:value-type="float" office:value="0.3231750503713" calcext:value-type="float">
            <text:p>0.3231750503713</text:p>
          </table:table-cell>
          <table:table-cell table:number-columns-repeated="2"/>
          <table:table-cell table:style-name="ce1" office:value-type="float" office:value="0.3652740886491" calcext:value-type="float">
            <text:p>0.3652740886491</text:p>
          </table:table-cell>
          <table:table-cell table:style-name="ce1" office:value-type="float" office:value="0.3254044997255" calcext:value-type="float">
            <text:p>0.3254044997255</text:p>
          </table:table-cell>
          <table:table-cell table:style-name="ce1" office:value-type="float" office:value="0.2992529824144" calcext:value-type="float">
            <text:p>0.2992529824144</text:p>
          </table:table-cell>
          <table:table-cell table:style-name="ce1" office:value-type="float" office:value="0.3667758592052" calcext:value-type="float">
            <text:p>0.3667758592052</text:p>
          </table:table-cell>
          <table:table-cell table:style-name="ce1" office:value-type="float" office:value="0.3156845335876" calcext:value-type="float">
            <text:p>0.3156845335876</text:p>
          </table:table-cell>
          <table:table-cell table:style-name="ce1" office:value-type="float" office:value="0.3190014695501" calcext:value-type="float">
            <text:p>0.3190014695501</text:p>
          </table:table-cell>
          <table:table-cell table:style-name="ce1" office:value-type="float" office:value="0.3177758967852" calcext:value-type="float">
            <text:p>0.3177758967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strom</text:p>
          </table:table-cell>
          <table:table-cell table:number-columns-repeated="3"/>
          <table:table-cell office:value-type="string" calcext:value-type="string">
            <text:p>Angstrom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 office:value-type="float" office:value="0.334" calcext:value-type="float">
            <text:p>0.334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1" office:value-type="float" office:value="0.3565521532742" calcext:value-type="float">
            <text:p>0.3565521532742</text:p>
          </table:table-cell>
          <table:table-cell table:style-name="ce1" office:value-type="float" office:value="0.3281887727478" calcext:value-type="float">
            <text:p>0.3281887727478</text:p>
          </table:table-cell>
          <table:table-cell table:style-name="ce1" office:value-type="float" office:value="0.3115492639616" calcext:value-type="float">
            <text:p>0.3115492639616</text:p>
          </table:table-cell>
          <table:table-cell table:style-name="ce1" office:value-type="float" office:value="0.354689127944" calcext:value-type="float">
            <text:p>0.354689127944</text:p>
          </table:table-cell>
          <table:table-cell table:style-name="ce1" office:value-type="float" office:value="0.3106432027506" calcext:value-type="float">
            <text:p>0.3106432027506</text:p>
          </table:table-cell>
          <table:table-cell table:style-name="ce1" office:value-type="float" office:value="0.3133362061117" calcext:value-type="float">
            <text:p>0.3133362061117</text:p>
          </table:table-cell>
          <table:table-cell table:style-name="ce1" office:value-type="float" office:value="0.3231750503723" calcext:value-type="float">
            <text:p>0.3231750503723</text:p>
          </table:table-cell>
          <table:table-cell table:number-columns-repeated="2"/>
          <table:table-cell table:style-name="ce1" office:value-type="float" office:value="0.3773964875638" calcext:value-type="float">
            <text:p>0.3773964875638</text:p>
          </table:table-cell>
          <table:table-cell table:style-name="ce1" office:value-type="float" office:value="0.3403031837157" calcext:value-type="float">
            <text:p>0.3403031837157</text:p>
          </table:table-cell>
          <table:table-cell table:style-name="ce1" office:value-type="float" office:value="0.3020471752342" calcext:value-type="float">
            <text:p>0.3020471752342</text:p>
          </table:table-cell>
          <table:table-cell table:style-name="ce1" office:value-type="float" office:value="0.3667808312964" calcext:value-type="float">
            <text:p>0.3667808312964</text:p>
          </table:table-cell>
          <table:table-cell table:style-name="ce1" office:value-type="float" office:value="0.3156874060442" calcext:value-type="float">
            <text:p>0.3156874060442</text:p>
          </table:table-cell>
          <table:table-cell table:style-name="ce1" office:value-type="float" office:value="0.3190232027595" calcext:value-type="float">
            <text:p>0.3190232027595</text:p>
          </table:table-cell>
          <table:table-cell table:style-name="ce1" office:value-type="float" office:value="0.3177761199007" calcext:value-type="float">
            <text:p>0.317776119900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1" office:value-type="float" office:value="0.3565524004807" calcext:value-type="float">
            <text:p>0.3565524004807</text:p>
          </table:table-cell>
          <table:table-cell table:style-name="ce1" office:value-type="float" office:value="0.3403184475346" calcext:value-type="float">
            <text:p>0.3403184475346</text:p>
          </table:table-cell>
          <table:table-cell table:style-name="ce1" office:value-type="float" office:value="0.3115526880468" calcext:value-type="float">
            <text:p>0.3115526880468</text:p>
          </table:table-cell>
          <table:table-cell table:style-name="ce1" office:value-type="float" office:value="0.3546903530875" calcext:value-type="float">
            <text:p>0.3546903530875</text:p>
          </table:table-cell>
          <table:table-cell table:style-name="ce1" office:value-type="float" office:value="0.3192963262224" calcext:value-type="float">
            <text:p>0.3192963262224</text:p>
          </table:table-cell>
          <table:table-cell table:style-name="ce1" office:value-type="float" office:value="0.3249477117291" calcext:value-type="float">
            <text:p>0.3249477117291</text:p>
          </table:table-cell>
          <table:table-cell table:style-name="ce1" office:value-type="float" office:value="0.3282310808795" calcext:value-type="float">
            <text:p>0.3282310808795</text:p>
          </table:table-cell>
          <table:table-cell table:number-columns-repeated="2"/>
          <table:table-cell table:style-name="ce1" office:value-type="float" office:value="0.3773969534821" calcext:value-type="float">
            <text:p>0.3773969534821</text:p>
          </table:table-cell>
          <table:table-cell table:style-name="ce1" office:value-type="float" office:value="0.3403223843106" calcext:value-type="float">
            <text:p>0.3403223843106</text:p>
          </table:table-cell>
          <table:table-cell table:style-name="ce1" office:value-type="float" office:value="0.3474191264127" calcext:value-type="float">
            <text:p>0.3474191264127</text:p>
          </table:table-cell>
          <table:table-cell table:style-name="ce1" office:value-type="float" office:value="0.3667811254451" calcext:value-type="float">
            <text:p>0.3667811254451</text:p>
          </table:table-cell>
          <table:table-cell table:style-name="ce1" office:value-type="float" office:value="0.3632464876721" calcext:value-type="float">
            <text:p>0.3632464876721</text:p>
          </table:table-cell>
          <table:table-cell table:style-name="ce1" office:value-type="float" office:value="0.3473691967908" calcext:value-type="float">
            <text:p>0.3473691967908</text:p>
          </table:table-cell>
          <table:table-cell table:style-name="ce1" office:value-type="float" office:value="0.3224779359626" calcext:value-type="float">
            <text:p>0.3224779359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1" office:value-type="float" office:value="0.3565524004808" calcext:value-type="float">
            <text:p>0.3565524004808</text:p>
          </table:table-cell>
          <table:table-cell table:style-name="ce1" office:value-type="float" office:value="0.3403184477574" calcext:value-type="float">
            <text:p>0.3403184477574</text:p>
          </table:table-cell>
          <table:table-cell table:style-name="ce1" office:value-type="float" office:value="0.3115526983731" calcext:value-type="float">
            <text:p>0.3115526983731</text:p>
          </table:table-cell>
          <table:table-cell table:style-name="ce1" office:value-type="float" office:value="0.3546903530877" calcext:value-type="float">
            <text:p>0.3546903530877</text:p>
          </table:table-cell>
          <table:table-cell table:style-name="ce1" office:value-type="float" office:value="0.3192963290824" calcext:value-type="float">
            <text:p>0.3192963290824</text:p>
          </table:table-cell>
          <table:table-cell table:style-name="ce1" office:value-type="float" office:value="0.3249477144127" calcext:value-type="float">
            <text:p>0.3249477144127</text:p>
          </table:table-cell>
          <table:table-cell table:style-name="ce1" office:value-type="float" office:value="0.32823108088" calcext:value-type="float">
            <text:p>0.32823108088</text:p>
          </table:table-cell>
          <table:table-cell table:number-columns-repeated="2"/>
          <table:table-cell table:style-name="ce1" office:value-type="float" office:value="0.3773971973643" calcext:value-type="float">
            <text:p>0.3773971973643</text:p>
          </table:table-cell>
          <table:table-cell table:style-name="ce1" office:value-type="float" office:value="0.340322978222" calcext:value-type="float">
            <text:p>0.340322978222</text:p>
          </table:table-cell>
          <table:table-cell table:style-name="ce1" office:value-type="float" office:value="0.3474194942298" calcext:value-type="float">
            <text:p>0.3474194942298</text:p>
          </table:table-cell>
          <table:table-cell table:style-name="ce1" office:value-type="float" office:value="0.3667813360721" calcext:value-type="float">
            <text:p>0.3667813360721</text:p>
          </table:table-cell>
          <table:table-cell table:style-name="ce1" office:value-type="float" office:value="0.3632496683888" calcext:value-type="float">
            <text:p>0.3632496683888</text:p>
          </table:table-cell>
          <table:table-cell table:style-name="ce1" office:value-type="float" office:value="0.3473799373386" calcext:value-type="float">
            <text:p>0.3473799373386</text:p>
          </table:table-cell>
          <table:table-cell table:style-name="ce1" office:value-type="float" office:value="0.3225049817335" calcext:value-type="float">
            <text:p>0.322504981733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table:style-name="ce1" office:value-type="float" office:value="0.362989005024" calcext:value-type="float">
            <text:p>0.362989005024</text:p>
          </table:table-cell>
          <table:table-cell table:style-name="ce1" office:value-type="float" office:value="0.3417592380782" calcext:value-type="float">
            <text:p>0.3417592380782</text:p>
          </table:table-cell>
          <table:table-cell table:style-name="ce1" office:value-type="float" office:value="0.3115544454376" calcext:value-type="float">
            <text:p>0.3115544454376</text:p>
          </table:table-cell>
          <table:table-cell table:style-name="ce1" office:value-type="float" office:value="0.3546907804592" calcext:value-type="float">
            <text:p>0.3546907804592</text:p>
          </table:table-cell>
          <table:table-cell table:style-name="ce1" office:value-type="float" office:value="0.3192976949328" calcext:value-type="float">
            <text:p>0.3192976949328</text:p>
          </table:table-cell>
          <table:table-cell table:style-name="ce1" office:value-type="float" office:value="0.3249679942926" calcext:value-type="float">
            <text:p>0.3249679942926</text:p>
          </table:table-cell>
          <table:table-cell table:style-name="ce1" office:value-type="float" office:value="0.3282422553449" calcext:value-type="float">
            <text:p>0.3282422553449</text:p>
          </table:table-cell>
          <table:table-cell table:number-columns-repeated="2"/>
          <table:table-cell table:style-name="ce1" office:value-type="float" office:value="0.3774078530114" calcext:value-type="float">
            <text:p>0.3774078530114</text:p>
          </table:table-cell>
          <table:table-cell table:style-name="ce1" office:value-type="float" office:value="0.3715937934648" calcext:value-type="float">
            <text:p>0.3715937934648</text:p>
          </table:table-cell>
          <table:table-cell table:style-name="ce1" office:value-type="float" office:value="0.3681747208768" calcext:value-type="float">
            <text:p>0.3681747208768</text:p>
          </table:table-cell>
          <table:table-cell table:style-name="ce1" office:value-type="float" office:value="0.3667893714319" calcext:value-type="float">
            <text:p>0.3667893714319</text:p>
          </table:table-cell>
          <table:table-cell table:style-name="ce1" office:value-type="float" office:value="0.3642996584784" calcext:value-type="float">
            <text:p>0.3642996584784</text:p>
          </table:table-cell>
          <table:table-cell table:style-name="ce1" office:value-type="float" office:value="0.3538062792639" calcext:value-type="float">
            <text:p>0.3538062792639</text:p>
          </table:table-cell>
          <table:table-cell table:style-name="ce1" office:value-type="float" office:value="0.3453245635896" calcext:value-type="float">
            <text:p>0.3453245635896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" office:value-type="float" office:value="0.362989005024" calcext:value-type="float">
            <text:p>0.362989005024</text:p>
          </table:table-cell>
          <table:table-cell table:style-name="ce1" office:value-type="float" office:value="0.3417592464154" calcext:value-type="float">
            <text:p>0.3417592464154</text:p>
          </table:table-cell>
          <table:table-cell table:style-name="ce1" office:value-type="float" office:value="0.3115544527667" calcext:value-type="float">
            <text:p>0.3115544527667</text:p>
          </table:table-cell>
          <table:table-cell table:style-name="ce1" office:value-type="float" office:value="0.3546907804593" calcext:value-type="float">
            <text:p>0.3546907804593</text:p>
          </table:table-cell>
          <table:table-cell table:style-name="ce1" office:value-type="float" office:value="0.3192977042373" calcext:value-type="float">
            <text:p>0.3192977042373</text:p>
          </table:table-cell>
          <table:table-cell table:style-name="ce1" office:value-type="float" office:value="0.3249679968463" calcext:value-type="float">
            <text:p>0.3249679968463</text:p>
          </table:table-cell>
          <table:table-cell table:style-name="ce1" office:value-type="float" office:value="0.3282422553453" calcext:value-type="float">
            <text:p>0.3282422553453</text:p>
          </table:table-cell>
          <table:table-cell table:number-columns-repeated="2"/>
          <table:table-cell table:style-name="ce1" office:value-type="float" office:value="0.3774081900448" calcext:value-type="float">
            <text:p>0.3774081900448</text:p>
          </table:table-cell>
          <table:table-cell table:style-name="ce1" office:value-type="float" office:value="0.3715965908241" calcext:value-type="float">
            <text:p>0.3715965908241</text:p>
          </table:table-cell>
          <table:table-cell table:style-name="ce1" office:value-type="float" office:value="0.3681822060729" calcext:value-type="float">
            <text:p>0.3681822060729</text:p>
          </table:table-cell>
          <table:table-cell table:style-name="ce1" office:value-type="float" office:value="0.366789739132" calcext:value-type="float">
            <text:p>0.366789739132</text:p>
          </table:table-cell>
          <table:table-cell table:style-name="ce1" office:value-type="float" office:value="0.3643058259429" calcext:value-type="float">
            <text:p>0.3643058259429</text:p>
          </table:table-cell>
          <table:table-cell table:style-name="ce1" office:value-type="float" office:value="0.3538092166455" calcext:value-type="float">
            <text:p>0.3538092166455</text:p>
          </table:table-cell>
          <table:table-cell table:style-name="ce1" office:value-type="float" office:value="0.3453274449539" calcext:value-type="float">
            <text:p>0.3453274449539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style-name="ce1" office:value-type="float" office:value="0.3629893874592" calcext:value-type="float">
            <text:p>0.3629893874592</text:p>
          </table:table-cell>
          <table:table-cell table:style-name="ce1" office:value-type="float" office:value="0.3417731398163" calcext:value-type="float">
            <text:p>0.3417731398163</text:p>
          </table:table-cell>
          <table:table-cell table:style-name="ce1" office:value-type="float" office:value="0.344838763432" calcext:value-type="float">
            <text:p>0.344838763432</text:p>
          </table:table-cell>
          <table:table-cell table:style-name="ce1" office:value-type="float" office:value="0.3805240051976" calcext:value-type="float">
            <text:p>0.3805240051976</text:p>
          </table:table-cell>
          <table:table-cell table:style-name="ce1" office:value-type="float" office:value="0.3624728093853" calcext:value-type="float">
            <text:p>0.3624728093853</text:p>
          </table:table-cell>
          <table:table-cell table:style-name="ce1" office:value-type="float" office:value="0.3427631230505" calcext:value-type="float">
            <text:p>0.3427631230505</text:p>
          </table:table-cell>
          <table:table-cell table:style-name="ce1" office:value-type="float" office:value="0.3284146140522" calcext:value-type="float">
            <text:p>0.3284146140522</text:p>
          </table:table-cell>
          <table:table-cell table:number-columns-repeated="2"/>
          <table:table-cell table:style-name="ce1" office:value-type="float" office:value="0.3774085479769" calcext:value-type="float">
            <text:p>0.3774085479769</text:p>
          </table:table-cell>
          <table:table-cell table:style-name="ce1" office:value-type="float" office:value="0.3715968473468" calcext:value-type="float">
            <text:p>0.3715968473468</text:p>
          </table:table-cell>
          <table:table-cell table:style-name="ce1" office:value-type="float" office:value="0.3681824656949" calcext:value-type="float">
            <text:p>0.3681824656949</text:p>
          </table:table-cell>
          <table:table-cell table:style-name="ce1" office:value-type="float" office:value="0.4085038618991" calcext:value-type="float">
            <text:p>0.4085038618991</text:p>
          </table:table-cell>
          <table:table-cell table:style-name="ce1" office:value-type="float" office:value="0.381415566227" calcext:value-type="float">
            <text:p>0.381415566227</text:p>
          </table:table-cell>
          <table:table-cell table:style-name="ce1" office:value-type="float" office:value="0.3638947714665" calcext:value-type="float">
            <text:p>0.3638947714665</text:p>
          </table:table-cell>
          <table:table-cell table:style-name="ce1" office:value-type="float" office:value="0.3774585331943" calcext:value-type="float">
            <text:p>0.3774585331943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1"/>
          <table:table-cell table:style-name="ce1" office:value-type="float" office:value="0.3629893874592" calcext:value-type="float">
            <text:p>0.3629893874592</text:p>
          </table:table-cell>
          <table:table-cell table:style-name="ce1" office:value-type="float" office:value="0.3417731472437" calcext:value-type="float">
            <text:p>0.3417731472437</text:p>
          </table:table-cell>
          <table:table-cell table:style-name="ce1" office:value-type="float" office:value="0.3448387669868" calcext:value-type="float">
            <text:p>0.3448387669868</text:p>
          </table:table-cell>
          <table:table-cell table:style-name="ce1" office:value-type="float" office:value="0.380524005198" calcext:value-type="float">
            <text:p>0.380524005198</text:p>
          </table:table-cell>
          <table:table-cell table:style-name="ce1" office:value-type="float" office:value="0.3624728116759" calcext:value-type="float">
            <text:p>0.3624728116759</text:p>
          </table:table-cell>
          <table:table-cell table:style-name="ce1" office:value-type="float" office:value="0.3427631280409" calcext:value-type="float">
            <text:p>0.3427631280409</text:p>
          </table:table-cell>
          <table:table-cell table:style-name="ce1" office:value-type="float" office:value="0.3284146140523" calcext:value-type="float">
            <text:p>0.3284146140523</text:p>
          </table:table-cell>
          <table:table-cell table:number-columns-repeated="2"/>
          <table:table-cell table:style-name="ce1" office:value-type="float" office:value="0.4767577920076" calcext:value-type="float">
            <text:p>0.4767577920076</text:p>
          </table:table-cell>
          <table:table-cell table:style-name="ce1" office:value-type="float" office:value="0.4755998107913" calcext:value-type="float">
            <text:p>0.4755998107913</text:p>
          </table:table-cell>
          <table:table-cell table:style-name="ce1" office:value-type="float" office:value="0.4593559318315" calcext:value-type="float">
            <text:p>0.4593559318315</text:p>
          </table:table-cell>
          <table:table-cell table:style-name="ce1" office:value-type="float" office:value="0.4085100972666" calcext:value-type="float">
            <text:p>0.4085100972666</text:p>
          </table:table-cell>
          <table:table-cell table:style-name="ce1" office:value-type="float" office:value="0.3814263209564" calcext:value-type="float">
            <text:p>0.3814263209564</text:p>
          </table:table-cell>
          <table:table-cell table:style-name="ce1" office:value-type="float" office:value="0.3639002216619" calcext:value-type="float">
            <text:p>0.3639002216619</text:p>
          </table:table-cell>
          <table:table-cell table:style-name="ce1" office:value-type="float" office:value="0.3774701359061" calcext:value-type="float">
            <text:p>0.3774701359061</text:p>
          </table:table-cell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table:style-name="ce1" office:value-type="float" office:value="0.3629967398709" calcext:value-type="float">
            <text:p>0.3629967398709</text:p>
          </table:table-cell>
          <table:table-cell table:style-name="ce1" office:value-type="float" office:value="0.3417764231482" calcext:value-type="float">
            <text:p>0.3417764231482</text:p>
          </table:table-cell>
          <table:table-cell table:style-name="ce1" office:value-type="float" office:value="0.3629589507802" calcext:value-type="float">
            <text:p>0.3629589507802</text:p>
          </table:table-cell>
          <table:table-cell table:style-name="ce1" office:value-type="float" office:value="0.3805241754169" calcext:value-type="float">
            <text:p>0.3805241754169</text:p>
          </table:table-cell>
          <table:table-cell table:style-name="ce1" office:value-type="float" office:value="0.3624745588751" calcext:value-type="float">
            <text:p>0.3624745588751</text:p>
          </table:table-cell>
          <table:table-cell table:style-name="ce1" office:value-type="float" office:value="0.3427674640737" calcext:value-type="float">
            <text:p>0.3427674640737</text:p>
          </table:table-cell>
          <table:table-cell table:style-name="ce1" office:value-type="float" office:value="0.3284401940162" calcext:value-type="float">
            <text:p>0.3284401940162</text:p>
          </table:table-cell>
          <table:table-cell table:number-columns-repeated="2"/>
          <table:table-cell table:style-name="ce1" office:value-type="float" office:value="0.4767578965245" calcext:value-type="float">
            <text:p>0.4767578965245</text:p>
          </table:table-cell>
          <table:table-cell table:style-name="ce1" office:value-type="float" office:value="0.4756022747561" calcext:value-type="float">
            <text:p>0.4756022747561</text:p>
          </table:table-cell>
          <table:table-cell table:style-name="ce1" office:value-type="float" office:value="0.4593601769063" calcext:value-type="float">
            <text:p>0.4593601769063</text:p>
          </table:table-cell>
          <table:table-cell table:style-name="ce1" office:value-type="float" office:value="0.408510140468" calcext:value-type="float">
            <text:p>0.408510140468</text:p>
          </table:table-cell>
          <table:table-cell table:style-name="ce1" office:value-type="float" office:value="0.4805304854272" calcext:value-type="float">
            <text:p>0.4805304854272</text:p>
          </table:table-cell>
          <table:table-cell table:style-name="ce1" office:value-type="float" office:value="0.5496007479702" calcext:value-type="float">
            <text:p>0.5496007479702</text:p>
          </table:table-cell>
          <table:table-cell table:style-name="ce1" office:value-type="float" office:value="0.5980341402526" calcext:value-type="float">
            <text:p>0.5980341402526</text:p>
          </table:table-cell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" office:value-type="float" office:value="0.362996739871" calcext:value-type="float">
            <text:p>0.362996739871</text:p>
          </table:table-cell>
          <table:table-cell table:style-name="ce1" office:value-type="float" office:value="0.3417764263136" calcext:value-type="float">
            <text:p>0.3417764263136</text:p>
          </table:table-cell>
          <table:table-cell table:style-name="ce1" office:value-type="float" office:value="0.3629589512853" calcext:value-type="float">
            <text:p>0.3629589512853</text:p>
          </table:table-cell>
          <table:table-cell table:style-name="ce1" office:value-type="float" office:value="0.3805241754171" calcext:value-type="float">
            <text:p>0.3805241754171</text:p>
          </table:table-cell>
          <table:table-cell table:style-name="ce1" office:value-type="float" office:value="0.3624745623877" calcext:value-type="float">
            <text:p>0.3624745623877</text:p>
          </table:table-cell>
          <table:table-cell table:style-name="ce1" office:value-type="float" office:value="0.342767464443" calcext:value-type="float">
            <text:p>0.342767464443</text:p>
          </table:table-cell>
          <table:table-cell table:style-name="ce1" office:value-type="float" office:value="0.3284401940163" calcext:value-type="float">
            <text:p>0.3284401940163</text:p>
          </table:table-cell>
          <table:table-cell table:number-columns-repeated="2"/>
          <table:table-cell table:style-name="ce1" office:value-type="float" office:value="0.4767579420297" calcext:value-type="float">
            <text:p>0.4767579420297</text:p>
          </table:table-cell>
          <table:table-cell table:style-name="ce1" office:value-type="float" office:value="0.4756024787821" calcext:value-type="float">
            <text:p>0.4756024787821</text:p>
          </table:table-cell>
          <table:table-cell table:style-name="ce1" office:value-type="float" office:value="0.4593602914269" calcext:value-type="float">
            <text:p>0.4593602914269</text:p>
          </table:table-cell>
          <table:table-cell table:style-name="ce1" office:value-type="float" office:value="0.4085103051097" calcext:value-type="float">
            <text:p>0.4085103051097</text:p>
          </table:table-cell>
          <table:table-cell table:style-name="ce1" office:value-type="float" office:value="0.4805336481943" calcext:value-type="float">
            <text:p>0.4805336481943</text:p>
          </table:table-cell>
          <table:table-cell table:style-name="ce1" office:value-type="float" office:value="0.5496014283354" calcext:value-type="float">
            <text:p>0.5496014283354</text:p>
          </table:table-cell>
          <table:table-cell table:style-name="ce1" office:value-type="float" office:value="0.5980344869311" calcext:value-type="float">
            <text:p>0.5980344869311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" office:value-type="float" office:value="0.3997029176372" calcext:value-type="float">
            <text:p>0.3997029176372</text:p>
          </table:table-cell>
          <table:table-cell table:style-name="ce1" office:value-type="float" office:value="0.376808488585" calcext:value-type="float">
            <text:p>0.376808488585</text:p>
          </table:table-cell>
          <table:table-cell table:style-name="ce1" office:value-type="float" office:value="0.369473386958" calcext:value-type="float">
            <text:p>0.369473386958</text:p>
          </table:table-cell>
          <table:table-cell table:style-name="ce1" office:value-type="float" office:value="0.3805344463288" calcext:value-type="float">
            <text:p>0.3805344463288</text:p>
          </table:table-cell>
          <table:table-cell table:style-name="ce1" office:value-type="float" office:value="0.3664682696704" calcext:value-type="float">
            <text:p>0.3664682696704</text:p>
          </table:table-cell>
          <table:table-cell table:style-name="ce1" office:value-type="float" office:value="0.3659538719148" calcext:value-type="float">
            <text:p>0.3659538719148</text:p>
          </table:table-cell>
          <table:table-cell table:style-name="ce1" office:value-type="float" office:value="0.3556581234491" calcext:value-type="float">
            <text:p>0.355658123449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table:style-name="ce1" office:value-type="float" office:value="0.3997029176372" calcext:value-type="float">
            <text:p>0.3997029176372</text:p>
          </table:table-cell>
          <table:table-cell table:style-name="ce1" office:value-type="float" office:value="0.3768084973901" calcext:value-type="float">
            <text:p>0.3768084973901</text:p>
          </table:table-cell>
          <table:table-cell table:style-name="ce1" office:value-type="float" office:value="0.369473392299" calcext:value-type="float">
            <text:p>0.369473392299</text:p>
          </table:table-cell>
          <table:table-cell table:style-name="ce1" office:value-type="float" office:value="0.3805344463299" calcext:value-type="float">
            <text:p>0.3805344463299</text:p>
          </table:table-cell>
          <table:table-cell table:style-name="ce1" office:value-type="float" office:value="0.3664682719141" calcext:value-type="float">
            <text:p>0.3664682719141</text:p>
          </table:table-cell>
          <table:table-cell table:style-name="ce1" office:value-type="float" office:value="0.365953876455" calcext:value-type="float">
            <text:p>0.365953876455</text:p>
          </table:table-cell>
          <table:table-cell table:style-name="ce1" office:value-type="float" office:value="0.3556581234498" calcext:value-type="float">
            <text:p>0.3556581234498</text:p>
          </table:table-cell>
          <table:table-cell/>
          <table:table-cell office:value-type="string" calcext:value-type="string">
            <text:p>Abinit</text:p>
          </table:table-cell>
          <table:table-cell office:value-type="float" office:value="0.36527" calcext:value-type="float">
            <text:p>0.36527</text:p>
          </table:table-cell>
          <table:table-cell office:value-type="float" office:value="0.31895" calcext:value-type="float">
            <text:p>0.31895</text:p>
          </table:table-cell>
          <table:table-cell office:value-type="float" office:value="0.29925" calcext:value-type="float">
            <text:p>0.29925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0.31127" calcext:value-type="float">
            <text:p>0.31127</text:p>
          </table:table-cell>
          <table:table-cell office:value-type="float" office:value="0.30368" calcext:value-type="float">
            <text:p>0.30368</text:p>
          </table:table-cell>
          <table:table-cell office:value-type="float" office:value="0.31777" calcext:value-type="float">
            <text:p>0.31777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table:style-name="ce1" office:value-type="float" office:value="0.3997174878277" calcext:value-type="float">
            <text:p>0.3997174878277</text:p>
          </table:table-cell>
          <table:table-cell table:style-name="ce1" office:value-type="float" office:value="0.3768179983148" calcext:value-type="float">
            <text:p>0.3768179983148</text:p>
          </table:table-cell>
          <table:table-cell table:style-name="ce1" office:value-type="float" office:value="0.3694806169105" calcext:value-type="float">
            <text:p>0.3694806169105</text:p>
          </table:table-cell>
          <table:table-cell table:style-name="ce1" office:value-type="float" office:value="0.3805345321257" calcext:value-type="float">
            <text:p>0.3805345321257</text:p>
          </table:table-cell>
          <table:table-cell table:style-name="ce1" office:value-type="float" office:value="0.3664756812885" calcext:value-type="float">
            <text:p>0.3664756812885</text:p>
          </table:table-cell>
          <table:table-cell table:style-name="ce1" office:value-type="float" office:value="0.3659595583242" calcext:value-type="float">
            <text:p>0.3659595583242</text:p>
          </table:table-cell>
          <table:table-cell table:style-name="ce1" office:value-type="float" office:value="0.3556602707146" calcext:value-type="float">
            <text:p>0.3556602707146</text:p>
          </table:table-cell>
          <table:table-cell table:number-columns-repeated="2"/>
          <table:table-cell office:value-type="float" office:value="0.36527" calcext:value-type="float">
            <text:p>0.36527</text:p>
          </table:table-cell>
          <table:table-cell office:value-type="float" office:value="0.32541" calcext:value-type="float">
            <text:p>0.32541</text:p>
          </table:table-cell>
          <table:table-cell office:value-type="float" office:value="0.29925" calcext:value-type="float">
            <text:p>0.29925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0.31127" calcext:value-type="float">
            <text:p>0.31127</text:p>
          </table:table-cell>
          <table:table-cell office:value-type="float" office:value="0.30368" calcext:value-type="float">
            <text:p>0.30368</text:p>
          </table:table-cell>
          <table:table-cell office:value-type="float" office:value="0.31777" calcext:value-type="float">
            <text:p>0.31777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1" office:value-type="float" office:value="0.3997174878277" calcext:value-type="float">
            <text:p>0.3997174878277</text:p>
          </table:table-cell>
          <table:table-cell table:style-name="ce1" office:value-type="float" office:value="0.3768180023851" calcext:value-type="float">
            <text:p>0.3768180023851</text:p>
          </table:table-cell>
          <table:table-cell table:style-name="ce1" office:value-type="float" office:value="0.3694806215603" calcext:value-type="float">
            <text:p>0.3694806215603</text:p>
          </table:table-cell>
          <table:table-cell table:style-name="ce1" office:value-type="float" office:value="0.380534532126" calcext:value-type="float">
            <text:p>0.380534532126</text:p>
          </table:table-cell>
          <table:table-cell table:style-name="ce1" office:value-type="float" office:value="0.3664756852021" calcext:value-type="float">
            <text:p>0.3664756852021</text:p>
          </table:table-cell>
          <table:table-cell table:style-name="ce1" office:value-type="float" office:value="0.3659595629867" calcext:value-type="float">
            <text:p>0.3659595629867</text:p>
          </table:table-cell>
          <table:table-cell table:style-name="ce1" office:value-type="float" office:value="0.3556602707148" calcext:value-type="float">
            <text:p>0.3556602707148</text:p>
          </table:table-cell>
          <table:table-cell table:number-columns-repeated="2"/>
          <table:table-cell office:value-type="float" office:value="0.36527" calcext:value-type="float">
            <text:p>0.36527</text:p>
          </table:table-cell>
          <table:table-cell office:value-type="float" office:value="0.32541" calcext:value-type="float">
            <text:p>0.32541</text:p>
          </table:table-cell>
          <table:table-cell office:value-type="float" office:value="0.29926" calcext:value-type="float">
            <text:p>0.29926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0.31569" calcext:value-type="float">
            <text:p>0.31569</text:p>
          </table:table-cell>
          <table:table-cell office:value-type="float" office:value="0.31901" calcext:value-type="float">
            <text:p>0.31901</text:p>
          </table:table-cell>
          <table:table-cell office:value-type="float" office:value="0.31778" calcext:value-type="float">
            <text:p>0.31778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style-name="ce1" office:value-type="float" office:value="0.3997177439307" calcext:value-type="float">
            <text:p>0.3997177439307</text:p>
          </table:table-cell>
          <table:table-cell table:style-name="ce1" office:value-type="float" office:value="0.3768195668151" calcext:value-type="float">
            <text:p>0.3768195668151</text:p>
          </table:table-cell>
          <table:table-cell table:style-name="ce1" office:value-type="float" office:value="0.3694833562442" calcext:value-type="float">
            <text:p>0.3694833562442</text:p>
          </table:table-cell>
          <table:table-cell table:style-name="ce1" office:value-type="float" office:value="0.4066501695688" calcext:value-type="float">
            <text:p>0.4066501695688</text:p>
          </table:table-cell>
          <table:table-cell table:style-name="ce1" office:value-type="float" office:value="0.3889897400374" calcext:value-type="float">
            <text:p>0.3889897400374</text:p>
          </table:table-cell>
          <table:table-cell table:style-name="ce1" office:value-type="float" office:value="0.3674214088643" calcext:value-type="float">
            <text:p>0.3674214088643</text:p>
          </table:table-cell>
          <table:table-cell table:style-name="ce1" office:value-type="float" office:value="0.3792737432129" calcext:value-type="float">
            <text:p>0.3792737432129</text:p>
          </table:table-cell>
          <table:table-cell table:number-columns-repeated="2"/>
          <table:table-cell office:value-type="float" office:value="0.3774" calcext:value-type="float">
            <text:p>0.3774</text:p>
          </table:table-cell>
          <table:table-cell office:value-type="float" office:value="0.34032" calcext:value-type="float">
            <text:p>0.34032</text:p>
          </table:table-cell>
          <table:table-cell office:value-type="float" office:value="0.30205" calcext:value-type="float">
            <text:p>0.30205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0.31569" calcext:value-type="float">
            <text:p>0.31569</text:p>
          </table:table-cell>
          <table:table-cell office:value-type="float" office:value="0.31902" calcext:value-type="float">
            <text:p>0.31902</text:p>
          </table:table-cell>
          <table:table-cell office:value-type="float" office:value="0.31778" calcext:value-type="float">
            <text:p>0.31778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1"/>
          <table:table-cell table:style-name="ce1" office:value-type="float" office:value="0.3997177439308" calcext:value-type="float">
            <text:p>0.3997177439308</text:p>
          </table:table-cell>
          <table:table-cell table:style-name="ce1" office:value-type="float" office:value="0.3768195758841" calcext:value-type="float">
            <text:p>0.3768195758841</text:p>
          </table:table-cell>
          <table:table-cell table:style-name="ce1" office:value-type="float" office:value="0.369483360968" calcext:value-type="float">
            <text:p>0.369483360968</text:p>
          </table:table-cell>
          <table:table-cell table:style-name="ce1" office:value-type="float" office:value="0.4066501695726" calcext:value-type="float">
            <text:p>0.4066501695726</text:p>
          </table:table-cell>
          <table:table-cell table:style-name="ce1" office:value-type="float" office:value="0.38898974064" calcext:value-type="float">
            <text:p>0.38898974064</text:p>
          </table:table-cell>
          <table:table-cell table:style-name="ce1" office:value-type="float" office:value="0.3674214111721" calcext:value-type="float">
            <text:p>0.3674214111721</text:p>
          </table:table-cell>
          <table:table-cell table:style-name="ce1" office:value-type="float" office:value="0.379273743213" calcext:value-type="float">
            <text:p>0.379273743213</text:p>
          </table:table-cell>
          <table:table-cell table:number-columns-repeated="2"/>
          <table:table-cell office:value-type="float" office:value="0.3774" calcext:value-type="float">
            <text:p>0.3774</text:p>
          </table:table-cell>
          <table:table-cell office:value-type="float" office:value="0.34032" calcext:value-type="float">
            <text:p>0.34032</text:p>
          </table:table-cell>
          <table:table-cell office:value-type="float" office:value="0.34742" calcext:value-type="float">
            <text:p>0.34742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0.36325" calcext:value-type="float">
            <text:p>0.36325</text:p>
          </table:table-cell>
          <table:table-cell office:value-type="float" office:value="0.34738" calcext:value-type="float">
            <text:p>0.34738</text:p>
          </table:table-cell>
          <table:table-cell office:value-type="float" office:value="0.32249" calcext:value-type="float">
            <text:p>0.32249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11"/>
          <table:table-cell table:style-name="ce1" office:value-type="float" office:value="0.4722116214662" calcext:value-type="float">
            <text:p>0.4722116214662</text:p>
          </table:table-cell>
          <table:table-cell table:style-name="ce1" office:value-type="float" office:value="0.4762302156315" calcext:value-type="float">
            <text:p>0.4762302156315</text:p>
          </table:table-cell>
          <table:table-cell table:style-name="ce1" office:value-type="float" office:value="0.4605568375013" calcext:value-type="float">
            <text:p>0.4605568375013</text:p>
          </table:table-cell>
          <table:table-cell table:style-name="ce1" office:value-type="float" office:value="0.406657972797" calcext:value-type="float">
            <text:p>0.406657972797</text:p>
          </table:table-cell>
          <table:table-cell table:style-name="ce1" office:value-type="float" office:value="0.3889990972914" calcext:value-type="float">
            <text:p>0.3889990972914</text:p>
          </table:table-cell>
          <table:table-cell table:style-name="ce1" office:value-type="float" office:value="0.3674247138225" calcext:value-type="float">
            <text:p>0.3674247138225</text:p>
          </table:table-cell>
          <table:table-cell table:style-name="ce1" office:value-type="float" office:value="0.3792843387034" calcext:value-type="float">
            <text:p>0.3792843387034</text:p>
          </table:table-cell>
          <table:table-cell table:number-columns-repeated="2"/>
          <table:table-cell office:value-type="float" office:value="0.3774" calcext:value-type="float">
            <text:p>0.3774</text:p>
          </table:table-cell>
          <table:table-cell office:value-type="float" office:value="0.34032" calcext:value-type="float">
            <text:p>0.34032</text:p>
          </table:table-cell>
          <table:table-cell office:value-type="float" office:value="0.34742" calcext:value-type="float">
            <text:p>0.34742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0.36325" calcext:value-type="float">
            <text:p>0.36325</text:p>
          </table:table-cell>
          <table:table-cell office:value-type="float" office:value="0.34738" calcext:value-type="float">
            <text:p>0.34738</text:p>
          </table:table-cell>
          <table:table-cell office:value-type="float" office:value="0.3225" calcext:value-type="float">
            <text:p>0.3225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style-name="ce1" office:value-type="float" office:value="0.4722116214683" calcext:value-type="float">
            <text:p>0.4722116214683</text:p>
          </table:table-cell>
          <table:table-cell table:style-name="ce1" office:value-type="float" office:value="0.476230222517" calcext:value-type="float">
            <text:p>0.476230222517</text:p>
          </table:table-cell>
          <table:table-cell table:style-name="ce1" office:value-type="float" office:value="0.460556844496" calcext:value-type="float">
            <text:p>0.460556844496</text:p>
          </table:table-cell>
          <table:table-cell table:style-name="ce1" office:value-type="float" office:value="0.4066579727989" calcext:value-type="float">
            <text:p>0.4066579727989</text:p>
          </table:table-cell>
          <table:table-cell table:style-name="ce1" office:value-type="float" office:value="0.3889990990571" calcext:value-type="float">
            <text:p>0.3889990990571</text:p>
          </table:table-cell>
          <table:table-cell table:style-name="ce1" office:value-type="float" office:value="0.3674247162112" calcext:value-type="float">
            <text:p>0.3674247162112</text:p>
          </table:table-cell>
          <table:table-cell table:style-name="ce1" office:value-type="float" office:value="0.3792843387038" calcext:value-type="float">
            <text:p>0.3792843387038</text:p>
          </table:table-cell>
          <table:table-cell table:number-columns-repeated="2"/>
          <table:table-cell office:value-type="float" office:value="0.3774" calcext:value-type="float">
            <text:p>0.3774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36818" calcext:value-type="float">
            <text:p>0.36818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35381" calcext:value-type="float">
            <text:p>0.35381</text:p>
          </table:table-cell>
          <table:table-cell office:value-type="float" office:value="0.34533" calcext:value-type="float">
            <text:p>0.34533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1"/>
          <table:table-cell table:style-name="ce1" office:value-type="float" office:value="0.4722116755557" calcext:value-type="float">
            <text:p>0.4722116755557</text:p>
          </table:table-cell>
          <table:table-cell table:style-name="ce1" office:value-type="float" office:value="0.4762322938667" calcext:value-type="float">
            <text:p>0.4762322938667</text:p>
          </table:table-cell>
          <table:table-cell table:style-name="ce1" office:value-type="float" office:value="0.4605606697196" calcext:value-type="float">
            <text:p>0.4605606697196</text:p>
          </table:table-cell>
          <table:table-cell table:style-name="ce1" office:value-type="float" office:value="0.4066581603826" calcext:value-type="float">
            <text:p>0.4066581603826</text:p>
          </table:table-cell>
          <table:table-cell table:style-name="ce1" office:value-type="float" office:value="0.4795482733198" calcext:value-type="float">
            <text:p>0.4795482733198</text:p>
          </table:table-cell>
          <table:table-cell table:style-name="ce1" office:value-type="float" office:value="0.5497790808655" calcext:value-type="float">
            <text:p>0.5497790808655</text:p>
          </table:table-cell>
          <table:table-cell table:style-name="ce1" office:value-type="float" office:value="0.5973744892063" calcext:value-type="float">
            <text:p>0.5973744892063</text:p>
          </table:table-cell>
          <table:table-cell table:number-columns-repeated="2"/>
          <table:table-cell office:value-type="float" office:value="0.3774" calcext:value-type="float">
            <text:p>0.3774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36818" calcext:value-type="float">
            <text:p>0.36818</text:p>
          </table:table-cell>
          <table:table-cell office:value-type="float" office:value="0.36678" calcext:value-type="float">
            <text:p>0.36678</text:p>
          </table:table-cell>
          <table:table-cell office:value-type="float" office:value="0.36431" calcext:value-type="float">
            <text:p>0.36431</text:p>
          </table:table-cell>
          <table:table-cell office:value-type="float" office:value="0.35381" calcext:value-type="float">
            <text:p>0.35381</text:p>
          </table:table-cell>
          <table:table-cell office:value-type="float" office:value="0.34533" calcext:value-type="float">
            <text:p>0.34533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11"/>
          <table:table-cell table:style-name="ce1" office:value-type="float" office:value="0.4722116755572" calcext:value-type="float">
            <text:p>0.4722116755572</text:p>
          </table:table-cell>
          <table:table-cell table:style-name="ce1" office:value-type="float" office:value="0.4762323098309" calcext:value-type="float">
            <text:p>0.4762323098309</text:p>
          </table:table-cell>
          <table:table-cell table:style-name="ce1" office:value-type="float" office:value="0.460560677719" calcext:value-type="float">
            <text:p>0.460560677719</text:p>
          </table:table-cell>
          <table:table-cell table:style-name="ce1" office:value-type="float" office:value="0.4066581603845" calcext:value-type="float">
            <text:p>0.4066581603845</text:p>
          </table:table-cell>
          <table:table-cell table:style-name="ce1" office:value-type="float" office:value="0.4795482764483" calcext:value-type="float">
            <text:p>0.4795482764483</text:p>
          </table:table-cell>
          <table:table-cell table:style-name="ce1" office:value-type="float" office:value="0.5497790849875" calcext:value-type="float">
            <text:p>0.5497790849875</text:p>
          </table:table-cell>
          <table:table-cell table:style-name="ce1" office:value-type="float" office:value="0.5973744908468" calcext:value-type="float">
            <text:p>0.5973744908468</text:p>
          </table:table-cell>
          <table:table-cell table:number-columns-repeated="2"/>
          <table:table-cell office:value-type="float" office:value="0.37741" calcext:value-type="float">
            <text:p>0.37741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36818" calcext:value-type="float">
            <text:p>0.36818</text:p>
          </table:table-cell>
          <table:table-cell office:value-type="float" office:value="0.40852" calcext:value-type="float">
            <text:p>0.40852</text:p>
          </table:table-cell>
          <table:table-cell office:value-type="float" office:value="0.38142" calcext:value-type="float">
            <text:p>0.38142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37746" calcext:value-type="float">
            <text:p>0.37746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11"/>
          <table:table-cell table:style-name="ce1" office:value-type="float" office:value="0.4722122825184" calcext:value-type="float">
            <text:p>0.4722122825184</text:p>
          </table:table-cell>
          <table:table-cell table:style-name="ce1" office:value-type="float" office:value="0.476233111239" calcext:value-type="float">
            <text:p>0.476233111239</text:p>
          </table:table-cell>
          <table:table-cell table:style-name="ce1" office:value-type="float" office:value="0.4605612468913" calcext:value-type="float">
            <text:p>0.4605612468913</text:p>
          </table:table-cell>
          <table:table-cell table:style-name="ce1" office:value-type="float" office:value="0.4066581856489" calcext:value-type="float">
            <text:p>0.4066581856489</text:p>
          </table:table-cell>
          <table:table-cell table:style-name="ce1" office:value-type="float" office:value="0.4795517844632" calcext:value-type="float">
            <text:p>0.4795517844632</text:p>
          </table:table-cell>
          <table:table-cell table:style-name="ce1" office:value-type="float" office:value="0.5497799807309" calcext:value-type="float">
            <text:p>0.5497799807309</text:p>
          </table:table-cell>
          <table:table-cell table:style-name="ce1" office:value-type="float" office:value="0.5973751791595" calcext:value-type="float">
            <text:p>0.5973751791595</text:p>
          </table:table-cell>
          <table:table-cell table:number-columns-repeated="2"/>
          <table:table-cell office:value-type="float" office:value="0.47676" calcext:value-type="float">
            <text:p>0.47676</text:p>
          </table:table-cell>
          <table:table-cell office:value-type="float" office:value="0.47561" calcext:value-type="float">
            <text:p>0.47561</text:p>
          </table:table-cell>
          <table:table-cell office:value-type="float" office:value="0.45936" calcext:value-type="float">
            <text:p>0.45936</text:p>
          </table:table-cell>
          <table:table-cell office:value-type="float" office:value="0.40852" calcext:value-type="float">
            <text:p>0.40852</text:p>
          </table:table-cell>
          <table:table-cell office:value-type="float" office:value="0.38142" calcext:value-type="float">
            <text:p>0.38142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37747" calcext:value-type="float">
            <text:p>0.37747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style-name="ce1" office:value-type="float" office:value="0.4722122825189" calcext:value-type="float">
            <text:p>0.4722122825189</text:p>
          </table:table-cell>
          <table:table-cell table:style-name="ce1" office:value-type="float" office:value="0.4762331341683" calcext:value-type="float">
            <text:p>0.4762331341683</text:p>
          </table:table-cell>
          <table:table-cell table:style-name="ce1" office:value-type="float" office:value="0.4605612499762" calcext:value-type="float">
            <text:p>0.4605612499762</text:p>
          </table:table-cell>
          <table:table-cell table:style-name="ce1" office:value-type="float" office:value="0.4066581856525" calcext:value-type="float">
            <text:p>0.4066581856525</text:p>
          </table:table-cell>
          <table:table-cell table:style-name="ce1" office:value-type="float" office:value="0.4795517871672" calcext:value-type="float">
            <text:p>0.4795517871672</text:p>
          </table:table-cell>
          <table:table-cell table:style-name="ce1" office:value-type="float" office:value="0.549779983824" calcext:value-type="float">
            <text:p>0.549779983824</text:p>
          </table:table-cell>
          <table:table-cell table:style-name="ce1" office:value-type="float" office:value="0.5973751805498" calcext:value-type="float">
            <text:p>0.5973751805498</text:p>
          </table:table-cell>
          <table:table-cell table:number-columns-repeated="2"/>
          <table:table-cell office:value-type="float" office:value="0.47676" calcext:value-type="float">
            <text:p>0.47676</text:p>
          </table:table-cell>
          <table:table-cell office:value-type="float" office:value="0.47561" calcext:value-type="float">
            <text:p>0.47561</text:p>
          </table:table-cell>
          <table:table-cell office:value-type="float" office:value="0.45936" calcext:value-type="float">
            <text:p>0.45936</text:p>
          </table:table-cell>
          <table:table-cell office:value-type="float" office:value="0.40852" calcext:value-type="float">
            <text:p>0.40852</text:p>
          </table:table-cell>
          <table:table-cell office:value-type="float" office:value="0.48054" calcext:value-type="float">
            <text:p>0.48054</text:p>
          </table:table-cell>
          <table:table-cell office:value-type="float" office:value="0.54961" calcext:value-type="float">
            <text:p>0.54961</text:p>
          </table:table-cell>
          <table:table-cell office:value-type="float" office:value="0.59804" calcext:value-type="float">
            <text:p>0.59804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0"/>
          <table:table-cell office:value-type="float" office:value="0.47676" calcext:value-type="float">
            <text:p>0.47676</text:p>
          </table:table-cell>
          <table:table-cell office:value-type="float" office:value="0.47561" calcext:value-type="float">
            <text:p>0.47561</text:p>
          </table:table-cell>
          <table:table-cell office:value-type="float" office:value="0.45936" calcext:value-type="float">
            <text:p>0.45936</text:p>
          </table:table-cell>
          <table:table-cell office:value-type="float" office:value="0.40852" calcext:value-type="float">
            <text:p>0.40852</text:p>
          </table:table-cell>
          <table:table-cell office:value-type="float" office:value="0.48054" calcext:value-type="float">
            <text:p>0.48054</text:p>
          </table:table-cell>
          <table:table-cell office:value-type="float" office:value="0.54961" calcext:value-type="float">
            <text:p>0.54961</text:p>
          </table:table-cell>
          <table:table-cell office:value-type="float" office:value="0.59804" calcext:value-type="float">
            <text:p>0.59804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0"/>
          <table:table-cell office:value-type="string" calcext:value-type="string">
            <text:p>Abinit</text:p>
          </table:table-cell>
          <table:table-cell office:value-type="float" office:value="0.35643" calcext:value-type="float">
            <text:p>0.35643</text:p>
          </table:table-cell>
          <table:table-cell office:value-type="float" office:value="0.31135" calcext:value-type="float">
            <text:p>0.31135</text:p>
          </table:table-cell>
          <table:table-cell office:value-type="float" office:value="0.30231" calcext:value-type="float">
            <text:p>0.30231</text:p>
          </table:table-cell>
          <table:table-cell office:value-type="float" office:value="0.35457" calcext:value-type="float">
            <text:p>0.35457</text:p>
          </table:table-cell>
          <table:table-cell office:value-type="float" office:value="0.31053" calcext:value-type="float">
            <text:p>0.31053</text:p>
          </table:table-cell>
          <table:table-cell office:value-type="float" office:value="0.31321" calcext:value-type="float">
            <text:p>0.31321</text:p>
          </table:table-cell>
          <table:table-cell office:value-type="float" office:value="0.32305" calcext:value-type="float">
            <text:p>0.3230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11"/>
          <table:table-cell office:value-type="float" office:value="0.35643" calcext:value-type="float">
            <text:p>0.35643</text:p>
          </table:table-cell>
          <table:table-cell office:value-type="float" office:value="0.31135" calcext:value-type="float">
            <text:p>0.31135</text:p>
          </table:table-cell>
          <table:table-cell office:value-type="float" office:value="0.30231" calcext:value-type="float">
            <text:p>0.30231</text:p>
          </table:table-cell>
          <table:table-cell office:value-type="float" office:value="0.35457" calcext:value-type="float">
            <text:p>0.35457</text:p>
          </table:table-cell>
          <table:table-cell office:value-type="float" office:value="0.31053" calcext:value-type="float">
            <text:p>0.31053</text:p>
          </table:table-cell>
          <table:table-cell office:value-type="float" office:value="0.31321" calcext:value-type="float">
            <text:p>0.31321</text:p>
          </table:table-cell>
          <table:table-cell office:value-type="float" office:value="0.32305" calcext:value-type="float">
            <text:p>0.3230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office:value-type="float" office:value="0.35643" calcext:value-type="float">
            <text:p>0.35643</text:p>
          </table:table-cell>
          <table:table-cell office:value-type="float" office:value="0.32808" calcext:value-type="float">
            <text:p>0.32808</text:p>
          </table:table-cell>
          <table:table-cell office:value-type="float" office:value="0.31143" calcext:value-type="float">
            <text:p>0.31143</text:p>
          </table:table-cell>
          <table:table-cell office:value-type="float" office:value="0.35457" calcext:value-type="float">
            <text:p>0.35457</text:p>
          </table:table-cell>
          <table:table-cell office:value-type="float" office:value="0.31054" calcext:value-type="float">
            <text:p>0.31054</text:p>
          </table:table-cell>
          <table:table-cell office:value-type="float" office:value="0.31322" calcext:value-type="float">
            <text:p>0.31322</text:p>
          </table:table-cell>
          <table:table-cell office:value-type="float" office:value="0.32306" calcext:value-type="float">
            <text:p>0.32306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.35643" calcext:value-type="float">
            <text:p>0.35643</text:p>
          </table:table-cell>
          <table:table-cell office:value-type="float" office:value="0.32808" calcext:value-type="float">
            <text:p>0.32808</text:p>
          </table:table-cell>
          <table:table-cell office:value-type="float" office:value="0.31143" calcext:value-type="float">
            <text:p>0.31143</text:p>
          </table:table-cell>
          <table:table-cell office:value-type="float" office:value="0.35457" calcext:value-type="float">
            <text:p>0.35457</text:p>
          </table:table-cell>
          <table:table-cell office:value-type="float" office:value="0.31054" calcext:value-type="float">
            <text:p>0.31054</text:p>
          </table:table-cell>
          <table:table-cell office:value-type="float" office:value="0.31322" calcext:value-type="float">
            <text:p>0.31322</text:p>
          </table:table-cell>
          <table:table-cell office:value-type="float" office:value="0.32306" calcext:value-type="float">
            <text:p>0.3230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office:value-type="float" office:value="0.35644" calcext:value-type="float">
            <text:p>0.35644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31144" calcext:value-type="float">
            <text:p>0.31144</text:p>
          </table:table-cell>
          <table:table-cell office:value-type="float" office:value="0.35458" calcext:value-type="float">
            <text:p>0.35458</text:p>
          </table:table-cell>
          <table:table-cell office:value-type="float" office:value="0.31918" calcext:value-type="float">
            <text:p>0.31918</text:p>
          </table:table-cell>
          <table:table-cell office:value-type="float" office:value="0.32483" calcext:value-type="float">
            <text:p>0.32483</text:p>
          </table:table-cell>
          <table:table-cell office:value-type="float" office:value="0.32811" calcext:value-type="float">
            <text:p>0.3281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11"/>
          <table:table-cell office:value-type="float" office:value="0.35644" calcext:value-type="float">
            <text:p>0.35644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31144" calcext:value-type="float">
            <text:p>0.31144</text:p>
          </table:table-cell>
          <table:table-cell office:value-type="float" office:value="0.35458" calcext:value-type="float">
            <text:p>0.35458</text:p>
          </table:table-cell>
          <table:table-cell office:value-type="float" office:value="0.31918" calcext:value-type="float">
            <text:p>0.31918</text:p>
          </table:table-cell>
          <table:table-cell office:value-type="float" office:value="0.32483" calcext:value-type="float">
            <text:p>0.32483</text:p>
          </table:table-cell>
          <table:table-cell office:value-type="float" office:value="0.32811" calcext:value-type="float">
            <text:p>0.32811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.36287" calcext:value-type="float">
            <text:p>0.36287</text:p>
          </table:table-cell>
          <table:table-cell office:value-type="float" office:value="0.34165" calcext:value-type="float">
            <text:p>0.34165</text:p>
          </table:table-cell>
          <table:table-cell office:value-type="float" office:value="0.31144" calcext:value-type="float">
            <text:p>0.31144</text:p>
          </table:table-cell>
          <table:table-cell office:value-type="float" office:value="0.35458" calcext:value-type="float">
            <text:p>0.35458</text:p>
          </table:table-cell>
          <table:table-cell office:value-type="float" office:value="0.31919" calcext:value-type="float">
            <text:p>0.31919</text:p>
          </table:table-cell>
          <table:table-cell office:value-type="float" office:value="0.32486" calcext:value-type="float">
            <text:p>0.32486</text:p>
          </table:table-cell>
          <table:table-cell office:value-type="float" office:value="0.32813" calcext:value-type="float">
            <text:p>0.32813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3" office:value-type="float" office:value="0.5" calcext:value-type="float">
            <text:p>0.5</text:p>
          </table:table-cell>
          <table:table-cell table:number-columns-repeated="11"/>
          <table:table-cell office:value-type="float" office:value="0.36287" calcext:value-type="float">
            <text:p>0.36287</text:p>
          </table:table-cell>
          <table:table-cell office:value-type="float" office:value="0.34165" calcext:value-type="float">
            <text:p>0.34165</text:p>
          </table:table-cell>
          <table:table-cell office:value-type="float" office:value="0.31144" calcext:value-type="float">
            <text:p>0.31144</text:p>
          </table:table-cell>
          <table:table-cell office:value-type="float" office:value="0.35458" calcext:value-type="float">
            <text:p>0.35458</text:p>
          </table:table-cell>
          <table:table-cell office:value-type="float" office:value="0.31919" calcext:value-type="float">
            <text:p>0.31919</text:p>
          </table:table-cell>
          <table:table-cell office:value-type="float" office:value="0.32486" calcext:value-type="float">
            <text:p>0.32486</text:p>
          </table:table-cell>
          <table:table-cell office:value-type="float" office:value="0.32813" calcext:value-type="float">
            <text:p>0.3281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11"/>
          <table:table-cell office:value-type="float" office:value="0.36287" calcext:value-type="float">
            <text:p>0.36287</text:p>
          </table:table-cell>
          <table:table-cell office:value-type="float" office:value="0.34166" calcext:value-type="float">
            <text:p>0.34166</text:p>
          </table:table-cell>
          <table:table-cell office:value-type="float" office:value="0.34473" calcext:value-type="float">
            <text:p>0.34473</text:p>
          </table:table-cell>
          <table:table-cell office:value-type="float" office:value="0.38041" calcext:value-type="float">
            <text:p>0.38041</text:p>
          </table:table-cell>
          <table:table-cell office:value-type="float" office:value="0.36236" calcext:value-type="float">
            <text:p>0.36236</text:p>
          </table:table-cell>
          <table:table-cell office:value-type="float" office:value="0.34265" calcext:value-type="float">
            <text:p>0.34265</text:p>
          </table:table-cell>
          <table:table-cell office:value-type="float" office:value="0.3283" calcext:value-type="float">
            <text:p>0.328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11"/>
          <table:table-cell office:value-type="float" office:value="0.36287" calcext:value-type="float">
            <text:p>0.36287</text:p>
          </table:table-cell>
          <table:table-cell office:value-type="float" office:value="0.34166" calcext:value-type="float">
            <text:p>0.34166</text:p>
          </table:table-cell>
          <table:table-cell office:value-type="float" office:value="0.34473" calcext:value-type="float">
            <text:p>0.34473</text:p>
          </table:table-cell>
          <table:table-cell office:value-type="float" office:value="0.38041" calcext:value-type="float">
            <text:p>0.38041</text:p>
          </table:table-cell>
          <table:table-cell office:value-type="float" office:value="0.36236" calcext:value-type="float">
            <text:p>0.36236</text:p>
          </table:table-cell>
          <table:table-cell office:value-type="float" office:value="0.34265" calcext:value-type="float">
            <text:p>0.34265</text:p>
          </table:table-cell>
          <table:table-cell office:value-type="float" office:value="0.3283" calcext:value-type="float">
            <text:p>0.3283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office:value-type="float" office:value="0.36288" calcext:value-type="float">
            <text:p>0.36288</text:p>
          </table:table-cell>
          <table:table-cell office:value-type="float" office:value="0.34166" calcext:value-type="float">
            <text:p>0.34166</text:p>
          </table:table-cell>
          <table:table-cell office:value-type="float" office:value="0.36284" calcext:value-type="float">
            <text:p>0.36284</text:p>
          </table:table-cell>
          <table:table-cell office:value-type="float" office:value="0.38041" calcext:value-type="float">
            <text:p>0.38041</text:p>
          </table:table-cell>
          <table:table-cell office:value-type="float" office:value="0.36236" calcext:value-type="float">
            <text:p>0.36236</text:p>
          </table:table-cell>
          <table:table-cell office:value-type="float" office:value="0.34266" calcext:value-type="float">
            <text:p>0.34266</text:p>
          </table:table-cell>
          <table:table-cell office:value-type="float" office:value="0.32833" calcext:value-type="float">
            <text:p>0.3283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36288" calcext:value-type="float">
            <text:p>0.36288</text:p>
          </table:table-cell>
          <table:table-cell office:value-type="float" office:value="0.34166" calcext:value-type="float">
            <text:p>0.34166</text:p>
          </table:table-cell>
          <table:table-cell office:value-type="float" office:value="0.36284" calcext:value-type="float">
            <text:p>0.36284</text:p>
          </table:table-cell>
          <table:table-cell office:value-type="float" office:value="0.38041" calcext:value-type="float">
            <text:p>0.38041</text:p>
          </table:table-cell>
          <table:table-cell office:value-type="float" office:value="0.36236" calcext:value-type="float">
            <text:p>0.36236</text:p>
          </table:table-cell>
          <table:table-cell office:value-type="float" office:value="0.34266" calcext:value-type="float">
            <text:p>0.34266</text:p>
          </table:table-cell>
          <table:table-cell office:value-type="float" office:value="0.32833" calcext:value-type="float">
            <text:p>0.32833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39959" calcext:value-type="float">
            <text:p>0.39959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36936" calcext:value-type="float">
            <text:p>0.36936</text:p>
          </table:table-cell>
          <table:table-cell office:value-type="float" office:value="0.38042" calcext:value-type="float">
            <text:p>0.38042</text:p>
          </table:table-cell>
          <table:table-cell office:value-type="float" office:value="0.36635" calcext:value-type="float">
            <text:p>0.36635</text:p>
          </table:table-cell>
          <table:table-cell office:value-type="float" office:value="0.36583" calcext:value-type="float">
            <text:p>0.36583</text:p>
          </table:table-cell>
          <table:table-cell office:value-type="float" office:value="0.35554" calcext:value-type="float">
            <text:p>0.3555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39959" calcext:value-type="float">
            <text:p>0.39959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36936" calcext:value-type="float">
            <text:p>0.36936</text:p>
          </table:table-cell>
          <table:table-cell office:value-type="float" office:value="0.38042" calcext:value-type="float">
            <text:p>0.38042</text:p>
          </table:table-cell>
          <table:table-cell office:value-type="float" office:value="0.36635" calcext:value-type="float">
            <text:p>0.36635</text:p>
          </table:table-cell>
          <table:table-cell office:value-type="float" office:value="0.36583" calcext:value-type="float">
            <text:p>0.36583</text:p>
          </table:table-cell>
          <table:table-cell office:value-type="float" office:value="0.35554" calcext:value-type="float">
            <text:p>0.35554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39959" calcext:value-type="float">
            <text:p>0.39959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36936" calcext:value-type="float">
            <text:p>0.36936</text:p>
          </table:table-cell>
          <table:table-cell office:value-type="float" office:value="0.38042" calcext:value-type="float">
            <text:p>0.38042</text:p>
          </table:table-cell>
          <table:table-cell office:value-type="float" office:value="0.36636" calcext:value-type="float">
            <text:p>0.36636</text:p>
          </table:table-cell>
          <table:table-cell office:value-type="float" office:value="0.36584" calcext:value-type="float">
            <text:p>0.36584</text:p>
          </table:table-cell>
          <table:table-cell office:value-type="float" office:value="0.35555" calcext:value-type="float">
            <text:p>0.3555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39959" calcext:value-type="float">
            <text:p>0.39959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36936" calcext:value-type="float">
            <text:p>0.36936</text:p>
          </table:table-cell>
          <table:table-cell office:value-type="float" office:value="0.38042" calcext:value-type="float">
            <text:p>0.38042</text:p>
          </table:table-cell>
          <table:table-cell office:value-type="float" office:value="0.36636" calcext:value-type="float">
            <text:p>0.36636</text:p>
          </table:table-cell>
          <table:table-cell office:value-type="float" office:value="0.36584" calcext:value-type="float">
            <text:p>0.36584</text:p>
          </table:table-cell>
          <table:table-cell office:value-type="float" office:value="0.35555" calcext:value-type="float">
            <text:p>0.3555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39959" calcext:value-type="float">
            <text:p>0.39959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36937" calcext:value-type="float">
            <text:p>0.36937</text:p>
          </table:table-cell>
          <table:table-cell office:value-type="float" office:value="0.40659" calcext:value-type="float">
            <text:p>0.40659</text:p>
          </table:table-cell>
          <table:table-cell office:value-type="float" office:value="0.38889" calcext:value-type="float">
            <text:p>0.38889</text:p>
          </table:table-cell>
          <table:table-cell office:value-type="float" office:value="0.36731" calcext:value-type="float">
            <text:p>0.36731</text:p>
          </table:table-cell>
          <table:table-cell office:value-type="float" office:value="0.37915" calcext:value-type="float">
            <text:p>0.3791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39959" calcext:value-type="float">
            <text:p>0.39959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36937" calcext:value-type="float">
            <text:p>0.36937</text:p>
          </table:table-cell>
          <table:table-cell office:value-type="float" office:value="0.40659" calcext:value-type="float">
            <text:p>0.40659</text:p>
          </table:table-cell>
          <table:table-cell office:value-type="float" office:value="0.38889" calcext:value-type="float">
            <text:p>0.38889</text:p>
          </table:table-cell>
          <table:table-cell office:value-type="float" office:value="0.36731" calcext:value-type="float">
            <text:p>0.36731</text:p>
          </table:table-cell>
          <table:table-cell office:value-type="float" office:value="0.37915" calcext:value-type="float">
            <text:p>0.37915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47214" calcext:value-type="float">
            <text:p>0.47214</text:p>
          </table:table-cell>
          <table:table-cell office:value-type="float" office:value="0.47614" calcext:value-type="float">
            <text:p>0.47614</text:p>
          </table:table-cell>
          <table:table-cell office:value-type="float" office:value="0.46047" calcext:value-type="float">
            <text:p>0.46047</text:p>
          </table:table-cell>
          <table:table-cell office:value-type="float" office:value="0.40659" calcext:value-type="float">
            <text:p>0.40659</text:p>
          </table:table-cell>
          <table:table-cell office:value-type="float" office:value="0.38889" calcext:value-type="float">
            <text:p>0.38889</text:p>
          </table:table-cell>
          <table:table-cell office:value-type="float" office:value="0.36731" calcext:value-type="float">
            <text:p>0.36731</text:p>
          </table:table-cell>
          <table:table-cell office:value-type="float" office:value="0.37917" calcext:value-type="float">
            <text:p>0.3791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47214" calcext:value-type="float">
            <text:p>0.47214</text:p>
          </table:table-cell>
          <table:table-cell office:value-type="float" office:value="0.47614" calcext:value-type="float">
            <text:p>0.47614</text:p>
          </table:table-cell>
          <table:table-cell office:value-type="float" office:value="0.46047" calcext:value-type="float">
            <text:p>0.46047</text:p>
          </table:table-cell>
          <table:table-cell office:value-type="float" office:value="0.40659" calcext:value-type="float">
            <text:p>0.40659</text:p>
          </table:table-cell>
          <table:table-cell office:value-type="float" office:value="0.38889" calcext:value-type="float">
            <text:p>0.38889</text:p>
          </table:table-cell>
          <table:table-cell office:value-type="float" office:value="0.36731" calcext:value-type="float">
            <text:p>0.36731</text:p>
          </table:table-cell>
          <table:table-cell office:value-type="float" office:value="0.37917" calcext:value-type="float">
            <text:p>0.37917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47214" calcext:value-type="float">
            <text:p>0.47214</text:p>
          </table:table-cell>
          <table:table-cell office:value-type="float" office:value="0.47614" calcext:value-type="float">
            <text:p>0.47614</text:p>
          </table:table-cell>
          <table:table-cell office:value-type="float" office:value="0.46047" calcext:value-type="float">
            <text:p>0.46047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47947" calcext:value-type="float">
            <text:p>0.47947</text:p>
          </table:table-cell>
          <table:table-cell office:value-type="float" office:value="0.54967" calcext:value-type="float">
            <text:p>0.54967</text:p>
          </table:table-cell>
          <table:table-cell office:value-type="float" office:value="0.59726" calcext:value-type="float">
            <text:p>0.5972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47214" calcext:value-type="float">
            <text:p>0.47214</text:p>
          </table:table-cell>
          <table:table-cell office:value-type="float" office:value="0.47614" calcext:value-type="float">
            <text:p>0.47614</text:p>
          </table:table-cell>
          <table:table-cell office:value-type="float" office:value="0.46047" calcext:value-type="float">
            <text:p>0.46047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47947" calcext:value-type="float">
            <text:p>0.47947</text:p>
          </table:table-cell>
          <table:table-cell office:value-type="float" office:value="0.54967" calcext:value-type="float">
            <text:p>0.54967</text:p>
          </table:table-cell>
          <table:table-cell office:value-type="float" office:value="0.59726" calcext:value-type="float">
            <text:p>0.5972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47215" calcext:value-type="float">
            <text:p>0.47215</text:p>
          </table:table-cell>
          <table:table-cell office:value-type="float" office:value="0.47614" calcext:value-type="float">
            <text:p>0.47614</text:p>
          </table:table-cell>
          <table:table-cell office:value-type="float" office:value="0.46047" calcext:value-type="float">
            <text:p>0.46047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47948" calcext:value-type="float">
            <text:p>0.47948</text:p>
          </table:table-cell>
          <table:table-cell office:value-type="float" office:value="0.54967" calcext:value-type="float">
            <text:p>0.54967</text:p>
          </table:table-cell>
          <table:table-cell office:value-type="float" office:value="0.59726" calcext:value-type="float">
            <text:p>0.59726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float" office:value="0.47215" calcext:value-type="float">
            <text:p>0.47215</text:p>
          </table:table-cell>
          <table:table-cell office:value-type="float" office:value="0.47614" calcext:value-type="float">
            <text:p>0.47614</text:p>
          </table:table-cell>
          <table:table-cell office:value-type="float" office:value="0.46047" calcext:value-type="float">
            <text:p>0.46047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47948" calcext:value-type="float">
            <text:p>0.47948</text:p>
          </table:table-cell>
          <table:table-cell office:value-type="float" office:value="0.54967" calcext:value-type="float">
            <text:p>0.54967</text:p>
          </table:table-cell>
          <table:table-cell office:value-type="float" office:value="0.59726" calcext:value-type="float">
            <text:p>0.59726</text:p>
          </table:table-cell>
          <table:table-cell table:number-columns-repeated="9"/>
        </table:table-row>
      </table:table>
      <table:table table:name="Sheet2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gamma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3"/>
          <table:table-cell office:value-type="string" calcext:value-type="string">
            <text:p>57-80</text:p>
          </table:table-cell>
          <table:table-cell office:value-type="float" office:value="445" calcext:value-type="float">
            <text:p>445</text:p>
          </table:table-cell>
          <table:table-cell office:value-type="float" office:value="334" calcext:value-type="float">
            <text:p>334</text:p>
          </table:table-cell>
          <table:table-cell office:value-type="float" office:value="267" calcext:value-type="float">
            <text:p>267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504" calcext:value-type="float">
            <text:p>504</text:p>
          </table:table-cell>
          <table:table-cell office:value-type="float" office:value="461" calcext:value-type="float">
            <text:p>461</text:p>
          </table:table-cell>
          <table:table-cell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  <table:table-cell office:value-type="float" office:value="488" calcext:value-type="float">
            <text:p>48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29-40</text:p>
          </table:table-cell>
          <table:table-cell office:value-type="float" office:value="445" calcext:value-type="float">
            <text:p>445</text:p>
          </table:table-cell>
          <table:table-cell office:value-type="float" office:value="334" calcext:value-type="float">
            <text:p>334</text:p>
          </table:table-cell>
          <table:table-cell office:value-type="float" office:value="267" calcext:value-type="float">
            <text:p>267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504" calcext:value-type="float">
            <text:p>504</text:p>
          </table:table-cell>
          <table:table-cell office:value-type="float" office:value="461" calcext:value-type="float">
            <text:p>461</text:p>
          </table:table-cell>
          <table:table-cell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  <table:table-cell office:value-type="float" office:value="488" calcext:value-type="float">
            <text:p>48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table:number-columns-repeated="3" office:value-type="float" office:value="0.1" calcext:value-type="float">
            <text:p>0.1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SOC</text:p>
          </table:table-cell>
          <table:table-cell table:style-name="ce1" office:value-type="float" office:value="0.3566613897914" calcext:value-type="float">
            <text:p>0.3566613897914</text:p>
          </table:table-cell>
          <table:table-cell table:style-name="ce1" office:value-type="float" office:value="0.3398138433888" calcext:value-type="float">
            <text:p>0.3398138433888</text:p>
          </table:table-cell>
          <table:table-cell table:style-name="ce1" office:value-type="float" office:value="0.3056230336479" calcext:value-type="float">
            <text:p>0.3056230336479</text:p>
          </table:table-cell>
          <table:table-cell table:style-name="ce1" office:value-type="float" office:value="0.303869176306" calcext:value-type="float">
            <text:p>0.303869176306</text:p>
          </table:table-cell>
          <table:table-cell table:style-name="ce1" office:value-type="float" office:value="0.3289439983585" calcext:value-type="float">
            <text:p>0.3289439983585</text:p>
          </table:table-cell>
          <table:table-cell table:style-name="ce1" office:value-type="float" office:value="0.354829652611" calcext:value-type="float">
            <text:p>0.354829652611</text:p>
          </table:table-cell>
          <table:table-cell table:style-name="ce1" office:value-type="float" office:value="0.3369545589229" calcext:value-type="float">
            <text:p>0.3369545589229</text:p>
          </table:table-cell>
          <table:table-cell table:style-name="ce1" office:value-type="float" office:value="0.3041498729793" calcext:value-type="float">
            <text:p>0.3041498729793</text:p>
          </table:table-cell>
          <table:table-cell table:style-name="ce1" office:value-type="float" office:value="0.3100818277717" calcext:value-type="float">
            <text:p>0.3100818277717</text:p>
          </table:table-cell>
          <table:table-cell table:style-name="ce1" office:value-type="float" office:value="0.3199959546956" calcext:value-type="float">
            <text:p>0.3199959546956</text:p>
          </table:table-cell>
          <table:table-cell table:style-name="ce1" office:value-type="float" office:value="0.3233037323702" calcext:value-type="float">
            <text:p>0.3233037323702</text:p>
          </table:table-cell>
          <table:table-cell/>
          <table:table-cell office:value-type="string" calcext:value-type="string">
            <text:p>noSOC</text:p>
          </table:table-cell>
          <table:table-cell table:style-name="ce1" office:value-type="float" office:value="0.3653798180499" calcext:value-type="float">
            <text:p>0.3653798180499</text:p>
          </table:table-cell>
          <table:table-cell table:style-name="ce1" office:value-type="float" office:value="0.3508965505419" calcext:value-type="float">
            <text:p>0.3508965505419</text:p>
          </table:table-cell>
          <table:table-cell table:style-name="ce1" office:value-type="float" office:value="0.3042753814319" calcext:value-type="float">
            <text:p>0.3042753814319</text:p>
          </table:table-cell>
          <table:table-cell table:style-name="ce1" office:value-type="float" office:value="0.2891815693284" calcext:value-type="float">
            <text:p>0.2891815693284</text:p>
          </table:table-cell>
          <table:table-cell table:style-name="ce1" office:value-type="float" office:value="0.3292303790899" calcext:value-type="float">
            <text:p>0.3292303790899</text:p>
          </table:table-cell>
          <table:table-cell table:style-name="ce1" office:value-type="float" office:value="0.3669245652145" calcext:value-type="float">
            <text:p>0.3669245652145</text:p>
          </table:table-cell>
          <table:table-cell table:style-name="ce1" office:value-type="float" office:value="0.3389087549523" calcext:value-type="float">
            <text:p>0.3389087549523</text:p>
          </table:table-cell>
          <table:table-cell table:style-name="ce1" office:value-type="float" office:value="0.2954183888531" calcext:value-type="float">
            <text:p>0.2954183888531</text:p>
          </table:table-cell>
          <table:table-cell table:style-name="ce1" office:value-type="float" office:value="0.2995231554332" calcext:value-type="float">
            <text:p>0.2995231554332</text:p>
          </table:table-cell>
          <table:table-cell table:style-name="ce1" office:value-type="float" office:value="0.3117657231133" calcext:value-type="float">
            <text:p>0.3117657231133</text:p>
          </table:table-cell>
          <table:table-cell table:style-name="ce1" office:value-type="float" office:value="0.3179138130805" calcext:value-type="float">
            <text:p>0.3179138130805</text:p>
          </table:table-cell>
        </table:table-row>
        <table:table-row table:style-name="ro1">
          <table:table-cell/>
          <table:table-cell table:number-columns-repeated="3" office:value-type="float" office:value="0.2" calcext:value-type="float">
            <text:p>0.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table:number-columns-repeated="3"/>
          <table:table-cell table:style-name="ce1" office:value-type="float" office:value="0.3566613897915" calcext:value-type="float">
            <text:p>0.3566613897915</text:p>
          </table:table-cell>
          <table:table-cell table:style-name="ce1" office:value-type="float" office:value="0.3398138534265" calcext:value-type="float">
            <text:p>0.3398138534265</text:p>
          </table:table-cell>
          <table:table-cell table:style-name="ce1" office:value-type="float" office:value="0.3056230342724" calcext:value-type="float">
            <text:p>0.3056230342724</text:p>
          </table:table-cell>
          <table:table-cell table:style-name="ce1" office:value-type="float" office:value="0.303869176844" calcext:value-type="float">
            <text:p>0.303869176844</text:p>
          </table:table-cell>
          <table:table-cell table:style-name="ce1" office:value-type="float" office:value="0.3289440024419" calcext:value-type="float">
            <text:p>0.3289440024419</text:p>
          </table:table-cell>
          <table:table-cell table:style-name="ce1" office:value-type="float" office:value="0.3548296526112" calcext:value-type="float">
            <text:p>0.3548296526112</text:p>
          </table:table-cell>
          <table:table-cell table:style-name="ce1" office:value-type="float" office:value="0.336954568177" calcext:value-type="float">
            <text:p>0.336954568177</text:p>
          </table:table-cell>
          <table:table-cell table:style-name="ce1" office:value-type="float" office:value="0.3041498768546" calcext:value-type="float">
            <text:p>0.3041498768546</text:p>
          </table:table-cell>
          <table:table-cell table:style-name="ce1" office:value-type="float" office:value="0.3100818297988" calcext:value-type="float">
            <text:p>0.3100818297988</text:p>
          </table:table-cell>
          <table:table-cell table:style-name="ce1" office:value-type="float" office:value="0.3199959598656" calcext:value-type="float">
            <text:p>0.3199959598656</text:p>
          </table:table-cell>
          <table:table-cell table:style-name="ce1" office:value-type="float" office:value="0.3233037323714" calcext:value-type="float">
            <text:p>0.3233037323714</text:p>
          </table:table-cell>
          <table:table-cell table:number-columns-repeated="2"/>
          <table:table-cell table:style-name="ce1" office:value-type="float" office:value="0.3654126497969" calcext:value-type="float">
            <text:p>0.3654126497969</text:p>
          </table:table-cell>
          <table:table-cell table:style-name="ce1" office:value-type="float" office:value="0.3509030500049" calcext:value-type="float">
            <text:p>0.3509030500049</text:p>
          </table:table-cell>
          <table:table-cell table:style-name="ce1" office:value-type="float" office:value="0.3271980795961" calcext:value-type="float">
            <text:p>0.3271980795961</text:p>
          </table:table-cell>
          <table:table-cell table:style-name="ce1" office:value-type="float" office:value="0.3028137477413" calcext:value-type="float">
            <text:p>0.3028137477413</text:p>
          </table:table-cell>
          <table:table-cell table:style-name="ce1" office:value-type="float" office:value="0.3292310372579" calcext:value-type="float">
            <text:p>0.3292310372579</text:p>
          </table:table-cell>
          <table:table-cell table:style-name="ce1" office:value-type="float" office:value="0.3669246489686" calcext:value-type="float">
            <text:p>0.3669246489686</text:p>
          </table:table-cell>
          <table:table-cell table:style-name="ce1" office:value-type="float" office:value="0.3389113398068" calcext:value-type="float">
            <text:p>0.3389113398068</text:p>
          </table:table-cell>
          <table:table-cell table:style-name="ce1" office:value-type="float" office:value="0.2954208386908" calcext:value-type="float">
            <text:p>0.2954208386908</text:p>
          </table:table-cell>
          <table:table-cell table:style-name="ce1" office:value-type="float" office:value="0.299525614789" calcext:value-type="float">
            <text:p>0.299525614789</text:p>
          </table:table-cell>
          <table:table-cell table:style-name="ce1" office:value-type="float" office:value="0.3117683637648" calcext:value-type="float">
            <text:p>0.3117683637648</text:p>
          </table:table-cell>
          <table:table-cell table:style-name="ce1" office:value-type="float" office:value="0.3179141250183" calcext:value-type="float">
            <text:p>0.3179141250183</text:p>
          </table:table-cell>
        </table:table-row>
        <table:table-row table:style-name="ro1">
          <table:table-cell/>
          <table:table-cell table:number-columns-repeated="3" office:value-type="float" office:value="0.3" calcext:value-type="float">
            <text:p>0.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table:style-name="ce1" office:value-type="float" office:value="0.3566873381062" calcext:value-type="float">
            <text:p>0.3566873381062</text:p>
          </table:table-cell>
          <table:table-cell table:style-name="ce1" office:value-type="float" office:value="0.3398165805971" calcext:value-type="float">
            <text:p>0.3398165805971</text:p>
          </table:table-cell>
          <table:table-cell table:style-name="ce1" office:value-type="float" office:value="0.3270893976701" calcext:value-type="float">
            <text:p>0.3270893976701</text:p>
          </table:table-cell>
          <table:table-cell table:style-name="ce1" office:value-type="float" office:value="0.313355151376" calcext:value-type="float">
            <text:p>0.313355151376</text:p>
          </table:table-cell>
          <table:table-cell table:style-name="ce1" office:value-type="float" office:value="0.3289466062162" calcext:value-type="float">
            <text:p>0.3289466062162</text:p>
          </table:table-cell>
          <table:table-cell table:style-name="ce1" office:value-type="float" office:value="0.3548299356616" calcext:value-type="float">
            <text:p>0.3548299356616</text:p>
          </table:table-cell>
          <table:table-cell table:style-name="ce1" office:value-type="float" office:value="0.3369575718993" calcext:value-type="float">
            <text:p>0.3369575718993</text:p>
          </table:table-cell>
          <table:table-cell table:style-name="ce1" office:value-type="float" office:value="0.3041508918027" calcext:value-type="float">
            <text:p>0.3041508918027</text:p>
          </table:table-cell>
          <table:table-cell table:style-name="ce1" office:value-type="float" office:value="0.3100847573227" calcext:value-type="float">
            <text:p>0.3100847573227</text:p>
          </table:table-cell>
          <table:table-cell table:style-name="ce1" office:value-type="float" office:value="0.3199986661582" calcext:value-type="float">
            <text:p>0.3199986661582</text:p>
          </table:table-cell>
          <table:table-cell table:style-name="ce1" office:value-type="float" office:value="0.3233053687721" calcext:value-type="float">
            <text:p>0.3233053687721</text:p>
          </table:table-cell>
          <table:table-cell table:number-columns-repeated="2"/>
          <table:table-cell table:style-name="ce1" office:value-type="float" office:value="0.3654133405421" calcext:value-type="float">
            <text:p>0.3654133405421</text:p>
          </table:table-cell>
          <table:table-cell table:style-name="ce1" office:value-type="float" office:value="0.350903491137" calcext:value-type="float">
            <text:p>0.350903491137</text:p>
          </table:table-cell>
          <table:table-cell table:style-name="ce1" office:value-type="float" office:value="0.3271981402115" calcext:value-type="float">
            <text:p>0.3271981402115</text:p>
          </table:table-cell>
          <table:table-cell table:style-name="ce1" office:value-type="float" office:value="0.3028279459843" calcext:value-type="float">
            <text:p>0.3028279459843</text:p>
          </table:table-cell>
          <table:table-cell table:style-name="ce1" office:value-type="float" office:value="0.329231306179" calcext:value-type="float">
            <text:p>0.329231306179</text:p>
          </table:table-cell>
          <table:table-cell table:style-name="ce1" office:value-type="float" office:value="0.366924755673" calcext:value-type="float">
            <text:p>0.366924755673</text:p>
          </table:table-cell>
          <table:table-cell table:style-name="ce1" office:value-type="float" office:value="0.3433345364944" calcext:value-type="float">
            <text:p>0.3433345364944</text:p>
          </table:table-cell>
          <table:table-cell table:style-name="ce1" office:value-type="float" office:value="0.3054823609246" calcext:value-type="float">
            <text:p>0.3054823609246</text:p>
          </table:table-cell>
          <table:table-cell table:style-name="ce1" office:value-type="float" office:value="0.3142688215678" calcext:value-type="float">
            <text:p>0.3142688215678</text:p>
          </table:table-cell>
          <table:table-cell table:style-name="ce1" office:value-type="float" office:value="0.3232299342371" calcext:value-type="float">
            <text:p>0.3232299342371</text:p>
          </table:table-cell>
          <table:table-cell table:style-name="ce1" office:value-type="float" office:value="0.3179163480431" calcext:value-type="float">
            <text:p>0.3179163480431</text:p>
          </table:table-cell>
        </table:table-row>
        <table:table-row table:style-name="ro1">
          <table:table-cell/>
          <table:table-cell table:number-columns-repeated="3" office:value-type="float" office:value="0.4" calcext:value-type="float">
            <text:p>0.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style-name="ce1" office:value-type="float" office:value="0.3566873381064" calcext:value-type="float">
            <text:p>0.3566873381064</text:p>
          </table:table-cell>
          <table:table-cell table:style-name="ce1" office:value-type="float" office:value="0.3398165914429" calcext:value-type="float">
            <text:p>0.3398165914429</text:p>
          </table:table-cell>
          <table:table-cell table:style-name="ce1" office:value-type="float" office:value="0.3270893996229" calcext:value-type="float">
            <text:p>0.3270893996229</text:p>
          </table:table-cell>
          <table:table-cell table:style-name="ce1" office:value-type="float" office:value="0.3133551608631" calcext:value-type="float">
            <text:p>0.3133551608631</text:p>
          </table:table-cell>
          <table:table-cell table:style-name="ce1" office:value-type="float" office:value="0.3289466128571" calcext:value-type="float">
            <text:p>0.3289466128571</text:p>
          </table:table-cell>
          <table:table-cell table:style-name="ce1" office:value-type="float" office:value="0.3548299356617" calcext:value-type="float">
            <text:p>0.3548299356617</text:p>
          </table:table-cell>
          <table:table-cell table:style-name="ce1" office:value-type="float" office:value="0.3369575779837" calcext:value-type="float">
            <text:p>0.3369575779837</text:p>
          </table:table-cell>
          <table:table-cell table:style-name="ce1" office:value-type="float" office:value="0.3041508966173" calcext:value-type="float">
            <text:p>0.3041508966173</text:p>
          </table:table-cell>
          <table:table-cell table:style-name="ce1" office:value-type="float" office:value="0.3100847592898" calcext:value-type="float">
            <text:p>0.3100847592898</text:p>
          </table:table-cell>
          <table:table-cell table:style-name="ce1" office:value-type="float" office:value="0.3199986709825" calcext:value-type="float">
            <text:p>0.3199986709825</text:p>
          </table:table-cell>
          <table:table-cell table:style-name="ce1" office:value-type="float" office:value="0.3233053687736" calcext:value-type="float">
            <text:p>0.3233053687736</text:p>
          </table:table-cell>
          <table:table-cell table:number-columns-repeated="2"/>
          <table:table-cell table:style-name="ce1" office:value-type="float" office:value="0.3775560884502" calcext:value-type="float">
            <text:p>0.3775560884502</text:p>
          </table:table-cell>
          <table:table-cell table:style-name="ce1" office:value-type="float" office:value="0.3566069856507" calcext:value-type="float">
            <text:p>0.3566069856507</text:p>
          </table:table-cell>
          <table:table-cell table:style-name="ce1" office:value-type="float" office:value="0.3308514135684" calcext:value-type="float">
            <text:p>0.3308514135684</text:p>
          </table:table-cell>
          <table:table-cell table:style-name="ce1" office:value-type="float" office:value="0.3028285535252" calcext:value-type="float">
            <text:p>0.3028285535252</text:p>
          </table:table-cell>
          <table:table-cell table:style-name="ce1" office:value-type="float" office:value="0.3485109376098" calcext:value-type="float">
            <text:p>0.3485109376098</text:p>
          </table:table-cell>
          <table:table-cell table:style-name="ce1" office:value-type="float" office:value="0.3669304236544" calcext:value-type="float">
            <text:p>0.3669304236544</text:p>
          </table:table-cell>
          <table:table-cell table:style-name="ce1" office:value-type="float" office:value="0.3433372427034" calcext:value-type="float">
            <text:p>0.3433372427034</text:p>
          </table:table-cell>
          <table:table-cell table:style-name="ce1" office:value-type="float" office:value="0.3054849690104" calcext:value-type="float">
            <text:p>0.3054849690104</text:p>
          </table:table-cell>
          <table:table-cell table:style-name="ce1" office:value-type="float" office:value="0.3142881094887" calcext:value-type="float">
            <text:p>0.3142881094887</text:p>
          </table:table-cell>
          <table:table-cell table:style-name="ce1" office:value-type="float" office:value="0.3232566002721" calcext:value-type="float">
            <text:p>0.3232566002721</text:p>
          </table:table-cell>
          <table:table-cell table:style-name="ce1" office:value-type="float" office:value="0.3179164397569" calcext:value-type="float">
            <text:p>0.31791643975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float" office:value="0.5" calcext:value-type="float">
            <text:p>0.5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4"/>
          <table:table-cell table:style-name="ce1" office:value-type="float" office:value="0.3566876180554" calcext:value-type="float">
            <text:p>0.3566876180554</text:p>
          </table:table-cell>
          <table:table-cell table:style-name="ce1" office:value-type="float" office:value="0.3398227819174" calcext:value-type="float">
            <text:p>0.3398227819174</text:p>
          </table:table-cell>
          <table:table-cell table:style-name="ce1" office:value-type="float" office:value="0.3341208666484" calcext:value-type="float">
            <text:p>0.3341208666484</text:p>
          </table:table-cell>
          <table:table-cell table:style-name="ce1" office:value-type="float" office:value="0.3133629605976" calcext:value-type="float">
            <text:p>0.3133629605976</text:p>
          </table:table-cell>
          <table:table-cell table:style-name="ce1" office:value-type="float" office:value="0.3289469599274" calcext:value-type="float">
            <text:p>0.3289469599274</text:p>
          </table:table-cell>
          <table:table-cell table:style-name="ce1" office:value-type="float" office:value="0.3548315831553" calcext:value-type="float">
            <text:p>0.3548315831553</text:p>
          </table:table-cell>
          <table:table-cell table:style-name="ce1" office:value-type="float" office:value="0.3376533844702" calcext:value-type="float">
            <text:p>0.3376533844702</text:p>
          </table:table-cell>
          <table:table-cell table:style-name="ce1" office:value-type="float" office:value="0.3146530002832" calcext:value-type="float">
            <text:p>0.3146530002832</text:p>
          </table:table-cell>
          <table:table-cell table:style-name="ce1" office:value-type="float" office:value="0.3213330353318" calcext:value-type="float">
            <text:p>0.3213330353318</text:p>
          </table:table-cell>
          <table:table-cell table:style-name="ce1" office:value-type="float" office:value="0.3286640993556" calcext:value-type="float">
            <text:p>0.3286640993556</text:p>
          </table:table-cell>
          <table:table-cell table:style-name="ce1" office:value-type="float" office:value="0.328348061135" calcext:value-type="float">
            <text:p>0.328348061135</text:p>
          </table:table-cell>
          <table:table-cell table:number-columns-repeated="2"/>
          <table:table-cell table:style-name="ce1" office:value-type="float" office:value="0.3775563323659" calcext:value-type="float">
            <text:p>0.3775563323659</text:p>
          </table:table-cell>
          <table:table-cell table:style-name="ce1" office:value-type="float" office:value="0.356633825716" calcext:value-type="float">
            <text:p>0.356633825716</text:p>
          </table:table-cell>
          <table:table-cell table:style-name="ce1" office:value-type="float" office:value="0.3308689565927" calcext:value-type="float">
            <text:p>0.3308689565927</text:p>
          </table:table-cell>
          <table:table-cell table:style-name="ce1" office:value-type="float" office:value="0.3412697299076" calcext:value-type="float">
            <text:p>0.3412697299076</text:p>
          </table:table-cell>
          <table:table-cell table:style-name="ce1" office:value-type="float" office:value="0.3590755058746" calcext:value-type="float">
            <text:p>0.3590755058746</text:p>
          </table:table-cell>
          <table:table-cell table:style-name="ce1" office:value-type="float" office:value="0.3669306376777" calcext:value-type="float">
            <text:p>0.3669306376777</text:p>
          </table:table-cell>
          <table:table-cell table:style-name="ce1" office:value-type="float" office:value="0.365632128512" calcext:value-type="float">
            <text:p>0.365632128512</text:p>
          </table:table-cell>
          <table:table-cell table:style-name="ce1" office:value-type="float" office:value="0.3619022273166" calcext:value-type="float">
            <text:p>0.3619022273166</text:p>
          </table:table-cell>
          <table:table-cell table:style-name="ce1" office:value-type="float" office:value="0.354776910272" calcext:value-type="float">
            <text:p>0.354776910272</text:p>
          </table:table-cell>
          <table:table-cell table:style-name="ce1" office:value-type="float" office:value="0.3329537227218" calcext:value-type="float">
            <text:p>0.3329537227218</text:p>
          </table:table-cell>
          <table:table-cell table:style-name="ce1" office:value-type="float" office:value="0.322597117183" calcext:value-type="float">
            <text:p>0.32259711718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4" calcext:value-type="float">
            <text:p>0.4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53" calcext:value-type="float">
            <text:p>453</text:p>
          </table:table-cell>
          <table:table-cell table:number-columns-repeated="3"/>
          <table:table-cell table:style-name="ce1" office:value-type="float" office:value="0.3566876180556" calcext:value-type="float">
            <text:p>0.3566876180556</text:p>
          </table:table-cell>
          <table:table-cell table:style-name="ce1" office:value-type="float" office:value="0.3398227891583" calcext:value-type="float">
            <text:p>0.3398227891583</text:p>
          </table:table-cell>
          <table:table-cell table:style-name="ce1" office:value-type="float" office:value="0.3341208738208" calcext:value-type="float">
            <text:p>0.3341208738208</text:p>
          </table:table-cell>
          <table:table-cell table:style-name="ce1" office:value-type="float" office:value="0.3133629729627" calcext:value-type="float">
            <text:p>0.3133629729627</text:p>
          </table:table-cell>
          <table:table-cell table:style-name="ce1" office:value-type="float" office:value="0.3289469690692" calcext:value-type="float">
            <text:p>0.3289469690692</text:p>
          </table:table-cell>
          <table:table-cell table:style-name="ce1" office:value-type="float" office:value="0.3548315831555" calcext:value-type="float">
            <text:p>0.3548315831555</text:p>
          </table:table-cell>
          <table:table-cell table:style-name="ce1" office:value-type="float" office:value="0.3376533892557" calcext:value-type="float">
            <text:p>0.3376533892557</text:p>
          </table:table-cell>
          <table:table-cell table:style-name="ce1" office:value-type="float" office:value="0.3146530009994" calcext:value-type="float">
            <text:p>0.3146530009994</text:p>
          </table:table-cell>
          <table:table-cell table:style-name="ce1" office:value-type="float" office:value="0.3213330360318" calcext:value-type="float">
            <text:p>0.3213330360318</text:p>
          </table:table-cell>
          <table:table-cell table:style-name="ce1" office:value-type="float" office:value="0.3286641004289" calcext:value-type="float">
            <text:p>0.3286641004289</text:p>
          </table:table-cell>
          <table:table-cell table:style-name="ce1" office:value-type="float" office:value="0.3283480611357" calcext:value-type="float">
            <text:p>0.3283480611357</text:p>
          </table:table-cell>
          <table:table-cell table:number-columns-repeated="2"/>
          <table:table-cell table:style-name="ce1" office:value-type="float" office:value="0.3775568319274" calcext:value-type="float">
            <text:p>0.3775568319274</text:p>
          </table:table-cell>
          <table:table-cell table:style-name="ce1" office:value-type="float" office:value="0.3566345218974" calcext:value-type="float">
            <text:p>0.3566345218974</text:p>
          </table:table-cell>
          <table:table-cell table:style-name="ce1" office:value-type="float" office:value="0.3308695756038" calcext:value-type="float">
            <text:p>0.3308695756038</text:p>
          </table:table-cell>
          <table:table-cell table:style-name="ce1" office:value-type="float" office:value="0.3412697697102" calcext:value-type="float">
            <text:p>0.3412697697102</text:p>
          </table:table-cell>
          <table:table-cell table:style-name="ce1" office:value-type="float" office:value="0.3590756938853" calcext:value-type="float">
            <text:p>0.3590756938853</text:p>
          </table:table-cell>
          <table:table-cell table:style-name="ce1" office:value-type="float" office:value="0.3669308921148" calcext:value-type="float">
            <text:p>0.3669308921148</text:p>
          </table:table-cell>
          <table:table-cell table:style-name="ce1" office:value-type="float" office:value="0.3656349976335" calcext:value-type="float">
            <text:p>0.3656349976335</text:p>
          </table:table-cell>
          <table:table-cell table:style-name="ce1" office:value-type="float" office:value="0.3619048555873" calcext:value-type="float">
            <text:p>0.3619048555873</text:p>
          </table:table-cell>
          <table:table-cell table:style-name="ce1" office:value-type="float" office:value="0.3547879143557" calcext:value-type="float">
            <text:p>0.3547879143557</text:p>
          </table:table-cell>
          <table:table-cell table:style-name="ce1" office:value-type="float" office:value="0.3329626509278" calcext:value-type="float">
            <text:p>0.3329626509278</text:p>
          </table:table-cell>
          <table:table-cell table:style-name="ce1" office:value-type="float" office:value="0.3226249577838" calcext:value-type="float">
            <text:p>0.3226249577838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3" calcext:value-type="float">
            <text:p>0.3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style-name="ce1" office:value-type="float" office:value="0.3631373202536" calcext:value-type="float">
            <text:p>0.3631373202536</text:p>
          </table:table-cell>
          <table:table-cell table:style-name="ce1" office:value-type="float" office:value="0.3537298290261" calcext:value-type="float">
            <text:p>0.3537298290261</text:p>
          </table:table-cell>
          <table:table-cell table:style-name="ce1" office:value-type="float" office:value="0.3341338779636" calcext:value-type="float">
            <text:p>0.3341338779636</text:p>
          </table:table-cell>
          <table:table-cell table:style-name="ce1" office:value-type="float" office:value="0.3133641528888" calcext:value-type="float">
            <text:p>0.3133641528888</text:p>
          </table:table-cell>
          <table:table-cell table:style-name="ce1" office:value-type="float" office:value="0.3324703764303" calcext:value-type="float">
            <text:p>0.3324703764303</text:p>
          </table:table-cell>
          <table:table-cell table:style-name="ce1" office:value-type="float" office:value="0.3548320762804" calcext:value-type="float">
            <text:p>0.3548320762804</text:p>
          </table:table-cell>
          <table:table-cell table:style-name="ce1" office:value-type="float" office:value="0.337653870929" calcext:value-type="float">
            <text:p>0.337653870929</text:p>
          </table:table-cell>
          <table:table-cell table:style-name="ce1" office:value-type="float" office:value="0.3146561522205" calcext:value-type="float">
            <text:p>0.3146561522205</text:p>
          </table:table-cell>
          <table:table-cell table:style-name="ce1" office:value-type="float" office:value="0.3213499875923" calcext:value-type="float">
            <text:p>0.3213499875923</text:p>
          </table:table-cell>
          <table:table-cell table:style-name="ce1" office:value-type="float" office:value="0.3286887810997" calcext:value-type="float">
            <text:p>0.3286887810997</text:p>
          </table:table-cell>
          <table:table-cell table:style-name="ce1" office:value-type="float" office:value="0.3283594450035" calcext:value-type="float">
            <text:p>0.3283594450035</text:p>
          </table:table-cell>
          <table:table-cell table:number-columns-repeated="2"/>
          <table:table-cell table:style-name="ce1" office:value-type="float" office:value="0.3775670583381" calcext:value-type="float">
            <text:p>0.3775670583381</text:p>
          </table:table-cell>
          <table:table-cell table:style-name="ce1" office:value-type="float" office:value="0.3738774092223" calcext:value-type="float">
            <text:p>0.3738774092223</text:p>
          </table:table-cell>
          <table:table-cell table:style-name="ce1" office:value-type="float" office:value="0.3709360275877" calcext:value-type="float">
            <text:p>0.3709360275877</text:p>
          </table:table-cell>
          <table:table-cell table:style-name="ce1" office:value-type="float" office:value="0.3688871833566" calcext:value-type="float">
            <text:p>0.3688871833566</text:p>
          </table:table-cell>
          <table:table-cell table:style-name="ce1" office:value-type="float" office:value="0.367449370232" calcext:value-type="float">
            <text:p>0.367449370232</text:p>
          </table:table-cell>
          <table:table-cell table:style-name="ce1" office:value-type="float" office:value="0.3669384569594" calcext:value-type="float">
            <text:p>0.3669384569594</text:p>
          </table:table-cell>
          <table:table-cell table:style-name="ce1" office:value-type="float" office:value="0.3659894873728" calcext:value-type="float">
            <text:p>0.3659894873728</text:p>
          </table:table-cell>
          <table:table-cell table:style-name="ce1" office:value-type="float" office:value="0.3635453668655" calcext:value-type="float">
            <text:p>0.3635453668655</text:p>
          </table:table-cell>
          <table:table-cell table:style-name="ce1" office:value-type="float" office:value="0.3561728601215" calcext:value-type="float">
            <text:p>0.3561728601215</text:p>
          </table:table-cell>
          <table:table-cell table:style-name="ce1" office:value-type="float" office:value="0.3494210708541" calcext:value-type="float">
            <text:p>0.3494210708541</text:p>
          </table:table-cell>
          <table:table-cell table:style-name="ce1" office:value-type="float" office:value="0.3454589117161" calcext:value-type="float">
            <text:p>0.345458911716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479" calcext:value-type="float">
            <text:p>479</text:p>
          </table:table-cell>
          <table:table-cell table:number-columns-repeated="3"/>
          <table:table-cell table:style-name="ce1" office:value-type="float" office:value="0.3631373202537" calcext:value-type="float">
            <text:p>0.3631373202537</text:p>
          </table:table-cell>
          <table:table-cell table:style-name="ce1" office:value-type="float" office:value="0.3537298322006" calcext:value-type="float">
            <text:p>0.3537298322006</text:p>
          </table:table-cell>
          <table:table-cell table:style-name="ce1" office:value-type="float" office:value="0.3341338827943" calcext:value-type="float">
            <text:p>0.3341338827943</text:p>
          </table:table-cell>
          <table:table-cell table:style-name="ce1" office:value-type="float" office:value="0.3133641581893" calcext:value-type="float">
            <text:p>0.3133641581893</text:p>
          </table:table-cell>
          <table:table-cell table:style-name="ce1" office:value-type="float" office:value="0.3324703857162" calcext:value-type="float">
            <text:p>0.3324703857162</text:p>
          </table:table-cell>
          <table:table-cell table:style-name="ce1" office:value-type="float" office:value="0.3548320762804" calcext:value-type="float">
            <text:p>0.3548320762804</text:p>
          </table:table-cell>
          <table:table-cell table:style-name="ce1" office:value-type="float" office:value="0.3376538759235" calcext:value-type="float">
            <text:p>0.3376538759235</text:p>
          </table:table-cell>
          <table:table-cell table:style-name="ce1" office:value-type="float" office:value="0.3146561546346" calcext:value-type="float">
            <text:p>0.3146561546346</text:p>
          </table:table-cell>
          <table:table-cell table:style-name="ce1" office:value-type="float" office:value="0.3213499897462" calcext:value-type="float">
            <text:p>0.3213499897462</text:p>
          </table:table-cell>
          <table:table-cell table:style-name="ce1" office:value-type="float" office:value="0.3286887820509" calcext:value-type="float">
            <text:p>0.3286887820509</text:p>
          </table:table-cell>
          <table:table-cell table:style-name="ce1" office:value-type="float" office:value="0.3283594450041" calcext:value-type="float">
            <text:p>0.3283594450041</text:p>
          </table:table-cell>
          <table:table-cell table:number-columns-repeated="2"/>
          <table:table-cell table:style-name="ce1" office:value-type="float" office:value="0.3775677044245" calcext:value-type="float">
            <text:p>0.3775677044245</text:p>
          </table:table-cell>
          <table:table-cell table:style-name="ce1" office:value-type="float" office:value="0.3738778816327" calcext:value-type="float">
            <text:p>0.3738778816327</text:p>
          </table:table-cell>
          <table:table-cell table:style-name="ce1" office:value-type="float" office:value="0.3709409146108" calcext:value-type="float">
            <text:p>0.3709409146108</text:p>
          </table:table-cell>
          <table:table-cell table:style-name="ce1" office:value-type="float" office:value="0.3688945653508" calcext:value-type="float">
            <text:p>0.3688945653508</text:p>
          </table:table-cell>
          <table:table-cell table:style-name="ce1" office:value-type="float" office:value="0.3674575099496" calcext:value-type="float">
            <text:p>0.3674575099496</text:p>
          </table:table-cell>
          <table:table-cell table:style-name="ce1" office:value-type="float" office:value="0.3669391718456" calcext:value-type="float">
            <text:p>0.3669391718456</text:p>
          </table:table-cell>
          <table:table-cell table:style-name="ce1" office:value-type="float" office:value="0.3659969842331" calcext:value-type="float">
            <text:p>0.3659969842331</text:p>
          </table:table-cell>
          <table:table-cell table:style-name="ce1" office:value-type="float" office:value="0.3635507972208" calcext:value-type="float">
            <text:p>0.3635507972208</text:p>
          </table:table-cell>
          <table:table-cell table:style-name="ce1" office:value-type="float" office:value="0.3561755230944" calcext:value-type="float">
            <text:p>0.3561755230944</text:p>
          </table:table-cell>
          <table:table-cell table:style-name="ce1" office:value-type="float" office:value="0.3494239038205" calcext:value-type="float">
            <text:p>0.3494239038205</text:p>
          </table:table-cell>
          <table:table-cell table:style-name="ce1" office:value-type="float" office:value="0.3454617761871" calcext:value-type="float">
            <text:p>0.345461776187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table:number-columns-repeated="3"/>
          <table:table-cell table:style-name="ce1" office:value-type="float" office:value="0.3631377903366" calcext:value-type="float">
            <text:p>0.3631377903366</text:p>
          </table:table-cell>
          <table:table-cell table:style-name="ce1" office:value-type="float" office:value="0.3537391393456" calcext:value-type="float">
            <text:p>0.3537391393456</text:p>
          </table:table-cell>
          <table:table-cell table:style-name="ce1" office:value-type="float" office:value="0.3341358055697" calcext:value-type="float">
            <text:p>0.3341358055697</text:p>
          </table:table-cell>
          <table:table-cell table:style-name="ce1" office:value-type="float" office:value="0.3379396543301" calcext:value-type="float">
            <text:p>0.3379396543301</text:p>
          </table:table-cell>
          <table:table-cell table:style-name="ce1" office:value-type="float" office:value="0.3631044229971" calcext:value-type="float">
            <text:p>0.3631044229971</text:p>
          </table:table-cell>
          <table:table-cell table:style-name="ce1" office:value-type="float" office:value="0.3806623877179" calcext:value-type="float">
            <text:p>0.3806623877179</text:p>
          </table:table-cell>
          <table:table-cell table:style-name="ce1" office:value-type="float" office:value="0.3694841152096" calcext:value-type="float">
            <text:p>0.3694841152096</text:p>
          </table:table-cell>
          <table:table-cell table:style-name="ce1" office:value-type="float" office:value="0.3593794891887" calcext:value-type="float">
            <text:p>0.3593794891887</text:p>
          </table:table-cell>
          <table:table-cell table:style-name="ce1" office:value-type="float" office:value="0.3475603636228" calcext:value-type="float">
            <text:p>0.3475603636228</text:p>
          </table:table-cell>
          <table:table-cell table:style-name="ce1" office:value-type="float" office:value="0.3337265821502" calcext:value-type="float">
            <text:p>0.3337265821502</text:p>
          </table:table-cell>
          <table:table-cell table:style-name="ce1" office:value-type="float" office:value="0.3285258404419" calcext:value-type="float">
            <text:p>0.3285258404419</text:p>
          </table:table-cell>
          <table:table-cell table:number-columns-repeated="2"/>
          <table:table-cell table:style-name="ce1" office:value-type="float" office:value="0.3775677472695" calcext:value-type="float">
            <text:p>0.3775677472695</text:p>
          </table:table-cell>
          <table:table-cell table:style-name="ce1" office:value-type="float" office:value="0.3738806434572" calcext:value-type="float">
            <text:p>0.3738806434572</text:p>
          </table:table-cell>
          <table:table-cell table:style-name="ce1" office:value-type="float" office:value="0.3709413503764" calcext:value-type="float">
            <text:p>0.3709413503764</text:p>
          </table:table-cell>
          <table:table-cell table:style-name="ce1" office:value-type="float" office:value="0.3688950463358" calcext:value-type="float">
            <text:p>0.3688950463358</text:p>
          </table:table-cell>
          <table:table-cell table:style-name="ce1" office:value-type="float" office:value="0.367458031518" calcext:value-type="float">
            <text:p>0.367458031518</text:p>
          </table:table-cell>
          <table:table-cell table:style-name="ce1" office:value-type="float" office:value="0.4085229261981" calcext:value-type="float">
            <text:p>0.4085229261981</text:p>
          </table:table-cell>
          <table:table-cell table:style-name="ce1" office:value-type="float" office:value="0.3936190245407" calcext:value-type="float">
            <text:p>0.3936190245407</text:p>
          </table:table-cell>
          <table:table-cell table:style-name="ce1" office:value-type="float" office:value="0.3752940725734" calcext:value-type="float">
            <text:p>0.3752940725734</text:p>
          </table:table-cell>
          <table:table-cell table:style-name="ce1" office:value-type="float" office:value="0.3625533198955" calcext:value-type="float">
            <text:p>0.3625533198955</text:p>
          </table:table-cell>
          <table:table-cell table:style-name="ce1" office:value-type="float" office:value="0.370607351963" calcext:value-type="float">
            <text:p>0.370607351963</text:p>
          </table:table-cell>
          <table:table-cell table:style-name="ce1" office:value-type="float" office:value="0.3776181346404" calcext:value-type="float">
            <text:p>0.37761813464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4"/>
          <table:table-cell table:style-name="ce1" office:value-type="float" office:value="0.3631377903369" calcext:value-type="float">
            <text:p>0.3631377903369</text:p>
          </table:table-cell>
          <table:table-cell table:style-name="ce1" office:value-type="float" office:value="0.3537391413132" calcext:value-type="float">
            <text:p>0.3537391413132</text:p>
          </table:table-cell>
          <table:table-cell table:style-name="ce1" office:value-type="float" office:value="0.3341358100124" calcext:value-type="float">
            <text:p>0.3341358100124</text:p>
          </table:table-cell>
          <table:table-cell table:style-name="ce1" office:value-type="float" office:value="0.3379396550426" calcext:value-type="float">
            <text:p>0.3379396550426</text:p>
          </table:table-cell>
          <table:table-cell table:style-name="ce1" office:value-type="float" office:value="0.3631044332737" calcext:value-type="float">
            <text:p>0.3631044332737</text:p>
          </table:table-cell>
          <table:table-cell table:style-name="ce1" office:value-type="float" office:value="0.3806623877181" calcext:value-type="float">
            <text:p>0.3806623877181</text:p>
          </table:table-cell>
          <table:table-cell table:style-name="ce1" office:value-type="float" office:value="0.3694841318616" calcext:value-type="float">
            <text:p>0.3694841318616</text:p>
          </table:table-cell>
          <table:table-cell table:style-name="ce1" office:value-type="float" office:value="0.3593794928896" calcext:value-type="float">
            <text:p>0.3593794928896</text:p>
          </table:table-cell>
          <table:table-cell table:style-name="ce1" office:value-type="float" office:value="0.3475603706845" calcext:value-type="float">
            <text:p>0.3475603706845</text:p>
          </table:table-cell>
          <table:table-cell table:style-name="ce1" office:value-type="float" office:value="0.3337265837509" calcext:value-type="float">
            <text:p>0.3337265837509</text:p>
          </table:table-cell>
          <table:table-cell table:style-name="ce1" office:value-type="float" office:value="0.3285258404421" calcext:value-type="float">
            <text:p>0.3285258404421</text:p>
          </table:table-cell>
          <table:table-cell table:number-columns-repeated="2"/>
          <table:table-cell table:style-name="ce1" office:value-type="float" office:value="0.4767807686848" calcext:value-type="float">
            <text:p>0.4767807686848</text:p>
          </table:table-cell>
          <table:table-cell table:style-name="ce1" office:value-type="float" office:value="0.4768774911938" calcext:value-type="float">
            <text:p>0.4768774911938</text:p>
          </table:table-cell>
          <table:table-cell table:style-name="ce1" office:value-type="float" office:value="0.4743754124454" calcext:value-type="float">
            <text:p>0.4743754124454</text:p>
          </table:table-cell>
          <table:table-cell table:style-name="ce1" office:value-type="float" office:value="0.4653933358729" calcext:value-type="float">
            <text:p>0.4653933358729</text:p>
          </table:table-cell>
          <table:table-cell table:style-name="ce1" office:value-type="float" office:value="0.4403959284363" calcext:value-type="float">
            <text:p>0.4403959284363</text:p>
          </table:table-cell>
          <table:table-cell table:style-name="ce1" office:value-type="float" office:value="0.4085289668371" calcext:value-type="float">
            <text:p>0.4085289668371</text:p>
          </table:table-cell>
          <table:table-cell table:style-name="ce1" office:value-type="float" office:value="0.3936274135711" calcext:value-type="float">
            <text:p>0.3936274135711</text:p>
          </table:table-cell>
          <table:table-cell table:style-name="ce1" office:value-type="float" office:value="0.3753052155105" calcext:value-type="float">
            <text:p>0.3753052155105</text:p>
          </table:table-cell>
          <table:table-cell table:style-name="ce1" office:value-type="float" office:value="0.3625551927434" calcext:value-type="float">
            <text:p>0.3625551927434</text:p>
          </table:table-cell>
          <table:table-cell table:style-name="ce1" office:value-type="float" office:value="0.3706177214438" calcext:value-type="float">
            <text:p>0.3706177214438</text:p>
          </table:table-cell>
          <table:table-cell table:style-name="ce1" office:value-type="float" office:value="0.3776297848625" calcext:value-type="float">
            <text:p>0.3776297848625</text:p>
          </table:table-cell>
        </table:table-row>
        <table:table-row table:style-name="ro1">
          <table:table-cell table:number-columns-repeated="10"/>
          <table:table-cell table:style-name="ce1" office:value-type="float" office:value="0.3631460992511" calcext:value-type="float">
            <text:p>0.3631460992511</text:p>
          </table:table-cell>
          <table:table-cell table:style-name="ce1" office:value-type="float" office:value="0.3537454519026" calcext:value-type="float">
            <text:p>0.3537454519026</text:p>
          </table:table-cell>
          <table:table-cell table:style-name="ce1" office:value-type="float" office:value="0.3433529041464" calcext:value-type="float">
            <text:p>0.3433529041464</text:p>
          </table:table-cell>
          <table:table-cell table:style-name="ce1" office:value-type="float" office:value="0.357419740376" calcext:value-type="float">
            <text:p>0.357419740376</text:p>
          </table:table-cell>
          <table:table-cell table:style-name="ce1" office:value-type="float" office:value="0.369914556545" calcext:value-type="float">
            <text:p>0.369914556545</text:p>
          </table:table-cell>
          <table:table-cell table:style-name="ce1" office:value-type="float" office:value="0.3806625888711" calcext:value-type="float">
            <text:p>0.3806625888711</text:p>
          </table:table-cell>
          <table:table-cell table:style-name="ce1" office:value-type="float" office:value="0.3694864149942" calcext:value-type="float">
            <text:p>0.3694864149942</text:p>
          </table:table-cell>
          <table:table-cell table:style-name="ce1" office:value-type="float" office:value="0.3593806421707" calcext:value-type="float">
            <text:p>0.3593806421707</text:p>
          </table:table-cell>
          <table:table-cell table:style-name="ce1" office:value-type="float" office:value="0.3475635247041" calcext:value-type="float">
            <text:p>0.3475635247041</text:p>
          </table:table-cell>
          <table:table-cell table:style-name="ce1" office:value-type="float" office:value="0.3337333890082" calcext:value-type="float">
            <text:p>0.3337333890082</text:p>
          </table:table-cell>
          <table:table-cell table:style-name="ce1" office:value-type="float" office:value="0.3285516247892" calcext:value-type="float">
            <text:p>0.3285516247892</text:p>
          </table:table-cell>
          <table:table-cell table:number-columns-repeated="2"/>
          <table:table-cell table:style-name="ce1" office:value-type="float" office:value="0.4767807969044" calcext:value-type="float">
            <text:p>0.4767807969044</text:p>
          </table:table-cell>
          <table:table-cell table:style-name="ce1" office:value-type="float" office:value="0.4768789492217" calcext:value-type="float">
            <text:p>0.4768789492217</text:p>
          </table:table-cell>
          <table:table-cell table:style-name="ce1" office:value-type="float" office:value="0.4743781869655" calcext:value-type="float">
            <text:p>0.4743781869655</text:p>
          </table:table-cell>
          <table:table-cell table:style-name="ce1" office:value-type="float" office:value="0.4653970573207" calcext:value-type="float">
            <text:p>0.4653970573207</text:p>
          </table:table-cell>
          <table:table-cell table:style-name="ce1" office:value-type="float" office:value="0.4403999679568" calcext:value-type="float">
            <text:p>0.4403999679568</text:p>
          </table:table-cell>
          <table:table-cell table:style-name="ce1" office:value-type="float" office:value="0.4085290163712" calcext:value-type="float">
            <text:p>0.4085290163712</text:p>
          </table:table-cell>
          <table:table-cell table:style-name="ce1" office:value-type="float" office:value="0.4440941365449" calcext:value-type="float">
            <text:p>0.4440941365449</text:p>
          </table:table-cell>
          <table:table-cell table:style-name="ce1" office:value-type="float" office:value="0.5000576482163" calcext:value-type="float">
            <text:p>0.5000576482163</text:p>
          </table:table-cell>
          <table:table-cell table:style-name="ce1" office:value-type="float" office:value="0.5443977484489" calcext:value-type="float">
            <text:p>0.5443977484489</text:p>
          </table:table-cell>
          <table:table-cell table:style-name="ce1" office:value-type="float" office:value="0.5671575459789" calcext:value-type="float">
            <text:p>0.5671575459789</text:p>
          </table:table-cell>
          <table:table-cell table:style-name="ce1" office:value-type="float" office:value="0.598092831136" calcext:value-type="float">
            <text:p>0.598092831136</text:p>
          </table:table-cell>
        </table:table-row>
        <table:table-row table:style-name="ro1">
          <table:table-cell table:number-columns-repeated="10"/>
          <table:table-cell table:style-name="ce1" office:value-type="float" office:value="0.3631460992513" calcext:value-type="float">
            <text:p>0.3631460992513</text:p>
          </table:table-cell>
          <table:table-cell table:style-name="ce1" office:value-type="float" office:value="0.3537454551392" calcext:value-type="float">
            <text:p>0.3537454551392</text:p>
          </table:table-cell>
          <table:table-cell table:style-name="ce1" office:value-type="float" office:value="0.3433529044872" calcext:value-type="float">
            <text:p>0.3433529044872</text:p>
          </table:table-cell>
          <table:table-cell table:style-name="ce1" office:value-type="float" office:value="0.3574197410858" calcext:value-type="float">
            <text:p>0.3574197410858</text:p>
          </table:table-cell>
          <table:table-cell table:style-name="ce1" office:value-type="float" office:value="0.3699145619194" calcext:value-type="float">
            <text:p>0.3699145619194</text:p>
          </table:table-cell>
          <table:table-cell table:style-name="ce1" office:value-type="float" office:value="0.3806625888717" calcext:value-type="float">
            <text:p>0.3806625888717</text:p>
          </table:table-cell>
          <table:table-cell table:style-name="ce1" office:value-type="float" office:value="0.3694864261318" calcext:value-type="float">
            <text:p>0.3694864261318</text:p>
          </table:table-cell>
          <table:table-cell table:style-name="ce1" office:value-type="float" office:value="0.3593806436189" calcext:value-type="float">
            <text:p>0.3593806436189</text:p>
          </table:table-cell>
          <table:table-cell table:style-name="ce1" office:value-type="float" office:value="0.3475635338116" calcext:value-type="float">
            <text:p>0.3475635338116</text:p>
          </table:table-cell>
          <table:table-cell table:style-name="ce1" office:value-type="float" office:value="0.3337333934294" calcext:value-type="float">
            <text:p>0.3337333934294</text:p>
          </table:table-cell>
          <table:table-cell table:style-name="ce1" office:value-type="float" office:value="0.3285516247893" calcext:value-type="float">
            <text:p>0.3285516247893</text:p>
          </table:table-cell>
          <table:table-cell table:number-columns-repeated="2"/>
          <table:table-cell table:style-name="ce1" office:value-type="float" office:value="0.4767808215877" calcext:value-type="float">
            <text:p>0.4767808215877</text:p>
          </table:table-cell>
          <table:table-cell table:style-name="ce1" office:value-type="float" office:value="0.4768790355724" calcext:value-type="float">
            <text:p>0.4768790355724</text:p>
          </table:table-cell>
          <table:table-cell table:style-name="ce1" office:value-type="float" office:value="0.4743784273642" calcext:value-type="float">
            <text:p>0.4743784273642</text:p>
          </table:table-cell>
          <table:table-cell table:style-name="ce1" office:value-type="float" office:value="0.4653972258979" calcext:value-type="float">
            <text:p>0.4653972258979</text:p>
          </table:table-cell>
          <table:table-cell table:style-name="ce1" office:value-type="float" office:value="0.4404000857739" calcext:value-type="float">
            <text:p>0.4404000857739</text:p>
          </table:table-cell>
          <table:table-cell table:style-name="ce1" office:value-type="float" office:value="0.4085290304642" calcext:value-type="float">
            <text:p>0.4085290304642</text:p>
          </table:table-cell>
          <table:table-cell table:style-name="ce1" office:value-type="float" office:value="0.4440970757419" calcext:value-type="float">
            <text:p>0.4440970757419</text:p>
          </table:table-cell>
          <table:table-cell table:style-name="ce1" office:value-type="float" office:value="0.5000606392095" calcext:value-type="float">
            <text:p>0.5000606392095</text:p>
          </table:table-cell>
          <table:table-cell table:style-name="ce1" office:value-type="float" office:value="0.5443983634475" calcext:value-type="float">
            <text:p>0.5443983634475</text:p>
          </table:table-cell>
          <table:table-cell table:style-name="ce1" office:value-type="float" office:value="0.5671583652548" calcext:value-type="float">
            <text:p>0.5671583652548</text:p>
          </table:table-cell>
          <table:table-cell table:style-name="ce1" office:value-type="float" office:value="0.5980934074749" calcext:value-type="float">
            <text:p>0.5980934074749</text:p>
          </table:table-cell>
        </table:table-row>
        <table:table-row table:style-name="ro1">
          <table:table-cell table:number-columns-repeated="10"/>
          <table:table-cell table:style-name="ce1" office:value-type="float" office:value="0.3998480720574" calcext:value-type="float">
            <text:p>0.3998480720574</text:p>
          </table:table-cell>
          <table:table-cell table:style-name="ce1" office:value-type="float" office:value="0.3863184368576" calcext:value-type="float">
            <text:p>0.3863184368576</text:p>
          </table:table-cell>
          <table:table-cell table:style-name="ce1" office:value-type="float" office:value="0.3741997616331" calcext:value-type="float">
            <text:p>0.3741997616331</text:p>
          </table:table-cell>
          <table:table-cell table:style-name="ce1" office:value-type="float" office:value="0.3701439498096" calcext:value-type="float">
            <text:p>0.3701439498096</text:p>
          </table:table-cell>
          <table:table-cell table:style-name="ce1" office:value-type="float" office:value="0.3699207891781" calcext:value-type="float">
            <text:p>0.3699207891781</text:p>
          </table:table-cell>
          <table:table-cell table:style-name="ce1" office:value-type="float" office:value="0.3806719248034" calcext:value-type="float">
            <text:p>0.3806719248034</text:p>
          </table:table-cell>
          <table:table-cell table:style-name="ce1" office:value-type="float" office:value="0.3696444156833" calcext:value-type="float">
            <text:p>0.3696444156833</text:p>
          </table:table-cell>
          <table:table-cell table:style-name="ce1" office:value-type="float" office:value="0.3655009362644" calcext:value-type="float">
            <text:p>0.3655009362644</text:p>
          </table:table-cell>
          <table:table-cell table:style-name="ce1" office:value-type="float" office:value="0.3645619087858" calcext:value-type="float">
            <text:p>0.3645619087858</text:p>
          </table:table-cell>
          <table:table-cell table:style-name="ce1" office:value-type="float" office:value="0.3607949990685" calcext:value-type="float">
            <text:p>0.3607949990685</text:p>
          </table:table-cell>
          <table:table-cell table:style-name="ce1" office:value-type="float" office:value="0.3557856062136" calcext:value-type="float">
            <text:p>0.3557856062136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3998480720592" calcext:value-type="float">
            <text:p>0.3998480720592</text:p>
          </table:table-cell>
          <table:table-cell table:style-name="ce1" office:value-type="float" office:value="0.3863184442492" calcext:value-type="float">
            <text:p>0.3863184442492</text:p>
          </table:table-cell>
          <table:table-cell table:style-name="ce1" office:value-type="float" office:value="0.3741997698864" calcext:value-type="float">
            <text:p>0.3741997698864</text:p>
          </table:table-cell>
          <table:table-cell table:style-name="ce1" office:value-type="float" office:value="0.3701439565381" calcext:value-type="float">
            <text:p>0.3701439565381</text:p>
          </table:table-cell>
          <table:table-cell table:style-name="ce1" office:value-type="float" office:value="0.3699208000088" calcext:value-type="float">
            <text:p>0.3699208000088</text:p>
          </table:table-cell>
          <table:table-cell table:style-name="ce1" office:value-type="float" office:value="0.3806719248036" calcext:value-type="float">
            <text:p>0.3806719248036</text:p>
          </table:table-cell>
          <table:table-cell table:style-name="ce1" office:value-type="float" office:value="0.3696444207664" calcext:value-type="float">
            <text:p>0.3696444207664</text:p>
          </table:table-cell>
          <table:table-cell table:style-name="ce1" office:value-type="float" office:value="0.3655009388994" calcext:value-type="float">
            <text:p>0.3655009388994</text:p>
          </table:table-cell>
          <table:table-cell table:style-name="ce1" office:value-type="float" office:value="0.3645619114313" calcext:value-type="float">
            <text:p>0.3645619114313</text:p>
          </table:table-cell>
          <table:table-cell table:style-name="ce1" office:value-type="float" office:value="0.3607950037317" calcext:value-type="float">
            <text:p>0.3607950037317</text:p>
          </table:table-cell>
          <table:table-cell table:style-name="ce1" office:value-type="float" office:value="0.3557856062142" calcext:value-type="float">
            <text:p>0.3557856062142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3998632767496" calcext:value-type="float">
            <text:p>0.3998632767496</text:p>
          </table:table-cell>
          <table:table-cell table:style-name="ce1" office:value-type="float" office:value="0.3863315230588" calcext:value-type="float">
            <text:p>0.3863315230588</text:p>
          </table:table-cell>
          <table:table-cell table:style-name="ce1" office:value-type="float" office:value="0.374207500103" calcext:value-type="float">
            <text:p>0.374207500103</text:p>
          </table:table-cell>
          <table:table-cell table:style-name="ce1" office:value-type="float" office:value="0.3701503718861" calcext:value-type="float">
            <text:p>0.3701503718861</text:p>
          </table:table-cell>
          <table:table-cell table:style-name="ce1" office:value-type="float" office:value="0.3699243370276" calcext:value-type="float">
            <text:p>0.3699243370276</text:p>
          </table:table-cell>
          <table:table-cell table:style-name="ce1" office:value-type="float" office:value="0.3806720893489" calcext:value-type="float">
            <text:p>0.3806720893489</text:p>
          </table:table-cell>
          <table:table-cell table:style-name="ce1" office:value-type="float" office:value="0.36965252294" calcext:value-type="float">
            <text:p>0.36965252294</text:p>
          </table:table-cell>
          <table:table-cell table:style-name="ce1" office:value-type="float" office:value="0.3655074228251" calcext:value-type="float">
            <text:p>0.3655074228251</text:p>
          </table:table-cell>
          <table:table-cell table:style-name="ce1" office:value-type="float" office:value="0.3645658694863" calcext:value-type="float">
            <text:p>0.3645658694863</text:p>
          </table:table-cell>
          <table:table-cell table:style-name="ce1" office:value-type="float" office:value="0.3607956878061" calcext:value-type="float">
            <text:p>0.3607956878061</text:p>
          </table:table-cell>
          <table:table-cell table:style-name="ce1" office:value-type="float" office:value="0.3557875860587" calcext:value-type="float">
            <text:p>0.3557875860587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3998632767516" calcext:value-type="float">
            <text:p>0.3998632767516</text:p>
          </table:table-cell>
          <table:table-cell table:style-name="ce1" office:value-type="float" office:value="0.3863315261764" calcext:value-type="float">
            <text:p>0.3863315261764</text:p>
          </table:table-cell>
          <table:table-cell table:style-name="ce1" office:value-type="float" office:value="0.374207502504" calcext:value-type="float">
            <text:p>0.374207502504</text:p>
          </table:table-cell>
          <table:table-cell table:style-name="ce1" office:value-type="float" office:value="0.3701503739597" calcext:value-type="float">
            <text:p>0.3701503739597</text:p>
          </table:table-cell>
          <table:table-cell table:style-name="ce1" office:value-type="float" office:value="0.3699243453791" calcext:value-type="float">
            <text:p>0.3699243453791</text:p>
          </table:table-cell>
          <table:table-cell table:style-name="ce1" office:value-type="float" office:value="0.3806720893493" calcext:value-type="float">
            <text:p>0.3806720893493</text:p>
          </table:table-cell>
          <table:table-cell table:style-name="ce1" office:value-type="float" office:value="0.3696525318569" calcext:value-type="float">
            <text:p>0.3696525318569</text:p>
          </table:table-cell>
          <table:table-cell table:style-name="ce1" office:value-type="float" office:value="0.3655074284369" calcext:value-type="float">
            <text:p>0.3655074284369</text:p>
          </table:table-cell>
          <table:table-cell table:style-name="ce1" office:value-type="float" office:value="0.3645658734311" calcext:value-type="float">
            <text:p>0.3645658734311</text:p>
          </table:table-cell>
          <table:table-cell table:style-name="ce1" office:value-type="float" office:value="0.3607956928476" calcext:value-type="float">
            <text:p>0.3607956928476</text:p>
          </table:table-cell>
          <table:table-cell table:style-name="ce1" office:value-type="float" office:value="0.3557875860599" calcext:value-type="float">
            <text:p>0.3557875860599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3998635487518" calcext:value-type="float">
            <text:p>0.3998635487518</text:p>
          </table:table-cell>
          <table:table-cell table:style-name="ce1" office:value-type="float" office:value="0.3863334148452" calcext:value-type="float">
            <text:p>0.3863334148452</text:p>
          </table:table-cell>
          <table:table-cell table:style-name="ce1" office:value-type="float" office:value="0.3742094339823" calcext:value-type="float">
            <text:p>0.3742094339823</text:p>
          </table:table-cell>
          <table:table-cell table:style-name="ce1" office:value-type="float" office:value="0.3701528561047" calcext:value-type="float">
            <text:p>0.3701528561047</text:p>
          </table:table-cell>
          <table:table-cell table:style-name="ce1" office:value-type="float" office:value="0.3734918858" calcext:value-type="float">
            <text:p>0.3734918858</text:p>
          </table:table-cell>
          <table:table-cell table:style-name="ce1" office:value-type="float" office:value="0.4066677814016" calcext:value-type="float">
            <text:p>0.4066677814016</text:p>
          </table:table-cell>
          <table:table-cell table:style-name="ce1" office:value-type="float" office:value="0.3974596137971" calcext:value-type="float">
            <text:p>0.3974596137971</text:p>
          </table:table-cell>
          <table:table-cell table:style-name="ce1" office:value-type="float" office:value="0.3846602277886" calcext:value-type="float">
            <text:p>0.3846602277886</text:p>
          </table:table-cell>
          <table:table-cell table:style-name="ce1" office:value-type="float" office:value="0.3714874454716" calcext:value-type="float">
            <text:p>0.3714874454716</text:p>
          </table:table-cell>
          <table:table-cell table:style-name="ce1" office:value-type="float" office:value="0.3725529281552" calcext:value-type="float">
            <text:p>0.3725529281552</text:p>
          </table:table-cell>
          <table:table-cell table:style-name="ce1" office:value-type="float" office:value="0.3794209948301" calcext:value-type="float">
            <text:p>0.3794209948301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3998635487551" calcext:value-type="float">
            <text:p>0.3998635487551</text:p>
          </table:table-cell>
          <table:table-cell table:style-name="ce1" office:value-type="float" office:value="0.3863334223824" calcext:value-type="float">
            <text:p>0.3863334223824</text:p>
          </table:table-cell>
          <table:table-cell table:style-name="ce1" office:value-type="float" office:value="0.3742094441131" calcext:value-type="float">
            <text:p>0.3742094441131</text:p>
          </table:table-cell>
          <table:table-cell table:style-name="ce1" office:value-type="float" office:value="0.3701528627677" calcext:value-type="float">
            <text:p>0.3701528627677</text:p>
          </table:table-cell>
          <table:table-cell table:style-name="ce1" office:value-type="float" office:value="0.3734918858426" calcext:value-type="float">
            <text:p>0.3734918858426</text:p>
          </table:table-cell>
          <table:table-cell table:style-name="ce1" office:value-type="float" office:value="0.4066677814052" calcext:value-type="float">
            <text:p>0.4066677814052</text:p>
          </table:table-cell>
          <table:table-cell table:style-name="ce1" office:value-type="float" office:value="0.3974596263892" calcext:value-type="float">
            <text:p>0.3974596263892</text:p>
          </table:table-cell>
          <table:table-cell table:style-name="ce1" office:value-type="float" office:value="0.3846602345935" calcext:value-type="float">
            <text:p>0.3846602345935</text:p>
          </table:table-cell>
          <table:table-cell table:style-name="ce1" office:value-type="float" office:value="0.3714874483096" calcext:value-type="float">
            <text:p>0.3714874483096</text:p>
          </table:table-cell>
          <table:table-cell table:style-name="ce1" office:value-type="float" office:value="0.3725529293824" calcext:value-type="float">
            <text:p>0.3725529293824</text:p>
          </table:table-cell>
          <table:table-cell table:style-name="ce1" office:value-type="float" office:value="0.3794209948305" calcext:value-type="float">
            <text:p>0.3794209948305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4722353959642" calcext:value-type="float">
            <text:p>0.4722353959642</text:p>
          </table:table-cell>
          <table:table-cell table:style-name="ce1" office:value-type="float" office:value="0.4755579255465" calcext:value-type="float">
            <text:p>0.4755579255465</text:p>
          </table:table-cell>
          <table:table-cell table:style-name="ce1" office:value-type="float" office:value="0.4755349926568" calcext:value-type="float">
            <text:p>0.4755349926568</text:p>
          </table:table-cell>
          <table:table-cell table:style-name="ce1" office:value-type="float" office:value="0.4668556042429" calcext:value-type="float">
            <text:p>0.4668556042429</text:p>
          </table:table-cell>
          <table:table-cell table:style-name="ce1" office:value-type="float" office:value="0.4407152039864" calcext:value-type="float">
            <text:p>0.4407152039864</text:p>
          </table:table-cell>
          <table:table-cell table:style-name="ce1" office:value-type="float" office:value="0.4066750403019" calcext:value-type="float">
            <text:p>0.4066750403019</text:p>
          </table:table-cell>
          <table:table-cell table:style-name="ce1" office:value-type="float" office:value="0.3974680626159" calcext:value-type="float">
            <text:p>0.3974680626159</text:p>
          </table:table-cell>
          <table:table-cell table:style-name="ce1" office:value-type="float" office:value="0.3846691114155" calcext:value-type="float">
            <text:p>0.3846691114155</text:p>
          </table:table-cell>
          <table:table-cell table:style-name="ce1" office:value-type="float" office:value="0.3714924667042" calcext:value-type="float">
            <text:p>0.3714924667042</text:p>
          </table:table-cell>
          <table:table-cell table:style-name="ce1" office:value-type="float" office:value="0.3725626147179" calcext:value-type="float">
            <text:p>0.3725626147179</text:p>
          </table:table-cell>
          <table:table-cell table:style-name="ce1" office:value-type="float" office:value="0.3794318728915" calcext:value-type="float">
            <text:p>0.3794318728915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4722353959723" calcext:value-type="float">
            <text:p>0.4722353959723</text:p>
          </table:table-cell>
          <table:table-cell table:style-name="ce1" office:value-type="float" office:value="0.4755579342189" calcext:value-type="float">
            <text:p>0.4755579342189</text:p>
          </table:table-cell>
          <table:table-cell table:style-name="ce1" office:value-type="float" office:value="0.4755349968905" calcext:value-type="float">
            <text:p>0.4755349968905</text:p>
          </table:table-cell>
          <table:table-cell table:style-name="ce1" office:value-type="float" office:value="0.4668556131299" calcext:value-type="float">
            <text:p>0.4668556131299</text:p>
          </table:table-cell>
          <table:table-cell table:style-name="ce1" office:value-type="float" office:value="0.4407152081765" calcext:value-type="float">
            <text:p>0.4407152081765</text:p>
          </table:table-cell>
          <table:table-cell table:style-name="ce1" office:value-type="float" office:value="0.4066750403048" calcext:value-type="float">
            <text:p>0.4066750403048</text:p>
          </table:table-cell>
          <table:table-cell table:style-name="ce1" office:value-type="float" office:value="0.3974680790342" calcext:value-type="float">
            <text:p>0.3974680790342</text:p>
          </table:table-cell>
          <table:table-cell table:style-name="ce1" office:value-type="float" office:value="0.3846691195796" calcext:value-type="float">
            <text:p>0.3846691195796</text:p>
          </table:table-cell>
          <table:table-cell table:style-name="ce1" office:value-type="float" office:value="0.3714924701126" calcext:value-type="float">
            <text:p>0.3714924701126</text:p>
          </table:table-cell>
          <table:table-cell table:style-name="ce1" office:value-type="float" office:value="0.3725626162793" calcext:value-type="float">
            <text:p>0.3725626162793</text:p>
          </table:table-cell>
          <table:table-cell table:style-name="ce1" office:value-type="float" office:value="0.3794318728923" calcext:value-type="float">
            <text:p>0.3794318728923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4722354360899" calcext:value-type="float">
            <text:p>0.4722354360899</text:p>
          </table:table-cell>
          <table:table-cell table:style-name="ce1" office:value-type="float" office:value="0.4755593330402" calcext:value-type="float">
            <text:p>0.4755593330402</text:p>
          </table:table-cell>
          <table:table-cell table:style-name="ce1" office:value-type="float" office:value="0.4755376602716" calcext:value-type="float">
            <text:p>0.4755376602716</text:p>
          </table:table-cell>
          <table:table-cell table:style-name="ce1" office:value-type="float" office:value="0.4668593055819" calcext:value-type="float">
            <text:p>0.4668593055819</text:p>
          </table:table-cell>
          <table:table-cell table:style-name="ce1" office:value-type="float" office:value="0.4407193764168" calcext:value-type="float">
            <text:p>0.4407193764168</text:p>
          </table:table-cell>
          <table:table-cell table:style-name="ce1" office:value-type="float" office:value="0.4066752909652" calcext:value-type="float">
            <text:p>0.4066752909652</text:p>
          </table:table-cell>
          <table:table-cell table:style-name="ce1" office:value-type="float" office:value="0.4433056136014" calcext:value-type="float">
            <text:p>0.4433056136014</text:p>
          </table:table-cell>
          <table:table-cell table:style-name="ce1" office:value-type="float" office:value="0.4989396484521" calcext:value-type="float">
            <text:p>0.4989396484521</text:p>
          </table:table-cell>
          <table:table-cell table:style-name="ce1" office:value-type="float" office:value="0.5448302306091" calcext:value-type="float">
            <text:p>0.5448302306091</text:p>
          </table:table-cell>
          <table:table-cell table:style-name="ce1" office:value-type="float" office:value="0.5665172155873" calcext:value-type="float">
            <text:p>0.5665172155873</text:p>
          </table:table-cell>
          <table:table-cell table:style-name="ce1" office:value-type="float" office:value="0.5974314376661" calcext:value-type="float">
            <text:p>0.5974314376661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4722354361004" calcext:value-type="float">
            <text:p>0.4722354361004</text:p>
          </table:table-cell>
          <table:table-cell table:style-name="ce1" office:value-type="float" office:value="0.4755593441817" calcext:value-type="float">
            <text:p>0.4755593441817</text:p>
          </table:table-cell>
          <table:table-cell table:style-name="ce1" office:value-type="float" office:value="0.4755376647628" calcext:value-type="float">
            <text:p>0.4755376647628</text:p>
          </table:table-cell>
          <table:table-cell table:style-name="ce1" office:value-type="float" office:value="0.4668593158003" calcext:value-type="float">
            <text:p>0.4668593158003</text:p>
          </table:table-cell>
          <table:table-cell table:style-name="ce1" office:value-type="float" office:value="0.4407193826106" calcext:value-type="float">
            <text:p>0.4407193826106</text:p>
          </table:table-cell>
          <table:table-cell table:style-name="ce1" office:value-type="float" office:value="0.4066752909682" calcext:value-type="float">
            <text:p>0.4066752909682</text:p>
          </table:table-cell>
          <table:table-cell table:style-name="ce1" office:value-type="float" office:value="0.4433056214751" calcext:value-type="float">
            <text:p>0.4433056214751</text:p>
          </table:table-cell>
          <table:table-cell table:style-name="ce1" office:value-type="float" office:value="0.4989396610021" calcext:value-type="float">
            <text:p>0.4989396610021</text:p>
          </table:table-cell>
          <table:table-cell table:style-name="ce1" office:value-type="float" office:value="0.5448302337668" calcext:value-type="float">
            <text:p>0.5448302337668</text:p>
          </table:table-cell>
          <table:table-cell table:style-name="ce1" office:value-type="float" office:value="0.5665172266424" calcext:value-type="float">
            <text:p>0.5665172266424</text:p>
          </table:table-cell>
          <table:table-cell table:style-name="ce1" office:value-type="float" office:value="0.5974314391601" calcext:value-type="float">
            <text:p>0.5974314391601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4722359246882" calcext:value-type="float">
            <text:p>0.4722359246882</text:p>
          </table:table-cell>
          <table:table-cell table:style-name="ce1" office:value-type="float" office:value="0.4755599530867" calcext:value-type="float">
            <text:p>0.4755599530867</text:p>
          </table:table-cell>
          <table:table-cell table:style-name="ce1" office:value-type="float" office:value="0.4755387396186" calcext:value-type="float">
            <text:p>0.4755387396186</text:p>
          </table:table-cell>
          <table:table-cell table:style-name="ce1" office:value-type="float" office:value="0.4668602432069" calcext:value-type="float">
            <text:p>0.4668602432069</text:p>
          </table:table-cell>
          <table:table-cell table:style-name="ce1" office:value-type="float" office:value="0.4407198672877" calcext:value-type="float">
            <text:p>0.4407198672877</text:p>
          </table:table-cell>
          <table:table-cell table:style-name="ce1" office:value-type="float" office:value="0.4066753252615" calcext:value-type="float">
            <text:p>0.4066753252615</text:p>
          </table:table-cell>
          <table:table-cell table:style-name="ce1" office:value-type="float" office:value="0.4433088370844" calcext:value-type="float">
            <text:p>0.4433088370844</text:p>
          </table:table-cell>
          <table:table-cell table:style-name="ce1" office:value-type="float" office:value="0.4989429066439" calcext:value-type="float">
            <text:p>0.4989429066439</text:p>
          </table:table-cell>
          <table:table-cell table:style-name="ce1" office:value-type="float" office:value="0.5448311097258" calcext:value-type="float">
            <text:p>0.5448311097258</text:p>
          </table:table-cell>
          <table:table-cell table:style-name="ce1" office:value-type="float" office:value="0.5665181222656" calcext:value-type="float">
            <text:p>0.5665181222656</text:p>
          </table:table-cell>
          <table:table-cell table:style-name="ce1" office:value-type="float" office:value="0.5974320962142" calcext:value-type="float">
            <text:p>0.5974320962142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float" office:value="0.4722359246967" calcext:value-type="float">
            <text:p>0.4722359246967</text:p>
          </table:table-cell>
          <table:table-cell table:style-name="ce1" office:value-type="float" office:value="0.4755599636642" calcext:value-type="float">
            <text:p>0.4755599636642</text:p>
          </table:table-cell>
          <table:table-cell table:style-name="ce1" office:value-type="float" office:value="0.4755387422477" calcext:value-type="float">
            <text:p>0.4755387422477</text:p>
          </table:table-cell>
          <table:table-cell table:style-name="ce1" office:value-type="float" office:value="0.4668602533122" calcext:value-type="float">
            <text:p>0.4668602533122</text:p>
          </table:table-cell>
          <table:table-cell table:style-name="ce1" office:value-type="float" office:value="0.4407198887533" calcext:value-type="float">
            <text:p>0.4407198887533</text:p>
          </table:table-cell>
          <table:table-cell table:style-name="ce1" office:value-type="float" office:value="0.4066753252656" calcext:value-type="float">
            <text:p>0.4066753252656</text:p>
          </table:table-cell>
          <table:table-cell table:style-name="ce1" office:value-type="float" office:value="0.4433088463485" calcext:value-type="float">
            <text:p>0.4433088463485</text:p>
          </table:table-cell>
          <table:table-cell table:style-name="ce1" office:value-type="float" office:value="0.4989429186644" calcext:value-type="float">
            <text:p>0.4989429186644</text:p>
          </table:table-cell>
          <table:table-cell table:style-name="ce1" office:value-type="float" office:value="0.5448311130818" calcext:value-type="float">
            <text:p>0.5448311130818</text:p>
          </table:table-cell>
          <table:table-cell table:style-name="ce1" office:value-type="float" office:value="0.5665181342639" calcext:value-type="float">
            <text:p>0.5665181342639</text:p>
          </table:table-cell>
          <table:table-cell table:style-name="ce1" office:value-type="float" office:value="0.5974320976574" calcext:value-type="float">
            <text:p>0.5974320976574</text:p>
          </table:table-cell>
          <table:table-cell table:number-columns-repeated="13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9"/>
          <table:table-cell office:value-type="string" calcext:value-type="string">
            <text:p>57-80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string" calcext:value-type="string">
            <text:p>Abinit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33973" calcext:value-type="float">
            <text:p>0.33973</text:p>
          </table:table-cell>
          <table:table-cell office:value-type="float" office:value="0.30553" calcext:value-type="float">
            <text:p>0.30553</text:p>
          </table:table-cell>
          <table:table-cell office:value-type="float" office:value="0.30378" calcext:value-type="float">
            <text:p>0.30378</text:p>
          </table:table-cell>
          <table:table-cell office:value-type="float" office:value="0.32886" calcext:value-type="float">
            <text:p>0.32886</text:p>
          </table:table-cell>
          <table:table-cell office:value-type="float" office:value="0.35474" calcext:value-type="float">
            <text:p>0.35474</text:p>
          </table:table-cell>
          <table:table-cell office:value-type="float" office:value="0.33687" calcext:value-type="float">
            <text:p>0.33687</text:p>
          </table:table-cell>
          <table:table-cell office:value-type="float" office:value="0.30405" calcext:value-type="float">
            <text:p>0.30405</text:p>
          </table:table-cell>
          <table:table-cell office:value-type="float" office:value="0.30999" calcext:value-type="float">
            <text:p>0.30999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232" calcext:value-type="float">
            <text:p>0.3232</text:p>
          </table:table-cell>
          <table:table-cell table:number-columns-repeated="2"/>
          <table:table-cell office:value-type="float" office:value="0.36546" calcext:value-type="float">
            <text:p>0.36546</text:p>
          </table:table-cell>
          <table:table-cell office:value-type="float" office:value="0.35095" calcext:value-type="float">
            <text:p>0.35095</text:p>
          </table:table-cell>
          <table:table-cell office:value-type="float" office:value="0.30431" calcext:value-type="float">
            <text:p>0.30431</text:p>
          </table:table-cell>
          <table:table-cell office:value-type="float" office:value="0.28922" calcext:value-type="float">
            <text:p>0.28922</text:p>
          </table:table-cell>
          <table:table-cell office:value-type="float" office:value="0.32927" calcext:value-type="float">
            <text:p>0.32927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3895" calcext:value-type="float">
            <text:p>0.33895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31182" calcext:value-type="float">
            <text:p>0.31182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10"/>
          <table:table-cell office:value-type="float" office:value="0.3566" calcext:value-type="float">
            <text:p>0.3566</text:p>
          </table:table-cell>
          <table:table-cell office:value-type="float" office:value="0.33973" calcext:value-type="float">
            <text:p>0.33973</text:p>
          </table:table-cell>
          <table:table-cell office:value-type="float" office:value="0.30553" calcext:value-type="float">
            <text:p>0.30553</text:p>
          </table:table-cell>
          <table:table-cell office:value-type="float" office:value="0.30378" calcext:value-type="float">
            <text:p>0.30378</text:p>
          </table:table-cell>
          <table:table-cell office:value-type="float" office:value="0.32886" calcext:value-type="float">
            <text:p>0.32886</text:p>
          </table:table-cell>
          <table:table-cell office:value-type="float" office:value="0.35474" calcext:value-type="float">
            <text:p>0.35474</text:p>
          </table:table-cell>
          <table:table-cell office:value-type="float" office:value="0.33687" calcext:value-type="float">
            <text:p>0.33687</text:p>
          </table:table-cell>
          <table:table-cell office:value-type="float" office:value="0.30405" calcext:value-type="float">
            <text:p>0.30405</text:p>
          </table:table-cell>
          <table:table-cell office:value-type="float" office:value="0.30999" calcext:value-type="float">
            <text:p>0.30999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232" calcext:value-type="float">
            <text:p>0.3232</text:p>
          </table:table-cell>
          <table:table-cell table:number-columns-repeated="2"/>
          <table:table-cell office:value-type="float" office:value="0.36546" calcext:value-type="float">
            <text:p>0.36546</text:p>
          </table:table-cell>
          <table:table-cell office:value-type="float" office:value="0.35095" calcext:value-type="float">
            <text:p>0.35095</text:p>
          </table:table-cell>
          <table:table-cell office:value-type="float" office:value="0.32725" calcext:value-type="float">
            <text:p>0.32725</text:p>
          </table:table-cell>
          <table:table-cell office:value-type="float" office:value="0.30288" calcext:value-type="float">
            <text:p>0.30288</text:p>
          </table:table-cell>
          <table:table-cell office:value-type="float" office:value="0.32927" calcext:value-type="float">
            <text:p>0.32927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3895" calcext:value-type="float">
            <text:p>0.33895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31182" calcext:value-type="float">
            <text:p>0.31182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10"/>
          <table:table-cell office:value-type="float" office:value="0.3566" calcext:value-type="float">
            <text:p>0.3566</text:p>
          </table:table-cell>
          <table:table-cell office:value-type="float" office:value="0.33974" calcext:value-type="float">
            <text:p>0.33974</text:p>
          </table:table-cell>
          <table:table-cell office:value-type="float" office:value="0.32701" calcext:value-type="float">
            <text:p>0.32701</text:p>
          </table:table-cell>
          <table:table-cell office:value-type="float" office:value="0.31327" calcext:value-type="float">
            <text:p>0.31327</text:p>
          </table:table-cell>
          <table:table-cell office:value-type="float" office:value="0.32886" calcext:value-type="float">
            <text:p>0.32886</text:p>
          </table:table-cell>
          <table:table-cell office:value-type="float" office:value="0.35474" calcext:value-type="float">
            <text:p>0.35474</text:p>
          </table:table-cell>
          <table:table-cell office:value-type="float" office:value="0.33688" calcext:value-type="float">
            <text:p>0.33688</text:p>
          </table:table-cell>
          <table:table-cell office:value-type="float" office:value="0.30406" calcext:value-type="float">
            <text:p>0.30406</text:p>
          </table:table-cell>
          <table:table-cell office:value-type="float" office:value="0.31" calcext:value-type="float">
            <text:p>0.31</text:p>
          </table:table-cell>
          <table:table-cell office:value-type="float" office:value="0.31992" calcext:value-type="float">
            <text:p>0.31992</text:p>
          </table:table-cell>
          <table:table-cell office:value-type="float" office:value="0.32323" calcext:value-type="float">
            <text:p>0.32323</text:p>
          </table:table-cell>
          <table:table-cell table:number-columns-repeated="2"/>
          <table:table-cell office:value-type="float" office:value="0.36546" calcext:value-type="float">
            <text:p>0.36546</text:p>
          </table:table-cell>
          <table:table-cell office:value-type="float" office:value="0.35095" calcext:value-type="float">
            <text:p>0.35095</text:p>
          </table:table-cell>
          <table:table-cell office:value-type="float" office:value="0.32725" calcext:value-type="float">
            <text:p>0.32725</text:p>
          </table:table-cell>
          <table:table-cell office:value-type="float" office:value="0.30288" calcext:value-type="float">
            <text:p>0.30288</text:p>
          </table:table-cell>
          <table:table-cell office:value-type="float" office:value="0.32927" calcext:value-type="float">
            <text:p>0.32927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4338" calcext:value-type="float">
            <text:p>0.34338</text:p>
          </table:table-cell>
          <table:table-cell office:value-type="float" office:value="0.30552" calcext:value-type="float">
            <text:p>0.30552</text:p>
          </table:table-cell>
          <table:table-cell office:value-type="float" office:value="0.31433" calcext:value-type="float">
            <text:p>0.31433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10"/>
          <table:table-cell office:value-type="float" office:value="0.3566" calcext:value-type="float">
            <text:p>0.3566</text:p>
          </table:table-cell>
          <table:table-cell office:value-type="float" office:value="0.33974" calcext:value-type="float">
            <text:p>0.33974</text:p>
          </table:table-cell>
          <table:table-cell office:value-type="float" office:value="0.32701" calcext:value-type="float">
            <text:p>0.32701</text:p>
          </table:table-cell>
          <table:table-cell office:value-type="float" office:value="0.31327" calcext:value-type="float">
            <text:p>0.31327</text:p>
          </table:table-cell>
          <table:table-cell office:value-type="float" office:value="0.32886" calcext:value-type="float">
            <text:p>0.32886</text:p>
          </table:table-cell>
          <table:table-cell office:value-type="float" office:value="0.35474" calcext:value-type="float">
            <text:p>0.35474</text:p>
          </table:table-cell>
          <table:table-cell office:value-type="float" office:value="0.33688" calcext:value-type="float">
            <text:p>0.33688</text:p>
          </table:table-cell>
          <table:table-cell office:value-type="float" office:value="0.30406" calcext:value-type="float">
            <text:p>0.30406</text:p>
          </table:table-cell>
          <table:table-cell office:value-type="float" office:value="0.31" calcext:value-type="float">
            <text:p>0.31</text:p>
          </table:table-cell>
          <table:table-cell office:value-type="float" office:value="0.31992" calcext:value-type="float">
            <text:p>0.31992</text:p>
          </table:table-cell>
          <table:table-cell office:value-type="float" office:value="0.32323" calcext:value-type="float">
            <text:p>0.32323</text:p>
          </table:table-cell>
          <table:table-cell table:number-columns-repeated="2"/>
          <table:table-cell office:value-type="float" office:value="0.37762" calcext:value-type="float">
            <text:p>0.37762</text:p>
          </table:table-cell>
          <table:table-cell office:value-type="float" office:value="0.35669" calcext:value-type="float">
            <text:p>0.35669</text:p>
          </table:table-cell>
          <table:table-cell office:value-type="float" office:value="0.33092" calcext:value-type="float">
            <text:p>0.33092</text:p>
          </table:table-cell>
          <table:table-cell office:value-type="float" office:value="0.30288" calcext:value-type="float">
            <text:p>0.30288</text:p>
          </table:table-cell>
          <table:table-cell office:value-type="float" office:value="0.34852" calcext:value-type="float">
            <text:p>0.34852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4338" calcext:value-type="float">
            <text:p>0.34338</text:p>
          </table:table-cell>
          <table:table-cell office:value-type="float" office:value="0.30552" calcext:value-type="float">
            <text:p>0.30552</text:p>
          </table:table-cell>
          <table:table-cell office:value-type="float" office:value="0.31433" calcext:value-type="float">
            <text:p>0.31433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10"/>
          <table:table-cell office:value-type="float" office:value="0.35661" calcext:value-type="float">
            <text:p>0.35661</text:p>
          </table:table-cell>
          <table:table-cell office:value-type="float" office:value="0.33974" calcext:value-type="float">
            <text:p>0.33974</text:p>
          </table:table-cell>
          <table:table-cell office:value-type="float" office:value="0.33404" calcext:value-type="float">
            <text:p>0.33404</text:p>
          </table:table-cell>
          <table:table-cell office:value-type="float" office:value="0.31327" calcext:value-type="float">
            <text:p>0.31327</text:p>
          </table:table-cell>
          <table:table-cell office:value-type="float" office:value="0.32887" calcext:value-type="float">
            <text:p>0.32887</text:p>
          </table:table-cell>
          <table:table-cell office:value-type="float" office:value="0.35476" calcext:value-type="float">
            <text:p>0.35476</text:p>
          </table:table-cell>
          <table:table-cell office:value-type="float" office:value="0.33757" calcext:value-type="float">
            <text:p>0.33757</text:p>
          </table:table-cell>
          <table:table-cell office:value-type="float" office:value="0.31456" calcext:value-type="float">
            <text:p>0.31456</text:p>
          </table:table-cell>
          <table:table-cell office:value-type="float" office:value="0.32124" calcext:value-type="float">
            <text:p>0.32124</text:p>
          </table:table-cell>
          <table:table-cell office:value-type="float" office:value="0.32858" calcext:value-type="float">
            <text:p>0.32858</text:p>
          </table:table-cell>
          <table:table-cell office:value-type="float" office:value="0.32825" calcext:value-type="float">
            <text:p>0.32825</text:p>
          </table:table-cell>
          <table:table-cell table:number-columns-repeated="2"/>
          <table:table-cell office:value-type="float" office:value="0.37762" calcext:value-type="float">
            <text:p>0.37762</text:p>
          </table:table-cell>
          <table:table-cell office:value-type="float" office:value="0.35669" calcext:value-type="float">
            <text:p>0.35669</text:p>
          </table:table-cell>
          <table:table-cell office:value-type="float" office:value="0.33092" calcext:value-type="float">
            <text:p>0.33092</text:p>
          </table:table-cell>
          <table:table-cell office:value-type="float" office:value="0.34133" calcext:value-type="float">
            <text:p>0.34133</text:p>
          </table:table-cell>
          <table:table-cell office:value-type="float" office:value="0.35914" calcext:value-type="float">
            <text:p>0.35914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569" calcext:value-type="float">
            <text:p>0.36569</text:p>
          </table:table-cell>
          <table:table-cell office:value-type="float" office:value="0.36196" calcext:value-type="float">
            <text:p>0.36196</text:p>
          </table:table-cell>
          <table:table-cell office:value-type="float" office:value="0.35483" calcext:value-type="float">
            <text:p>0.35483</text:p>
          </table:table-cell>
          <table:table-cell office:value-type="float" office:value="0.33301" calcext:value-type="float">
            <text:p>0.33301</text:p>
          </table:table-cell>
          <table:table-cell office:value-type="float" office:value="0.32266" calcext:value-type="float">
            <text:p>0.32266</text:p>
          </table:table-cell>
        </table:table-row>
        <table:table-row table:style-name="ro1">
          <table:table-cell table:number-columns-repeated="10"/>
          <table:table-cell office:value-type="float" office:value="0.35661" calcext:value-type="float">
            <text:p>0.35661</text:p>
          </table:table-cell>
          <table:table-cell office:value-type="float" office:value="0.33974" calcext:value-type="float">
            <text:p>0.33974</text:p>
          </table:table-cell>
          <table:table-cell office:value-type="float" office:value="0.33404" calcext:value-type="float">
            <text:p>0.33404</text:p>
          </table:table-cell>
          <table:table-cell office:value-type="float" office:value="0.31327" calcext:value-type="float">
            <text:p>0.31327</text:p>
          </table:table-cell>
          <table:table-cell office:value-type="float" office:value="0.32887" calcext:value-type="float">
            <text:p>0.32887</text:p>
          </table:table-cell>
          <table:table-cell office:value-type="float" office:value="0.35476" calcext:value-type="float">
            <text:p>0.35476</text:p>
          </table:table-cell>
          <table:table-cell office:value-type="float" office:value="0.33757" calcext:value-type="float">
            <text:p>0.33757</text:p>
          </table:table-cell>
          <table:table-cell office:value-type="float" office:value="0.31456" calcext:value-type="float">
            <text:p>0.31456</text:p>
          </table:table-cell>
          <table:table-cell office:value-type="float" office:value="0.32124" calcext:value-type="float">
            <text:p>0.32124</text:p>
          </table:table-cell>
          <table:table-cell office:value-type="float" office:value="0.32858" calcext:value-type="float">
            <text:p>0.32858</text:p>
          </table:table-cell>
          <table:table-cell office:value-type="float" office:value="0.32825" calcext:value-type="float">
            <text:p>0.32825</text:p>
          </table:table-cell>
          <table:table-cell table:number-columns-repeated="2"/>
          <table:table-cell office:value-type="float" office:value="0.37762" calcext:value-type="float">
            <text:p>0.37762</text:p>
          </table:table-cell>
          <table:table-cell office:value-type="float" office:value="0.35669" calcext:value-type="float">
            <text:p>0.35669</text:p>
          </table:table-cell>
          <table:table-cell office:value-type="float" office:value="0.33092" calcext:value-type="float">
            <text:p>0.33092</text:p>
          </table:table-cell>
          <table:table-cell office:value-type="float" office:value="0.34133" calcext:value-type="float">
            <text:p>0.34133</text:p>
          </table:table-cell>
          <table:table-cell office:value-type="float" office:value="0.35914" calcext:value-type="float">
            <text:p>0.35914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36196" calcext:value-type="float">
            <text:p>0.36196</text:p>
          </table:table-cell>
          <table:table-cell office:value-type="float" office:value="0.35483" calcext:value-type="float">
            <text:p>0.35483</text:p>
          </table:table-cell>
          <table:table-cell office:value-type="float" office:value="0.33301" calcext:value-type="float">
            <text:p>0.33301</text:p>
          </table:table-cell>
          <table:table-cell office:value-type="float" office:value="0.32266" calcext:value-type="float">
            <text:p>0.32266</text:p>
          </table:table-cell>
        </table:table-row>
        <table:table-row table:style-name="ro1">
          <table:table-cell table:number-columns-repeated="10"/>
          <table:table-cell office:value-type="float" office:value="0.36305" calcext:value-type="float">
            <text:p>0.36305</text:p>
          </table:table-cell>
          <table:table-cell office:value-type="float" office:value="0.35365" calcext:value-type="float">
            <text:p>0.35365</text:p>
          </table:table-cell>
          <table:table-cell office:value-type="float" office:value="0.33405" calcext:value-type="float">
            <text:p>0.33405</text:p>
          </table:table-cell>
          <table:table-cell office:value-type="float" office:value="0.31328" calcext:value-type="float">
            <text:p>0.31328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5476" calcext:value-type="float">
            <text:p>0.35476</text:p>
          </table:table-cell>
          <table:table-cell office:value-type="float" office:value="0.33758" calcext:value-type="float">
            <text:p>0.33758</text:p>
          </table:table-cell>
          <table:table-cell office:value-type="float" office:value="0.31458" calcext:value-type="float">
            <text:p>0.31458</text:p>
          </table:table-cell>
          <table:table-cell office:value-type="float" office:value="0.32127" calcext:value-type="float">
            <text:p>0.32127</text:p>
          </table:table-cell>
          <table:table-cell office:value-type="float" office:value="0.32861" calcext:value-type="float">
            <text:p>0.32861</text:p>
          </table:table-cell>
          <table:table-cell office:value-type="float" office:value="0.32828" calcext:value-type="float">
            <text:p>0.32828</text:p>
          </table:table-cell>
          <table:table-cell table:number-columns-repeated="2"/>
          <table:table-cell office:value-type="float" office:value="0.37762" calcext:value-type="float">
            <text:p>0.37762</text:p>
          </table:table-cell>
          <table:table-cell office:value-type="float" office:value="0.37394" calcext:value-type="float">
            <text:p>0.373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605" calcext:value-type="float">
            <text:p>0.36605</text:p>
          </table:table-cell>
          <table:table-cell office:value-type="float" office:value="0.36361" calcext:value-type="float">
            <text:p>0.36361</text:p>
          </table:table-cell>
          <table:table-cell office:value-type="float" office:value="0.35623" calcext:value-type="float">
            <text:p>0.35623</text:p>
          </table:table-cell>
          <table:table-cell office:value-type="float" office:value="0.34948" calcext:value-type="float">
            <text:p>0.34948</text:p>
          </table:table-cell>
          <table:table-cell office:value-type="float" office:value="0.34552" calcext:value-type="float">
            <text:p>0.34552</text:p>
          </table:table-cell>
        </table:table-row>
        <table:table-row table:style-name="ro1">
          <table:table-cell table:number-columns-repeated="10"/>
          <table:table-cell office:value-type="float" office:value="0.36305" calcext:value-type="float">
            <text:p>0.36305</text:p>
          </table:table-cell>
          <table:table-cell office:value-type="float" office:value="0.35365" calcext:value-type="float">
            <text:p>0.35365</text:p>
          </table:table-cell>
          <table:table-cell office:value-type="float" office:value="0.33405" calcext:value-type="float">
            <text:p>0.33405</text:p>
          </table:table-cell>
          <table:table-cell office:value-type="float" office:value="0.31328" calcext:value-type="float">
            <text:p>0.31328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5476" calcext:value-type="float">
            <text:p>0.35476</text:p>
          </table:table-cell>
          <table:table-cell office:value-type="float" office:value="0.33758" calcext:value-type="float">
            <text:p>0.33758</text:p>
          </table:table-cell>
          <table:table-cell office:value-type="float" office:value="0.31458" calcext:value-type="float">
            <text:p>0.31458</text:p>
          </table:table-cell>
          <table:table-cell office:value-type="float" office:value="0.32127" calcext:value-type="float">
            <text:p>0.32127</text:p>
          </table:table-cell>
          <table:table-cell office:value-type="float" office:value="0.32861" calcext:value-type="float">
            <text:p>0.32861</text:p>
          </table:table-cell>
          <table:table-cell office:value-type="float" office:value="0.32828" calcext:value-type="float">
            <text:p>0.32828</text:p>
          </table:table-cell>
          <table:table-cell table:number-columns-repeated="2"/>
          <table:table-cell office:value-type="float" office:value="0.37762" calcext:value-type="float">
            <text:p>0.37762</text:p>
          </table:table-cell>
          <table:table-cell office:value-type="float" office:value="0.37394" calcext:value-type="float">
            <text:p>0.373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605" calcext:value-type="float">
            <text:p>0.36605</text:p>
          </table:table-cell>
          <table:table-cell office:value-type="float" office:value="0.36361" calcext:value-type="float">
            <text:p>0.36361</text:p>
          </table:table-cell>
          <table:table-cell office:value-type="float" office:value="0.35623" calcext:value-type="float">
            <text:p>0.35623</text:p>
          </table:table-cell>
          <table:table-cell office:value-type="float" office:value="0.34948" calcext:value-type="float">
            <text:p>0.34948</text:p>
          </table:table-cell>
          <table:table-cell office:value-type="float" office:value="0.34552" calcext:value-type="float">
            <text:p>0.34552</text:p>
          </table:table-cell>
        </table:table-row>
        <table:table-row table:style-name="ro1">
          <table:table-cell table:number-columns-repeated="10"/>
          <table:table-cell office:value-type="float" office:value="0.36306" calcext:value-type="float">
            <text:p>0.36306</text:p>
          </table:table-cell>
          <table:table-cell office:value-type="float" office:value="0.35366" calcext:value-type="float">
            <text:p>0.35366</text:p>
          </table:table-cell>
          <table:table-cell office:value-type="float" office:value="0.33405" calcext:value-type="float">
            <text:p>0.33405</text:p>
          </table:table-cell>
          <table:table-cell office:value-type="float" office:value="0.33786" calcext:value-type="float">
            <text:p>0.33786</text:p>
          </table:table-cell>
          <table:table-cell office:value-type="float" office:value="0.36303" calcext:value-type="float">
            <text:p>0.36303</text:p>
          </table:table-cell>
          <table:table-cell office:value-type="float" office:value="0.38058" calcext:value-type="float">
            <text:p>0.38058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4748" calcext:value-type="float">
            <text:p>0.34748</text:p>
          </table:table-cell>
          <table:table-cell office:value-type="float" office:value="0.33364" calcext:value-type="float">
            <text:p>0.33364</text:p>
          </table:table-cell>
          <table:table-cell office:value-type="float" office:value="0.32844" calcext:value-type="float">
            <text:p>0.32844</text:p>
          </table:table-cell>
          <table:table-cell table:number-columns-repeated="2"/>
          <table:table-cell office:value-type="float" office:value="0.37762" calcext:value-type="float">
            <text:p>0.37762</text:p>
          </table:table-cell>
          <table:table-cell office:value-type="float" office:value="0.37394" calcext:value-type="float">
            <text:p>0.373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39365" calcext:value-type="float">
            <text:p>0.39365</text:p>
          </table:table-cell>
          <table:table-cell office:value-type="float" office:value="0.37534" calcext:value-type="float">
            <text:p>0.37534</text:p>
          </table:table-cell>
          <table:table-cell office:value-type="float" office:value="0.36261" calcext:value-type="float">
            <text:p>0.36261</text:p>
          </table:table-cell>
          <table:table-cell office:value-type="float" office:value="0.37067" calcext:value-type="float">
            <text:p>0.37067</text:p>
          </table:table-cell>
          <table:table-cell office:value-type="float" office:value="0.37769" calcext:value-type="float">
            <text:p>0.37769</text:p>
          </table:table-cell>
        </table:table-row>
        <table:table-row table:style-name="ro1">
          <table:table-cell table:number-columns-repeated="10"/>
          <table:table-cell office:value-type="float" office:value="0.36306" calcext:value-type="float">
            <text:p>0.36306</text:p>
          </table:table-cell>
          <table:table-cell office:value-type="float" office:value="0.35366" calcext:value-type="float">
            <text:p>0.35366</text:p>
          </table:table-cell>
          <table:table-cell office:value-type="float" office:value="0.33405" calcext:value-type="float">
            <text:p>0.33405</text:p>
          </table:table-cell>
          <table:table-cell office:value-type="float" office:value="0.33786" calcext:value-type="float">
            <text:p>0.33786</text:p>
          </table:table-cell>
          <table:table-cell office:value-type="float" office:value="0.36303" calcext:value-type="float">
            <text:p>0.36303</text:p>
          </table:table-cell>
          <table:table-cell office:value-type="float" office:value="0.38058" calcext:value-type="float">
            <text:p>0.38058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4748" calcext:value-type="float">
            <text:p>0.34748</text:p>
          </table:table-cell>
          <table:table-cell office:value-type="float" office:value="0.33364" calcext:value-type="float">
            <text:p>0.33364</text:p>
          </table:table-cell>
          <table:table-cell office:value-type="float" office:value="0.32844" calcext:value-type="float">
            <text:p>0.32844</text:p>
          </table:table-cell>
          <table:table-cell table:number-columns-repeated="2"/>
          <table:table-cell office:value-type="float" office:value="0.47678" calcext:value-type="float">
            <text:p>0.47678</text:p>
          </table:table-cell>
          <table:table-cell office:value-type="float" office:value="0.47689" calcext:value-type="float">
            <text:p>0.47689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0.46543" calcext:value-type="float">
            <text:p>0.46543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39365" calcext:value-type="float">
            <text:p>0.39365</text:p>
          </table:table-cell>
          <table:table-cell office:value-type="float" office:value="0.37534" calcext:value-type="float">
            <text:p>0.37534</text:p>
          </table:table-cell>
          <table:table-cell office:value-type="float" office:value="0.36261" calcext:value-type="float">
            <text:p>0.36261</text:p>
          </table:table-cell>
          <table:table-cell office:value-type="float" office:value="0.37067" calcext:value-type="float">
            <text:p>0.37067</text:p>
          </table:table-cell>
          <table:table-cell office:value-type="float" office:value="0.37769" calcext:value-type="float">
            <text:p>0.37769</text:p>
          </table:table-cell>
        </table:table-row>
        <table:table-row table:style-name="ro1">
          <table:table-cell table:number-columns-repeated="10"/>
          <table:table-cell office:value-type="float" office:value="0.36306" calcext:value-type="float">
            <text:p>0.36306</text:p>
          </table:table-cell>
          <table:table-cell office:value-type="float" office:value="0.35367" calcext:value-type="float">
            <text:p>0.35367</text:p>
          </table:table-cell>
          <table:table-cell office:value-type="float" office:value="0.34327" calcext:value-type="float">
            <text:p>0.34327</text:p>
          </table:table-cell>
          <table:table-cell office:value-type="float" office:value="0.35734" calcext:value-type="float">
            <text:p>0.35734</text:p>
          </table:table-cell>
          <table:table-cell office:value-type="float" office:value="0.36983" calcext:value-type="float">
            <text:p>0.36983</text:p>
          </table:table-cell>
          <table:table-cell office:value-type="float" office:value="0.38058" calcext:value-type="float">
            <text:p>0.38058</text:p>
          </table:table-cell>
          <table:table-cell office:value-type="float" office:value="0.36941" calcext:value-type="float">
            <text:p>0.36941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4749" calcext:value-type="float">
            <text:p>0.34749</text:p>
          </table:table-cell>
          <table:table-cell office:value-type="float" office:value="0.33366" calcext:value-type="float">
            <text:p>0.33366</text:p>
          </table:table-cell>
          <table:table-cell office:value-type="float" office:value="0.32847" calcext:value-type="float">
            <text:p>0.32847</text:p>
          </table:table-cell>
          <table:table-cell table:number-columns-repeated="2"/>
          <table:table-cell office:value-type="float" office:value="0.47678" calcext:value-type="float">
            <text:p>0.47678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0.46543" calcext:value-type="float">
            <text:p>0.46543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44411" calcext:value-type="float">
            <text:p>0.44411</text:p>
          </table:table-cell>
          <table:table-cell office:value-type="float" office:value="0.50008" calcext:value-type="float">
            <text:p>0.50008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0.56718" calcext:value-type="float">
            <text:p>0.56718</text:p>
          </table:table-cell>
          <table:table-cell office:value-type="float" office:value="0.59811" calcext:value-type="float">
            <text:p>0.59811</text:p>
          </table:table-cell>
        </table:table-row>
        <table:table-row table:style-name="ro1">
          <table:table-cell table:number-columns-repeated="10"/>
          <table:table-cell office:value-type="float" office:value="0.36306" calcext:value-type="float">
            <text:p>0.36306</text:p>
          </table:table-cell>
          <table:table-cell office:value-type="float" office:value="0.35367" calcext:value-type="float">
            <text:p>0.35367</text:p>
          </table:table-cell>
          <table:table-cell office:value-type="float" office:value="0.34327" calcext:value-type="float">
            <text:p>0.34327</text:p>
          </table:table-cell>
          <table:table-cell office:value-type="float" office:value="0.35734" calcext:value-type="float">
            <text:p>0.35734</text:p>
          </table:table-cell>
          <table:table-cell office:value-type="float" office:value="0.36983" calcext:value-type="float">
            <text:p>0.36983</text:p>
          </table:table-cell>
          <table:table-cell office:value-type="float" office:value="0.38058" calcext:value-type="float">
            <text:p>0.38058</text:p>
          </table:table-cell>
          <table:table-cell office:value-type="float" office:value="0.36941" calcext:value-type="float">
            <text:p>0.36941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4749" calcext:value-type="float">
            <text:p>0.34749</text:p>
          </table:table-cell>
          <table:table-cell office:value-type="float" office:value="0.33366" calcext:value-type="float">
            <text:p>0.33366</text:p>
          </table:table-cell>
          <table:table-cell office:value-type="float" office:value="0.32847" calcext:value-type="float">
            <text:p>0.32847</text:p>
          </table:table-cell>
          <table:table-cell table:number-columns-repeated="2"/>
          <table:table-cell office:value-type="float" office:value="0.47678" calcext:value-type="float">
            <text:p>0.47678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0.46543" calcext:value-type="float">
            <text:p>0.46543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44411" calcext:value-type="float">
            <text:p>0.44411</text:p>
          </table:table-cell>
          <table:table-cell office:value-type="float" office:value="0.50008" calcext:value-type="float">
            <text:p>0.50008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0.56718" calcext:value-type="float">
            <text:p>0.56718</text:p>
          </table:table-cell>
          <table:table-cell office:value-type="float" office:value="0.59811" calcext:value-type="float">
            <text:p>0.59811</text:p>
          </table:table-cell>
        </table:table-row>
        <table:table-row table:style-name="ro1">
          <table:table-cell table:number-columns-repeated="10"/>
          <table:table-cell office:value-type="float" office:value="0.39977" calcext:value-type="float">
            <text:p>0.39977</text:p>
          </table:table-cell>
          <table:table-cell office:value-type="float" office:value="0.38624" calcext:value-type="float">
            <text:p>0.38624</text:p>
          </table:table-cell>
          <table:table-cell office:value-type="float" office:value="0.37412" calcext:value-type="float">
            <text:p>0.37412</text:p>
          </table:table-cell>
          <table:table-cell office:value-type="float" office:value="0.37006" calcext:value-type="float">
            <text:p>0.37006</text:p>
          </table:table-cell>
          <table:table-cell office:value-type="float" office:value="0.36984" calcext:value-type="float">
            <text:p>0.36984</text:p>
          </table:table-cell>
          <table:table-cell office:value-type="float" office:value="0.38059" calcext:value-type="float">
            <text:p>0.38059</text:p>
          </table:table-cell>
          <table:table-cell office:value-type="float" office:value="0.36956" calcext:value-type="float">
            <text:p>0.36956</text:p>
          </table:table-cell>
          <table:table-cell office:value-type="float" office:value="0.36541" calcext:value-type="float">
            <text:p>0.36541</text:p>
          </table:table-cell>
          <table:table-cell office:value-type="float" office:value="0.36447" calcext:value-type="float">
            <text:p>0.36447</text:p>
          </table:table-cell>
          <table:table-cell office:value-type="float" office:value="0.36071" calcext:value-type="float">
            <text:p>0.36071</text:p>
          </table:table-cell>
          <table:table-cell office:value-type="float" office:value="0.35569" calcext:value-type="float">
            <text:p>0.35569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39977" calcext:value-type="float">
            <text:p>0.39977</text:p>
          </table:table-cell>
          <table:table-cell office:value-type="float" office:value="0.38624" calcext:value-type="float">
            <text:p>0.38624</text:p>
          </table:table-cell>
          <table:table-cell office:value-type="float" office:value="0.37412" calcext:value-type="float">
            <text:p>0.37412</text:p>
          </table:table-cell>
          <table:table-cell office:value-type="float" office:value="0.37006" calcext:value-type="float">
            <text:p>0.37006</text:p>
          </table:table-cell>
          <table:table-cell office:value-type="float" office:value="0.36984" calcext:value-type="float">
            <text:p>0.36984</text:p>
          </table:table-cell>
          <table:table-cell office:value-type="float" office:value="0.38059" calcext:value-type="float">
            <text:p>0.38059</text:p>
          </table:table-cell>
          <table:table-cell office:value-type="float" office:value="0.36956" calcext:value-type="float">
            <text:p>0.36956</text:p>
          </table:table-cell>
          <table:table-cell office:value-type="float" office:value="0.36541" calcext:value-type="float">
            <text:p>0.36541</text:p>
          </table:table-cell>
          <table:table-cell office:value-type="float" office:value="0.36447" calcext:value-type="float">
            <text:p>0.36447</text:p>
          </table:table-cell>
          <table:table-cell office:value-type="float" office:value="0.36071" calcext:value-type="float">
            <text:p>0.36071</text:p>
          </table:table-cell>
          <table:table-cell office:value-type="float" office:value="0.35569" calcext:value-type="float">
            <text:p>0.35569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39977" calcext:value-type="float">
            <text:p>0.39977</text:p>
          </table:table-cell>
          <table:table-cell office:value-type="float" office:value="0.38624" calcext:value-type="float">
            <text:p>0.38624</text:p>
          </table:table-cell>
          <table:table-cell office:value-type="float" office:value="0.37412" calcext:value-type="float">
            <text:p>0.37412</text:p>
          </table:table-cell>
          <table:table-cell office:value-type="float" office:value="0.37007" calcext:value-type="float">
            <text:p>0.37007</text:p>
          </table:table-cell>
          <table:table-cell office:value-type="float" office:value="0.36985" calcext:value-type="float">
            <text:p>0.36985</text:p>
          </table:table-cell>
          <table:table-cell office:value-type="float" office:value="0.38059" calcext:value-type="float">
            <text:p>0.38059</text:p>
          </table:table-cell>
          <table:table-cell office:value-type="float" office:value="0.36958" calcext:value-type="float">
            <text:p>0.36958</text:p>
          </table:table-cell>
          <table:table-cell office:value-type="float" office:value="0.36543" calcext:value-type="float">
            <text:p>0.36543</text:p>
          </table:table-cell>
          <table:table-cell office:value-type="float" office:value="0.36449" calcext:value-type="float">
            <text:p>0.36449</text:p>
          </table:table-cell>
          <table:table-cell office:value-type="float" office:value="0.36072" calcext:value-type="float">
            <text:p>0.36072</text:p>
          </table:table-cell>
          <table:table-cell office:value-type="float" office:value="0.35572" calcext:value-type="float">
            <text:p>0.35572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39977" calcext:value-type="float">
            <text:p>0.39977</text:p>
          </table:table-cell>
          <table:table-cell office:value-type="float" office:value="0.38624" calcext:value-type="float">
            <text:p>0.38624</text:p>
          </table:table-cell>
          <table:table-cell office:value-type="float" office:value="0.37412" calcext:value-type="float">
            <text:p>0.37412</text:p>
          </table:table-cell>
          <table:table-cell office:value-type="float" office:value="0.37007" calcext:value-type="float">
            <text:p>0.37007</text:p>
          </table:table-cell>
          <table:table-cell office:value-type="float" office:value="0.36985" calcext:value-type="float">
            <text:p>0.36985</text:p>
          </table:table-cell>
          <table:table-cell office:value-type="float" office:value="0.38059" calcext:value-type="float">
            <text:p>0.38059</text:p>
          </table:table-cell>
          <table:table-cell office:value-type="float" office:value="0.36958" calcext:value-type="float">
            <text:p>0.36958</text:p>
          </table:table-cell>
          <table:table-cell office:value-type="float" office:value="0.36543" calcext:value-type="float">
            <text:p>0.36543</text:p>
          </table:table-cell>
          <table:table-cell office:value-type="float" office:value="0.36449" calcext:value-type="float">
            <text:p>0.36449</text:p>
          </table:table-cell>
          <table:table-cell office:value-type="float" office:value="0.36072" calcext:value-type="float">
            <text:p>0.36072</text:p>
          </table:table-cell>
          <table:table-cell office:value-type="float" office:value="0.35572" calcext:value-type="float">
            <text:p>0.35572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39977" calcext:value-type="float">
            <text:p>0.39977</text:p>
          </table:table-cell>
          <table:table-cell office:value-type="float" office:value="0.38625" calcext:value-type="float">
            <text:p>0.38625</text:p>
          </table:table-cell>
          <table:table-cell office:value-type="float" office:value="0.37413" calcext:value-type="float">
            <text:p>0.37413</text:p>
          </table:table-cell>
          <table:table-cell office:value-type="float" office:value="0.37008" calcext:value-type="float">
            <text:p>0.37008</text:p>
          </table:table-cell>
          <table:table-cell office:value-type="float" office:value="0.37341" calcext:value-type="float">
            <text:p>0.37341</text:p>
          </table:table-cell>
          <table:table-cell office:value-type="float" office:value="0.40661" calcext:value-type="float">
            <text:p>0.40661</text:p>
          </table:table-cell>
          <table:table-cell office:value-type="float" office:value="0.39739" calcext:value-type="float">
            <text:p>0.39739</text:p>
          </table:table-cell>
          <table:table-cell office:value-type="float" office:value="0.38458" calcext:value-type="float">
            <text:p>0.38458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37246" calcext:value-type="float">
            <text:p>0.37246</text:p>
          </table:table-cell>
          <table:table-cell office:value-type="float" office:value="0.37933" calcext:value-type="float">
            <text:p>0.37933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39977" calcext:value-type="float">
            <text:p>0.39977</text:p>
          </table:table-cell>
          <table:table-cell office:value-type="float" office:value="0.38625" calcext:value-type="float">
            <text:p>0.38625</text:p>
          </table:table-cell>
          <table:table-cell office:value-type="float" office:value="0.37413" calcext:value-type="float">
            <text:p>0.37413</text:p>
          </table:table-cell>
          <table:table-cell office:value-type="float" office:value="0.37008" calcext:value-type="float">
            <text:p>0.37008</text:p>
          </table:table-cell>
          <table:table-cell office:value-type="float" office:value="0.37341" calcext:value-type="float">
            <text:p>0.37341</text:p>
          </table:table-cell>
          <table:table-cell office:value-type="float" office:value="0.40661" calcext:value-type="float">
            <text:p>0.40661</text:p>
          </table:table-cell>
          <table:table-cell office:value-type="float" office:value="0.39739" calcext:value-type="float">
            <text:p>0.39739</text:p>
          </table:table-cell>
          <table:table-cell office:value-type="float" office:value="0.38458" calcext:value-type="float">
            <text:p>0.38458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37246" calcext:value-type="float">
            <text:p>0.37246</text:p>
          </table:table-cell>
          <table:table-cell office:value-type="float" office:value="0.37933" calcext:value-type="float">
            <text:p>0.37933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47217" calcext:value-type="float">
            <text:p>0.47217</text:p>
          </table:table-cell>
          <table:table-cell office:value-type="float" office:value="0.47549" calcext:value-type="float">
            <text:p>0.47549</text:p>
          </table:table-cell>
          <table:table-cell office:value-type="float" office:value="0.47546" calcext:value-type="float">
            <text:p>0.47546</text:p>
          </table:table-cell>
          <table:table-cell office:value-type="float" office:value="0.46678" calcext:value-type="float">
            <text:p>0.46678</text:p>
          </table:table-cell>
          <table:table-cell office:value-type="float" office:value="0.44065" calcext:value-type="float">
            <text:p>0.44065</text:p>
          </table:table-cell>
          <table:table-cell office:value-type="float" office:value="0.40661" calcext:value-type="float">
            <text:p>0.40661</text:p>
          </table:table-cell>
          <table:table-cell office:value-type="float" office:value="0.39739" calcext:value-type="float">
            <text:p>0.39739</text:p>
          </table:table-cell>
          <table:table-cell office:value-type="float" office:value="0.38459" calcext:value-type="float">
            <text:p>0.38459</text:p>
          </table:table-cell>
          <table:table-cell office:value-type="float" office:value="0.37141" calcext:value-type="float">
            <text:p>0.37141</text:p>
          </table:table-cell>
          <table:table-cell office:value-type="float" office:value="0.37248" calcext:value-type="float">
            <text:p>0.37248</text:p>
          </table:table-cell>
          <table:table-cell office:value-type="float" office:value="0.37935" calcext:value-type="float">
            <text:p>0.3793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47217" calcext:value-type="float">
            <text:p>0.47217</text:p>
          </table:table-cell>
          <table:table-cell office:value-type="float" office:value="0.47549" calcext:value-type="float">
            <text:p>0.47549</text:p>
          </table:table-cell>
          <table:table-cell office:value-type="float" office:value="0.47546" calcext:value-type="float">
            <text:p>0.47546</text:p>
          </table:table-cell>
          <table:table-cell office:value-type="float" office:value="0.46678" calcext:value-type="float">
            <text:p>0.46678</text:p>
          </table:table-cell>
          <table:table-cell office:value-type="float" office:value="0.44065" calcext:value-type="float">
            <text:p>0.44065</text:p>
          </table:table-cell>
          <table:table-cell office:value-type="float" office:value="0.40661" calcext:value-type="float">
            <text:p>0.40661</text:p>
          </table:table-cell>
          <table:table-cell office:value-type="float" office:value="0.39739" calcext:value-type="float">
            <text:p>0.39739</text:p>
          </table:table-cell>
          <table:table-cell office:value-type="float" office:value="0.38459" calcext:value-type="float">
            <text:p>0.38459</text:p>
          </table:table-cell>
          <table:table-cell office:value-type="float" office:value="0.37141" calcext:value-type="float">
            <text:p>0.37141</text:p>
          </table:table-cell>
          <table:table-cell office:value-type="float" office:value="0.37248" calcext:value-type="float">
            <text:p>0.37248</text:p>
          </table:table-cell>
          <table:table-cell office:value-type="float" office:value="0.37935" calcext:value-type="float">
            <text:p>0.3793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47217" calcext:value-type="float">
            <text:p>0.47217</text:p>
          </table:table-cell>
          <table:table-cell office:value-type="float" office:value="0.47549" calcext:value-type="float">
            <text:p>0.47549</text:p>
          </table:table-cell>
          <table:table-cell office:value-type="float" office:value="0.47546" calcext:value-type="float">
            <text:p>0.47546</text:p>
          </table:table-cell>
          <table:table-cell office:value-type="float" office:value="0.46679" calcext:value-type="float">
            <text:p>0.46679</text:p>
          </table:table-cell>
          <table:table-cell office:value-type="float" office:value="0.44065" calcext:value-type="float">
            <text:p>0.44065</text:p>
          </table:table-cell>
          <table:table-cell office:value-type="float" office:value="0.40662" calcext:value-type="float">
            <text:p>0.40662</text:p>
          </table:table-cell>
          <table:table-cell office:value-type="float" office:value="0.44324" calcext:value-type="float">
            <text:p>0.44324</text:p>
          </table:table-cell>
          <table:table-cell office:value-type="float" office:value="0.49888" calcext:value-type="float">
            <text:p>0.49888</text:p>
          </table:table-cell>
          <table:table-cell office:value-type="float" office:value="0.54474" calcext:value-type="float">
            <text:p>0.54474</text:p>
          </table:table-cell>
          <table:table-cell office:value-type="float" office:value="0.56643" calcext:value-type="float">
            <text:p>0.56643</text:p>
          </table:table-cell>
          <table:table-cell office:value-type="float" office:value="0.59733" calcext:value-type="float">
            <text:p>0.59733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47217" calcext:value-type="float">
            <text:p>0.47217</text:p>
          </table:table-cell>
          <table:table-cell office:value-type="float" office:value="0.47549" calcext:value-type="float">
            <text:p>0.47549</text:p>
          </table:table-cell>
          <table:table-cell office:value-type="float" office:value="0.47546" calcext:value-type="float">
            <text:p>0.47546</text:p>
          </table:table-cell>
          <table:table-cell office:value-type="float" office:value="0.46679" calcext:value-type="float">
            <text:p>0.46679</text:p>
          </table:table-cell>
          <table:table-cell office:value-type="float" office:value="0.44065" calcext:value-type="float">
            <text:p>0.44065</text:p>
          </table:table-cell>
          <table:table-cell office:value-type="float" office:value="0.40662" calcext:value-type="float">
            <text:p>0.40662</text:p>
          </table:table-cell>
          <table:table-cell office:value-type="float" office:value="0.44324" calcext:value-type="float">
            <text:p>0.44324</text:p>
          </table:table-cell>
          <table:table-cell office:value-type="float" office:value="0.49888" calcext:value-type="float">
            <text:p>0.49888</text:p>
          </table:table-cell>
          <table:table-cell office:value-type="float" office:value="0.54474" calcext:value-type="float">
            <text:p>0.54474</text:p>
          </table:table-cell>
          <table:table-cell office:value-type="float" office:value="0.56643" calcext:value-type="float">
            <text:p>0.56643</text:p>
          </table:table-cell>
          <table:table-cell office:value-type="float" office:value="0.59733" calcext:value-type="float">
            <text:p>0.59733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47217" calcext:value-type="float">
            <text:p>0.47217</text:p>
          </table:table-cell>
          <table:table-cell office:value-type="float" office:value="0.47549" calcext:value-type="float">
            <text:p>0.47549</text:p>
          </table:table-cell>
          <table:table-cell office:value-type="float" office:value="0.47547" calcext:value-type="float">
            <text:p>0.47547</text:p>
          </table:table-cell>
          <table:table-cell office:value-type="float" office:value="0.46679" calcext:value-type="float">
            <text:p>0.46679</text:p>
          </table:table-cell>
          <table:table-cell office:value-type="float" office:value="0.44066" calcext:value-type="float">
            <text:p>0.44066</text:p>
          </table:table-cell>
          <table:table-cell office:value-type="float" office:value="0.40662" calcext:value-type="float">
            <text:p>0.40662</text:p>
          </table:table-cell>
          <table:table-cell office:value-type="float" office:value="0.44325" calcext:value-type="float">
            <text:p>0.44325</text:p>
          </table:table-cell>
          <table:table-cell office:value-type="float" office:value="0.49889" calcext:value-type="float">
            <text:p>0.49889</text:p>
          </table:table-cell>
          <table:table-cell office:value-type="float" office:value="0.54474" calcext:value-type="float">
            <text:p>0.54474</text:p>
          </table:table-cell>
          <table:table-cell office:value-type="float" office:value="0.56643" calcext:value-type="float">
            <text:p>0.56643</text:p>
          </table:table-cell>
          <table:table-cell office:value-type="float" office:value="0.59734" calcext:value-type="float">
            <text:p>0.59734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47217" calcext:value-type="float">
            <text:p>0.47217</text:p>
          </table:table-cell>
          <table:table-cell office:value-type="float" office:value="0.47549" calcext:value-type="float">
            <text:p>0.47549</text:p>
          </table:table-cell>
          <table:table-cell office:value-type="float" office:value="0.47547" calcext:value-type="float">
            <text:p>0.47547</text:p>
          </table:table-cell>
          <table:table-cell office:value-type="float" office:value="0.46679" calcext:value-type="float">
            <text:p>0.46679</text:p>
          </table:table-cell>
          <table:table-cell office:value-type="float" office:value="0.44066" calcext:value-type="float">
            <text:p>0.44066</text:p>
          </table:table-cell>
          <table:table-cell office:value-type="float" office:value="0.40662" calcext:value-type="float">
            <text:p>0.40662</text:p>
          </table:table-cell>
          <table:table-cell office:value-type="float" office:value="0.44325" calcext:value-type="float">
            <text:p>0.44325</text:p>
          </table:table-cell>
          <table:table-cell office:value-type="float" office:value="0.49889" calcext:value-type="float">
            <text:p>0.49889</text:p>
          </table:table-cell>
          <table:table-cell office:value-type="float" office:value="0.54474" calcext:value-type="float">
            <text:p>0.54474</text:p>
          </table:table-cell>
          <table:table-cell office:value-type="float" office:value="0.56643" calcext:value-type="float">
            <text:p>0.56643</text:p>
          </table:table-cell>
          <table:table-cell office:value-type="float" office:value="0.59734" calcext:value-type="float">
            <text:p>0.59734</text:p>
          </table:table-cell>
          <table:table-cell table:number-columns-repeated="13"/>
        </table:table-row>
      </table:table>
      <table:table table:name="Sheet3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1" table:default-cell-style-name="ce4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amma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office:value-type="string" calcext:value-type="string">
            <text:p>33-100</text:p>
          </table:table-cell>
          <table:table-cell table:style-name="Default" office:value-type="float" office:value="445" calcext:value-type="float">
            <text:p>445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267" calcext:value-type="float">
            <text:p>267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office:value-type="float" office:value="461" calcext:value-type="float">
            <text:p>461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475" calcext:value-type="float">
            <text:p>475</text:p>
          </table:table-cell>
          <table:table-cell table:style-name="Default" office:value-type="float" office:value="488" calcext:value-type="float">
            <text:p>488</text:p>
          </table:table-cell>
          <table:table-cell table:style-name="Default" office:value-type="float" office:value="497" calcext:value-type="float">
            <text:p>497</text:p>
          </table:table-cell>
          <table:table-cell/>
          <table:table-cell office:value-type="string" calcext:value-type="string">
            <text:p>29-50</text:p>
          </table:table-cell>
          <table:table-cell office:value-type="float" office:value="445" calcext:value-type="float">
            <text:p>445</text:p>
          </table:table-cell>
          <table:table-cell office:value-type="float" office:value="334" calcext:value-type="float">
            <text:p>334</text:p>
          </table:table-cell>
          <table:table-cell office:value-type="float" office:value="267" calcext:value-type="float">
            <text:p>267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504" calcext:value-type="float">
            <text:p>504</text:p>
          </table:table-cell>
          <table:table-cell office:value-type="float" office:value="461" calcext:value-type="float">
            <text:p>461</text:p>
          </table:table-cell>
          <table:table-cell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  <table:table-cell office:value-type="float" office:value="488" calcext:value-type="float">
            <text:p>48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table:number-columns-repeated="3" office:value-type="float" office:value="0.1" calcext:value-type="float">
            <text:p>0.1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SOC</text:p>
          </table:table-cell>
          <table:table-cell office:value-type="float" office:value="0.0973229454268" calcext:value-type="float">
            <text:p>0.09732295</text:p>
          </table:table-cell>
          <table:table-cell office:value-type="float" office:value="0.1092535181265" calcext:value-type="float">
            <text:p>0.10925352</text:p>
          </table:table-cell>
          <table:table-cell office:value-type="float" office:value="0.1411385815232" calcext:value-type="float">
            <text:p>0.14113858</text:p>
          </table:table-cell>
          <table:table-cell office:value-type="float" office:value="0.1736962174149" calcext:value-type="float">
            <text:p>0.17369622</text:p>
          </table:table-cell>
          <table:table-cell office:value-type="float" office:value="0.1834857627152" calcext:value-type="float">
            <text:p>0.18348576</text:p>
          </table:table-cell>
          <table:table-cell office:value-type="float" office:value="0.1838669001527" calcext:value-type="float">
            <text:p>0.18386690</text:p>
          </table:table-cell>
          <table:table-cell office:value-type="float" office:value="0.185996126009" calcext:value-type="float">
            <text:p>0.18599613</text:p>
          </table:table-cell>
          <table:table-cell office:value-type="float" office:value="0.1908037250603" calcext:value-type="float">
            <text:p>0.19080373</text:p>
          </table:table-cell>
          <table:table-cell office:value-type="float" office:value="0.1927321918035" calcext:value-type="float">
            <text:p>0.19273219</text:p>
          </table:table-cell>
          <table:table-cell office:value-type="float" office:value="0.1861404346386" calcext:value-type="float">
            <text:p>0.18614043</text:p>
          </table:table-cell>
          <table:table-cell office:value-type="float" office:value="0.181123143466" calcext:value-type="float">
            <text:p>0.18112314</text:p>
          </table:table-cell>
          <table:table-cell/>
          <table:table-cell office:value-type="string" calcext:value-type="string">
            <text:p>noSOC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.2" calcext:value-type="float">
            <text:p>0.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string" calcext:value-type="string">
            <text:p>Plot(57-88)</text:p>
          </table:table-cell>
          <table:table-cell office:value-type="float" office:value="0.0973229454268" calcext:value-type="float">
            <text:p>0.09732295</text:p>
          </table:table-cell>
          <table:table-cell office:value-type="float" office:value="0.1092535183162" calcext:value-type="float">
            <text:p>0.10925352</text:p>
          </table:table-cell>
          <table:table-cell office:value-type="float" office:value="0.1411385822352" calcext:value-type="float">
            <text:p>0.14113858</text:p>
          </table:table-cell>
          <table:table-cell office:value-type="float" office:value="0.1736962179016" calcext:value-type="float">
            <text:p>0.17369622</text:p>
          </table:table-cell>
          <table:table-cell office:value-type="float" office:value="0.1834857633899" calcext:value-type="float">
            <text:p>0.18348576</text:p>
          </table:table-cell>
          <table:table-cell office:value-type="float" office:value="0.1838669001527" calcext:value-type="float">
            <text:p>0.18386690</text:p>
          </table:table-cell>
          <table:table-cell office:value-type="float" office:value="0.1859961287019" calcext:value-type="float">
            <text:p>0.18599613</text:p>
          </table:table-cell>
          <table:table-cell office:value-type="float" office:value="0.1908037466258" calcext:value-type="float">
            <text:p>0.19080375</text:p>
          </table:table-cell>
          <table:table-cell office:value-type="float" office:value="0.1927322194945" calcext:value-type="float">
            <text:p>0.19273222</text:p>
          </table:table-cell>
          <table:table-cell office:value-type="float" office:value="0.1861404436996" calcext:value-type="float">
            <text:p>0.18614044</text:p>
          </table:table-cell>
          <table:table-cell office:value-type="float" office:value="0.1811231434668" calcext:value-type="float">
            <text:p>0.18112314</text:p>
          </table:table-cell>
          <table:table-cell/>
          <table:table-cell office:value-type="string" calcext:value-type="string">
            <text:p>Plot(29-44)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.3" calcext:value-type="float">
            <text:p>0.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1927435055752" calcext:value-type="float">
            <text:p>0.19274351</text:p>
          </table:table-cell>
          <table:table-cell office:value-type="float" office:value="0.1985161016586" calcext:value-type="float">
            <text:p>0.19851610</text:p>
          </table:table-cell>
          <table:table-cell office:value-type="float" office:value="0.2088019413905" calcext:value-type="float">
            <text:p>0.20880194</text:p>
          </table:table-cell>
          <table:table-cell office:value-type="float" office:value="0.2083465556803" calcext:value-type="float">
            <text:p>0.20834656</text:p>
          </table:table-cell>
          <table:table-cell office:value-type="float" office:value="0.1920012575234" calcext:value-type="float">
            <text:p>0.19200126</text:p>
          </table:table-cell>
          <table:table-cell office:value-type="float" office:value="0.1838673355758" calcext:value-type="float">
            <text:p>0.18386734</text:p>
          </table:table-cell>
          <table:table-cell office:value-type="float" office:value="0.1859965410687" calcext:value-type="float">
            <text:p>0.18599654</text:p>
          </table:table-cell>
          <table:table-cell office:value-type="float" office:value="0.190804193415" calcext:value-type="float">
            <text:p>0.19080419</text:p>
          </table:table-cell>
          <table:table-cell office:value-type="float" office:value="0.1927335379186" calcext:value-type="float">
            <text:p>0.19273354</text:p>
          </table:table-cell>
          <table:table-cell office:value-type="float" office:value="0.1861437537109" calcext:value-type="float">
            <text:p>0.18614375</text:p>
          </table:table-cell>
          <table:table-cell office:value-type="float" office:value="0.1811267851475" calcext:value-type="float">
            <text:p>0.18112679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4" office:value-type="float" office:value="0.3653798180499" calcext:value-type="float">
            <text:p>0.36537982</text:p>
          </table:table-cell>
          <table:table-cell table:style-name="ce4" office:value-type="float" office:value="0.3508965505419" calcext:value-type="float">
            <text:p>0.35089655</text:p>
          </table:table-cell>
          <table:table-cell table:style-name="ce4" office:value-type="float" office:value="0.3042753814319" calcext:value-type="float">
            <text:p>0.30427538</text:p>
          </table:table-cell>
          <table:table-cell table:style-name="ce4" office:value-type="float" office:value="0.2891815693284" calcext:value-type="float">
            <text:p>0.28918157</text:p>
          </table:table-cell>
          <table:table-cell table:style-name="ce4" office:value-type="float" office:value="0.3292303790899" calcext:value-type="float">
            <text:p>0.32923038</text:p>
          </table:table-cell>
          <table:table-cell table:style-name="ce4" office:value-type="float" office:value="0.3669245652145" calcext:value-type="float">
            <text:p>0.36692457</text:p>
          </table:table-cell>
          <table:table-cell table:style-name="ce4" office:value-type="float" office:value="0.3389087549523" calcext:value-type="float">
            <text:p>0.33890875</text:p>
          </table:table-cell>
          <table:table-cell table:style-name="ce4" office:value-type="float" office:value="0.2954183888531" calcext:value-type="float">
            <text:p>0.29541839</text:p>
          </table:table-cell>
          <table:table-cell table:style-name="ce4" office:value-type="float" office:value="0.2995231554332" calcext:value-type="float">
            <text:p>0.29952316</text:p>
          </table:table-cell>
          <table:table-cell table:style-name="ce4" office:value-type="float" office:value="0.3117657231133" calcext:value-type="float">
            <text:p>0.31176572</text:p>
          </table:table-cell>
          <table:table-cell table:style-name="ce4" office:value-type="float" office:value="0.3179138130805" calcext:value-type="float">
            <text:p>0.31791381</text:p>
          </table:table-cell>
        </table:table-row>
        <table:table-row table:style-name="ro1">
          <table:table-cell/>
          <table:table-cell table:number-columns-repeated="3" office:value-type="float" office:value="0.4" calcext:value-type="float">
            <text:p>0.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1927435055752" calcext:value-type="float">
            <text:p>0.19274351</text:p>
          </table:table-cell>
          <table:table-cell office:value-type="float" office:value="0.1985161033166" calcext:value-type="float">
            <text:p>0.19851610</text:p>
          </table:table-cell>
          <table:table-cell office:value-type="float" office:value="0.2088019425762" calcext:value-type="float">
            <text:p>0.20880194</text:p>
          </table:table-cell>
          <table:table-cell office:value-type="float" office:value="0.208346558935" calcext:value-type="float">
            <text:p>0.20834656</text:p>
          </table:table-cell>
          <table:table-cell office:value-type="float" office:value="0.1920012599997" calcext:value-type="float">
            <text:p>0.19200126</text:p>
          </table:table-cell>
          <table:table-cell office:value-type="float" office:value="0.1838673355758" calcext:value-type="float">
            <text:p>0.18386734</text:p>
          </table:table-cell>
          <table:table-cell office:value-type="float" office:value="0.1859965430885" calcext:value-type="float">
            <text:p>0.18599654</text:p>
          </table:table-cell>
          <table:table-cell office:value-type="float" office:value="0.190804214527" calcext:value-type="float">
            <text:p>0.19080421</text:p>
          </table:table-cell>
          <table:table-cell office:value-type="float" office:value="0.1927335652276" calcext:value-type="float">
            <text:p>0.19273357</text:p>
          </table:table-cell>
          <table:table-cell office:value-type="float" office:value="0.1861437617975" calcext:value-type="float">
            <text:p>0.18614376</text:p>
          </table:table-cell>
          <table:table-cell office:value-type="float" office:value="0.1811267851489" calcext:value-type="float">
            <text:p>0.18112679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office:value-type="float" office:value="0.3654126497969" calcext:value-type="float">
            <text:p>0.36541265</text:p>
          </table:table-cell>
          <table:table-cell table:style-name="ce4" office:value-type="float" office:value="0.3509030500049" calcext:value-type="float">
            <text:p>0.35090305</text:p>
          </table:table-cell>
          <table:table-cell table:style-name="ce4" office:value-type="float" office:value="0.3271980795961" calcext:value-type="float">
            <text:p>0.32719808</text:p>
          </table:table-cell>
          <table:table-cell table:style-name="ce4" office:value-type="float" office:value="0.3028137477413" calcext:value-type="float">
            <text:p>0.30281375</text:p>
          </table:table-cell>
          <table:table-cell table:style-name="ce4" office:value-type="float" office:value="0.3292310372579" calcext:value-type="float">
            <text:p>0.32923104</text:p>
          </table:table-cell>
          <table:table-cell table:style-name="ce4" office:value-type="float" office:value="0.3669246489686" calcext:value-type="float">
            <text:p>0.36692465</text:p>
          </table:table-cell>
          <table:table-cell table:style-name="ce4" office:value-type="float" office:value="0.3389113398068" calcext:value-type="float">
            <text:p>0.33891134</text:p>
          </table:table-cell>
          <table:table-cell table:style-name="ce4" office:value-type="float" office:value="0.2954208386908" calcext:value-type="float">
            <text:p>0.29542084</text:p>
          </table:table-cell>
          <table:table-cell table:style-name="ce4" office:value-type="float" office:value="0.299525614789" calcext:value-type="float">
            <text:p>0.29952561</text:p>
          </table:table-cell>
          <table:table-cell table:style-name="ce4" office:value-type="float" office:value="0.3117683637648" calcext:value-type="float">
            <text:p>0.31176836</text:p>
          </table:table-cell>
          <table:table-cell table:style-name="ce4" office:value-type="float" office:value="0.3179141250183" calcext:value-type="float">
            <text:p>0.317914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float" office:value="0.5" calcext:value-type="float">
            <text:p>0.5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1927437190724" calcext:value-type="float">
            <text:p>0.19274372</text:p>
          </table:table-cell>
          <table:table-cell office:value-type="float" office:value="0.1985165612096" calcext:value-type="float">
            <text:p>0.19851656</text:p>
          </table:table-cell>
          <table:table-cell office:value-type="float" office:value="0.2088029428249" calcext:value-type="float">
            <text:p>0.20880294</text:p>
          </table:table-cell>
          <table:table-cell office:value-type="float" office:value="0.2083471014777" calcext:value-type="float">
            <text:p>0.20834710</text:p>
          </table:table-cell>
          <table:table-cell office:value-type="float" office:value="0.1920013610303" calcext:value-type="float">
            <text:p>0.19200136</text:p>
          </table:table-cell>
          <table:table-cell office:value-type="float" office:value="0.1838674138065" calcext:value-type="float">
            <text:p>0.18386741</text:p>
          </table:table-cell>
          <table:table-cell office:value-type="float" office:value="0.1900912467216" calcext:value-type="float">
            <text:p>0.19009125</text:p>
          </table:table-cell>
          <table:table-cell office:value-type="float" office:value="0.2062488433016" calcext:value-type="float">
            <text:p>0.20624884</text:p>
          </table:table-cell>
          <table:table-cell office:value-type="float" office:value="0.2248565581212" calcext:value-type="float">
            <text:p>0.22485656</text:p>
          </table:table-cell>
          <table:table-cell office:value-type="float" office:value="0.2286082459423" calcext:value-type="float">
            <text:p>0.22860825</text:p>
          </table:table-cell>
          <table:table-cell office:value-type="float" office:value="0.2260589165439" calcext:value-type="float">
            <text:p>0.2260589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4" office:value-type="float" office:value="0.3654133405421" calcext:value-type="float">
            <text:p>0.36541334</text:p>
          </table:table-cell>
          <table:table-cell table:style-name="ce4" office:value-type="float" office:value="0.350903491137" calcext:value-type="float">
            <text:p>0.35090349</text:p>
          </table:table-cell>
          <table:table-cell table:style-name="ce4" office:value-type="float" office:value="0.3271981402115" calcext:value-type="float">
            <text:p>0.32719814</text:p>
          </table:table-cell>
          <table:table-cell table:style-name="ce4" office:value-type="float" office:value="0.3028279459843" calcext:value-type="float">
            <text:p>0.30282795</text:p>
          </table:table-cell>
          <table:table-cell table:style-name="ce4" office:value-type="float" office:value="0.329231306179" calcext:value-type="float">
            <text:p>0.32923131</text:p>
          </table:table-cell>
          <table:table-cell table:style-name="ce4" office:value-type="float" office:value="0.366924755673" calcext:value-type="float">
            <text:p>0.36692476</text:p>
          </table:table-cell>
          <table:table-cell table:style-name="ce4" office:value-type="float" office:value="0.3433345364944" calcext:value-type="float">
            <text:p>0.34333454</text:p>
          </table:table-cell>
          <table:table-cell table:style-name="ce4" office:value-type="float" office:value="0.3054823609246" calcext:value-type="float">
            <text:p>0.30548236</text:p>
          </table:table-cell>
          <table:table-cell table:style-name="ce4" office:value-type="float" office:value="0.3142688215678" calcext:value-type="float">
            <text:p>0.31426882</text:p>
          </table:table-cell>
          <table:table-cell table:style-name="ce4" office:value-type="float" office:value="0.3232299342371" calcext:value-type="float">
            <text:p>0.32322993</text:p>
          </table:table-cell>
          <table:table-cell table:style-name="ce4" office:value-type="float" office:value="0.3179163480431" calcext:value-type="float">
            <text:p>0.3179163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4" calcext:value-type="float">
            <text:p>0.4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1927437190724" calcext:value-type="float">
            <text:p>0.19274372</text:p>
          </table:table-cell>
          <table:table-cell office:value-type="float" office:value="0.1985165626252" calcext:value-type="float">
            <text:p>0.19851656</text:p>
          </table:table-cell>
          <table:table-cell office:value-type="float" office:value="0.2088029434673" calcext:value-type="float">
            <text:p>0.20880294</text:p>
          </table:table-cell>
          <table:table-cell office:value-type="float" office:value="0.2083471046915" calcext:value-type="float">
            <text:p>0.20834710</text:p>
          </table:table-cell>
          <table:table-cell office:value-type="float" office:value="0.1920013630013" calcext:value-type="float">
            <text:p>0.19200136</text:p>
          </table:table-cell>
          <table:table-cell office:value-type="float" office:value="0.1838674138065" calcext:value-type="float">
            <text:p>0.18386741</text:p>
          </table:table-cell>
          <table:table-cell office:value-type="float" office:value="0.1900912470184" calcext:value-type="float">
            <text:p>0.19009125</text:p>
          </table:table-cell>
          <table:table-cell office:value-type="float" office:value="0.2062488443804" calcext:value-type="float">
            <text:p>0.20624884</text:p>
          </table:table-cell>
          <table:table-cell office:value-type="float" office:value="0.2248565618308" calcext:value-type="float">
            <text:p>0.22485656</text:p>
          </table:table-cell>
          <table:table-cell office:value-type="float" office:value="0.228608250313" calcext:value-type="float">
            <text:p>0.22860825</text:p>
          </table:table-cell>
          <table:table-cell office:value-type="float" office:value="0.2260589165439" calcext:value-type="float">
            <text:p>0.2260589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4" office:value-type="float" office:value="0.3775560884502" calcext:value-type="float">
            <text:p>0.37755609</text:p>
          </table:table-cell>
          <table:table-cell table:style-name="ce4" office:value-type="float" office:value="0.3566069856507" calcext:value-type="float">
            <text:p>0.35660699</text:p>
          </table:table-cell>
          <table:table-cell table:style-name="ce4" office:value-type="float" office:value="0.3308514135684" calcext:value-type="float">
            <text:p>0.33085141</text:p>
          </table:table-cell>
          <table:table-cell table:style-name="ce4" office:value-type="float" office:value="0.3028285535252" calcext:value-type="float">
            <text:p>0.30282855</text:p>
          </table:table-cell>
          <table:table-cell table:style-name="ce4" office:value-type="float" office:value="0.3485109376098" calcext:value-type="float">
            <text:p>0.34851094</text:p>
          </table:table-cell>
          <table:table-cell table:style-name="ce4" office:value-type="float" office:value="0.3669304236544" calcext:value-type="float">
            <text:p>0.36693042</text:p>
          </table:table-cell>
          <table:table-cell table:style-name="ce4" office:value-type="float" office:value="0.3433372427034" calcext:value-type="float">
            <text:p>0.34333724</text:p>
          </table:table-cell>
          <table:table-cell table:style-name="ce4" office:value-type="float" office:value="0.3054849690104" calcext:value-type="float">
            <text:p>0.30548497</text:p>
          </table:table-cell>
          <table:table-cell table:style-name="ce4" office:value-type="float" office:value="0.3142881094887" calcext:value-type="float">
            <text:p>0.31428811</text:p>
          </table:table-cell>
          <table:table-cell table:style-name="ce4" office:value-type="float" office:value="0.3232566002721" calcext:value-type="float">
            <text:p>0.32325660</text:p>
          </table:table-cell>
          <table:table-cell table:style-name="ce4" office:value-type="float" office:value="0.3179164397569" calcext:value-type="float">
            <text:p>0.31791644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3" calcext:value-type="float">
            <text:p>0.3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1927491196239" calcext:value-type="float">
            <text:p>0.19274912</text:p>
          </table:table-cell>
          <table:table-cell office:value-type="float" office:value="0.1985215608756" calcext:value-type="float">
            <text:p>0.19852156</text:p>
          </table:table-cell>
          <table:table-cell office:value-type="float" office:value="0.208806093454" calcext:value-type="float">
            <text:p>0.20880609</text:p>
          </table:table-cell>
          <table:table-cell office:value-type="float" office:value="0.2083486092767" calcext:value-type="float">
            <text:p>0.20834861</text:p>
          </table:table-cell>
          <table:table-cell office:value-type="float" office:value="0.1920015792023" calcext:value-type="float">
            <text:p>0.19200158</text:p>
          </table:table-cell>
          <table:table-cell office:value-type="float" office:value="0.1838676151482" calcext:value-type="float">
            <text:p>0.18386762</text:p>
          </table:table-cell>
          <table:table-cell office:value-type="float" office:value="0.1900914266864" calcext:value-type="float">
            <text:p>0.19009143</text:p>
          </table:table-cell>
          <table:table-cell office:value-type="float" office:value="0.2062495103802" calcext:value-type="float">
            <text:p>0.20624951</text:p>
          </table:table-cell>
          <table:table-cell office:value-type="float" office:value="0.2248579830224" calcext:value-type="float">
            <text:p>0.22485798</text:p>
          </table:table-cell>
          <table:table-cell office:value-type="float" office:value="0.22860998681" calcext:value-type="float">
            <text:p>0.22860999</text:p>
          </table:table-cell>
          <table:table-cell office:value-type="float" office:value="0.2260610954292" calcext:value-type="float">
            <text:p>0.22606110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4" office:value-type="float" office:value="0.3775563323659" calcext:value-type="float">
            <text:p>0.37755633</text:p>
          </table:table-cell>
          <table:table-cell table:style-name="ce4" office:value-type="float" office:value="0.356633825716" calcext:value-type="float">
            <text:p>0.35663383</text:p>
          </table:table-cell>
          <table:table-cell table:style-name="ce4" office:value-type="float" office:value="0.3308689565927" calcext:value-type="float">
            <text:p>0.33086896</text:p>
          </table:table-cell>
          <table:table-cell table:style-name="ce4" office:value-type="float" office:value="0.3412697299076" calcext:value-type="float">
            <text:p>0.34126973</text:p>
          </table:table-cell>
          <table:table-cell table:style-name="ce4" office:value-type="float" office:value="0.3590755058746" calcext:value-type="float">
            <text:p>0.35907551</text:p>
          </table:table-cell>
          <table:table-cell table:style-name="ce4" office:value-type="float" office:value="0.3669306376777" calcext:value-type="float">
            <text:p>0.36693064</text:p>
          </table:table-cell>
          <table:table-cell table:style-name="ce4" office:value-type="float" office:value="0.365632128512" calcext:value-type="float">
            <text:p>0.36563213</text:p>
          </table:table-cell>
          <table:table-cell table:style-name="ce4" office:value-type="float" office:value="0.3619022273166" calcext:value-type="float">
            <text:p>0.36190223</text:p>
          </table:table-cell>
          <table:table-cell table:style-name="ce4" office:value-type="float" office:value="0.354776910272" calcext:value-type="float">
            <text:p>0.35477691</text:p>
          </table:table-cell>
          <table:table-cell table:style-name="ce4" office:value-type="float" office:value="0.3329537227218" calcext:value-type="float">
            <text:p>0.33295372</text:p>
          </table:table-cell>
          <table:table-cell table:style-name="ce4" office:value-type="float" office:value="0.322597117183" calcext:value-type="float">
            <text:p>0.32259712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1927491196239" calcext:value-type="float">
            <text:p>0.19274912</text:p>
          </table:table-cell>
          <table:table-cell office:value-type="float" office:value="0.1985215621849" calcext:value-type="float">
            <text:p>0.19852156</text:p>
          </table:table-cell>
          <table:table-cell office:value-type="float" office:value="0.2088060963035" calcext:value-type="float">
            <text:p>0.20880610</text:p>
          </table:table-cell>
          <table:table-cell office:value-type="float" office:value="0.2083486107089" calcext:value-type="float">
            <text:p>0.20834861</text:p>
          </table:table-cell>
          <table:table-cell office:value-type="float" office:value="0.1920015793744" calcext:value-type="float">
            <text:p>0.19200158</text:p>
          </table:table-cell>
          <table:table-cell office:value-type="float" office:value="0.1838676151482" calcext:value-type="float">
            <text:p>0.18386762</text:p>
          </table:table-cell>
          <table:table-cell office:value-type="float" office:value="0.1900914270211" calcext:value-type="float">
            <text:p>0.19009143</text:p>
          </table:table-cell>
          <table:table-cell office:value-type="float" office:value="0.2062495107509" calcext:value-type="float">
            <text:p>0.20624951</text:p>
          </table:table-cell>
          <table:table-cell office:value-type="float" office:value="0.2248579855222" calcext:value-type="float">
            <text:p>0.22485799</text:p>
          </table:table-cell>
          <table:table-cell office:value-type="float" office:value="0.2286099903564" calcext:value-type="float">
            <text:p>0.22860999</text:p>
          </table:table-cell>
          <table:table-cell office:value-type="float" office:value="0.2260610954292" calcext:value-type="float">
            <text:p>0.22606110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4" office:value-type="float" office:value="0.3775568319274" calcext:value-type="float">
            <text:p>0.37755683</text:p>
          </table:table-cell>
          <table:table-cell table:style-name="ce4" office:value-type="float" office:value="0.3566345218974" calcext:value-type="float">
            <text:p>0.35663452</text:p>
          </table:table-cell>
          <table:table-cell table:style-name="ce4" office:value-type="float" office:value="0.3308695756038" calcext:value-type="float">
            <text:p>0.33086958</text:p>
          </table:table-cell>
          <table:table-cell table:style-name="ce4" office:value-type="float" office:value="0.3412697697102" calcext:value-type="float">
            <text:p>0.34126977</text:p>
          </table:table-cell>
          <table:table-cell table:style-name="ce4" office:value-type="float" office:value="0.3590756938853" calcext:value-type="float">
            <text:p>0.35907569</text:p>
          </table:table-cell>
          <table:table-cell table:style-name="ce4" office:value-type="float" office:value="0.3669308921148" calcext:value-type="float">
            <text:p>0.36693089</text:p>
          </table:table-cell>
          <table:table-cell table:style-name="ce4" office:value-type="float" office:value="0.3656349976335" calcext:value-type="float">
            <text:p>0.36563500</text:p>
          </table:table-cell>
          <table:table-cell table:style-name="ce4" office:value-type="float" office:value="0.3619048555873" calcext:value-type="float">
            <text:p>0.36190486</text:p>
          </table:table-cell>
          <table:table-cell table:style-name="ce4" office:value-type="float" office:value="0.3547879143557" calcext:value-type="float">
            <text:p>0.35478791</text:p>
          </table:table-cell>
          <table:table-cell table:style-name="ce4" office:value-type="float" office:value="0.3329626509278" calcext:value-type="float">
            <text:p>0.33296265</text:p>
          </table:table-cell>
          <table:table-cell table:style-name="ce4" office:value-type="float" office:value="0.3226249577838" calcext:value-type="float">
            <text:p>0.32262496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2018170289217" calcext:value-type="float">
            <text:p>0.20181703</text:p>
          </table:table-cell>
          <table:table-cell office:value-type="float" office:value="0.2075708666734" calcext:value-type="float">
            <text:p>0.20757087</text:p>
          </table:table-cell>
          <table:table-cell office:value-type="float" office:value="0.2268083988393" calcext:value-type="float">
            <text:p>0.22680840</text:p>
          </table:table-cell>
          <table:table-cell office:value-type="float" office:value="0.2461057279248" calcext:value-type="float">
            <text:p>0.24610573</text:p>
          </table:table-cell>
          <table:table-cell office:value-type="float" office:value="0.2489817376447" calcext:value-type="float">
            <text:p>0.24898174</text:p>
          </table:table-cell>
          <table:table-cell office:value-type="float" office:value="0.2486964514859" calcext:value-type="float">
            <text:p>0.24869645</text:p>
          </table:table-cell>
          <table:table-cell office:value-type="float" office:value="0.2488384998953" calcext:value-type="float">
            <text:p>0.24883850</text:p>
          </table:table-cell>
          <table:table-cell office:value-type="float" office:value="0.2462208414688" calcext:value-type="float">
            <text:p>0.24622084</text:p>
          </table:table-cell>
          <table:table-cell office:value-type="float" office:value="0.2395189663046" calcext:value-type="float">
            <text:p>0.23951897</text:p>
          </table:table-cell>
          <table:table-cell office:value-type="float" office:value="0.2324876515422" calcext:value-type="float">
            <text:p>0.23248765</text:p>
          </table:table-cell>
          <table:table-cell office:value-type="float" office:value="0.2296191942279" calcext:value-type="float">
            <text:p>0.2296191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4" office:value-type="float" office:value="0.3775670583381" calcext:value-type="float">
            <text:p>0.37756706</text:p>
          </table:table-cell>
          <table:table-cell table:style-name="ce4" office:value-type="float" office:value="0.3738774092223" calcext:value-type="float">
            <text:p>0.37387741</text:p>
          </table:table-cell>
          <table:table-cell table:style-name="ce4" office:value-type="float" office:value="0.3709360275877" calcext:value-type="float">
            <text:p>0.37093603</text:p>
          </table:table-cell>
          <table:table-cell table:style-name="ce4" office:value-type="float" office:value="0.3688871833566" calcext:value-type="float">
            <text:p>0.36888718</text:p>
          </table:table-cell>
          <table:table-cell table:style-name="ce4" office:value-type="float" office:value="0.367449370232" calcext:value-type="float">
            <text:p>0.36744937</text:p>
          </table:table-cell>
          <table:table-cell table:style-name="ce4" office:value-type="float" office:value="0.3669384569594" calcext:value-type="float">
            <text:p>0.36693846</text:p>
          </table:table-cell>
          <table:table-cell table:style-name="ce4" office:value-type="float" office:value="0.3659894873728" calcext:value-type="float">
            <text:p>0.36598949</text:p>
          </table:table-cell>
          <table:table-cell table:style-name="ce4" office:value-type="float" office:value="0.3635453668655" calcext:value-type="float">
            <text:p>0.36354537</text:p>
          </table:table-cell>
          <table:table-cell table:style-name="ce4" office:value-type="float" office:value="0.3561728601215" calcext:value-type="float">
            <text:p>0.35617286</text:p>
          </table:table-cell>
          <table:table-cell table:style-name="ce4" office:value-type="float" office:value="0.3494210708541" calcext:value-type="float">
            <text:p>0.34942107</text:p>
          </table:table-cell>
          <table:table-cell table:style-name="ce4" office:value-type="float" office:value="0.3454589117161" calcext:value-type="float">
            <text:p>0.3454589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2018170289217" calcext:value-type="float">
            <text:p>0.20181703</text:p>
          </table:table-cell>
          <table:table-cell office:value-type="float" office:value="0.2075708683058" calcext:value-type="float">
            <text:p>0.20757087</text:p>
          </table:table-cell>
          <table:table-cell office:value-type="float" office:value="0.2268084003796" calcext:value-type="float">
            <text:p>0.22680840</text:p>
          </table:table-cell>
          <table:table-cell office:value-type="float" office:value="0.2461057295526" calcext:value-type="float">
            <text:p>0.24610573</text:p>
          </table:table-cell>
          <table:table-cell office:value-type="float" office:value="0.2489817404697" calcext:value-type="float">
            <text:p>0.24898174</text:p>
          </table:table-cell>
          <table:table-cell office:value-type="float" office:value="0.2486964514859" calcext:value-type="float">
            <text:p>0.24869645</text:p>
          </table:table-cell>
          <table:table-cell office:value-type="float" office:value="0.2488385013816" calcext:value-type="float">
            <text:p>0.24883850</text:p>
          </table:table-cell>
          <table:table-cell office:value-type="float" office:value="0.2462208446339" calcext:value-type="float">
            <text:p>0.24622084</text:p>
          </table:table-cell>
          <table:table-cell office:value-type="float" office:value="0.2395189673186" calcext:value-type="float">
            <text:p>0.23951897</text:p>
          </table:table-cell>
          <table:table-cell office:value-type="float" office:value="0.2324876520964" calcext:value-type="float">
            <text:p>0.23248765</text:p>
          </table:table-cell>
          <table:table-cell office:value-type="float" office:value="0.2296191942281" calcext:value-type="float">
            <text:p>0.22961919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office:value-type="float" office:value="0.3775677044245" calcext:value-type="float">
            <text:p>0.37756770</text:p>
          </table:table-cell>
          <table:table-cell table:style-name="ce4" office:value-type="float" office:value="0.3738778816327" calcext:value-type="float">
            <text:p>0.37387788</text:p>
          </table:table-cell>
          <table:table-cell table:style-name="ce4" office:value-type="float" office:value="0.3709409146108" calcext:value-type="float">
            <text:p>0.37094091</text:p>
          </table:table-cell>
          <table:table-cell table:style-name="ce4" office:value-type="float" office:value="0.3688945653508" calcext:value-type="float">
            <text:p>0.36889457</text:p>
          </table:table-cell>
          <table:table-cell table:style-name="ce4" office:value-type="float" office:value="0.3674575099496" calcext:value-type="float">
            <text:p>0.36745751</text:p>
          </table:table-cell>
          <table:table-cell table:style-name="ce4" office:value-type="float" office:value="0.3669391718456" calcext:value-type="float">
            <text:p>0.36693917</text:p>
          </table:table-cell>
          <table:table-cell table:style-name="ce4" office:value-type="float" office:value="0.3659969842331" calcext:value-type="float">
            <text:p>0.36599698</text:p>
          </table:table-cell>
          <table:table-cell table:style-name="ce4" office:value-type="float" office:value="0.3635507972208" calcext:value-type="float">
            <text:p>0.36355080</text:p>
          </table:table-cell>
          <table:table-cell table:style-name="ce4" office:value-type="float" office:value="0.3561755230944" calcext:value-type="float">
            <text:p>0.35617552</text:p>
          </table:table-cell>
          <table:table-cell table:style-name="ce4" office:value-type="float" office:value="0.3494239038205" calcext:value-type="float">
            <text:p>0.34942390</text:p>
          </table:table-cell>
          <table:table-cell table:style-name="ce4" office:value-type="float" office:value="0.3454617761871" calcext:value-type="float">
            <text:p>0.34546178</text:p>
          </table:table-cell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0.2018171511906" calcext:value-type="float">
            <text:p>0.20181715</text:p>
          </table:table-cell>
          <table:table-cell office:value-type="float" office:value="0.2075714445368" calcext:value-type="float">
            <text:p>0.20757144</text:p>
          </table:table-cell>
          <table:table-cell office:value-type="float" office:value="0.226810073873" calcext:value-type="float">
            <text:p>0.22681007</text:p>
          </table:table-cell>
          <table:table-cell office:value-type="float" office:value="0.2461085449374" calcext:value-type="float">
            <text:p>0.24610854</text:p>
          </table:table-cell>
          <table:table-cell office:value-type="float" office:value="0.2489833940997" calcext:value-type="float">
            <text:p>0.24898339</text:p>
          </table:table-cell>
          <table:table-cell office:value-type="float" office:value="0.248696656849" calcext:value-type="float">
            <text:p>0.24869666</text:p>
          </table:table-cell>
          <table:table-cell office:value-type="float" office:value="0.2488413234788" calcext:value-type="float">
            <text:p>0.24884132</text:p>
          </table:table-cell>
          <table:table-cell office:value-type="float" office:value="0.2462222283698" calcext:value-type="float">
            <text:p>0.24622223</text:p>
          </table:table-cell>
          <table:table-cell office:value-type="float" office:value="0.23952112141" calcext:value-type="float">
            <text:p>0.23952112</text:p>
          </table:table-cell>
          <table:table-cell office:value-type="float" office:value="0.2324946607044" calcext:value-type="float">
            <text:p>0.23249466</text:p>
          </table:table-cell>
          <table:table-cell office:value-type="float" office:value="0.2296266530493" calcext:value-type="float">
            <text:p>0.2296266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4" office:value-type="float" office:value="0.3775677472695" calcext:value-type="float">
            <text:p>0.37756775</text:p>
          </table:table-cell>
          <table:table-cell table:style-name="ce4" office:value-type="float" office:value="0.3738806434572" calcext:value-type="float">
            <text:p>0.37388064</text:p>
          </table:table-cell>
          <table:table-cell table:style-name="ce4" office:value-type="float" office:value="0.3709413503764" calcext:value-type="float">
            <text:p>0.37094135</text:p>
          </table:table-cell>
          <table:table-cell table:style-name="ce4" office:value-type="float" office:value="0.3688950463358" calcext:value-type="float">
            <text:p>0.36889505</text:p>
          </table:table-cell>
          <table:table-cell table:style-name="ce4" office:value-type="float" office:value="0.367458031518" calcext:value-type="float">
            <text:p>0.36745803</text:p>
          </table:table-cell>
          <table:table-cell table:style-name="ce4" office:value-type="float" office:value="0.4085229261981" calcext:value-type="float">
            <text:p>0.40852293</text:p>
          </table:table-cell>
          <table:table-cell table:style-name="ce4" office:value-type="float" office:value="0.3936190245407" calcext:value-type="float">
            <text:p>0.39361902</text:p>
          </table:table-cell>
          <table:table-cell table:style-name="ce4" office:value-type="float" office:value="0.3752940725734" calcext:value-type="float">
            <text:p>0.37529407</text:p>
          </table:table-cell>
          <table:table-cell table:style-name="ce4" office:value-type="float" office:value="0.3625533198955" calcext:value-type="float">
            <text:p>0.36255332</text:p>
          </table:table-cell>
          <table:table-cell table:style-name="ce4" office:value-type="float" office:value="0.370607351963" calcext:value-type="float">
            <text:p>0.37060735</text:p>
          </table:table-cell>
          <table:table-cell table:style-name="ce4" office:value-type="float" office:value="0.3776181346404" calcext:value-type="float">
            <text:p>0.37761813</text:p>
          </table:table-cell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0.2018171511907" calcext:value-type="float">
            <text:p>0.20181715</text:p>
          </table:table-cell>
          <table:table-cell office:value-type="float" office:value="0.2075714461865" calcext:value-type="float">
            <text:p>0.20757145</text:p>
          </table:table-cell>
          <table:table-cell office:value-type="float" office:value="0.2268100756911" calcext:value-type="float">
            <text:p>0.22681008</text:p>
          </table:table-cell>
          <table:table-cell office:value-type="float" office:value="0.2461085557315" calcext:value-type="float">
            <text:p>0.24610856</text:p>
          </table:table-cell>
          <table:table-cell office:value-type="float" office:value="0.2489834013536" calcext:value-type="float">
            <text:p>0.24898340</text:p>
          </table:table-cell>
          <table:table-cell office:value-type="float" office:value="0.248696656849" calcext:value-type="float">
            <text:p>0.24869666</text:p>
          </table:table-cell>
          <table:table-cell office:value-type="float" office:value="0.2488413256222" calcext:value-type="float">
            <text:p>0.24884133</text:p>
          </table:table-cell>
          <table:table-cell office:value-type="float" office:value="0.2462222308275" calcext:value-type="float">
            <text:p>0.24622223</text:p>
          </table:table-cell>
          <table:table-cell office:value-type="float" office:value="0.239521123705" calcext:value-type="float">
            <text:p>0.23952112</text:p>
          </table:table-cell>
          <table:table-cell office:value-type="float" office:value="0.2324946622748" calcext:value-type="float">
            <text:p>0.23249466</text:p>
          </table:table-cell>
          <table:table-cell office:value-type="float" office:value="0.2296266530494" calcext:value-type="float">
            <text:p>0.22962665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" office:value-type="float" office:value="0.4767807686848" calcext:value-type="float">
            <text:p>0.47678077</text:p>
          </table:table-cell>
          <table:table-cell table:style-name="ce4" office:value-type="float" office:value="0.4768774911938" calcext:value-type="float">
            <text:p>0.47687749</text:p>
          </table:table-cell>
          <table:table-cell table:style-name="ce4" office:value-type="float" office:value="0.4743754124454" calcext:value-type="float">
            <text:p>0.47437541</text:p>
          </table:table-cell>
          <table:table-cell table:style-name="ce4" office:value-type="float" office:value="0.4653933358729" calcext:value-type="float">
            <text:p>0.46539334</text:p>
          </table:table-cell>
          <table:table-cell table:style-name="ce4" office:value-type="float" office:value="0.4403959284363" calcext:value-type="float">
            <text:p>0.44039593</text:p>
          </table:table-cell>
          <table:table-cell table:style-name="ce4" office:value-type="float" office:value="0.4085289668371" calcext:value-type="float">
            <text:p>0.40852897</text:p>
          </table:table-cell>
          <table:table-cell table:style-name="ce4" office:value-type="float" office:value="0.3936274135711" calcext:value-type="float">
            <text:p>0.39362741</text:p>
          </table:table-cell>
          <table:table-cell table:style-name="ce4" office:value-type="float" office:value="0.3753052155105" calcext:value-type="float">
            <text:p>0.37530522</text:p>
          </table:table-cell>
          <table:table-cell table:style-name="ce4" office:value-type="float" office:value="0.3625551927434" calcext:value-type="float">
            <text:p>0.36255519</text:p>
          </table:table-cell>
          <table:table-cell table:style-name="ce4" office:value-type="float" office:value="0.3706177214438" calcext:value-type="float">
            <text:p>0.37061772</text:p>
          </table:table-cell>
          <table:table-cell table:style-name="ce4" office:value-type="float" office:value="0.3776297848625" calcext:value-type="float">
            <text:p>0.37762978</text:p>
          </table:table-cell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0.2018173212203" calcext:value-type="float">
            <text:p>0.20181732</text:p>
          </table:table-cell>
          <table:table-cell office:value-type="float" office:value="0.2075716668385" calcext:value-type="float">
            <text:p>0.20757167</text:p>
          </table:table-cell>
          <table:table-cell office:value-type="float" office:value="0.2268116293237" calcext:value-type="float">
            <text:p>0.22681163</text:p>
          </table:table-cell>
          <table:table-cell office:value-type="float" office:value="0.2461092641256" calcext:value-type="float">
            <text:p>0.24610926</text:p>
          </table:table-cell>
          <table:table-cell office:value-type="float" office:value="0.248986681442" calcext:value-type="float">
            <text:p>0.24898668</text:p>
          </table:table-cell>
          <table:table-cell office:value-type="float" office:value="0.2487030290208" calcext:value-type="float">
            <text:p>0.24870303</text:p>
          </table:table-cell>
          <table:table-cell office:value-type="float" office:value="0.2496043993175" calcext:value-type="float">
            <text:p>0.24960440</text:p>
          </table:table-cell>
          <table:table-cell office:value-type="float" office:value="0.2516821640534" calcext:value-type="float">
            <text:p>0.25168216</text:p>
          </table:table-cell>
          <table:table-cell office:value-type="float" office:value="0.2461705900096" calcext:value-type="float">
            <text:p>0.24617059</text:p>
          </table:table-cell>
          <table:table-cell office:value-type="float" office:value="0.2414580144025" calcext:value-type="float">
            <text:p>0.24145801</text:p>
          </table:table-cell>
          <table:table-cell office:value-type="float" office:value="0.2436980984142" calcext:value-type="float">
            <text:p>0.243698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4" office:value-type="float" office:value="0.4767807969044" calcext:value-type="float">
            <text:p>0.47678080</text:p>
          </table:table-cell>
          <table:table-cell table:style-name="ce4" office:value-type="float" office:value="0.4768789492217" calcext:value-type="float">
            <text:p>0.47687895</text:p>
          </table:table-cell>
          <table:table-cell table:style-name="ce4" office:value-type="float" office:value="0.4743781869655" calcext:value-type="float">
            <text:p>0.47437819</text:p>
          </table:table-cell>
          <table:table-cell table:style-name="ce4" office:value-type="float" office:value="0.4653970573207" calcext:value-type="float">
            <text:p>0.46539706</text:p>
          </table:table-cell>
          <table:table-cell table:style-name="ce4" office:value-type="float" office:value="0.4403999679568" calcext:value-type="float">
            <text:p>0.44039997</text:p>
          </table:table-cell>
          <table:table-cell table:style-name="ce4" office:value-type="float" office:value="0.4085290163712" calcext:value-type="float">
            <text:p>0.40852902</text:p>
          </table:table-cell>
          <table:table-cell table:style-name="ce4" office:value-type="float" office:value="0.4440941365449" calcext:value-type="float">
            <text:p>0.44409414</text:p>
          </table:table-cell>
          <table:table-cell table:style-name="ce4" office:value-type="float" office:value="0.5000576482163" calcext:value-type="float">
            <text:p>0.50005765</text:p>
          </table:table-cell>
          <table:table-cell table:style-name="ce4" office:value-type="float" office:value="0.5443977484489" calcext:value-type="float">
            <text:p>0.54439775</text:p>
          </table:table-cell>
          <table:table-cell table:style-name="ce4" office:value-type="float" office:value="0.5671575459789" calcext:value-type="float">
            <text:p>0.56715755</text:p>
          </table:table-cell>
          <table:table-cell table:style-name="ce4" office:value-type="float" office:value="0.598092831136" calcext:value-type="float">
            <text:p>0.59809283</text:p>
          </table:table-cell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0.2018173212203" calcext:value-type="float">
            <text:p>0.20181732</text:p>
          </table:table-cell>
          <table:table-cell office:value-type="float" office:value="0.2075716683853" calcext:value-type="float">
            <text:p>0.20757167</text:p>
          </table:table-cell>
          <table:table-cell office:value-type="float" office:value="0.2268116306944" calcext:value-type="float">
            <text:p>0.22681163</text:p>
          </table:table-cell>
          <table:table-cell office:value-type="float" office:value="0.2461092777885" calcext:value-type="float">
            <text:p>0.24610928</text:p>
          </table:table-cell>
          <table:table-cell office:value-type="float" office:value="0.2489866834668" calcext:value-type="float">
            <text:p>0.24898668</text:p>
          </table:table-cell>
          <table:table-cell office:value-type="float" office:value="0.2487030290208" calcext:value-type="float">
            <text:p>0.24870303</text:p>
          </table:table-cell>
          <table:table-cell office:value-type="float" office:value="0.2496044004757" calcext:value-type="float">
            <text:p>0.24960440</text:p>
          </table:table-cell>
          <table:table-cell office:value-type="float" office:value="0.2516821656038" calcext:value-type="float">
            <text:p>0.25168217</text:p>
          </table:table-cell>
          <table:table-cell office:value-type="float" office:value="0.2461705913581" calcext:value-type="float">
            <text:p>0.24617059</text:p>
          </table:table-cell>
          <table:table-cell office:value-type="float" office:value="0.2414580202665" calcext:value-type="float">
            <text:p>0.24145802</text:p>
          </table:table-cell>
          <table:table-cell office:value-type="float" office:value="0.2436980984142" calcext:value-type="float">
            <text:p>0.24369810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4" office:value-type="float" office:value="0.4767808215877" calcext:value-type="float">
            <text:p>0.47678082</text:p>
          </table:table-cell>
          <table:table-cell table:style-name="ce4" office:value-type="float" office:value="0.4768790355724" calcext:value-type="float">
            <text:p>0.47687904</text:p>
          </table:table-cell>
          <table:table-cell table:style-name="ce4" office:value-type="float" office:value="0.4743784273642" calcext:value-type="float">
            <text:p>0.47437843</text:p>
          </table:table-cell>
          <table:table-cell table:style-name="ce4" office:value-type="float" office:value="0.4653972258979" calcext:value-type="float">
            <text:p>0.46539723</text:p>
          </table:table-cell>
          <table:table-cell table:style-name="ce4" office:value-type="float" office:value="0.4404000857739" calcext:value-type="float">
            <text:p>0.44040009</text:p>
          </table:table-cell>
          <table:table-cell table:style-name="ce4" office:value-type="float" office:value="0.4085290304642" calcext:value-type="float">
            <text:p>0.40852903</text:p>
          </table:table-cell>
          <table:table-cell table:style-name="ce4" office:value-type="float" office:value="0.4440970757419" calcext:value-type="float">
            <text:p>0.44409708</text:p>
          </table:table-cell>
          <table:table-cell table:style-name="ce4" office:value-type="float" office:value="0.5000606392095" calcext:value-type="float">
            <text:p>0.50006064</text:p>
          </table:table-cell>
          <table:table-cell table:style-name="ce4" office:value-type="float" office:value="0.5443983634475" calcext:value-type="float">
            <text:p>0.54439836</text:p>
          </table:table-cell>
          <table:table-cell table:style-name="ce4" office:value-type="float" office:value="0.5671583652548" calcext:value-type="float">
            <text:p>0.56715837</text:p>
          </table:table-cell>
          <table:table-cell table:style-name="ce4" office:value-type="float" office:value="0.5980934074749" calcext:value-type="float">
            <text:p>0.59809341</text:p>
          </table:table-cell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0.2522475026193" calcext:value-type="float">
            <text:p>0.25224750</text:p>
          </table:table-cell>
          <table:table-cell office:value-type="float" office:value="0.2523688946826" calcext:value-type="float">
            <text:p>0.25236889</text:p>
          </table:table-cell>
          <table:table-cell office:value-type="float" office:value="0.2536093519961" calcext:value-type="float">
            <text:p>0.25360935</text:p>
          </table:table-cell>
          <table:table-cell office:value-type="float" office:value="0.2539133161343" calcext:value-type="float">
            <text:p>0.25391332</text:p>
          </table:table-cell>
          <table:table-cell office:value-type="float" office:value="0.2503798106765" calcext:value-type="float">
            <text:p>0.25037981</text:p>
          </table:table-cell>
          <table:table-cell office:value-type="float" office:value="0.2487031740787" calcext:value-type="float">
            <text:p>0.24870317</text:p>
          </table:table-cell>
          <table:table-cell office:value-type="float" office:value="0.2496091092293" calcext:value-type="float">
            <text:p>0.24960911</text:p>
          </table:table-cell>
          <table:table-cell office:value-type="float" office:value="0.2516883759665" calcext:value-type="float">
            <text:p>0.25168838</text:p>
          </table:table-cell>
          <table:table-cell office:value-type="float" office:value="0.2461765067223" calcext:value-type="float">
            <text:p>0.24617651</text:p>
          </table:table-cell>
          <table:table-cell office:value-type="float" office:value="0.241459393556" calcext:value-type="float">
            <text:p>0.24145939</text:p>
          </table:table-cell>
          <table:table-cell office:value-type="float" office:value="0.243698579674" calcext:value-type="float">
            <text:p>0.24369858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4" office:value-type="float" office:value="0.6314158357474" calcext:value-type="float">
            <text:p>0.63141584</text:p>
          </table:table-cell>
          <table:table-cell table:style-name="ce4" office:value-type="float" office:value="0.6581809469705" calcext:value-type="float">
            <text:p>0.65818095</text:p>
          </table:table-cell>
          <table:table-cell table:style-name="ce4" office:value-type="float" office:value="0.6536823438037" calcext:value-type="float">
            <text:p>0.65368234</text:p>
          </table:table-cell>
          <table:table-cell table:style-name="ce4" office:value-type="float" office:value="0.5968857170996" calcext:value-type="float">
            <text:p>0.59688572</text:p>
          </table:table-cell>
          <table:table-cell table:style-name="ce4" office:value-type="float" office:value="0.5523772288216" calcext:value-type="float">
            <text:p>0.55237723</text:p>
          </table:table-cell>
          <table:table-cell table:style-name="ce4" office:value-type="float" office:value="0.5384449778754" calcext:value-type="float">
            <text:p>0.53844498</text:p>
          </table:table-cell>
          <table:table-cell table:style-name="ce4" office:value-type="float" office:value="0.5378563569497" calcext:value-type="float">
            <text:p>0.53785636</text:p>
          </table:table-cell>
          <table:table-cell table:style-name="ce4" office:value-type="float" office:value="0.5378905933587" calcext:value-type="float">
            <text:p>0.53789059</text:p>
          </table:table-cell>
          <table:table-cell table:style-name="ce4" office:value-type="float" office:value="0.5612813492147" calcext:value-type="float">
            <text:p>0.56128135</text:p>
          </table:table-cell>
          <table:table-cell table:style-name="ce4" office:value-type="float" office:value="0.6222519594559" calcext:value-type="float">
            <text:p>0.62225196</text:p>
          </table:table-cell>
          <table:table-cell table:style-name="ce4" office:value-type="float" office:value="0.6583417790435" calcext:value-type="float">
            <text:p>0.65834178</text:p>
          </table:table-cell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0.2522475026193" calcext:value-type="float">
            <text:p>0.25224750</text:p>
          </table:table-cell>
          <table:table-cell office:value-type="float" office:value="0.2523688948835" calcext:value-type="float">
            <text:p>0.25236889</text:p>
          </table:table-cell>
          <table:table-cell office:value-type="float" office:value="0.2536093544099" calcext:value-type="float">
            <text:p>0.25360935</text:p>
          </table:table-cell>
          <table:table-cell office:value-type="float" office:value="0.2539133166435" calcext:value-type="float">
            <text:p>0.25391332</text:p>
          </table:table-cell>
          <table:table-cell office:value-type="float" office:value="0.2503798106921" calcext:value-type="float">
            <text:p>0.25037981</text:p>
          </table:table-cell>
          <table:table-cell office:value-type="float" office:value="0.2487031740787" calcext:value-type="float">
            <text:p>0.24870317</text:p>
          </table:table-cell>
          <table:table-cell office:value-type="float" office:value="0.2496091102997" calcext:value-type="float">
            <text:p>0.24960911</text:p>
          </table:table-cell>
          <table:table-cell office:value-type="float" office:value="0.2516883784309" calcext:value-type="float">
            <text:p>0.25168838</text:p>
          </table:table-cell>
          <table:table-cell office:value-type="float" office:value="0.2461765101609" calcext:value-type="float">
            <text:p>0.24617651</text:p>
          </table:table-cell>
          <table:table-cell office:value-type="float" office:value="0.241459395168" calcext:value-type="float">
            <text:p>0.24145940</text:p>
          </table:table-cell>
          <table:table-cell office:value-type="float" office:value="0.243698579674" calcext:value-type="float">
            <text:p>0.24369858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4" office:value-type="float" office:value="0.6314160165218" calcext:value-type="float">
            <text:p>0.63141602</text:p>
          </table:table-cell>
          <table:table-cell table:style-name="ce4" office:value-type="float" office:value="0.6581813666012" calcext:value-type="float">
            <text:p>0.65818137</text:p>
          </table:table-cell>
          <table:table-cell table:style-name="ce4" office:value-type="float" office:value="0.6536830131123" calcext:value-type="float">
            <text:p>0.65368301</text:p>
          </table:table-cell>
          <table:table-cell table:style-name="ce4" office:value-type="float" office:value="0.5968857928372" calcext:value-type="float">
            <text:p>0.59688579</text:p>
          </table:table-cell>
          <table:table-cell table:style-name="ce4" office:value-type="float" office:value="0.5523772555511" calcext:value-type="float">
            <text:p>0.55237726</text:p>
          </table:table-cell>
          <table:table-cell table:style-name="ce4" office:value-type="float" office:value="0.5384450407031" calcext:value-type="float">
            <text:p>0.53844504</text:p>
          </table:table-cell>
          <table:table-cell table:style-name="ce4" office:value-type="float" office:value="0.5378573740847" calcext:value-type="float">
            <text:p>0.53785737</text:p>
          </table:table-cell>
          <table:table-cell table:style-name="ce4" office:value-type="float" office:value="0.5378912881659" calcext:value-type="float">
            <text:p>0.53789129</text:p>
          </table:table-cell>
          <table:table-cell table:style-name="ce4" office:value-type="float" office:value="0.5612841724502" calcext:value-type="float">
            <text:p>0.56128417</text:p>
          </table:table-cell>
          <table:table-cell table:style-name="ce4" office:value-type="float" office:value="0.6222542432312" calcext:value-type="float">
            <text:p>0.62225424</text:p>
          </table:table-cell>
          <table:table-cell table:style-name="ce4" office:value-type="float" office:value="0.6583418568365" calcext:value-type="float">
            <text:p>0.65834186</text:p>
          </table:table-cell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0.2522476058573" calcext:value-type="float">
            <text:p>0.25224761</text:p>
          </table:table-cell>
          <table:table-cell office:value-type="float" office:value="0.2537810880205" calcext:value-type="float">
            <text:p>0.25378109</text:p>
          </table:table-cell>
          <table:table-cell office:value-type="float" office:value="0.2555892387982" calcext:value-type="float">
            <text:p>0.25558924</text:p>
          </table:table-cell>
          <table:table-cell office:value-type="float" office:value="0.2737621515821" calcext:value-type="float">
            <text:p>0.27376215</text:p>
          </table:table-cell>
          <table:table-cell office:value-type="float" office:value="0.2923532648202" calcext:value-type="float">
            <text:p>0.29235326</text:p>
          </table:table-cell>
          <table:table-cell office:value-type="float" office:value="0.2922087473297" calcext:value-type="float">
            <text:p>0.29220875</text:p>
          </table:table-cell>
          <table:table-cell office:value-type="float" office:value="0.2921379229664" calcext:value-type="float">
            <text:p>0.29213792</text:p>
          </table:table-cell>
          <table:table-cell office:value-type="float" office:value="0.2870053840418" calcext:value-type="float">
            <text:p>0.28700538</text:p>
          </table:table-cell>
          <table:table-cell office:value-type="float" office:value="0.2629035211559" calcext:value-type="float">
            <text:p>0.26290352</text:p>
          </table:table-cell>
          <table:table-cell office:value-type="float" office:value="0.2673093208536" calcext:value-type="float">
            <text:p>0.26730932</text:p>
          </table:table-cell>
          <table:table-cell office:value-type="float" office:value="0.2672128789082" calcext:value-type="float">
            <text:p>0.26721288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4" office:value-type="float" office:value="0.6314161876396" calcext:value-type="float">
            <text:p>0.63141619</text:p>
          </table:table-cell>
          <table:table-cell table:style-name="ce4" office:value-type="float" office:value="0.6581815760492" calcext:value-type="float">
            <text:p>0.65818158</text:p>
          </table:table-cell>
          <table:table-cell table:style-name="ce4" office:value-type="float" office:value="0.6536831590304" calcext:value-type="float">
            <text:p>0.65368316</text:p>
          </table:table-cell>
          <table:table-cell table:style-name="ce4" office:value-type="float" office:value="0.5968866197959" calcext:value-type="float">
            <text:p>0.59688662</text:p>
          </table:table-cell>
          <table:table-cell table:style-name="ce4" office:value-type="float" office:value="0.552379099391" calcext:value-type="float">
            <text:p>0.55237910</text:p>
          </table:table-cell>
          <table:table-cell table:style-name="ce4" office:value-type="float" office:value="0.5384451128084" calcext:value-type="float">
            <text:p>0.53844511</text:p>
          </table:table-cell>
          <table:table-cell table:style-name="ce4" office:value-type="float" office:value="0.583055648731" calcext:value-type="float">
            <text:p>0.58305565</text:p>
          </table:table-cell>
          <table:table-cell table:style-name="ce4" office:value-type="float" office:value="0.6700775326684" calcext:value-type="float">
            <text:p>0.67007753</text:p>
          </table:table-cell>
          <table:table-cell table:style-name="ce4" office:value-type="float" office:value="0.7701287544192" calcext:value-type="float">
            <text:p>0.77012875</text:p>
          </table:table-cell>
          <table:table-cell table:style-name="ce4" office:value-type="float" office:value="0.7169164785739" calcext:value-type="float">
            <text:p>0.71691648</text:p>
          </table:table-cell>
          <table:table-cell table:style-name="ce4" office:value-type="float" office:value="0.6583435449956" calcext:value-type="float">
            <text:p>0.65834354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0.2522476058573" calcext:value-type="float">
            <text:p>0.25224761</text:p>
          </table:table-cell>
          <table:table-cell office:value-type="float" office:value="0.2537810883946" calcext:value-type="float">
            <text:p>0.25378109</text:p>
          </table:table-cell>
          <table:table-cell office:value-type="float" office:value="0.255589238935" calcext:value-type="float">
            <text:p>0.25558924</text:p>
          </table:table-cell>
          <table:table-cell office:value-type="float" office:value="0.2737621526193" calcext:value-type="float">
            <text:p>0.27376215</text:p>
          </table:table-cell>
          <table:table-cell office:value-type="float" office:value="0.2923532708483" calcext:value-type="float">
            <text:p>0.29235327</text:p>
          </table:table-cell>
          <table:table-cell office:value-type="float" office:value="0.2922087473297" calcext:value-type="float">
            <text:p>0.29220875</text:p>
          </table:table-cell>
          <table:table-cell office:value-type="float" office:value="0.2921379263423" calcext:value-type="float">
            <text:p>0.29213793</text:p>
          </table:table-cell>
          <table:table-cell office:value-type="float" office:value="0.2870053978079" calcext:value-type="float">
            <text:p>0.28700540</text:p>
          </table:table-cell>
          <table:table-cell office:value-type="float" office:value="0.2629035395621" calcext:value-type="float">
            <text:p>0.26290354</text:p>
          </table:table-cell>
          <table:table-cell office:value-type="float" office:value="0.2673093255363" calcext:value-type="float">
            <text:p>0.26730933</text:p>
          </table:table-cell>
          <table:table-cell office:value-type="float" office:value="0.2672128789082" calcext:value-type="float">
            <text:p>0.26721288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4" office:value-type="float" office:value="0.7944237242989" calcext:value-type="float">
            <text:p>0.79442372</text:p>
          </table:table-cell>
          <table:table-cell table:style-name="ce4" office:value-type="float" office:value="0.7733751490181" calcext:value-type="float">
            <text:p>0.77337515</text:p>
          </table:table-cell>
          <table:table-cell table:style-name="ce4" office:value-type="float" office:value="0.7981370713563" calcext:value-type="float">
            <text:p>0.79813707</text:p>
          </table:table-cell>
          <table:table-cell table:style-name="ce4" office:value-type="float" office:value="0.7587670432978" calcext:value-type="float">
            <text:p>0.75876704</text:p>
          </table:table-cell>
          <table:table-cell table:style-name="ce4" office:value-type="float" office:value="0.6215903830171" calcext:value-type="float">
            <text:p>0.62159038</text:p>
          </table:table-cell>
          <table:table-cell table:style-name="ce4" office:value-type="float" office:value="0.5384474347959" calcext:value-type="float">
            <text:p>0.53844743</text:p>
          </table:table-cell>
          <table:table-cell table:style-name="ce4" office:value-type="float" office:value="0.5830566141869" calcext:value-type="float">
            <text:p>0.58305661</text:p>
          </table:table-cell>
          <table:table-cell table:style-name="ce4" office:value-type="float" office:value="0.6700786130857" calcext:value-type="float">
            <text:p>0.67007861</text:p>
          </table:table-cell>
          <table:table-cell table:style-name="ce4" office:value-type="float" office:value="0.7701292675703" calcext:value-type="float">
            <text:p>0.77012927</text:p>
          </table:table-cell>
          <table:table-cell table:style-name="ce4" office:value-type="float" office:value="0.7169175853728" calcext:value-type="float">
            <text:p>0.71691759</text:p>
          </table:table-cell>
          <table:table-cell table:style-name="ce4" office:value-type="float" office:value="0.6583436507857" calcext:value-type="float">
            <text:p>0.65834365</text:p>
          </table:table-cell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0.2968130679377" calcext:value-type="float">
            <text:p>0.29681307</text:p>
          </table:table-cell>
          <table:table-cell office:value-type="float" office:value="0.2987835875553" calcext:value-type="float">
            <text:p>0.29878359</text:p>
          </table:table-cell>
          <table:table-cell office:value-type="float" office:value="0.2977584650726" calcext:value-type="float">
            <text:p>0.29775847</text:p>
          </table:table-cell>
          <table:table-cell office:value-type="float" office:value="0.2824939904545" calcext:value-type="float">
            <text:p>0.28249399</text:p>
          </table:table-cell>
          <table:table-cell office:value-type="float" office:value="0.2923661317932" calcext:value-type="float">
            <text:p>0.29236613</text:p>
          </table:table-cell>
          <table:table-cell office:value-type="float" office:value="0.2922229151951" calcext:value-type="float">
            <text:p>0.29222292</text:p>
          </table:table-cell>
          <table:table-cell office:value-type="float" office:value="0.2921471005533" calcext:value-type="float">
            <text:p>0.29214710</text:p>
          </table:table-cell>
          <table:table-cell office:value-type="float" office:value="0.2870131460409" calcext:value-type="float">
            <text:p>0.28701315</text:p>
          </table:table-cell>
          <table:table-cell office:value-type="float" office:value="0.262913839591" calcext:value-type="float">
            <text:p>0.26291384</text:p>
          </table:table-cell>
          <table:table-cell office:value-type="float" office:value="0.2673104001815" calcext:value-type="float">
            <text:p>0.26731040</text:p>
          </table:table-cell>
          <table:table-cell office:value-type="float" office:value="0.2672140729714" calcext:value-type="float">
            <text:p>0.26721407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4" office:value-type="float" office:value="0.7944237585881" calcext:value-type="float">
            <text:p>0.79442376</text:p>
          </table:table-cell>
          <table:table-cell table:style-name="ce4" office:value-type="float" office:value="0.7733779452587" calcext:value-type="float">
            <text:p>0.77337795</text:p>
          </table:table-cell>
          <table:table-cell table:style-name="ce4" office:value-type="float" office:value="0.7981385149366" calcext:value-type="float">
            <text:p>0.79813851</text:p>
          </table:table-cell>
          <table:table-cell table:style-name="ce4" office:value-type="float" office:value="0.8888914209259" calcext:value-type="float">
            <text:p>0.88889142</text:p>
          </table:table-cell>
          <table:table-cell table:style-name="ce4" office:value-type="float" office:value="0.9545093915348" calcext:value-type="float">
            <text:p>0.95450939</text:p>
          </table:table-cell>
          <table:table-cell table:style-name="ce4" office:value-type="float" office:value="0.9501459550664" calcext:value-type="float">
            <text:p>0.95014596</text:p>
          </table:table-cell>
          <table:table-cell table:style-name="ce4" office:value-type="float" office:value="0.9543241302274" calcext:value-type="float">
            <text:p>0.95432413</text:p>
          </table:table-cell>
          <table:table-cell table:style-name="ce4" office:value-type="float" office:value="0.9145217828415" calcext:value-type="float">
            <text:p>0.91452178</text:p>
          </table:table-cell>
          <table:table-cell table:style-name="ce4" office:value-type="float" office:value="0.8128815500062" calcext:value-type="float">
            <text:p>0.81288155</text:p>
          </table:table-cell>
          <table:table-cell table:style-name="ce4" office:value-type="float" office:value="0.8060431590057" calcext:value-type="float">
            <text:p>0.80604316</text:p>
          </table:table-cell>
          <table:table-cell table:style-name="ce4" office:value-type="float" office:value="0.7679017532895" calcext:value-type="float">
            <text:p>0.76790175</text:p>
          </table:table-cell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0.2968130679378" calcext:value-type="float">
            <text:p>0.29681307</text:p>
          </table:table-cell>
          <table:table-cell office:value-type="float" office:value="0.2987835879343" calcext:value-type="float">
            <text:p>0.29878359</text:p>
          </table:table-cell>
          <table:table-cell office:value-type="float" office:value="0.2977584869432" calcext:value-type="float">
            <text:p>0.29775849</text:p>
          </table:table-cell>
          <table:table-cell office:value-type="float" office:value="0.2824940330965" calcext:value-type="float">
            <text:p>0.28249403</text:p>
          </table:table-cell>
          <table:table-cell office:value-type="float" office:value="0.2923661354008" calcext:value-type="float">
            <text:p>0.29236614</text:p>
          </table:table-cell>
          <table:table-cell office:value-type="float" office:value="0.2922229151951" calcext:value-type="float">
            <text:p>0.29222292</text:p>
          </table:table-cell>
          <table:table-cell office:value-type="float" office:value="0.2921471055714" calcext:value-type="float">
            <text:p>0.29214711</text:p>
          </table:table-cell>
          <table:table-cell office:value-type="float" office:value="0.2870131572178" calcext:value-type="float">
            <text:p>0.28701316</text:p>
          </table:table-cell>
          <table:table-cell office:value-type="float" office:value="0.2629138594921" calcext:value-type="float">
            <text:p>0.26291386</text:p>
          </table:table-cell>
          <table:table-cell office:value-type="float" office:value="0.2673104039584" calcext:value-type="float">
            <text:p>0.26731040</text:p>
          </table:table-cell>
          <table:table-cell office:value-type="float" office:value="0.2672140729715" calcext:value-type="float">
            <text:p>0.26721407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4" office:value-type="float" office:value="0.7944252444512" calcext:value-type="float">
            <text:p>0.79442524</text:p>
          </table:table-cell>
          <table:table-cell table:style-name="ce4" office:value-type="float" office:value="0.7733780942842" calcext:value-type="float">
            <text:p>0.77337809</text:p>
          </table:table-cell>
          <table:table-cell table:style-name="ce4" office:value-type="float" office:value="0.79813856475" calcext:value-type="float">
            <text:p>0.79813856</text:p>
          </table:table-cell>
          <table:table-cell table:style-name="ce4" office:value-type="float" office:value="0.8889108046458" calcext:value-type="float">
            <text:p>0.88891080</text:p>
          </table:table-cell>
          <table:table-cell table:style-name="ce4" office:value-type="float" office:value="0.9553270251336" calcext:value-type="float">
            <text:p>0.95532703</text:p>
          </table:table-cell>
          <table:table-cell table:style-name="ce4" office:value-type="float" office:value="0.9502772506854" calcext:value-type="float">
            <text:p>0.95027725</text:p>
          </table:table-cell>
          <table:table-cell table:style-name="ce4" office:value-type="float" office:value="0.9555879297871" calcext:value-type="float">
            <text:p>0.95558793</text:p>
          </table:table-cell>
          <table:table-cell table:style-name="ce4" office:value-type="float" office:value="0.9146359118666" calcext:value-type="float">
            <text:p>0.91463591</text:p>
          </table:table-cell>
          <table:table-cell table:style-name="ce4" office:value-type="float" office:value="0.8128901177159" calcext:value-type="float">
            <text:p>0.81289012</text:p>
          </table:table-cell>
          <table:table-cell table:style-name="ce4" office:value-type="float" office:value="0.8060469559831" calcext:value-type="float">
            <text:p>0.80604696</text:p>
          </table:table-cell>
          <table:table-cell table:style-name="ce4" office:value-type="float" office:value="0.7679058407121" calcext:value-type="float">
            <text:p>0.76790584</text:p>
          </table:table-cell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0.3362151733204" calcext:value-type="float">
            <text:p>0.33621517</text:p>
          </table:table-cell>
          <table:table-cell office:value-type="float" office:value="0.3327289389798" calcext:value-type="float">
            <text:p>0.33272894</text:p>
          </table:table-cell>
          <table:table-cell office:value-type="float" office:value="0.2977621202571" calcext:value-type="float">
            <text:p>0.29776212</text:p>
          </table:table-cell>
          <table:table-cell office:value-type="float" office:value="0.2824996992474" calcext:value-type="float">
            <text:p>0.28249970</text:p>
          </table:table-cell>
          <table:table-cell office:value-type="float" office:value="0.2923666871899" calcext:value-type="float">
            <text:p>0.29236669</text:p>
          </table:table-cell>
          <table:table-cell office:value-type="float" office:value="0.2922243328401" calcext:value-type="float">
            <text:p>0.29222433</text:p>
          </table:table-cell>
          <table:table-cell office:value-type="float" office:value="0.2933594670606" calcext:value-type="float">
            <text:p>0.29335947</text:p>
          </table:table-cell>
          <table:table-cell office:value-type="float" office:value="0.2907217055569" calcext:value-type="float">
            <text:p>0.29072171</text:p>
          </table:table-cell>
          <table:table-cell office:value-type="float" office:value="0.2763124610395" calcext:value-type="float">
            <text:p>0.27631246</text:p>
          </table:table-cell>
          <table:table-cell office:value-type="float" office:value="0.2685237835564" calcext:value-type="float">
            <text:p>0.26852378</text:p>
          </table:table-cell>
          <table:table-cell office:value-type="float" office:value="0.2736740728832" calcext:value-type="float">
            <text:p>0.27367407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4" office:value-type="float" office:value="0.7944299851015" calcext:value-type="float">
            <text:p>0.79442999</text:p>
          </table:table-cell>
          <table:table-cell table:style-name="ce4" office:value-type="float" office:value="0.817598092412" calcext:value-type="float">
            <text:p>0.81759809</text:p>
          </table:table-cell>
          <table:table-cell table:style-name="ce4" office:value-type="float" office:value="0.8769630767035" calcext:value-type="float">
            <text:p>0.87696308</text:p>
          </table:table-cell>
          <table:table-cell table:style-name="ce4" office:value-type="float" office:value="0.8916054809845" calcext:value-type="float">
            <text:p>0.89160548</text:p>
          </table:table-cell>
          <table:table-cell table:style-name="ce4" office:value-type="float" office:value="0.9600446583141" calcext:value-type="float">
            <text:p>0.96004466</text:p>
          </table:table-cell>
          <table:table-cell table:style-name="ce4" office:value-type="float" office:value="0.9506832918979" calcext:value-type="float">
            <text:p>0.95068329</text:p>
          </table:table-cell>
          <table:table-cell table:style-name="ce4" office:value-type="float" office:value="0.9577882649319" calcext:value-type="float">
            <text:p>0.95778826</text:p>
          </table:table-cell>
          <table:table-cell table:style-name="ce4" office:value-type="float" office:value="0.9312838964543" calcext:value-type="float">
            <text:p>0.93128390</text:p>
          </table:table-cell>
          <table:table-cell table:style-name="ce4" office:value-type="float" office:value="0.8714585088401" calcext:value-type="float">
            <text:p>0.87145851</text:p>
          </table:table-cell>
          <table:table-cell table:style-name="ce4" office:value-type="float" office:value="0.8758133082949" calcext:value-type="float">
            <text:p>0.87581331</text:p>
          </table:table-cell>
          <table:table-cell table:style-name="ce4" office:value-type="float" office:value="0.9591008999998" calcext:value-type="float">
            <text:p>0.95910090</text:p>
          </table:table-cell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0.3362151733205" calcext:value-type="float">
            <text:p>0.33621517</text:p>
          </table:table-cell>
          <table:table-cell office:value-type="float" office:value="0.3327289392866" calcext:value-type="float">
            <text:p>0.33272894</text:p>
          </table:table-cell>
          <table:table-cell office:value-type="float" office:value="0.2977621519273" calcext:value-type="float">
            <text:p>0.29776215</text:p>
          </table:table-cell>
          <table:table-cell office:value-type="float" office:value="0.2824997403207" calcext:value-type="float">
            <text:p>0.28249974</text:p>
          </table:table-cell>
          <table:table-cell office:value-type="float" office:value="0.292366705147" calcext:value-type="float">
            <text:p>0.29236671</text:p>
          </table:table-cell>
          <table:table-cell office:value-type="float" office:value="0.2922243328401" calcext:value-type="float">
            <text:p>0.29222433</text:p>
          </table:table-cell>
          <table:table-cell office:value-type="float" office:value="0.29335946976" calcext:value-type="float">
            <text:p>0.29335947</text:p>
          </table:table-cell>
          <table:table-cell office:value-type="float" office:value="0.2907217147547" calcext:value-type="float">
            <text:p>0.29072171</text:p>
          </table:table-cell>
          <table:table-cell office:value-type="float" office:value="0.2763124678325" calcext:value-type="float">
            <text:p>0.27631247</text:p>
          </table:table-cell>
          <table:table-cell office:value-type="float" office:value="0.2685237988925" calcext:value-type="float">
            <text:p>0.26852380</text:p>
          </table:table-cell>
          <table:table-cell office:value-type="float" office:value="0.2736740728838" calcext:value-type="float">
            <text:p>0.27367407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4" office:value-type="float" office:value="0.7944300855621" calcext:value-type="float">
            <text:p>0.79443009</text:p>
          </table:table-cell>
          <table:table-cell table:style-name="ce4" office:value-type="float" office:value="0.8175983570233" calcext:value-type="float">
            <text:p>0.81759836</text:p>
          </table:table-cell>
          <table:table-cell table:style-name="ce4" office:value-type="float" office:value="0.8769631527778" calcext:value-type="float">
            <text:p>0.87696315</text:p>
          </table:table-cell>
          <table:table-cell table:style-name="ce4" office:value-type="float" office:value="0.9518806257382" calcext:value-type="float">
            <text:p>0.95188063</text:p>
          </table:table-cell>
          <table:table-cell table:style-name="ce4" office:value-type="float" office:value="0.9643783485437" calcext:value-type="float">
            <text:p>0.96437835</text:p>
          </table:table-cell>
          <table:table-cell table:style-name="ce4" office:value-type="float" office:value="0.9515036626209" calcext:value-type="float">
            <text:p>0.95150366</text:p>
          </table:table-cell>
          <table:table-cell table:style-name="ce4" office:value-type="float" office:value="0.958093065084" calcext:value-type="float">
            <text:p>0.95809307</text:p>
          </table:table-cell>
          <table:table-cell table:style-name="ce4" office:value-type="float" office:value="0.9316083054623" calcext:value-type="float">
            <text:p>0.93160831</text:p>
          </table:table-cell>
          <table:table-cell table:style-name="ce4" office:value-type="float" office:value="0.8716956323102" calcext:value-type="float">
            <text:p>0.87169563</text:p>
          </table:table-cell>
          <table:table-cell table:style-name="ce4" office:value-type="float" office:value="0.8760890641896" calcext:value-type="float">
            <text:p>0.87608906</text:p>
          </table:table-cell>
          <table:table-cell table:style-name="ce4" office:value-type="float" office:value="0.9592199993357" calcext:value-type="float">
            <text:p>0.95922000</text:p>
          </table:table-cell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0.3362152251978" calcext:value-type="float">
            <text:p>0.33621523</text:p>
          </table:table-cell>
          <table:table-cell office:value-type="float" office:value="0.3372533057192" calcext:value-type="float">
            <text:p>0.33725331</text:p>
          </table:table-cell>
          <table:table-cell office:value-type="float" office:value="0.2977652716233" calcext:value-type="float">
            <text:p>0.29776527</text:p>
          </table:table-cell>
          <table:table-cell office:value-type="float" office:value="0.2825025252754" calcext:value-type="float">
            <text:p>0.28250253</text:p>
          </table:table-cell>
          <table:table-cell office:value-type="float" office:value="0.2949333014989" calcext:value-type="float">
            <text:p>0.29493330</text:p>
          </table:table-cell>
          <table:table-cell office:value-type="float" office:value="0.2922245741555" calcext:value-type="float">
            <text:p>0.29222457</text:p>
          </table:table-cell>
          <table:table-cell office:value-type="float" office:value="0.2933675663182" calcext:value-type="float">
            <text:p>0.29336757</text:p>
          </table:table-cell>
          <table:table-cell office:value-type="float" office:value="0.29072908124" calcext:value-type="float">
            <text:p>0.29072908</text:p>
          </table:table-cell>
          <table:table-cell office:value-type="float" office:value="0.2763128847909" calcext:value-type="float">
            <text:p>0.27631288</text:p>
          </table:table-cell>
          <table:table-cell office:value-type="float" office:value="0.2685346441898" calcext:value-type="float">
            <text:p>0.26853464</text:p>
          </table:table-cell>
          <table:table-cell office:value-type="float" office:value="0.2736850212076" calcext:value-type="float">
            <text:p>0.27368502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4" office:value-type="float" office:value="0.7944303445899" calcext:value-type="float">
            <text:p>0.79443034</text:p>
          </table:table-cell>
          <table:table-cell table:style-name="ce4" office:value-type="float" office:value="0.8176023663598" calcext:value-type="float">
            <text:p>0.81760237</text:p>
          </table:table-cell>
          <table:table-cell table:style-name="ce4" office:value-type="float" office:value="0.8769707984476" calcext:value-type="float">
            <text:p>0.87697080</text:p>
          </table:table-cell>
          <table:table-cell table:style-name="ce4" office:value-type="float" office:value="0.9525855409383" calcext:value-type="float">
            <text:p>0.95258554</text:p>
          </table:table-cell>
          <table:table-cell table:style-name="ce4" office:value-type="float" office:value="1.010806476334" calcext:value-type="float">
            <text:p>1.01080648</text:p>
          </table:table-cell>
          <table:table-cell table:style-name="ce4" office:value-type="float" office:value="1.044867668943" calcext:value-type="float">
            <text:p>1.04486767</text:p>
          </table:table-cell>
          <table:table-cell table:style-name="ce4" office:value-type="float" office:value="1.006193924137" calcext:value-type="float">
            <text:p>1.00619392</text:p>
          </table:table-cell>
          <table:table-cell table:style-name="ce4" office:value-type="float" office:value="0.9763342239396" calcext:value-type="float">
            <text:p>0.97633422</text:p>
          </table:table-cell>
          <table:table-cell table:style-name="ce4" office:value-type="float" office:value="0.9921118976726" calcext:value-type="float">
            <text:p>0.99211190</text:p>
          </table:table-cell>
          <table:table-cell table:style-name="ce4" office:value-type="float" office:value="0.9701265103609" calcext:value-type="float">
            <text:p>0.97012651</text:p>
          </table:table-cell>
          <table:table-cell table:style-name="ce4" office:value-type="float" office:value="0.9602836312334" calcext:value-type="float">
            <text:p>0.96028363</text:p>
          </table:table-cell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0.3362152251979" calcext:value-type="float">
            <text:p>0.33621523</text:p>
          </table:table-cell>
          <table:table-cell office:value-type="float" office:value="0.3372533062009" calcext:value-type="float">
            <text:p>0.33725331</text:p>
          </table:table-cell>
          <table:table-cell office:value-type="float" office:value="0.2977652814284" calcext:value-type="float">
            <text:p>0.29776528</text:p>
          </table:table-cell>
          <table:table-cell office:value-type="float" office:value="0.2825025379628" calcext:value-type="float">
            <text:p>0.28250254</text:p>
          </table:table-cell>
          <table:table-cell office:value-type="float" office:value="0.2949333022087" calcext:value-type="float">
            <text:p>0.29493330</text:p>
          </table:table-cell>
          <table:table-cell office:value-type="float" office:value="0.2922245741555" calcext:value-type="float">
            <text:p>0.29222457</text:p>
          </table:table-cell>
          <table:table-cell office:value-type="float" office:value="0.2933675673136" calcext:value-type="float">
            <text:p>0.29336757</text:p>
          </table:table-cell>
          <table:table-cell office:value-type="float" office:value="0.2907290933091" calcext:value-type="float">
            <text:p>0.29072909</text:p>
          </table:table-cell>
          <table:table-cell office:value-type="float" office:value="0.2763128945642" calcext:value-type="float">
            <text:p>0.27631289</text:p>
          </table:table-cell>
          <table:table-cell office:value-type="float" office:value="0.2685346616179" calcext:value-type="float">
            <text:p>0.26853466</text:p>
          </table:table-cell>
          <table:table-cell office:value-type="float" office:value="0.2736850212088" calcext:value-type="float">
            <text:p>0.2736850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0.9718963294624" calcext:value-type="float">
            <text:p>0.97189633</text:p>
          </table:table-cell>
          <table:table-cell table:style-name="ce4" office:value-type="float" office:value="0.9833619486581" calcext:value-type="float">
            <text:p>0.98336195</text:p>
          </table:table-cell>
          <table:table-cell table:style-name="ce4" office:value-type="float" office:value="0.9000382694872" calcext:value-type="float">
            <text:p>0.90003827</text:p>
          </table:table-cell>
          <table:table-cell table:style-name="ce4" office:value-type="float" office:value="0.9868490407772" calcext:value-type="float">
            <text:p>0.98684904</text:p>
          </table:table-cell>
          <table:table-cell table:style-name="ce4" office:value-type="float" office:value="1.015057578413" calcext:value-type="float">
            <text:p>1.01505758</text:p>
          </table:table-cell>
          <table:table-cell table:style-name="ce4" office:value-type="float" office:value="1.044868245272" calcext:value-type="float">
            <text:p>1.04486825</text:p>
          </table:table-cell>
          <table:table-cell table:style-name="ce4" office:value-type="float" office:value="1.013777748034" calcext:value-type="float">
            <text:p>1.01377775</text:p>
          </table:table-cell>
          <table:table-cell table:style-name="ce4" office:value-type="float" office:value="0.9810862754979" calcext:value-type="float">
            <text:p>0.98108628</text:p>
          </table:table-cell>
          <table:table-cell table:style-name="ce4" office:value-type="float" office:value="0.9976710011279" calcext:value-type="float">
            <text:p>0.99767100</text:p>
          </table:table-cell>
          <table:table-cell table:style-name="ce4" office:value-type="float" office:value="0.9783531578053" calcext:value-type="float">
            <text:p>0.97835316</text:p>
          </table:table-cell>
          <table:table-cell table:style-name="ce4" office:value-type="float" office:value="0.9914584894008" calcext:value-type="float">
            <text:p>0.99145849</text:p>
          </table:table-cell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0.3566613897914" calcext:value-type="float">
            <text:p>0.35666139</text:p>
          </table:table-cell>
          <table:table-cell office:value-type="float" office:value="0.3398138433888" calcext:value-type="float">
            <text:p>0.33981384</text:p>
          </table:table-cell>
          <table:table-cell office:value-type="float" office:value="0.3056230336479" calcext:value-type="float">
            <text:p>0.30562303</text:p>
          </table:table-cell>
          <table:table-cell office:value-type="float" office:value="0.303869176306" calcext:value-type="float">
            <text:p>0.30386918</text:p>
          </table:table-cell>
          <table:table-cell office:value-type="float" office:value="0.3289439983585" calcext:value-type="float">
            <text:p>0.32894400</text:p>
          </table:table-cell>
          <table:table-cell office:value-type="float" office:value="0.354829652611" calcext:value-type="float">
            <text:p>0.35482965</text:p>
          </table:table-cell>
          <table:table-cell office:value-type="float" office:value="0.3369545589229" calcext:value-type="float">
            <text:p>0.33695456</text:p>
          </table:table-cell>
          <table:table-cell office:value-type="float" office:value="0.3041498729793" calcext:value-type="float">
            <text:p>0.30414987</text:p>
          </table:table-cell>
          <table:table-cell office:value-type="float" office:value="0.3100818277717" calcext:value-type="float">
            <text:p>0.31008183</text:p>
          </table:table-cell>
          <table:table-cell office:value-type="float" office:value="0.3199959546956" calcext:value-type="float">
            <text:p>0.31999595</text:p>
          </table:table-cell>
          <table:table-cell office:value-type="float" office:value="0.3233037323702" calcext:value-type="float">
            <text:p>0.3233037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0.3566613897915" calcext:value-type="float">
            <text:p>0.35666139</text:p>
          </table:table-cell>
          <table:table-cell office:value-type="float" office:value="0.3398138534265" calcext:value-type="float">
            <text:p>0.33981385</text:p>
          </table:table-cell>
          <table:table-cell office:value-type="float" office:value="0.3056230342724" calcext:value-type="float">
            <text:p>0.30562303</text:p>
          </table:table-cell>
          <table:table-cell office:value-type="float" office:value="0.303869176844" calcext:value-type="float">
            <text:p>0.30386918</text:p>
          </table:table-cell>
          <table:table-cell office:value-type="float" office:value="0.3289440024419" calcext:value-type="float">
            <text:p>0.32894400</text:p>
          </table:table-cell>
          <table:table-cell office:value-type="float" office:value="0.3548296526112" calcext:value-type="float">
            <text:p>0.35482965</text:p>
          </table:table-cell>
          <table:table-cell office:value-type="float" office:value="0.336954568177" calcext:value-type="float">
            <text:p>0.33695457</text:p>
          </table:table-cell>
          <table:table-cell office:value-type="float" office:value="0.3041498768546" calcext:value-type="float">
            <text:p>0.30414988</text:p>
          </table:table-cell>
          <table:table-cell office:value-type="float" office:value="0.3100818297988" calcext:value-type="float">
            <text:p>0.31008183</text:p>
          </table:table-cell>
          <table:table-cell office:value-type="float" office:value="0.3199959598656" calcext:value-type="float">
            <text:p>0.31999596</text:p>
          </table:table-cell>
          <table:table-cell office:value-type="float" office:value="0.3233037323714" calcext:value-type="float">
            <text:p>0.3233037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0.3566873381062" calcext:value-type="float">
            <text:p>0.35668734</text:p>
          </table:table-cell>
          <table:table-cell office:value-type="float" office:value="0.3398165805971" calcext:value-type="float">
            <text:p>0.33981658</text:p>
          </table:table-cell>
          <table:table-cell office:value-type="float" office:value="0.3270893976701" calcext:value-type="float">
            <text:p>0.32708940</text:p>
          </table:table-cell>
          <table:table-cell office:value-type="float" office:value="0.313355151376" calcext:value-type="float">
            <text:p>0.31335515</text:p>
          </table:table-cell>
          <table:table-cell office:value-type="float" office:value="0.3289466062162" calcext:value-type="float">
            <text:p>0.32894661</text:p>
          </table:table-cell>
          <table:table-cell office:value-type="float" office:value="0.3548299356616" calcext:value-type="float">
            <text:p>0.35482994</text:p>
          </table:table-cell>
          <table:table-cell office:value-type="float" office:value="0.3369575718993" calcext:value-type="float">
            <text:p>0.33695757</text:p>
          </table:table-cell>
          <table:table-cell office:value-type="float" office:value="0.3041508918027" calcext:value-type="float">
            <text:p>0.30415089</text:p>
          </table:table-cell>
          <table:table-cell office:value-type="float" office:value="0.3100847573227" calcext:value-type="float">
            <text:p>0.31008476</text:p>
          </table:table-cell>
          <table:table-cell office:value-type="float" office:value="0.3199986661582" calcext:value-type="float">
            <text:p>0.31999867</text:p>
          </table:table-cell>
          <table:table-cell office:value-type="float" office:value="0.3233053687721" calcext:value-type="float">
            <text:p>0.3233053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0.3566873381064" calcext:value-type="float">
            <text:p>0.35668734</text:p>
          </table:table-cell>
          <table:table-cell office:value-type="float" office:value="0.3398165914429" calcext:value-type="float">
            <text:p>0.33981659</text:p>
          </table:table-cell>
          <table:table-cell office:value-type="float" office:value="0.3270893996229" calcext:value-type="float">
            <text:p>0.32708940</text:p>
          </table:table-cell>
          <table:table-cell office:value-type="float" office:value="0.3133551608631" calcext:value-type="float">
            <text:p>0.31335516</text:p>
          </table:table-cell>
          <table:table-cell office:value-type="float" office:value="0.3289466128571" calcext:value-type="float">
            <text:p>0.32894661</text:p>
          </table:table-cell>
          <table:table-cell office:value-type="float" office:value="0.3548299356617" calcext:value-type="float">
            <text:p>0.35482994</text:p>
          </table:table-cell>
          <table:table-cell office:value-type="float" office:value="0.3369575779837" calcext:value-type="float">
            <text:p>0.33695758</text:p>
          </table:table-cell>
          <table:table-cell office:value-type="float" office:value="0.3041508966173" calcext:value-type="float">
            <text:p>0.30415090</text:p>
          </table:table-cell>
          <table:table-cell office:value-type="float" office:value="0.3100847592898" calcext:value-type="float">
            <text:p>0.31008476</text:p>
          </table:table-cell>
          <table:table-cell office:value-type="float" office:value="0.3199986709825" calcext:value-type="float">
            <text:p>0.31999867</text:p>
          </table:table-cell>
          <table:table-cell office:value-type="float" office:value="0.3233053687736" calcext:value-type="float">
            <text:p>0.3233053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0.3566876180554" calcext:value-type="float">
            <text:p>0.35668762</text:p>
          </table:table-cell>
          <table:table-cell office:value-type="float" office:value="0.3398227819174" calcext:value-type="float">
            <text:p>0.33982278</text:p>
          </table:table-cell>
          <table:table-cell office:value-type="float" office:value="0.3341208666484" calcext:value-type="float">
            <text:p>0.33412087</text:p>
          </table:table-cell>
          <table:table-cell office:value-type="float" office:value="0.3133629605976" calcext:value-type="float">
            <text:p>0.31336296</text:p>
          </table:table-cell>
          <table:table-cell office:value-type="float" office:value="0.3289469599274" calcext:value-type="float">
            <text:p>0.32894696</text:p>
          </table:table-cell>
          <table:table-cell office:value-type="float" office:value="0.3548315831553" calcext:value-type="float">
            <text:p>0.35483158</text:p>
          </table:table-cell>
          <table:table-cell office:value-type="float" office:value="0.3376533844702" calcext:value-type="float">
            <text:p>0.33765338</text:p>
          </table:table-cell>
          <table:table-cell office:value-type="float" office:value="0.3146530002832" calcext:value-type="float">
            <text:p>0.31465300</text:p>
          </table:table-cell>
          <table:table-cell office:value-type="float" office:value="0.3213330353318" calcext:value-type="float">
            <text:p>0.32133304</text:p>
          </table:table-cell>
          <table:table-cell office:value-type="float" office:value="0.3286640993556" calcext:value-type="float">
            <text:p>0.32866410</text:p>
          </table:table-cell>
          <table:table-cell office:value-type="float" office:value="0.328348061135" calcext:value-type="float">
            <text:p>0.3283480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0.3566876180556" calcext:value-type="float">
            <text:p>0.35668762</text:p>
          </table:table-cell>
          <table:table-cell office:value-type="float" office:value="0.3398227891583" calcext:value-type="float">
            <text:p>0.33982279</text:p>
          </table:table-cell>
          <table:table-cell office:value-type="float" office:value="0.3341208738208" calcext:value-type="float">
            <text:p>0.33412087</text:p>
          </table:table-cell>
          <table:table-cell office:value-type="float" office:value="0.3133629729627" calcext:value-type="float">
            <text:p>0.31336297</text:p>
          </table:table-cell>
          <table:table-cell office:value-type="float" office:value="0.3289469690692" calcext:value-type="float">
            <text:p>0.32894697</text:p>
          </table:table-cell>
          <table:table-cell office:value-type="float" office:value="0.3548315831555" calcext:value-type="float">
            <text:p>0.35483158</text:p>
          </table:table-cell>
          <table:table-cell office:value-type="float" office:value="0.3376533892557" calcext:value-type="float">
            <text:p>0.33765339</text:p>
          </table:table-cell>
          <table:table-cell office:value-type="float" office:value="0.3146530009994" calcext:value-type="float">
            <text:p>0.31465300</text:p>
          </table:table-cell>
          <table:table-cell office:value-type="float" office:value="0.3213330360318" calcext:value-type="float">
            <text:p>0.32133304</text:p>
          </table:table-cell>
          <table:table-cell office:value-type="float" office:value="0.3286641004289" calcext:value-type="float">
            <text:p>0.32866410</text:p>
          </table:table-cell>
          <table:table-cell office:value-type="float" office:value="0.3283480611357" calcext:value-type="float">
            <text:p>0.3283480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0.3631373202536" calcext:value-type="float">
            <text:p>0.36313732</text:p>
          </table:table-cell>
          <table:table-cell office:value-type="float" office:value="0.3537298290261" calcext:value-type="float">
            <text:p>0.35372983</text:p>
          </table:table-cell>
          <table:table-cell office:value-type="float" office:value="0.3341338779636" calcext:value-type="float">
            <text:p>0.33413388</text:p>
          </table:table-cell>
          <table:table-cell office:value-type="float" office:value="0.3133641528888" calcext:value-type="float">
            <text:p>0.31336415</text:p>
          </table:table-cell>
          <table:table-cell office:value-type="float" office:value="0.3324703764303" calcext:value-type="float">
            <text:p>0.33247038</text:p>
          </table:table-cell>
          <table:table-cell office:value-type="float" office:value="0.3548320762804" calcext:value-type="float">
            <text:p>0.35483208</text:p>
          </table:table-cell>
          <table:table-cell office:value-type="float" office:value="0.337653870929" calcext:value-type="float">
            <text:p>0.33765387</text:p>
          </table:table-cell>
          <table:table-cell office:value-type="float" office:value="0.3146561522205" calcext:value-type="float">
            <text:p>0.31465615</text:p>
          </table:table-cell>
          <table:table-cell office:value-type="float" office:value="0.3213499875923" calcext:value-type="float">
            <text:p>0.32134999</text:p>
          </table:table-cell>
          <table:table-cell office:value-type="float" office:value="0.3286887810997" calcext:value-type="float">
            <text:p>0.32868878</text:p>
          </table:table-cell>
          <table:table-cell office:value-type="float" office:value="0.3283594450035" calcext:value-type="float">
            <text:p>0.3283594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0.3631373202537" calcext:value-type="float">
            <text:p>0.36313732</text:p>
          </table:table-cell>
          <table:table-cell office:value-type="float" office:value="0.3537298322006" calcext:value-type="float">
            <text:p>0.35372983</text:p>
          </table:table-cell>
          <table:table-cell office:value-type="float" office:value="0.3341338827943" calcext:value-type="float">
            <text:p>0.33413388</text:p>
          </table:table-cell>
          <table:table-cell office:value-type="float" office:value="0.3133641581893" calcext:value-type="float">
            <text:p>0.31336416</text:p>
          </table:table-cell>
          <table:table-cell office:value-type="float" office:value="0.3324703857162" calcext:value-type="float">
            <text:p>0.33247039</text:p>
          </table:table-cell>
          <table:table-cell office:value-type="float" office:value="0.3548320762804" calcext:value-type="float">
            <text:p>0.35483208</text:p>
          </table:table-cell>
          <table:table-cell office:value-type="float" office:value="0.3376538759235" calcext:value-type="float">
            <text:p>0.33765388</text:p>
          </table:table-cell>
          <table:table-cell office:value-type="float" office:value="0.3146561546346" calcext:value-type="float">
            <text:p>0.31465615</text:p>
          </table:table-cell>
          <table:table-cell office:value-type="float" office:value="0.3213499897462" calcext:value-type="float">
            <text:p>0.32134999</text:p>
          </table:table-cell>
          <table:table-cell office:value-type="float" office:value="0.3286887820509" calcext:value-type="float">
            <text:p>0.32868878</text:p>
          </table:table-cell>
          <table:table-cell office:value-type="float" office:value="0.3283594450041" calcext:value-type="float">
            <text:p>0.3283594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0.3631377903366" calcext:value-type="float">
            <text:p>0.36313779</text:p>
          </table:table-cell>
          <table:table-cell office:value-type="float" office:value="0.3537391393456" calcext:value-type="float">
            <text:p>0.35373914</text:p>
          </table:table-cell>
          <table:table-cell office:value-type="float" office:value="0.3341358055697" calcext:value-type="float">
            <text:p>0.33413581</text:p>
          </table:table-cell>
          <table:table-cell office:value-type="float" office:value="0.3379396543301" calcext:value-type="float">
            <text:p>0.33793965</text:p>
          </table:table-cell>
          <table:table-cell office:value-type="float" office:value="0.3631044229971" calcext:value-type="float">
            <text:p>0.36310442</text:p>
          </table:table-cell>
          <table:table-cell office:value-type="float" office:value="0.3806623877179" calcext:value-type="float">
            <text:p>0.38066239</text:p>
          </table:table-cell>
          <table:table-cell office:value-type="float" office:value="0.3694841152096" calcext:value-type="float">
            <text:p>0.36948412</text:p>
          </table:table-cell>
          <table:table-cell office:value-type="float" office:value="0.3593794891887" calcext:value-type="float">
            <text:p>0.35937949</text:p>
          </table:table-cell>
          <table:table-cell office:value-type="float" office:value="0.3475603636228" calcext:value-type="float">
            <text:p>0.34756036</text:p>
          </table:table-cell>
          <table:table-cell office:value-type="float" office:value="0.3337265821502" calcext:value-type="float">
            <text:p>0.33372658</text:p>
          </table:table-cell>
          <table:table-cell office:value-type="float" office:value="0.3285258404419" calcext:value-type="float">
            <text:p>0.3285258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0.3631377903369" calcext:value-type="float">
            <text:p>0.36313779</text:p>
          </table:table-cell>
          <table:table-cell office:value-type="float" office:value="0.3537391413132" calcext:value-type="float">
            <text:p>0.35373914</text:p>
          </table:table-cell>
          <table:table-cell office:value-type="float" office:value="0.3341358100124" calcext:value-type="float">
            <text:p>0.33413581</text:p>
          </table:table-cell>
          <table:table-cell office:value-type="float" office:value="0.3379396550426" calcext:value-type="float">
            <text:p>0.33793966</text:p>
          </table:table-cell>
          <table:table-cell office:value-type="float" office:value="0.3631044332737" calcext:value-type="float">
            <text:p>0.36310443</text:p>
          </table:table-cell>
          <table:table-cell office:value-type="float" office:value="0.3806623877181" calcext:value-type="float">
            <text:p>0.38066239</text:p>
          </table:table-cell>
          <table:table-cell office:value-type="float" office:value="0.3694841318616" calcext:value-type="float">
            <text:p>0.36948413</text:p>
          </table:table-cell>
          <table:table-cell office:value-type="float" office:value="0.3593794928896" calcext:value-type="float">
            <text:p>0.35937949</text:p>
          </table:table-cell>
          <table:table-cell office:value-type="float" office:value="0.3475603706845" calcext:value-type="float">
            <text:p>0.34756037</text:p>
          </table:table-cell>
          <table:table-cell office:value-type="float" office:value="0.3337265837509" calcext:value-type="float">
            <text:p>0.33372658</text:p>
          </table:table-cell>
          <table:table-cell office:value-type="float" office:value="0.3285258404421" calcext:value-type="float">
            <text:p>0.3285258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0.3631460992511" calcext:value-type="float">
            <text:p>0.36314610</text:p>
          </table:table-cell>
          <table:table-cell office:value-type="float" office:value="0.3537454519026" calcext:value-type="float">
            <text:p>0.35374545</text:p>
          </table:table-cell>
          <table:table-cell office:value-type="float" office:value="0.3433529041464" calcext:value-type="float">
            <text:p>0.34335290</text:p>
          </table:table-cell>
          <table:table-cell office:value-type="float" office:value="0.357419740376" calcext:value-type="float">
            <text:p>0.35741974</text:p>
          </table:table-cell>
          <table:table-cell office:value-type="float" office:value="0.369914556545" calcext:value-type="float">
            <text:p>0.36991456</text:p>
          </table:table-cell>
          <table:table-cell office:value-type="float" office:value="0.3806625888711" calcext:value-type="float">
            <text:p>0.38066259</text:p>
          </table:table-cell>
          <table:table-cell office:value-type="float" office:value="0.3694864149942" calcext:value-type="float">
            <text:p>0.36948641</text:p>
          </table:table-cell>
          <table:table-cell office:value-type="float" office:value="0.3593806421707" calcext:value-type="float">
            <text:p>0.35938064</text:p>
          </table:table-cell>
          <table:table-cell office:value-type="float" office:value="0.3475635247041" calcext:value-type="float">
            <text:p>0.34756352</text:p>
          </table:table-cell>
          <table:table-cell office:value-type="float" office:value="0.3337333890082" calcext:value-type="float">
            <text:p>0.33373339</text:p>
          </table:table-cell>
          <table:table-cell office:value-type="float" office:value="0.3285516247892" calcext:value-type="float">
            <text:p>0.3285516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3631460992513" calcext:value-type="float">
            <text:p>0.36314610</text:p>
          </table:table-cell>
          <table:table-cell office:value-type="float" office:value="0.3537454551392" calcext:value-type="float">
            <text:p>0.35374546</text:p>
          </table:table-cell>
          <table:table-cell office:value-type="float" office:value="0.3433529044872" calcext:value-type="float">
            <text:p>0.34335290</text:p>
          </table:table-cell>
          <table:table-cell office:value-type="float" office:value="0.3574197410858" calcext:value-type="float">
            <text:p>0.35741974</text:p>
          </table:table-cell>
          <table:table-cell office:value-type="float" office:value="0.3699145619194" calcext:value-type="float">
            <text:p>0.36991456</text:p>
          </table:table-cell>
          <table:table-cell office:value-type="float" office:value="0.3806625888717" calcext:value-type="float">
            <text:p>0.38066259</text:p>
          </table:table-cell>
          <table:table-cell office:value-type="float" office:value="0.3694864261318" calcext:value-type="float">
            <text:p>0.36948643</text:p>
          </table:table-cell>
          <table:table-cell office:value-type="float" office:value="0.3593806436189" calcext:value-type="float">
            <text:p>0.35938064</text:p>
          </table:table-cell>
          <table:table-cell office:value-type="float" office:value="0.3475635338116" calcext:value-type="float">
            <text:p>0.34756353</text:p>
          </table:table-cell>
          <table:table-cell office:value-type="float" office:value="0.3337333934294" calcext:value-type="float">
            <text:p>0.33373339</text:p>
          </table:table-cell>
          <table:table-cell office:value-type="float" office:value="0.3285516247893" calcext:value-type="float">
            <text:p>0.3285516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0.3998480720574" calcext:value-type="float">
            <text:p>0.39984807</text:p>
          </table:table-cell>
          <table:table-cell office:value-type="float" office:value="0.3863184368576" calcext:value-type="float">
            <text:p>0.38631844</text:p>
          </table:table-cell>
          <table:table-cell office:value-type="float" office:value="0.3741997616331" calcext:value-type="float">
            <text:p>0.37419976</text:p>
          </table:table-cell>
          <table:table-cell office:value-type="float" office:value="0.3701439498096" calcext:value-type="float">
            <text:p>0.37014395</text:p>
          </table:table-cell>
          <table:table-cell office:value-type="float" office:value="0.3699207891781" calcext:value-type="float">
            <text:p>0.36992079</text:p>
          </table:table-cell>
          <table:table-cell office:value-type="float" office:value="0.3806719248034" calcext:value-type="float">
            <text:p>0.38067192</text:p>
          </table:table-cell>
          <table:table-cell office:value-type="float" office:value="0.3696444156833" calcext:value-type="float">
            <text:p>0.36964442</text:p>
          </table:table-cell>
          <table:table-cell office:value-type="float" office:value="0.3655009362644" calcext:value-type="float">
            <text:p>0.36550094</text:p>
          </table:table-cell>
          <table:table-cell office:value-type="float" office:value="0.3645619087858" calcext:value-type="float">
            <text:p>0.36456191</text:p>
          </table:table-cell>
          <table:table-cell office:value-type="float" office:value="0.3607949990685" calcext:value-type="float">
            <text:p>0.36079500</text:p>
          </table:table-cell>
          <table:table-cell office:value-type="float" office:value="0.3557856062136" calcext:value-type="float">
            <text:p>0.35578561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0.3998480720592" calcext:value-type="float">
            <text:p>0.39984807</text:p>
          </table:table-cell>
          <table:table-cell office:value-type="float" office:value="0.3863184442492" calcext:value-type="float">
            <text:p>0.38631844</text:p>
          </table:table-cell>
          <table:table-cell office:value-type="float" office:value="0.3741997698864" calcext:value-type="float">
            <text:p>0.37419977</text:p>
          </table:table-cell>
          <table:table-cell office:value-type="float" office:value="0.3701439565381" calcext:value-type="float">
            <text:p>0.37014396</text:p>
          </table:table-cell>
          <table:table-cell office:value-type="float" office:value="0.3699208000088" calcext:value-type="float">
            <text:p>0.36992080</text:p>
          </table:table-cell>
          <table:table-cell office:value-type="float" office:value="0.3806719248036" calcext:value-type="float">
            <text:p>0.38067192</text:p>
          </table:table-cell>
          <table:table-cell office:value-type="float" office:value="0.3696444207664" calcext:value-type="float">
            <text:p>0.36964442</text:p>
          </table:table-cell>
          <table:table-cell office:value-type="float" office:value="0.3655009388994" calcext:value-type="float">
            <text:p>0.36550094</text:p>
          </table:table-cell>
          <table:table-cell office:value-type="float" office:value="0.3645619114313" calcext:value-type="float">
            <text:p>0.36456191</text:p>
          </table:table-cell>
          <table:table-cell office:value-type="float" office:value="0.3607950037317" calcext:value-type="float">
            <text:p>0.36079500</text:p>
          </table:table-cell>
          <table:table-cell office:value-type="float" office:value="0.3557856062142" calcext:value-type="float">
            <text:p>0.35578561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0.3998632767496" calcext:value-type="float">
            <text:p>0.39986328</text:p>
          </table:table-cell>
          <table:table-cell office:value-type="float" office:value="0.3863315230588" calcext:value-type="float">
            <text:p>0.38633152</text:p>
          </table:table-cell>
          <table:table-cell office:value-type="float" office:value="0.374207500103" calcext:value-type="float">
            <text:p>0.37420750</text:p>
          </table:table-cell>
          <table:table-cell office:value-type="float" office:value="0.3701503718861" calcext:value-type="float">
            <text:p>0.37015037</text:p>
          </table:table-cell>
          <table:table-cell office:value-type="float" office:value="0.3699243370276" calcext:value-type="float">
            <text:p>0.36992434</text:p>
          </table:table-cell>
          <table:table-cell office:value-type="float" office:value="0.3806720893489" calcext:value-type="float">
            <text:p>0.38067209</text:p>
          </table:table-cell>
          <table:table-cell office:value-type="float" office:value="0.36965252294" calcext:value-type="float">
            <text:p>0.36965252</text:p>
          </table:table-cell>
          <table:table-cell office:value-type="float" office:value="0.3655074228251" calcext:value-type="float">
            <text:p>0.36550742</text:p>
          </table:table-cell>
          <table:table-cell office:value-type="float" office:value="0.3645658694863" calcext:value-type="float">
            <text:p>0.36456587</text:p>
          </table:table-cell>
          <table:table-cell office:value-type="float" office:value="0.3607956878061" calcext:value-type="float">
            <text:p>0.36079569</text:p>
          </table:table-cell>
          <table:table-cell office:value-type="float" office:value="0.3557875860587" calcext:value-type="float">
            <text:p>0.3557875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0.3998632767516" calcext:value-type="float">
            <text:p>0.39986328</text:p>
          </table:table-cell>
          <table:table-cell office:value-type="float" office:value="0.3863315261764" calcext:value-type="float">
            <text:p>0.38633153</text:p>
          </table:table-cell>
          <table:table-cell office:value-type="float" office:value="0.374207502504" calcext:value-type="float">
            <text:p>0.37420750</text:p>
          </table:table-cell>
          <table:table-cell office:value-type="float" office:value="0.3701503739597" calcext:value-type="float">
            <text:p>0.37015037</text:p>
          </table:table-cell>
          <table:table-cell office:value-type="float" office:value="0.3699243453791" calcext:value-type="float">
            <text:p>0.36992435</text:p>
          </table:table-cell>
          <table:table-cell office:value-type="float" office:value="0.3806720893493" calcext:value-type="float">
            <text:p>0.38067209</text:p>
          </table:table-cell>
          <table:table-cell office:value-type="float" office:value="0.3696525318569" calcext:value-type="float">
            <text:p>0.36965253</text:p>
          </table:table-cell>
          <table:table-cell office:value-type="float" office:value="0.3655074284369" calcext:value-type="float">
            <text:p>0.36550743</text:p>
          </table:table-cell>
          <table:table-cell office:value-type="float" office:value="0.3645658734311" calcext:value-type="float">
            <text:p>0.36456587</text:p>
          </table:table-cell>
          <table:table-cell office:value-type="float" office:value="0.3607956928476" calcext:value-type="float">
            <text:p>0.36079569</text:p>
          </table:table-cell>
          <table:table-cell office:value-type="float" office:value="0.3557875860599" calcext:value-type="float">
            <text:p>0.3557875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0.3998635487518" calcext:value-type="float">
            <text:p>0.39986355</text:p>
          </table:table-cell>
          <table:table-cell office:value-type="float" office:value="0.3863334148452" calcext:value-type="float">
            <text:p>0.38633341</text:p>
          </table:table-cell>
          <table:table-cell office:value-type="float" office:value="0.3742094339823" calcext:value-type="float">
            <text:p>0.37420943</text:p>
          </table:table-cell>
          <table:table-cell office:value-type="float" office:value="0.3701528561047" calcext:value-type="float">
            <text:p>0.37015286</text:p>
          </table:table-cell>
          <table:table-cell office:value-type="float" office:value="0.3734918858" calcext:value-type="float">
            <text:p>0.37349189</text:p>
          </table:table-cell>
          <table:table-cell office:value-type="float" office:value="0.4066677814016" calcext:value-type="float">
            <text:p>0.40666778</text:p>
          </table:table-cell>
          <table:table-cell office:value-type="float" office:value="0.3974596137971" calcext:value-type="float">
            <text:p>0.39745961</text:p>
          </table:table-cell>
          <table:table-cell office:value-type="float" office:value="0.3846602277886" calcext:value-type="float">
            <text:p>0.38466023</text:p>
          </table:table-cell>
          <table:table-cell office:value-type="float" office:value="0.3714874454716" calcext:value-type="float">
            <text:p>0.37148745</text:p>
          </table:table-cell>
          <table:table-cell office:value-type="float" office:value="0.3725529281552" calcext:value-type="float">
            <text:p>0.37255293</text:p>
          </table:table-cell>
          <table:table-cell office:value-type="float" office:value="0.3794209948301" calcext:value-type="float">
            <text:p>0.3794209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0.3998635487551" calcext:value-type="float">
            <text:p>0.39986355</text:p>
          </table:table-cell>
          <table:table-cell office:value-type="float" office:value="0.3863334223824" calcext:value-type="float">
            <text:p>0.38633342</text:p>
          </table:table-cell>
          <table:table-cell office:value-type="float" office:value="0.3742094441131" calcext:value-type="float">
            <text:p>0.37420944</text:p>
          </table:table-cell>
          <table:table-cell office:value-type="float" office:value="0.3701528627677" calcext:value-type="float">
            <text:p>0.37015286</text:p>
          </table:table-cell>
          <table:table-cell office:value-type="float" office:value="0.3734918858426" calcext:value-type="float">
            <text:p>0.37349189</text:p>
          </table:table-cell>
          <table:table-cell office:value-type="float" office:value="0.4066677814052" calcext:value-type="float">
            <text:p>0.40666778</text:p>
          </table:table-cell>
          <table:table-cell office:value-type="float" office:value="0.3974596263892" calcext:value-type="float">
            <text:p>0.39745963</text:p>
          </table:table-cell>
          <table:table-cell office:value-type="float" office:value="0.3846602345935" calcext:value-type="float">
            <text:p>0.38466023</text:p>
          </table:table-cell>
          <table:table-cell office:value-type="float" office:value="0.3714874483096" calcext:value-type="float">
            <text:p>0.37148745</text:p>
          </table:table-cell>
          <table:table-cell office:value-type="float" office:value="0.3725529293824" calcext:value-type="float">
            <text:p>0.37255293</text:p>
          </table:table-cell>
          <table:table-cell office:value-type="float" office:value="0.3794209948305" calcext:value-type="float">
            <text:p>0.3794209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0.4722353959642" calcext:value-type="float">
            <text:p>0.47223540</text:p>
          </table:table-cell>
          <table:table-cell office:value-type="float" office:value="0.4755579255465" calcext:value-type="float">
            <text:p>0.47555793</text:p>
          </table:table-cell>
          <table:table-cell office:value-type="float" office:value="0.4755349926568" calcext:value-type="float">
            <text:p>0.47553499</text:p>
          </table:table-cell>
          <table:table-cell office:value-type="float" office:value="0.4668556042429" calcext:value-type="float">
            <text:p>0.46685560</text:p>
          </table:table-cell>
          <table:table-cell office:value-type="float" office:value="0.4407152039864" calcext:value-type="float">
            <text:p>0.44071520</text:p>
          </table:table-cell>
          <table:table-cell office:value-type="float" office:value="0.4066750403019" calcext:value-type="float">
            <text:p>0.40667504</text:p>
          </table:table-cell>
          <table:table-cell office:value-type="float" office:value="0.3974680626159" calcext:value-type="float">
            <text:p>0.39746806</text:p>
          </table:table-cell>
          <table:table-cell office:value-type="float" office:value="0.3846691114155" calcext:value-type="float">
            <text:p>0.38466911</text:p>
          </table:table-cell>
          <table:table-cell office:value-type="float" office:value="0.3714924667042" calcext:value-type="float">
            <text:p>0.37149247</text:p>
          </table:table-cell>
          <table:table-cell office:value-type="float" office:value="0.3725626147179" calcext:value-type="float">
            <text:p>0.37256261</text:p>
          </table:table-cell>
          <table:table-cell office:value-type="float" office:value="0.3794318728915" calcext:value-type="float">
            <text:p>0.3794318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0.4722353959723" calcext:value-type="float">
            <text:p>0.47223540</text:p>
          </table:table-cell>
          <table:table-cell office:value-type="float" office:value="0.4755579342189" calcext:value-type="float">
            <text:p>0.47555793</text:p>
          </table:table-cell>
          <table:table-cell office:value-type="float" office:value="0.4755349968905" calcext:value-type="float">
            <text:p>0.47553500</text:p>
          </table:table-cell>
          <table:table-cell office:value-type="float" office:value="0.4668556131299" calcext:value-type="float">
            <text:p>0.46685561</text:p>
          </table:table-cell>
          <table:table-cell office:value-type="float" office:value="0.4407152081765" calcext:value-type="float">
            <text:p>0.44071521</text:p>
          </table:table-cell>
          <table:table-cell office:value-type="float" office:value="0.4066750403048" calcext:value-type="float">
            <text:p>0.40667504</text:p>
          </table:table-cell>
          <table:table-cell office:value-type="float" office:value="0.3974680790342" calcext:value-type="float">
            <text:p>0.39746808</text:p>
          </table:table-cell>
          <table:table-cell office:value-type="float" office:value="0.3846691195796" calcext:value-type="float">
            <text:p>0.38466912</text:p>
          </table:table-cell>
          <table:table-cell office:value-type="float" office:value="0.3714924701126" calcext:value-type="float">
            <text:p>0.37149247</text:p>
          </table:table-cell>
          <table:table-cell office:value-type="float" office:value="0.3725626162793" calcext:value-type="float">
            <text:p>0.37256262</text:p>
          </table:table-cell>
          <table:table-cell office:value-type="float" office:value="0.3794318728923" calcext:value-type="float">
            <text:p>0.3794318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0.4722354360899" calcext:value-type="float">
            <text:p>0.47223544</text:p>
          </table:table-cell>
          <table:table-cell office:value-type="float" office:value="0.4755593330402" calcext:value-type="float">
            <text:p>0.47555933</text:p>
          </table:table-cell>
          <table:table-cell office:value-type="float" office:value="0.4755376602716" calcext:value-type="float">
            <text:p>0.47553766</text:p>
          </table:table-cell>
          <table:table-cell office:value-type="float" office:value="0.4668593055819" calcext:value-type="float">
            <text:p>0.46685931</text:p>
          </table:table-cell>
          <table:table-cell office:value-type="float" office:value="0.4407193764168" calcext:value-type="float">
            <text:p>0.44071938</text:p>
          </table:table-cell>
          <table:table-cell office:value-type="float" office:value="0.4066752909652" calcext:value-type="float">
            <text:p>0.40667529</text:p>
          </table:table-cell>
          <table:table-cell office:value-type="float" office:value="0.4433056136014" calcext:value-type="float">
            <text:p>0.44330561</text:p>
          </table:table-cell>
          <table:table-cell office:value-type="float" office:value="0.4989396484521" calcext:value-type="float">
            <text:p>0.49893965</text:p>
          </table:table-cell>
          <table:table-cell office:value-type="float" office:value="0.5448302306091" calcext:value-type="float">
            <text:p>0.54483023</text:p>
          </table:table-cell>
          <table:table-cell office:value-type="float" office:value="0.5665172155873" calcext:value-type="float">
            <text:p>0.56651722</text:p>
          </table:table-cell>
          <table:table-cell office:value-type="float" office:value="0.5974314376661" calcext:value-type="float">
            <text:p>0.5974314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0.4722354361004" calcext:value-type="float">
            <text:p>0.47223544</text:p>
          </table:table-cell>
          <table:table-cell office:value-type="float" office:value="0.4755593441817" calcext:value-type="float">
            <text:p>0.47555934</text:p>
          </table:table-cell>
          <table:table-cell office:value-type="float" office:value="0.4755376647628" calcext:value-type="float">
            <text:p>0.47553766</text:p>
          </table:table-cell>
          <table:table-cell office:value-type="float" office:value="0.4668593158003" calcext:value-type="float">
            <text:p>0.46685932</text:p>
          </table:table-cell>
          <table:table-cell office:value-type="float" office:value="0.4407193826106" calcext:value-type="float">
            <text:p>0.44071938</text:p>
          </table:table-cell>
          <table:table-cell office:value-type="float" office:value="0.4066752909682" calcext:value-type="float">
            <text:p>0.40667529</text:p>
          </table:table-cell>
          <table:table-cell office:value-type="float" office:value="0.4433056214751" calcext:value-type="float">
            <text:p>0.44330562</text:p>
          </table:table-cell>
          <table:table-cell office:value-type="float" office:value="0.4989396610021" calcext:value-type="float">
            <text:p>0.49893966</text:p>
          </table:table-cell>
          <table:table-cell office:value-type="float" office:value="0.5448302337668" calcext:value-type="float">
            <text:p>0.54483023</text:p>
          </table:table-cell>
          <table:table-cell office:value-type="float" office:value="0.5665172266424" calcext:value-type="float">
            <text:p>0.56651723</text:p>
          </table:table-cell>
          <table:table-cell office:value-type="float" office:value="0.5974314391601" calcext:value-type="float">
            <text:p>0.5974314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0.4722359246882" calcext:value-type="float">
            <text:p>0.47223592</text:p>
          </table:table-cell>
          <table:table-cell office:value-type="float" office:value="0.4755599530867" calcext:value-type="float">
            <text:p>0.47555995</text:p>
          </table:table-cell>
          <table:table-cell office:value-type="float" office:value="0.4755387396186" calcext:value-type="float">
            <text:p>0.47553874</text:p>
          </table:table-cell>
          <table:table-cell office:value-type="float" office:value="0.4668602432069" calcext:value-type="float">
            <text:p>0.46686024</text:p>
          </table:table-cell>
          <table:table-cell office:value-type="float" office:value="0.4407198672877" calcext:value-type="float">
            <text:p>0.44071987</text:p>
          </table:table-cell>
          <table:table-cell office:value-type="float" office:value="0.4066753252615" calcext:value-type="float">
            <text:p>0.40667533</text:p>
          </table:table-cell>
          <table:table-cell office:value-type="float" office:value="0.4433088370844" calcext:value-type="float">
            <text:p>0.44330884</text:p>
          </table:table-cell>
          <table:table-cell office:value-type="float" office:value="0.4989429066439" calcext:value-type="float">
            <text:p>0.49894291</text:p>
          </table:table-cell>
          <table:table-cell office:value-type="float" office:value="0.5448311097258" calcext:value-type="float">
            <text:p>0.54483111</text:p>
          </table:table-cell>
          <table:table-cell office:value-type="float" office:value="0.5665181222656" calcext:value-type="float">
            <text:p>0.56651812</text:p>
          </table:table-cell>
          <table:table-cell office:value-type="float" office:value="0.5974320962142" calcext:value-type="float">
            <text:p>0.59743210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0.4722359246967" calcext:value-type="float">
            <text:p>0.47223592</text:p>
          </table:table-cell>
          <table:table-cell office:value-type="float" office:value="0.4755599636642" calcext:value-type="float">
            <text:p>0.47555996</text:p>
          </table:table-cell>
          <table:table-cell office:value-type="float" office:value="0.4755387422477" calcext:value-type="float">
            <text:p>0.47553874</text:p>
          </table:table-cell>
          <table:table-cell office:value-type="float" office:value="0.4668602533122" calcext:value-type="float">
            <text:p>0.46686025</text:p>
          </table:table-cell>
          <table:table-cell office:value-type="float" office:value="0.4407198887533" calcext:value-type="float">
            <text:p>0.44071989</text:p>
          </table:table-cell>
          <table:table-cell office:value-type="float" office:value="0.4066753252656" calcext:value-type="float">
            <text:p>0.40667533</text:p>
          </table:table-cell>
          <table:table-cell office:value-type="float" office:value="0.4433088463485" calcext:value-type="float">
            <text:p>0.44330885</text:p>
          </table:table-cell>
          <table:table-cell office:value-type="float" office:value="0.4989429186644" calcext:value-type="float">
            <text:p>0.49894292</text:p>
          </table:table-cell>
          <table:table-cell office:value-type="float" office:value="0.5448311130818" calcext:value-type="float">
            <text:p>0.54483111</text:p>
          </table:table-cell>
          <table:table-cell office:value-type="float" office:value="0.5665181342639" calcext:value-type="float">
            <text:p>0.56651813</text:p>
          </table:table-cell>
          <table:table-cell office:value-type="float" office:value="0.5974320976574" calcext:value-type="float">
            <text:p>0.59743210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0.6319222432575" calcext:value-type="float">
            <text:p>0.63192224</text:p>
          </table:table-cell>
          <table:table-cell office:value-type="float" office:value="0.6550522270828" calcext:value-type="float">
            <text:p>0.65505223</text:p>
          </table:table-cell>
          <table:table-cell office:value-type="float" office:value="0.6498411795684" calcext:value-type="float">
            <text:p>0.64984118</text:p>
          </table:table-cell>
          <table:table-cell office:value-type="float" office:value="0.5954963245774" calcext:value-type="float">
            <text:p>0.59549632</text:p>
          </table:table-cell>
          <table:table-cell office:value-type="float" office:value="0.5531117888481" calcext:value-type="float">
            <text:p>0.55311179</text:p>
          </table:table-cell>
          <table:table-cell office:value-type="float" office:value="0.5401474969541" calcext:value-type="float">
            <text:p>0.54014750</text:p>
          </table:table-cell>
          <table:table-cell office:value-type="float" office:value="0.5394843457332" calcext:value-type="float">
            <text:p>0.53948435</text:p>
          </table:table-cell>
          <table:table-cell office:value-type="float" office:value="0.5392578630651" calcext:value-type="float">
            <text:p>0.53925786</text:p>
          </table:table-cell>
          <table:table-cell office:value-type="float" office:value="0.55995329146" calcext:value-type="float">
            <text:p>0.55995329</text:p>
          </table:table-cell>
          <table:table-cell office:value-type="float" office:value="0.6185457906481" calcext:value-type="float">
            <text:p>0.61854579</text:p>
          </table:table-cell>
          <table:table-cell office:value-type="float" office:value="0.6346844643278" calcext:value-type="float">
            <text:p>0.6346844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0.6319222467603" calcext:value-type="float">
            <text:p>0.63192225</text:p>
          </table:table-cell>
          <table:table-cell office:value-type="float" office:value="0.6550522715914" calcext:value-type="float">
            <text:p>0.65505227</text:p>
          </table:table-cell>
          <table:table-cell office:value-type="float" office:value="0.6498412128928" calcext:value-type="float">
            <text:p>0.64984121</text:p>
          </table:table-cell>
          <table:table-cell office:value-type="float" office:value="0.5954963440401" calcext:value-type="float">
            <text:p>0.59549634</text:p>
          </table:table-cell>
          <table:table-cell office:value-type="float" office:value="0.5531117989429" calcext:value-type="float">
            <text:p>0.55311180</text:p>
          </table:table-cell>
          <table:table-cell office:value-type="float" office:value="0.5401474970262" calcext:value-type="float">
            <text:p>0.54014750</text:p>
          </table:table-cell>
          <table:table-cell office:value-type="float" office:value="0.5394843489298" calcext:value-type="float">
            <text:p>0.53948435</text:p>
          </table:table-cell>
          <table:table-cell office:value-type="float" office:value="0.5392578708094" calcext:value-type="float">
            <text:p>0.53925787</text:p>
          </table:table-cell>
          <table:table-cell office:value-type="float" office:value="0.5599532972175" calcext:value-type="float">
            <text:p>0.55995330</text:p>
          </table:table-cell>
          <table:table-cell office:value-type="float" office:value="0.6185458046731" calcext:value-type="float">
            <text:p>0.61854580</text:p>
          </table:table-cell>
          <table:table-cell office:value-type="float" office:value="0.6346844685082" calcext:value-type="float">
            <text:p>0.6346844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0.6319223964618" calcext:value-type="float">
            <text:p>0.63192240</text:p>
          </table:table-cell>
          <table:table-cell office:value-type="float" office:value="0.6550530534993" calcext:value-type="float">
            <text:p>0.65505305</text:p>
          </table:table-cell>
          <table:table-cell office:value-type="float" office:value="0.6498422536563" calcext:value-type="float">
            <text:p>0.64984225</text:p>
          </table:table-cell>
          <table:table-cell office:value-type="float" office:value="0.5954976151957" calcext:value-type="float">
            <text:p>0.59549762</text:p>
          </table:table-cell>
          <table:table-cell office:value-type="float" office:value="0.5531142021849" calcext:value-type="float">
            <text:p>0.55311420</text:p>
          </table:table-cell>
          <table:table-cell office:value-type="float" office:value="0.5401511153989" calcext:value-type="float">
            <text:p>0.54015112</text:p>
          </table:table-cell>
          <table:table-cell office:value-type="float" office:value="0.5394860881669" calcext:value-type="float">
            <text:p>0.53948609</text:p>
          </table:table-cell>
          <table:table-cell office:value-type="float" office:value="0.5392592005242" calcext:value-type="float">
            <text:p>0.53925920</text:p>
          </table:table-cell>
          <table:table-cell office:value-type="float" office:value="0.5599564312705" calcext:value-type="float">
            <text:p>0.55995643</text:p>
          </table:table-cell>
          <table:table-cell office:value-type="float" office:value="0.6185484559044" calcext:value-type="float">
            <text:p>0.61854846</text:p>
          </table:table-cell>
          <table:table-cell office:value-type="float" office:value="0.6346865337331" calcext:value-type="float">
            <text:p>0.6346865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0.6319223980231" calcext:value-type="float">
            <text:p>0.63192240</text:p>
          </table:table-cell>
          <table:table-cell office:value-type="float" office:value="0.6550530786261" calcext:value-type="float">
            <text:p>0.65505308</text:p>
          </table:table-cell>
          <table:table-cell office:value-type="float" office:value="0.6498422700151" calcext:value-type="float">
            <text:p>0.64984227</text:p>
          </table:table-cell>
          <table:table-cell office:value-type="float" office:value="0.5954976256912" calcext:value-type="float">
            <text:p>0.59549763</text:p>
          </table:table-cell>
          <table:table-cell office:value-type="float" office:value="0.5531142157158" calcext:value-type="float">
            <text:p>0.55311422</text:p>
          </table:table-cell>
          <table:table-cell office:value-type="float" office:value="0.5401511154522" calcext:value-type="float">
            <text:p>0.54015112</text:p>
          </table:table-cell>
          <table:table-cell office:value-type="float" office:value="0.5394860911688" calcext:value-type="float">
            <text:p>0.53948609</text:p>
          </table:table-cell>
          <table:table-cell office:value-type="float" office:value="0.5392592077059" calcext:value-type="float">
            <text:p>0.53925921</text:p>
          </table:table-cell>
          <table:table-cell office:value-type="float" office:value="0.5599564372539" calcext:value-type="float">
            <text:p>0.55995644</text:p>
          </table:table-cell>
          <table:table-cell office:value-type="float" office:value="0.6185484729159" calcext:value-type="float">
            <text:p>0.61854847</text:p>
          </table:table-cell>
          <table:table-cell office:value-type="float" office:value="0.634686540074" calcext:value-type="float">
            <text:p>0.6346865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0.6319225627934" calcext:value-type="float">
            <text:p>0.63192256</text:p>
          </table:table-cell>
          <table:table-cell office:value-type="float" office:value="0.6550533387663" calcext:value-type="float">
            <text:p>0.65505334</text:p>
          </table:table-cell>
          <table:table-cell office:value-type="float" office:value="0.6498435764113" calcext:value-type="float">
            <text:p>0.64984358</text:p>
          </table:table-cell>
          <table:table-cell office:value-type="float" office:value="0.5954981729073" calcext:value-type="float">
            <text:p>0.59549817</text:p>
          </table:table-cell>
          <table:table-cell office:value-type="float" office:value="0.5531146160717" calcext:value-type="float">
            <text:p>0.55311462</text:p>
          </table:table-cell>
          <table:table-cell office:value-type="float" office:value="0.5401511621908" calcext:value-type="float">
            <text:p>0.54015116</text:p>
          </table:table-cell>
          <table:table-cell office:value-type="float" office:value="0.5827447223293" calcext:value-type="float">
            <text:p>0.58274472</text:p>
          </table:table-cell>
          <table:table-cell office:value-type="float" office:value="0.6675080223887" calcext:value-type="float">
            <text:p>0.66750802</text:p>
          </table:table-cell>
          <table:table-cell office:value-type="float" office:value="0.7648294388649" calcext:value-type="float">
            <text:p>0.76482944</text:p>
          </table:table-cell>
          <table:table-cell office:value-type="float" office:value="0.7160270059184" calcext:value-type="float">
            <text:p>0.71602701</text:p>
          </table:table-cell>
          <table:table-cell office:value-type="float" office:value="0.678223558503" calcext:value-type="float">
            <text:p>0.6782235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0.6319225658134" calcext:value-type="float">
            <text:p>0.63192257</text:p>
          </table:table-cell>
          <table:table-cell office:value-type="float" office:value="0.655053357088" calcext:value-type="float">
            <text:p>0.65505336</text:p>
          </table:table-cell>
          <table:table-cell office:value-type="float" office:value="0.6498435835784" calcext:value-type="float">
            <text:p>0.64984358</text:p>
          </table:table-cell>
          <table:table-cell office:value-type="float" office:value="0.5954981963736" calcext:value-type="float">
            <text:p>0.59549820</text:p>
          </table:table-cell>
          <table:table-cell office:value-type="float" office:value="0.5531146183037" calcext:value-type="float">
            <text:p>0.55311462</text:p>
          </table:table-cell>
          <table:table-cell office:value-type="float" office:value="0.5401511623482" calcext:value-type="float">
            <text:p>0.54015116</text:p>
          </table:table-cell>
          <table:table-cell office:value-type="float" office:value="0.5827447679536" calcext:value-type="float">
            <text:p>0.58274477</text:p>
          </table:table-cell>
          <table:table-cell office:value-type="float" office:value="0.6675080364891" calcext:value-type="float">
            <text:p>0.66750804</text:p>
          </table:table-cell>
          <table:table-cell office:value-type="float" office:value="0.7648296442971" calcext:value-type="float">
            <text:p>0.76482964</text:p>
          </table:table-cell>
          <table:table-cell office:value-type="float" office:value="0.7160273129119" calcext:value-type="float">
            <text:p>0.71602731</text:p>
          </table:table-cell>
          <table:table-cell office:value-type="float" office:value="0.6782236009321" calcext:value-type="float">
            <text:p>0.67822360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0.7711650806408" calcext:value-type="float">
            <text:p>0.77116508</text:p>
          </table:table-cell>
          <table:table-cell office:value-type="float" office:value="0.7667707193526" calcext:value-type="float">
            <text:p>0.76677072</text:p>
          </table:table-cell>
          <table:table-cell office:value-type="float" office:value="0.7941009998986" calcext:value-type="float">
            <text:p>0.79410100</text:p>
          </table:table-cell>
          <table:table-cell office:value-type="float" office:value="0.7548231371051" calcext:value-type="float">
            <text:p>0.75482314</text:p>
          </table:table-cell>
          <table:table-cell office:value-type="float" office:value="0.6202637642312" calcext:value-type="float">
            <text:p>0.62026376</text:p>
          </table:table-cell>
          <table:table-cell office:value-type="float" office:value="0.5401517306133" calcext:value-type="float">
            <text:p>0.54015173</text:p>
          </table:table-cell>
          <table:table-cell office:value-type="float" office:value="0.582746042675" calcext:value-type="float">
            <text:p>0.58274604</text:p>
          </table:table-cell>
          <table:table-cell office:value-type="float" office:value="0.6675094434884" calcext:value-type="float">
            <text:p>0.66750944</text:p>
          </table:table-cell>
          <table:table-cell office:value-type="float" office:value="0.7648311735735" calcext:value-type="float">
            <text:p>0.76483117</text:p>
          </table:table-cell>
          <table:table-cell office:value-type="float" office:value="0.7160284608808" calcext:value-type="float">
            <text:p>0.71602846</text:p>
          </table:table-cell>
          <table:table-cell office:value-type="float" office:value="0.6782256184212" calcext:value-type="float">
            <text:p>0.6782256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0.7711657063007" calcext:value-type="float">
            <text:p>0.77116571</text:p>
          </table:table-cell>
          <table:table-cell office:value-type="float" office:value="0.766770865761" calcext:value-type="float">
            <text:p>0.76677087</text:p>
          </table:table-cell>
          <table:table-cell office:value-type="float" office:value="0.7941012737678" calcext:value-type="float">
            <text:p>0.79410127</text:p>
          </table:table-cell>
          <table:table-cell office:value-type="float" office:value="0.7548239530346" calcext:value-type="float">
            <text:p>0.75482395</text:p>
          </table:table-cell>
          <table:table-cell office:value-type="float" office:value="0.6202637663851" calcext:value-type="float">
            <text:p>0.62026377</text:p>
          </table:table-cell>
          <table:table-cell office:value-type="float" office:value="0.5401517307016" calcext:value-type="float">
            <text:p>0.54015173</text:p>
          </table:table-cell>
          <table:table-cell office:value-type="float" office:value="0.5827460889423" calcext:value-type="float">
            <text:p>0.58274609</text:p>
          </table:table-cell>
          <table:table-cell office:value-type="float" office:value="0.667509464863" calcext:value-type="float">
            <text:p>0.66750946</text:p>
          </table:table-cell>
          <table:table-cell office:value-type="float" office:value="0.7648323457231" calcext:value-type="float">
            <text:p>0.76483235</text:p>
          </table:table-cell>
          <table:table-cell office:value-type="float" office:value="0.7160290572477" calcext:value-type="float">
            <text:p>0.71602906</text:p>
          </table:table-cell>
          <table:table-cell office:value-type="float" office:value="0.6782256450235" calcext:value-type="float">
            <text:p>0.678225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0.7711716110792" calcext:value-type="float">
            <text:p>0.77117161</text:p>
          </table:table-cell>
          <table:table-cell office:value-type="float" office:value="0.7667752398517" calcext:value-type="float">
            <text:p>0.76677524</text:p>
          </table:table-cell>
          <table:table-cell office:value-type="float" office:value="0.7941022883951" calcext:value-type="float">
            <text:p>0.79410229</text:p>
          </table:table-cell>
          <table:table-cell office:value-type="float" office:value="0.880296784654" calcext:value-type="float">
            <text:p>0.88029678</text:p>
          </table:table-cell>
          <table:table-cell office:value-type="float" office:value="0.9504850069014" calcext:value-type="float">
            <text:p>0.95048501</text:p>
          </table:table-cell>
          <table:table-cell office:value-type="float" office:value="0.9490017896936" calcext:value-type="float">
            <text:p>0.94900179</text:p>
          </table:table-cell>
          <table:table-cell office:value-type="float" office:value="0.951291569707" calcext:value-type="float">
            <text:p>0.95129157</text:p>
          </table:table-cell>
          <table:table-cell office:value-type="float" office:value="0.8994955005695" calcext:value-type="float">
            <text:p>0.89949550</text:p>
          </table:table-cell>
          <table:table-cell office:value-type="float" office:value="0.8059666116817" calcext:value-type="float">
            <text:p>0.80596661</text:p>
          </table:table-cell>
          <table:table-cell office:value-type="float" office:value="0.8096081483778" calcext:value-type="float">
            <text:p>0.80960815</text:p>
          </table:table-cell>
          <table:table-cell office:value-type="float" office:value="0.7706837496511" calcext:value-type="float">
            <text:p>0.7706837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0.7711716732718" calcext:value-type="float">
            <text:p>0.77117167</text:p>
          </table:table-cell>
          <table:table-cell office:value-type="float" office:value="0.7667756390817" calcext:value-type="float">
            <text:p>0.76677564</text:p>
          </table:table-cell>
          <table:table-cell office:value-type="float" office:value="0.7941027977654" calcext:value-type="float">
            <text:p>0.79410280</text:p>
          </table:table-cell>
          <table:table-cell office:value-type="float" office:value="0.8803046196663" calcext:value-type="float">
            <text:p>0.88030462</text:p>
          </table:table-cell>
          <table:table-cell office:value-type="float" office:value="0.9506399443427" calcext:value-type="float">
            <text:p>0.95063994</text:p>
          </table:table-cell>
          <table:table-cell office:value-type="float" office:value="0.9490103657456" calcext:value-type="float">
            <text:p>0.94901037</text:p>
          </table:table-cell>
          <table:table-cell office:value-type="float" office:value="0.9514543688222" calcext:value-type="float">
            <text:p>0.95145437</text:p>
          </table:table-cell>
          <table:table-cell office:value-type="float" office:value="0.899507743991" calcext:value-type="float">
            <text:p>0.89950774</text:p>
          </table:table-cell>
          <table:table-cell office:value-type="float" office:value="0.8059671152077" calcext:value-type="float">
            <text:p>0.80596712</text:p>
          </table:table-cell>
          <table:table-cell office:value-type="float" office:value="0.8096100945416" calcext:value-type="float">
            <text:p>0.80961009</text:p>
          </table:table-cell>
          <table:table-cell office:value-type="float" office:value="0.7706840856583" calcext:value-type="float">
            <text:p>0.7706840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0.7711718123569" calcext:value-type="float">
            <text:p>0.77117181</text:p>
          </table:table-cell>
          <table:table-cell office:value-type="float" office:value="0.7667761336672" calcext:value-type="float">
            <text:p>0.76677613</text:p>
          </table:table-cell>
          <table:table-cell office:value-type="float" office:value="0.7941035617477" calcext:value-type="float">
            <text:p>0.79410356</text:p>
          </table:table-cell>
          <table:table-cell office:value-type="float" office:value="0.880325934941" calcext:value-type="float">
            <text:p>0.88032593</text:p>
          </table:table-cell>
          <table:table-cell office:value-type="float" office:value="0.9509891040144" calcext:value-type="float">
            <text:p>0.95098910</text:p>
          </table:table-cell>
          <table:table-cell office:value-type="float" office:value="0.9490162896589" calcext:value-type="float">
            <text:p>0.94901629</text:p>
          </table:table-cell>
          <table:table-cell office:value-type="float" office:value="0.9518872023456" calcext:value-type="float">
            <text:p>0.95188720</text:p>
          </table:table-cell>
          <table:table-cell office:value-type="float" office:value="0.8996107624156" calcext:value-type="float">
            <text:p>0.89961076</text:p>
          </table:table-cell>
          <table:table-cell office:value-type="float" office:value="0.8059680522324" calcext:value-type="float">
            <text:p>0.80596805</text:p>
          </table:table-cell>
          <table:table-cell office:value-type="float" office:value="0.8096127564009" calcext:value-type="float">
            <text:p>0.80961276</text:p>
          </table:table-cell>
          <table:table-cell office:value-type="float" office:value="0.7706895600579" calcext:value-type="float">
            <text:p>0.7706895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0.7711753541959" calcext:value-type="float">
            <text:p>0.77117535</text:p>
          </table:table-cell>
          <table:table-cell office:value-type="float" office:value="0.766776216301" calcext:value-type="float">
            <text:p>0.76677622</text:p>
          </table:table-cell>
          <table:table-cell office:value-type="float" office:value="0.7941041908581" calcext:value-type="float">
            <text:p>0.79410419</text:p>
          </table:table-cell>
          <table:table-cell office:value-type="float" office:value="0.8803792127582" calcext:value-type="float">
            <text:p>0.88037921</text:p>
          </table:table-cell>
          <table:table-cell office:value-type="float" office:value="0.9518562343966" calcext:value-type="float">
            <text:p>0.95185623</text:p>
          </table:table-cell>
          <table:table-cell office:value-type="float" office:value="0.9490615067572" calcext:value-type="float">
            <text:p>0.94906151</text:p>
          </table:table-cell>
          <table:table-cell office:value-type="float" office:value="0.9529423768524" calcext:value-type="float">
            <text:p>0.95294238</text:p>
          </table:table-cell>
          <table:table-cell office:value-type="float" office:value="0.8997956670536" calcext:value-type="float">
            <text:p>0.89979567</text:p>
          </table:table-cell>
          <table:table-cell office:value-type="float" office:value="0.8059728824093" calcext:value-type="float">
            <text:p>0.80597288</text:p>
          </table:table-cell>
          <table:table-cell office:value-type="float" office:value="0.8096793784144" calcext:value-type="float">
            <text:p>0.80967938</text:p>
          </table:table-cell>
          <table:table-cell office:value-type="float" office:value="0.7706917633003" calcext:value-type="float">
            <text:p>0.7706917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0.8198929245798" calcext:value-type="float">
            <text:p>0.81989292</text:p>
          </table:table-cell>
          <table:table-cell office:value-type="float" office:value="0.8275956672402" calcext:value-type="float">
            <text:p>0.82759567</text:p>
          </table:table-cell>
          <table:table-cell office:value-type="float" office:value="0.8824507402055" calcext:value-type="float">
            <text:p>0.88245074</text:p>
          </table:table-cell>
          <table:table-cell office:value-type="float" office:value="0.8805140402392" calcext:value-type="float">
            <text:p>0.88051404</text:p>
          </table:table-cell>
          <table:table-cell office:value-type="float" office:value="0.9524628871248" calcext:value-type="float">
            <text:p>0.95246289</text:p>
          </table:table-cell>
          <table:table-cell office:value-type="float" office:value="0.9491595957147" calcext:value-type="float">
            <text:p>0.94915960</text:p>
          </table:table-cell>
          <table:table-cell office:value-type="float" office:value="0.9561453793751" calcext:value-type="float">
            <text:p>0.95614538</text:p>
          </table:table-cell>
          <table:table-cell office:value-type="float" office:value="0.9416203961564" calcext:value-type="float">
            <text:p>0.94162040</text:p>
          </table:table-cell>
          <table:table-cell office:value-type="float" office:value="0.8771328935557" calcext:value-type="float">
            <text:p>0.87713289</text:p>
          </table:table-cell>
          <table:table-cell office:value-type="float" office:value="0.8629374726538" calcext:value-type="float">
            <text:p>0.86293747</text:p>
          </table:table-cell>
          <table:table-cell office:value-type="float" office:value="0.9137823810751" calcext:value-type="float">
            <text:p>0.91378238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0.8198931988869" calcext:value-type="float">
            <text:p>0.81989320</text:p>
          </table:table-cell>
          <table:table-cell office:value-type="float" office:value="0.8275963144593" calcext:value-type="float">
            <text:p>0.82759631</text:p>
          </table:table-cell>
          <table:table-cell office:value-type="float" office:value="0.8824508586448" calcext:value-type="float">
            <text:p>0.88245086</text:p>
          </table:table-cell>
          <table:table-cell office:value-type="float" office:value="0.880871623462" calcext:value-type="float">
            <text:p>0.88087162</text:p>
          </table:table-cell>
          <table:table-cell office:value-type="float" office:value="0.9533268101101" calcext:value-type="float">
            <text:p>0.95332681</text:p>
          </table:table-cell>
          <table:table-cell office:value-type="float" office:value="0.9494459741661" calcext:value-type="float">
            <text:p>0.94944597</text:p>
          </table:table-cell>
          <table:table-cell office:value-type="float" office:value="0.9565141161658" calcext:value-type="float">
            <text:p>0.95651412</text:p>
          </table:table-cell>
          <table:table-cell office:value-type="float" office:value="0.9420627387482" calcext:value-type="float">
            <text:p>0.94206274</text:p>
          </table:table-cell>
          <table:table-cell office:value-type="float" office:value="0.8771490038312" calcext:value-type="float">
            <text:p>0.87714900</text:p>
          </table:table-cell>
          <table:table-cell office:value-type="float" office:value="0.8629451479291" calcext:value-type="float">
            <text:p>0.86294515</text:p>
          </table:table-cell>
          <table:table-cell office:value-type="float" office:value="0.9138532500668" calcext:value-type="float">
            <text:p>0.9138532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0.8198936633567" calcext:value-type="float">
            <text:p>0.81989366</text:p>
          </table:table-cell>
          <table:table-cell office:value-type="float" office:value="0.8275992384649" calcext:value-type="float">
            <text:p>0.82759924</text:p>
          </table:table-cell>
          <table:table-cell office:value-type="float" office:value="0.8824525314765" calcext:value-type="float">
            <text:p>0.88245253</text:p>
          </table:table-cell>
          <table:table-cell office:value-type="float" office:value="0.9573134185949" calcext:value-type="float">
            <text:p>0.95731342</text:p>
          </table:table-cell>
          <table:table-cell office:value-type="float" office:value="0.9609928513282" calcext:value-type="float">
            <text:p>0.96099285</text:p>
          </table:table-cell>
          <table:table-cell office:value-type="float" office:value="0.9516812752575" calcext:value-type="float">
            <text:p>0.95168128</text:p>
          </table:table-cell>
          <table:table-cell office:value-type="float" office:value="0.9574966334118" calcext:value-type="float">
            <text:p>0.95749663</text:p>
          </table:table-cell>
          <table:table-cell office:value-type="float" office:value="0.9426277727553" calcext:value-type="float">
            <text:p>0.94262777</text:p>
          </table:table-cell>
          <table:table-cell office:value-type="float" office:value="0.8772132005594" calcext:value-type="float">
            <text:p>0.87721320</text:p>
          </table:table-cell>
          <table:table-cell office:value-type="float" office:value="0.8629498339585" calcext:value-type="float">
            <text:p>0.86294983</text:p>
          </table:table-cell>
          <table:table-cell office:value-type="float" office:value="0.91405589055" calcext:value-type="float">
            <text:p>0.9140558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0.8198980681976" calcext:value-type="float">
            <text:p>0.81989807</text:p>
          </table:table-cell>
          <table:table-cell office:value-type="float" office:value="0.8276014732458" calcext:value-type="float">
            <text:p>0.82760147</text:p>
          </table:table-cell>
          <table:table-cell office:value-type="float" office:value="0.8824542017192" calcext:value-type="float">
            <text:p>0.88245420</text:p>
          </table:table-cell>
          <table:table-cell office:value-type="float" office:value="0.9575492033323" calcext:value-type="float">
            <text:p>0.95754920</text:p>
          </table:table-cell>
          <table:table-cell office:value-type="float" office:value="0.9658247118196" calcext:value-type="float">
            <text:p>0.96582471</text:p>
          </table:table-cell>
          <table:table-cell office:value-type="float" office:value="0.9557578755289" calcext:value-type="float">
            <text:p>0.95575788</text:p>
          </table:table-cell>
          <table:table-cell office:value-type="float" office:value="0.9639764558549" calcext:value-type="float">
            <text:p>0.96397646</text:p>
          </table:table-cell>
          <table:table-cell office:value-type="float" office:value="0.944245066157" calcext:value-type="float">
            <text:p>0.94424507</text:p>
          </table:table-cell>
          <table:table-cell office:value-type="float" office:value="0.8772710472151" calcext:value-type="float">
            <text:p>0.87727105</text:p>
          </table:table-cell>
          <table:table-cell office:value-type="float" office:value="0.8638945755578" calcext:value-type="float">
            <text:p>0.86389458</text:p>
          </table:table-cell>
          <table:table-cell office:value-type="float" office:value="0.9157093361646" calcext:value-type="float">
            <text:p>0.9157093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7" calcext:value-type="float">
            <text:p>97</text:p>
          </table:table-cell>
          <table:table-cell office:value-type="float" office:value="0.8199001808681" calcext:value-type="float">
            <text:p>0.81990018</text:p>
          </table:table-cell>
          <table:table-cell office:value-type="float" office:value="0.8276050886445" calcext:value-type="float">
            <text:p>0.82760509</text:p>
          </table:table-cell>
          <table:table-cell office:value-type="float" office:value="0.8824792580685" calcext:value-type="float">
            <text:p>0.88247926</text:p>
          </table:table-cell>
          <table:table-cell office:value-type="float" office:value="0.9582695684199" calcext:value-type="float">
            <text:p>0.95826957</text:p>
          </table:table-cell>
          <table:table-cell office:value-type="float" office:value="0.989730957456" calcext:value-type="float">
            <text:p>0.98973096</text:p>
          </table:table-cell>
          <table:table-cell office:value-type="float" office:value="1.015480093317" calcext:value-type="float">
            <text:p>1.01548009</text:p>
          </table:table-cell>
          <table:table-cell office:value-type="float" office:value="0.9893519891033" calcext:value-type="float">
            <text:p>0.98935199</text:p>
          </table:table-cell>
          <table:table-cell office:value-type="float" office:value="0.9730417240942" calcext:value-type="float">
            <text:p>0.97304172</text:p>
          </table:table-cell>
          <table:table-cell office:value-type="float" office:value="0.9761018788281" calcext:value-type="float">
            <text:p>0.97610188</text:p>
          </table:table-cell>
          <table:table-cell office:value-type="float" office:value="0.9632550212077" calcext:value-type="float">
            <text:p>0.96325502</text:p>
          </table:table-cell>
          <table:table-cell office:value-type="float" office:value="0.985400625758" calcext:value-type="float">
            <text:p>0.9854006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office:value-type="float" office:value="0.8199313091477" calcext:value-type="float">
            <text:p>0.81993131</text:p>
          </table:table-cell>
          <table:table-cell office:value-type="float" office:value="0.8276143220663" calcext:value-type="float">
            <text:p>0.82761432</text:p>
          </table:table-cell>
          <table:table-cell office:value-type="float" office:value="0.8825562030923" calcext:value-type="float">
            <text:p>0.88255620</text:p>
          </table:table-cell>
          <table:table-cell office:value-type="float" office:value="0.9607253632687" calcext:value-type="float">
            <text:p>0.96072536</text:p>
          </table:table-cell>
          <table:table-cell office:value-type="float" office:value="0.9904225230483" calcext:value-type="float">
            <text:p>0.99042252</text:p>
          </table:table-cell>
          <table:table-cell office:value-type="float" office:value="1.015942667556" calcext:value-type="float">
            <text:p>1.01594267</text:p>
          </table:table-cell>
          <table:table-cell office:value-type="float" office:value="0.9921258587978" calcext:value-type="float">
            <text:p>0.99212586</text:p>
          </table:table-cell>
          <table:table-cell office:value-type="float" office:value="0.9744059715718" calcext:value-type="float">
            <text:p>0.97440597</text:p>
          </table:table-cell>
          <table:table-cell office:value-type="float" office:value="0.9771951614303" calcext:value-type="float">
            <text:p>0.97719516</text:p>
          </table:table-cell>
          <table:table-cell office:value-type="float" office:value="0.9635474397984" calcext:value-type="float">
            <text:p>0.96354744</text:p>
          </table:table-cell>
          <table:table-cell office:value-type="float" office:value="0.9873315924419" calcext:value-type="float">
            <text:p>0.9873315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office:value-type="float" office:value="0.9711553478" calcext:value-type="float">
            <text:p>0.97115535</text:p>
          </table:table-cell>
          <table:table-cell office:value-type="float" office:value="0.9809132024016" calcext:value-type="float">
            <text:p>0.98091320</text:p>
          </table:table-cell>
          <table:table-cell office:value-type="float" office:value="0.8940727129227" calcext:value-type="float">
            <text:p>0.89407271</text:p>
          </table:table-cell>
          <table:table-cell office:value-type="float" office:value="0.9709386103056" calcext:value-type="float">
            <text:p>0.97093861</text:p>
          </table:table-cell>
          <table:table-cell office:value-type="float" office:value="0.9925768473506" calcext:value-type="float">
            <text:p>0.99257685</text:p>
          </table:table-cell>
          <table:table-cell office:value-type="float" office:value="1.016196267214" calcext:value-type="float">
            <text:p>1.01619627</text:p>
          </table:table-cell>
          <table:table-cell office:value-type="float" office:value="0.9958722373844" calcext:value-type="float">
            <text:p>0.99587224</text:p>
          </table:table-cell>
          <table:table-cell office:value-type="float" office:value="0.9779800442147" calcext:value-type="float">
            <text:p>0.97798004</text:p>
          </table:table-cell>
          <table:table-cell office:value-type="float" office:value="0.9818403153373" calcext:value-type="float">
            <text:p>0.98184032</text:p>
          </table:table-cell>
          <table:table-cell office:value-type="float" office:value="0.964615167874" calcext:value-type="float">
            <text:p>0.96461517</text:p>
          </table:table-cell>
          <table:table-cell office:value-type="float" office:value="1.005556165158" calcext:value-type="float">
            <text:p>1.0055561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.000856963402" calcext:value-type="float">
            <text:p>1.00085696</text:p>
          </table:table-cell>
          <table:table-cell office:value-type="float" office:value="0.9981368532459" calcext:value-type="float">
            <text:p>0.99813685</text:p>
          </table:table-cell>
          <table:table-cell office:value-type="float" office:value="0.8941007513338" calcext:value-type="float">
            <text:p>0.89410075</text:p>
          </table:table-cell>
          <table:table-cell office:value-type="float" office:value="0.9907206492873" calcext:value-type="float">
            <text:p>0.99072065</text:p>
          </table:table-cell>
          <table:table-cell office:value-type="float" office:value="1.015732669858" calcext:value-type="float">
            <text:p>1.01573267</text:p>
          </table:table-cell>
          <table:table-cell office:value-type="float" office:value="1.020662059157" calcext:value-type="float">
            <text:p>1.02066206</text:p>
          </table:table-cell>
          <table:table-cell office:value-type="float" office:value="1.005153880529" calcext:value-type="float">
            <text:p>1.00515388</text:p>
          </table:table-cell>
          <table:table-cell office:value-type="float" office:value="0.9870122071945" calcext:value-type="float">
            <text:p>0.98701221</text:p>
          </table:table-cell>
          <table:table-cell office:value-type="float" office:value="0.9982187897078" calcext:value-type="float">
            <text:p>0.99821879</text:p>
          </table:table-cell>
          <table:table-cell office:value-type="float" office:value="0.9903453646679" calcext:value-type="float">
            <text:p>0.99034536</text:p>
          </table:table-cell>
          <table:table-cell office:value-type="float" office:value="1.013178132743" calcext:value-type="float">
            <text:p>1.01317813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Default" table:number-columns-repeated="11"/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ABINIT</text:p>
          </table:table-cell>
          <table:table-cell office:value-type="string" calcext:value-type="string">
            <text:p>33-100</text:p>
          </table:table-cell>
          <table:table-cell table:style-name="Default" office:value-type="float" office:value="0.09724" calcext:value-type="float">
            <text:p>0.09724</text:p>
          </table:table-cell>
          <table:table-cell table:style-name="Default" office:value-type="float" office:value="0.10917" calcext:value-type="float">
            <text:p>0.10917</text:p>
          </table:table-cell>
          <table:table-cell table:style-name="Default" office:value-type="float" office:value="0.14106" calcext:value-type="float">
            <text:p>0.14106</text:p>
          </table:table-cell>
          <table:table-cell table:style-name="Default" office:value-type="float" office:value="0.17361" calcext:value-type="float">
            <text:p>0.17361</text:p>
          </table:table-cell>
          <table:table-cell table:style-name="Default" office:value-type="float" office:value="0.18339" calcext:value-type="float">
            <text:p>0.18339</text:p>
          </table:table-cell>
          <table:table-cell table:style-name="Default" office:value-type="float" office:value="0.18377" calcext:value-type="float">
            <text:p>0.18377</text:p>
          </table:table-cell>
          <table:table-cell table:style-name="Default" office:value-type="float" office:value="0.1859" calcext:value-type="float">
            <text:p>0.1859</text:p>
          </table:table-cell>
          <table:table-cell table:style-name="Default" office:value-type="float" office:value="0.19071" calcext:value-type="float">
            <text:p>0.19071</text:p>
          </table:table-cell>
          <table:table-cell table:style-name="Default" office:value-type="float" office:value="0.19264" calcext:value-type="float">
            <text:p>0.19264</text:p>
          </table:table-cell>
          <table:table-cell table:style-name="Default" office:value-type="float" office:value="0.18606" calcext:value-type="float">
            <text:p>0.18606</text:p>
          </table:table-cell>
          <table:table-cell table:style-name="Default" office:value-type="float" office:value="0.18104" calcext:value-type="float">
            <text:p>0.18104</text:p>
          </table:table-cell>
          <table:table-cell office:value-type="string" calcext:value-type="string">
            <text:p>ABINIT</text:p>
          </table:table-cell>
          <table:table-cell office:value-type="string" calcext:value-type="string">
            <text:p>25-48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SOC</text:p>
          </table:table-cell>
          <table:table-cell table:style-name="Default" office:value-type="float" office:value="0.09724" calcext:value-type="float">
            <text:p>0.09724</text:p>
          </table:table-cell>
          <table:table-cell table:style-name="Default" office:value-type="float" office:value="0.10917" calcext:value-type="float">
            <text:p>0.10917</text:p>
          </table:table-cell>
          <table:table-cell table:style-name="Default" office:value-type="float" office:value="0.14106" calcext:value-type="float">
            <text:p>0.14106</text:p>
          </table:table-cell>
          <table:table-cell table:style-name="Default" office:value-type="float" office:value="0.17361" calcext:value-type="float">
            <text:p>0.17361</text:p>
          </table:table-cell>
          <table:table-cell table:style-name="Default" office:value-type="float" office:value="0.18339" calcext:value-type="float">
            <text:p>0.18339</text:p>
          </table:table-cell>
          <table:table-cell table:style-name="Default" office:value-type="float" office:value="0.18377" calcext:value-type="float">
            <text:p>0.18377</text:p>
          </table:table-cell>
          <table:table-cell table:style-name="Default" office:value-type="float" office:value="0.1859" calcext:value-type="float">
            <text:p>0.1859</text:p>
          </table:table-cell>
          <table:table-cell table:style-name="Default" office:value-type="float" office:value="0.19071" calcext:value-type="float">
            <text:p>0.19071</text:p>
          </table:table-cell>
          <table:table-cell table:style-name="Default" office:value-type="float" office:value="0.19264" calcext:value-type="float">
            <text:p>0.19264</text:p>
          </table:table-cell>
          <table:table-cell table:style-name="Default" office:value-type="float" office:value="0.18606" calcext:value-type="float">
            <text:p>0.18606</text:p>
          </table:table-cell>
          <table:table-cell table:style-name="Default" office:value-type="float" office:value="0.18104" calcext:value-type="float">
            <text:p>0.18104</text:p>
          </table:table-cell>
          <table:table-cell/>
          <table:table-cell office:value-type="string" calcext:value-type="string">
            <text:p>noSOC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35" calcext:value-type="float">
            <text:p>35</text:p>
          </table:table-cell>
          <table:table-cell table:style-name="Default" office:value-type="float" office:value="0.19266" calcext:value-type="float">
            <text:p>0.19266</text:p>
          </table:table-cell>
          <table:table-cell table:style-name="Default" office:value-type="float" office:value="0.19843" calcext:value-type="float">
            <text:p>0.19843</text:p>
          </table:table-cell>
          <table:table-cell table:style-name="Default" office:value-type="float" office:value="0.20871" calcext:value-type="float">
            <text:p>0.20871</text:p>
          </table:table-cell>
          <table:table-cell table:style-name="Default" office:value-type="float" office:value="0.20825" calcext:value-type="float">
            <text:p>0.20825</text:p>
          </table:table-cell>
          <table:table-cell table:style-name="Default" office:value-type="float" office:value="0.1919" calcext:value-type="float">
            <text:p>0.1919</text:p>
          </table:table-cell>
          <table:table-cell table:style-name="Default" office:value-type="float" office:value="0.18377" calcext:value-type="float">
            <text:p>0.18377</text:p>
          </table:table-cell>
          <table:table-cell table:style-name="Default" office:value-type="float" office:value="0.18591" calcext:value-type="float">
            <text:p>0.18591</text:p>
          </table:table-cell>
          <table:table-cell table:style-name="Default" office:value-type="float" office:value="0.19071" calcext:value-type="float">
            <text:p>0.19071</text:p>
          </table:table-cell>
          <table:table-cell table:style-name="Default" office:value-type="float" office:value="0.19265" calcext:value-type="float">
            <text:p>0.19265</text:p>
          </table:table-cell>
          <table:table-cell table:style-name="Default" office:value-type="float" office:value="0.18606" calcext:value-type="float">
            <text:p>0.18606</text:p>
          </table:table-cell>
          <table:table-cell table:style-name="Default" office:value-type="float" office:value="0.18105" calcext:value-type="float">
            <text:p>0.18105</text:p>
          </table:table-cell>
          <table:table-cell/>
          <table:table-cell office:value-type="string" calcext:value-type="string">
            <text:p>Plot(29-44)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36" calcext:value-type="float">
            <text:p>36</text:p>
          </table:table-cell>
          <table:table-cell table:style-name="Default" office:value-type="float" office:value="0.19266" calcext:value-type="float">
            <text:p>0.19266</text:p>
          </table:table-cell>
          <table:table-cell table:style-name="Default" office:value-type="float" office:value="0.19843" calcext:value-type="float">
            <text:p>0.19843</text:p>
          </table:table-cell>
          <table:table-cell table:style-name="Default" office:value-type="float" office:value="0.20871" calcext:value-type="float">
            <text:p>0.20871</text:p>
          </table:table-cell>
          <table:table-cell table:style-name="Default" office:value-type="float" office:value="0.20825" calcext:value-type="float">
            <text:p>0.20825</text:p>
          </table:table-cell>
          <table:table-cell table:style-name="Default" office:value-type="float" office:value="0.1919" calcext:value-type="float">
            <text:p>0.1919</text:p>
          </table:table-cell>
          <table:table-cell table:style-name="Default" office:value-type="float" office:value="0.18377" calcext:value-type="float">
            <text:p>0.18377</text:p>
          </table:table-cell>
          <table:table-cell table:style-name="Default" office:value-type="float" office:value="0.18591" calcext:value-type="float">
            <text:p>0.18591</text:p>
          </table:table-cell>
          <table:table-cell table:style-name="Default" office:value-type="float" office:value="0.19072" calcext:value-type="float">
            <text:p>0.19072</text:p>
          </table:table-cell>
          <table:table-cell table:style-name="Default" office:value-type="float" office:value="0.19265" calcext:value-type="float">
            <text:p>0.19265</text:p>
          </table:table-cell>
          <table:table-cell table:style-name="Default" office:value-type="float" office:value="0.18606" calcext:value-type="float">
            <text:p>0.18606</text:p>
          </table:table-cell>
          <table:table-cell table:style-name="Default" office:value-type="float" office:value="0.18105" calcext:value-type="float">
            <text:p>0.181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7696" calcext:value-type="float">
            <text:p>0.27696</text:p>
          </table:table-cell>
          <table:table-cell office:value-type="float" office:value="0.28073" calcext:value-type="float">
            <text:p>0.28073</text:p>
          </table:table-cell>
          <table:table-cell office:value-type="float" office:value="0.28648" calcext:value-type="float">
            <text:p>0.28648</text:p>
          </table:table-cell>
          <table:table-cell office:value-type="float" office:value="0.28411" calcext:value-type="float">
            <text:p>0.28411</text:p>
          </table:table-cell>
          <table:table-cell office:value-type="float" office:value="0.27837" calcext:value-type="float">
            <text:p>0.27837</text:p>
          </table:table-cell>
          <table:table-cell office:value-type="float" office:value="0.27585" calcext:value-type="float">
            <text:p>0.27585</text:p>
          </table:table-cell>
          <table:table-cell office:value-type="float" office:value="0.27892" calcext:value-type="float">
            <text:p>0.27892</text:p>
          </table:table-cell>
          <table:table-cell office:value-type="float" office:value="0.28748" calcext:value-type="float">
            <text:p>0.28748</text:p>
          </table:table-cell>
          <table:table-cell office:value-type="float" office:value="0.27886" calcext:value-type="float">
            <text:p>0.27886</text:p>
          </table:table-cell>
          <table:table-cell office:value-type="float" office:value="0.26637" calcext:value-type="float">
            <text:p>0.26637</text:p>
          </table:table-cell>
          <table:table-cell office:value-type="float" office:value="0.26157" calcext:value-type="float">
            <text:p>0.26157</text:p>
          </table:table-cell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table:style-name="Default" office:value-type="float" office:value="0.19266" calcext:value-type="float">
            <text:p>0.19266</text:p>
          </table:table-cell>
          <table:table-cell table:style-name="Default" office:value-type="float" office:value="0.19844" calcext:value-type="float">
            <text:p>0.19844</text:p>
          </table:table-cell>
          <table:table-cell table:style-name="Default" office:value-type="float" office:value="0.20872" calcext:value-type="float">
            <text:p>0.20872</text:p>
          </table:table-cell>
          <table:table-cell table:style-name="Default" office:value-type="float" office:value="0.20826" calcext:value-type="float">
            <text:p>0.20826</text:p>
          </table:table-cell>
          <table:table-cell table:style-name="Default" office:value-type="float" office:value="0.19191" calcext:value-type="float">
            <text:p>0.19191</text:p>
          </table:table-cell>
          <table:table-cell table:style-name="Default" office:value-type="float" office:value="0.18378" calcext:value-type="float">
            <text:p>0.18378</text:p>
          </table:table-cell>
          <table:table-cell table:style-name="Default" office:value-type="float" office:value="0.18999" calcext:value-type="float">
            <text:p>0.18999</text:p>
          </table:table-cell>
          <table:table-cell table:style-name="Default" office:value-type="float" office:value="0.20615" calcext:value-type="float">
            <text:p>0.20615</text:p>
          </table:table-cell>
          <table:table-cell table:style-name="Default" office:value-type="float" office:value="0.22476" calcext:value-type="float">
            <text:p>0.22476</text:p>
          </table:table-cell>
          <table:table-cell table:style-name="Default" office:value-type="float" office:value="0.22852" calcext:value-type="float">
            <text:p>0.22852</text:p>
          </table:table-cell>
          <table:table-cell table:style-name="Default" office:value-type="float" office:value="0.22598" calcext:value-type="float">
            <text:p>0.225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7696" calcext:value-type="float">
            <text:p>0.27696</text:p>
          </table:table-cell>
          <table:table-cell office:value-type="float" office:value="0.28073" calcext:value-type="float">
            <text:p>0.28073</text:p>
          </table:table-cell>
          <table:table-cell office:value-type="float" office:value="0.28648" calcext:value-type="float">
            <text:p>0.28648</text:p>
          </table:table-cell>
          <table:table-cell office:value-type="float" office:value="0.28611" calcext:value-type="float">
            <text:p>0.28611</text:p>
          </table:table-cell>
          <table:table-cell office:value-type="float" office:value="0.28294" calcext:value-type="float">
            <text:p>0.28294</text:p>
          </table:table-cell>
          <table:table-cell office:value-type="float" office:value="0.27585" calcext:value-type="float">
            <text:p>0.27585</text:p>
          </table:table-cell>
          <table:table-cell office:value-type="float" office:value="0.27892" calcext:value-type="float">
            <text:p>0.27892</text:p>
          </table:table-cell>
          <table:table-cell office:value-type="float" office:value="0.28749" calcext:value-type="float">
            <text:p>0.28749</text:p>
          </table:table-cell>
          <table:table-cell office:value-type="float" office:value="0.27886" calcext:value-type="float">
            <text:p>0.27886</text:p>
          </table:table-cell>
          <table:table-cell office:value-type="float" office:value="0.26637" calcext:value-type="float">
            <text:p>0.26637</text:p>
          </table:table-cell>
          <table:table-cell office:value-type="float" office:value="0.26157" calcext:value-type="float">
            <text:p>0.26157</text:p>
          </table:table-cell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style-name="Default" office:value-type="float" office:value="0.19266" calcext:value-type="float">
            <text:p>0.19266</text:p>
          </table:table-cell>
          <table:table-cell table:style-name="Default" office:value-type="float" office:value="0.19844" calcext:value-type="float">
            <text:p>0.19844</text:p>
          </table:table-cell>
          <table:table-cell table:style-name="Default" office:value-type="float" office:value="0.20872" calcext:value-type="float">
            <text:p>0.20872</text:p>
          </table:table-cell>
          <table:table-cell table:style-name="Default" office:value-type="float" office:value="0.20826" calcext:value-type="float">
            <text:p>0.20826</text:p>
          </table:table-cell>
          <table:table-cell table:style-name="Default" office:value-type="float" office:value="0.19191" calcext:value-type="float">
            <text:p>0.19191</text:p>
          </table:table-cell>
          <table:table-cell table:style-name="Default" office:value-type="float" office:value="0.18378" calcext:value-type="float">
            <text:p>0.18378</text:p>
          </table:table-cell>
          <table:table-cell table:style-name="Default" office:value-type="float" office:value="0.18999" calcext:value-type="float">
            <text:p>0.18999</text:p>
          </table:table-cell>
          <table:table-cell table:style-name="Default" office:value-type="float" office:value="0.20615" calcext:value-type="float">
            <text:p>0.20615</text:p>
          </table:table-cell>
          <table:table-cell table:style-name="Default" office:value-type="float" office:value="0.22476" calcext:value-type="float">
            <text:p>0.22476</text:p>
          </table:table-cell>
          <table:table-cell table:style-name="Default" office:value-type="float" office:value="0.22852" calcext:value-type="float">
            <text:p>0.22852</text:p>
          </table:table-cell>
          <table:table-cell table:style-name="Default" office:value-type="float" office:value="0.22598" calcext:value-type="float">
            <text:p>0.225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2719" calcext:value-type="float">
            <text:p>0.32719</text:p>
          </table:table-cell>
          <table:table-cell office:value-type="float" office:value="0.32573" calcext:value-type="float">
            <text:p>0.32573</text:p>
          </table:table-cell>
          <table:table-cell office:value-type="float" office:value="0.30431" calcext:value-type="float">
            <text:p>0.30431</text:p>
          </table:table-cell>
          <table:table-cell office:value-type="float" office:value="0.28922" calcext:value-type="float">
            <text:p>0.28922</text:p>
          </table:table-cell>
          <table:table-cell office:value-type="float" office:value="0.28294" calcext:value-type="float">
            <text:p>0.28294</text:p>
          </table:table-cell>
          <table:table-cell office:value-type="float" office:value="0.27585" calcext:value-type="float">
            <text:p>0.27585</text:p>
          </table:table-cell>
          <table:table-cell office:value-type="float" office:value="0.28079" calcext:value-type="float">
            <text:p>0.28079</text:p>
          </table:table-cell>
          <table:table-cell office:value-type="float" office:value="0.29518" calcext:value-type="float">
            <text:p>0.29518</text:p>
          </table:table-cell>
          <table:table-cell office:value-type="float" office:value="0.28094" calcext:value-type="float">
            <text:p>0.28094</text:p>
          </table:table-cell>
          <table:table-cell office:value-type="float" office:value="0.28903" calcext:value-type="float">
            <text:p>0.28903</text:p>
          </table:table-cell>
          <table:table-cell office:value-type="float" office:value="0.3002" calcext:value-type="float">
            <text:p>0.3002</text:p>
          </table:table-cell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style-name="Default" office:value-type="float" office:value="0.19267" calcext:value-type="float">
            <text:p>0.19267</text:p>
          </table:table-cell>
          <table:table-cell table:style-name="Default" office:value-type="float" office:value="0.19844" calcext:value-type="float">
            <text:p>0.19844</text:p>
          </table:table-cell>
          <table:table-cell table:style-name="Default" office:value-type="float" office:value="0.20872" calcext:value-type="float">
            <text:p>0.20872</text:p>
          </table:table-cell>
          <table:table-cell table:style-name="Default" office:value-type="float" office:value="0.20826" calcext:value-type="float">
            <text:p>0.20826</text:p>
          </table:table-cell>
          <table:table-cell table:style-name="Default" office:value-type="float" office:value="0.19191" calcext:value-type="float">
            <text:p>0.19191</text:p>
          </table:table-cell>
          <table:table-cell table:style-name="Default" office:value-type="float" office:value="0.18378" calcext:value-type="float">
            <text:p>0.18378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20616" calcext:value-type="float">
            <text:p>0.20616</text:p>
          </table:table-cell>
          <table:table-cell table:style-name="Default" office:value-type="float" office:value="0.22478" calcext:value-type="float">
            <text:p>0.22478</text:p>
          </table:table-cell>
          <table:table-cell table:style-name="Default" office:value-type="float" office:value="0.22854" calcext:value-type="float">
            <text:p>0.22854</text:p>
          </table:table-cell>
          <table:table-cell table:style-name="Default" office:value-type="float" office:value="0.22599" calcext:value-type="float">
            <text:p>0.225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2719" calcext:value-type="float">
            <text:p>0.32719</text:p>
          </table:table-cell>
          <table:table-cell office:value-type="float" office:value="0.32573" calcext:value-type="float">
            <text:p>0.32573</text:p>
          </table:table-cell>
          <table:table-cell office:value-type="float" office:value="0.30431" calcext:value-type="float">
            <text:p>0.30431</text:p>
          </table:table-cell>
          <table:table-cell office:value-type="float" office:value="0.28922" calcext:value-type="float">
            <text:p>0.28922</text:p>
          </table:table-cell>
          <table:table-cell office:value-type="float" office:value="0.28294" calcext:value-type="float">
            <text:p>0.28294</text:p>
          </table:table-cell>
          <table:table-cell office:value-type="float" office:value="0.27585" calcext:value-type="float">
            <text:p>0.27585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29519" calcext:value-type="float">
            <text:p>0.29519</text:p>
          </table:table-cell>
          <table:table-cell office:value-type="float" office:value="0.28094" calcext:value-type="float">
            <text:p>0.28094</text:p>
          </table:table-cell>
          <table:table-cell office:value-type="float" office:value="0.28903" calcext:value-type="float">
            <text:p>0.28903</text:p>
          </table:table-cell>
          <table:table-cell office:value-type="float" office:value="0.3002" calcext:value-type="float">
            <text:p>0.3002</text:p>
          </table:table-cell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style-name="Default" office:value-type="float" office:value="0.19267" calcext:value-type="float">
            <text:p>0.19267</text:p>
          </table:table-cell>
          <table:table-cell table:style-name="Default" office:value-type="float" office:value="0.19844" calcext:value-type="float">
            <text:p>0.19844</text:p>
          </table:table-cell>
          <table:table-cell table:style-name="Default" office:value-type="float" office:value="0.20872" calcext:value-type="float">
            <text:p>0.20872</text:p>
          </table:table-cell>
          <table:table-cell table:style-name="Default" office:value-type="float" office:value="0.20826" calcext:value-type="float">
            <text:p>0.20826</text:p>
          </table:table-cell>
          <table:table-cell table:style-name="Default" office:value-type="float" office:value="0.19191" calcext:value-type="float">
            <text:p>0.19191</text:p>
          </table:table-cell>
          <table:table-cell table:style-name="Default" office:value-type="float" office:value="0.18378" calcext:value-type="float">
            <text:p>0.18378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20616" calcext:value-type="float">
            <text:p>0.20616</text:p>
          </table:table-cell>
          <table:table-cell table:style-name="Default" office:value-type="float" office:value="0.22478" calcext:value-type="float">
            <text:p>0.22478</text:p>
          </table:table-cell>
          <table:table-cell table:style-name="Default" office:value-type="float" office:value="0.22854" calcext:value-type="float">
            <text:p>0.22854</text:p>
          </table:table-cell>
          <table:table-cell table:style-name="Default" office:value-type="float" office:value="0.22599" calcext:value-type="float">
            <text:p>0.225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6546" calcext:value-type="float">
            <text:p>0.36546</text:p>
          </table:table-cell>
          <table:table-cell office:value-type="float" office:value="0.35095" calcext:value-type="float">
            <text:p>0.35095</text:p>
          </table:table-cell>
          <table:table-cell office:value-type="float" office:value="0.30431" calcext:value-type="float">
            <text:p>0.30431</text:p>
          </table:table-cell>
          <table:table-cell office:value-type="float" office:value="0.28922" calcext:value-type="float">
            <text:p>0.28922</text:p>
          </table:table-cell>
          <table:table-cell office:value-type="float" office:value="0.32927" calcext:value-type="float">
            <text:p>0.32927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3895" calcext:value-type="float">
            <text:p>0.33895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31182" calcext:value-type="float">
            <text:p>0.31182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style-name="Default" office:value-type="float" office:value="0.20172" calcext:value-type="float">
            <text:p>0.20172</text:p>
          </table:table-cell>
          <table:table-cell table:style-name="Default" office:value-type="float" office:value="0.20747" calcext:value-type="float">
            <text:p>0.20747</text:p>
          </table:table-cell>
          <table:table-cell table:style-name="Default" office:value-type="float" office:value="0.22672" calcext:value-type="float">
            <text:p>0.22672</text:p>
          </table:table-cell>
          <table:table-cell table:style-name="Default" office:value-type="float" office:value="0.24602" calcext:value-type="float">
            <text:p>0.24602</text:p>
          </table:table-cell>
          <table:table-cell table:style-name="Default" office:value-type="float" office:value="0.2489" calcext:value-type="float">
            <text:p>0.2489</text:p>
          </table:table-cell>
          <table:table-cell table:style-name="Default" office:value-type="float" office:value="0.24861" calcext:value-type="float">
            <text:p>0.24861</text:p>
          </table:table-cell>
          <table:table-cell table:style-name="Default" office:value-type="float" office:value="0.24875" calcext:value-type="float">
            <text:p>0.24875</text:p>
          </table:table-cell>
          <table:table-cell table:style-name="Default" office:value-type="float" office:value="0.24613" calcext:value-type="float">
            <text:p>0.24613</text:p>
          </table:table-cell>
          <table:table-cell table:style-name="Default" office:value-type="float" office:value="0.23943" calcext:value-type="float">
            <text:p>0.23943</text:p>
          </table:table-cell>
          <table:table-cell table:style-name="Default" office:value-type="float" office:value="0.23239" calcext:value-type="float">
            <text:p>0.23239</text:p>
          </table:table-cell>
          <table:table-cell table:style-name="Default" office:value-type="float" office:value="0.22952" calcext:value-type="float">
            <text:p>0.229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6546" calcext:value-type="float">
            <text:p>0.36546</text:p>
          </table:table-cell>
          <table:table-cell office:value-type="float" office:value="0.35095" calcext:value-type="float">
            <text:p>0.35095</text:p>
          </table:table-cell>
          <table:table-cell office:value-type="float" office:value="0.32725" calcext:value-type="float">
            <text:p>0.32725</text:p>
          </table:table-cell>
          <table:table-cell office:value-type="float" office:value="0.30288" calcext:value-type="float">
            <text:p>0.30288</text:p>
          </table:table-cell>
          <table:table-cell office:value-type="float" office:value="0.32927" calcext:value-type="float">
            <text:p>0.32927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3895" calcext:value-type="float">
            <text:p>0.33895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31182" calcext:value-type="float">
            <text:p>0.31182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table:style-name="Default" office:value-type="float" office:value="0.20172" calcext:value-type="float">
            <text:p>0.20172</text:p>
          </table:table-cell>
          <table:table-cell table:style-name="Default" office:value-type="float" office:value="0.20747" calcext:value-type="float">
            <text:p>0.20747</text:p>
          </table:table-cell>
          <table:table-cell table:style-name="Default" office:value-type="float" office:value="0.22672" calcext:value-type="float">
            <text:p>0.22672</text:p>
          </table:table-cell>
          <table:table-cell table:style-name="Default" office:value-type="float" office:value="0.24602" calcext:value-type="float">
            <text:p>0.24602</text:p>
          </table:table-cell>
          <table:table-cell table:style-name="Default" office:value-type="float" office:value="0.2489" calcext:value-type="float">
            <text:p>0.2489</text:p>
          </table:table-cell>
          <table:table-cell table:style-name="Default" office:value-type="float" office:value="0.24861" calcext:value-type="float">
            <text:p>0.24861</text:p>
          </table:table-cell>
          <table:table-cell table:style-name="Default" office:value-type="float" office:value="0.24875" calcext:value-type="float">
            <text:p>0.24875</text:p>
          </table:table-cell>
          <table:table-cell table:style-name="Default" office:value-type="float" office:value="0.24613" calcext:value-type="float">
            <text:p>0.24613</text:p>
          </table:table-cell>
          <table:table-cell table:style-name="Default" office:value-type="float" office:value="0.23943" calcext:value-type="float">
            <text:p>0.23943</text:p>
          </table:table-cell>
          <table:table-cell table:style-name="Default" office:value-type="float" office:value="0.23239" calcext:value-type="float">
            <text:p>0.23239</text:p>
          </table:table-cell>
          <table:table-cell table:style-name="Default" office:value-type="float" office:value="0.22952" calcext:value-type="float">
            <text:p>0.2295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36546" calcext:value-type="float">
            <text:p>0.36546</text:p>
          </table:table-cell>
          <table:table-cell office:value-type="float" office:value="0.35095" calcext:value-type="float">
            <text:p>0.35095</text:p>
          </table:table-cell>
          <table:table-cell office:value-type="float" office:value="0.32725" calcext:value-type="float">
            <text:p>0.32725</text:p>
          </table:table-cell>
          <table:table-cell office:value-type="float" office:value="0.30288" calcext:value-type="float">
            <text:p>0.30288</text:p>
          </table:table-cell>
          <table:table-cell office:value-type="float" office:value="0.32927" calcext:value-type="float">
            <text:p>0.32927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4338" calcext:value-type="float">
            <text:p>0.34338</text:p>
          </table:table-cell>
          <table:table-cell office:value-type="float" office:value="0.30552" calcext:value-type="float">
            <text:p>0.30552</text:p>
          </table:table-cell>
          <table:table-cell office:value-type="float" office:value="0.31433" calcext:value-type="float">
            <text:p>0.31433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table:style-name="Default" office:value-type="float" office:value="0.20172" calcext:value-type="float">
            <text:p>0.20172</text:p>
          </table:table-cell>
          <table:table-cell table:style-name="Default" office:value-type="float" office:value="0.20748" calcext:value-type="float">
            <text:p>0.20748</text:p>
          </table:table-cell>
          <table:table-cell table:style-name="Default" office:value-type="float" office:value="0.22673" calcext:value-type="float">
            <text:p>0.22673</text:p>
          </table:table-cell>
          <table:table-cell table:style-name="Default" office:value-type="float" office:value="0.24603" calcext:value-type="float">
            <text:p>0.24603</text:p>
          </table:table-cell>
          <table:table-cell table:style-name="Default" office:value-type="float" office:value="0.2489" calcext:value-type="float">
            <text:p>0.2489</text:p>
          </table:table-cell>
          <table:table-cell table:style-name="Default" office:value-type="float" office:value="0.24861" calcext:value-type="float">
            <text:p>0.24861</text:p>
          </table:table-cell>
          <table:table-cell table:style-name="Default" office:value-type="float" office:value="0.24876" calcext:value-type="float">
            <text:p>0.24876</text:p>
          </table:table-cell>
          <table:table-cell table:style-name="Default" office:value-type="float" office:value="0.24615" calcext:value-type="float">
            <text:p>0.24615</text:p>
          </table:table-cell>
          <table:table-cell table:style-name="Default" office:value-type="float" office:value="0.23945" calcext:value-type="float">
            <text:p>0.23945</text:p>
          </table:table-cell>
          <table:table-cell table:style-name="Default" office:value-type="float" office:value="0.23241" calcext:value-type="float">
            <text:p>0.23241</text:p>
          </table:table-cell>
          <table:table-cell table:style-name="Default" office:value-type="float" office:value="0.22954" calcext:value-type="float">
            <text:p>0.2295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5669" calcext:value-type="float">
            <text:p>0.35669</text:p>
          </table:table-cell>
          <table:table-cell office:value-type="float" office:value="0.33092" calcext:value-type="float">
            <text:p>0.33092</text:p>
          </table:table-cell>
          <table:table-cell office:value-type="float" office:value="0.30288" calcext:value-type="float">
            <text:p>0.30288</text:p>
          </table:table-cell>
          <table:table-cell office:value-type="float" office:value="0.34852" calcext:value-type="float">
            <text:p>0.34852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4338" calcext:value-type="float">
            <text:p>0.34338</text:p>
          </table:table-cell>
          <table:table-cell office:value-type="float" office:value="0.30552" calcext:value-type="float">
            <text:p>0.30552</text:p>
          </table:table-cell>
          <table:table-cell office:value-type="float" office:value="0.31433" calcext:value-type="float">
            <text:p>0.31433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style-name="Default" office:value-type="float" office:value="0.20172" calcext:value-type="float">
            <text:p>0.20172</text:p>
          </table:table-cell>
          <table:table-cell table:style-name="Default" office:value-type="float" office:value="0.20748" calcext:value-type="float">
            <text:p>0.20748</text:p>
          </table:table-cell>
          <table:table-cell table:style-name="Default" office:value-type="float" office:value="0.22673" calcext:value-type="float">
            <text:p>0.22673</text:p>
          </table:table-cell>
          <table:table-cell table:style-name="Default" office:value-type="float" office:value="0.24603" calcext:value-type="float">
            <text:p>0.24603</text:p>
          </table:table-cell>
          <table:table-cell table:style-name="Default" office:value-type="float" office:value="0.2489" calcext:value-type="float">
            <text:p>0.2489</text:p>
          </table:table-cell>
          <table:table-cell table:style-name="Default" office:value-type="float" office:value="0.24861" calcext:value-type="float">
            <text:p>0.24861</text:p>
          </table:table-cell>
          <table:table-cell table:style-name="Default" office:value-type="float" office:value="0.24876" calcext:value-type="float">
            <text:p>0.24876</text:p>
          </table:table-cell>
          <table:table-cell table:style-name="Default" office:value-type="float" office:value="0.24615" calcext:value-type="float">
            <text:p>0.24615</text:p>
          </table:table-cell>
          <table:table-cell table:style-name="Default" office:value-type="float" office:value="0.23945" calcext:value-type="float">
            <text:p>0.23945</text:p>
          </table:table-cell>
          <table:table-cell table:style-name="Default" office:value-type="float" office:value="0.23241" calcext:value-type="float">
            <text:p>0.23241</text:p>
          </table:table-cell>
          <table:table-cell table:style-name="Default" office:value-type="float" office:value="0.22954" calcext:value-type="float">
            <text:p>0.229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5669" calcext:value-type="float">
            <text:p>0.35669</text:p>
          </table:table-cell>
          <table:table-cell office:value-type="float" office:value="0.33092" calcext:value-type="float">
            <text:p>0.33092</text:p>
          </table:table-cell>
          <table:table-cell office:value-type="float" office:value="0.34133" calcext:value-type="float">
            <text:p>0.34133</text:p>
          </table:table-cell>
          <table:table-cell office:value-type="float" office:value="0.35914" calcext:value-type="float">
            <text:p>0.35914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569" calcext:value-type="float">
            <text:p>0.36569</text:p>
          </table:table-cell>
          <table:table-cell office:value-type="float" office:value="0.36196" calcext:value-type="float">
            <text:p>0.36196</text:p>
          </table:table-cell>
          <table:table-cell office:value-type="float" office:value="0.35483" calcext:value-type="float">
            <text:p>0.35483</text:p>
          </table:table-cell>
          <table:table-cell office:value-type="float" office:value="0.33301" calcext:value-type="float">
            <text:p>0.33301</text:p>
          </table:table-cell>
          <table:table-cell office:value-type="float" office:value="0.32266" calcext:value-type="float">
            <text:p>0.32266</text:p>
          </table:table-cell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style-name="Default" office:value-type="float" office:value="0.20172" calcext:value-type="float">
            <text:p>0.20172</text:p>
          </table:table-cell>
          <table:table-cell table:style-name="Default" office:value-type="float" office:value="0.20748" calcext:value-type="float">
            <text:p>0.20748</text:p>
          </table:table-cell>
          <table:table-cell table:style-name="Default" office:value-type="float" office:value="0.22673" calcext:value-type="float">
            <text:p>0.22673</text:p>
          </table:table-cell>
          <table:table-cell table:style-name="Default" office:value-type="float" office:value="0.24604" calcext:value-type="float">
            <text:p>0.24604</text:p>
          </table:table-cell>
          <table:table-cell table:style-name="Default" office:value-type="float" office:value="0.24891" calcext:value-type="float">
            <text:p>0.24891</text:p>
          </table:table-cell>
          <table:table-cell table:style-name="Default" office:value-type="float" office:value="0.24862" calcext:value-type="float">
            <text:p>0.24862</text:p>
          </table:table-cell>
          <table:table-cell table:style-name="Default" office:value-type="float" office:value="0.24952" calcext:value-type="float">
            <text:p>0.24952</text:p>
          </table:table-cell>
          <table:table-cell table:style-name="Default" office:value-type="float" office:value="0.2516" calcext:value-type="float">
            <text:p>0.2516</text:p>
          </table:table-cell>
          <table:table-cell table:style-name="Default" office:value-type="float" office:value="0.24608" calcext:value-type="float">
            <text:p>0.24608</text:p>
          </table:table-cell>
          <table:table-cell table:style-name="Default" office:value-type="float" office:value="0.24136" calcext:value-type="float">
            <text:p>0.24136</text:p>
          </table:table-cell>
          <table:table-cell table:style-name="Default" office:value-type="float" office:value="0.2436" calcext:value-type="float">
            <text:p>0.243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5669" calcext:value-type="float">
            <text:p>0.35669</text:p>
          </table:table-cell>
          <table:table-cell office:value-type="float" office:value="0.33092" calcext:value-type="float">
            <text:p>0.33092</text:p>
          </table:table-cell>
          <table:table-cell office:value-type="float" office:value="0.34133" calcext:value-type="float">
            <text:p>0.34133</text:p>
          </table:table-cell>
          <table:table-cell office:value-type="float" office:value="0.35914" calcext:value-type="float">
            <text:p>0.35914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36196" calcext:value-type="float">
            <text:p>0.36196</text:p>
          </table:table-cell>
          <table:table-cell office:value-type="float" office:value="0.35483" calcext:value-type="float">
            <text:p>0.35483</text:p>
          </table:table-cell>
          <table:table-cell office:value-type="float" office:value="0.33301" calcext:value-type="float">
            <text:p>0.33301</text:p>
          </table:table-cell>
          <table:table-cell office:value-type="float" office:value="0.32266" calcext:value-type="float">
            <text:p>0.32266</text:p>
          </table:table-cell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table:style-name="Default" office:value-type="float" office:value="0.20172" calcext:value-type="float">
            <text:p>0.20172</text:p>
          </table:table-cell>
          <table:table-cell table:style-name="Default" office:value-type="float" office:value="0.20748" calcext:value-type="float">
            <text:p>0.20748</text:p>
          </table:table-cell>
          <table:table-cell table:style-name="Default" office:value-type="float" office:value="0.22673" calcext:value-type="float">
            <text:p>0.22673</text:p>
          </table:table-cell>
          <table:table-cell table:style-name="Default" office:value-type="float" office:value="0.24604" calcext:value-type="float">
            <text:p>0.24604</text:p>
          </table:table-cell>
          <table:table-cell table:style-name="Default" office:value-type="float" office:value="0.24891" calcext:value-type="float">
            <text:p>0.24891</text:p>
          </table:table-cell>
          <table:table-cell table:style-name="Default" office:value-type="float" office:value="0.24862" calcext:value-type="float">
            <text:p>0.24862</text:p>
          </table:table-cell>
          <table:table-cell table:style-name="Default" office:value-type="float" office:value="0.24952" calcext:value-type="float">
            <text:p>0.24952</text:p>
          </table:table-cell>
          <table:table-cell table:style-name="Default" office:value-type="float" office:value="0.2516" calcext:value-type="float">
            <text:p>0.2516</text:p>
          </table:table-cell>
          <table:table-cell table:style-name="Default" office:value-type="float" office:value="0.24608" calcext:value-type="float">
            <text:p>0.24608</text:p>
          </table:table-cell>
          <table:table-cell table:style-name="Default" office:value-type="float" office:value="0.24136" calcext:value-type="float">
            <text:p>0.24136</text:p>
          </table:table-cell>
          <table:table-cell table:style-name="Default" office:value-type="float" office:value="0.2436" calcext:value-type="float">
            <text:p>0.24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7394" calcext:value-type="float">
            <text:p>0.373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605" calcext:value-type="float">
            <text:p>0.36605</text:p>
          </table:table-cell>
          <table:table-cell office:value-type="float" office:value="0.36361" calcext:value-type="float">
            <text:p>0.36361</text:p>
          </table:table-cell>
          <table:table-cell office:value-type="float" office:value="0.35623" calcext:value-type="float">
            <text:p>0.35623</text:p>
          </table:table-cell>
          <table:table-cell office:value-type="float" office:value="0.34948" calcext:value-type="float">
            <text:p>0.34948</text:p>
          </table:table-cell>
          <table:table-cell office:value-type="float" office:value="0.34552" calcext:value-type="float">
            <text:p>0.34552</text:p>
          </table:table-cell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table:style-name="Default" office:value-type="float" office:value="0.25216" calcext:value-type="float">
            <text:p>0.25216</text:p>
          </table:table-cell>
          <table:table-cell table:style-name="Default" office:value-type="float" office:value="0.25228" calcext:value-type="float">
            <text:p>0.25228</text:p>
          </table:table-cell>
          <table:table-cell table:style-name="Default" office:value-type="float" office:value="0.25352" calcext:value-type="float">
            <text:p>0.25352</text:p>
          </table:table-cell>
          <table:table-cell table:style-name="Default" office:value-type="float" office:value="0.25383" calcext:value-type="float">
            <text:p>0.25383</text:p>
          </table:table-cell>
          <table:table-cell table:style-name="Default" office:value-type="float" office:value="0.2503" calcext:value-type="float">
            <text:p>0.2503</text:p>
          </table:table-cell>
          <table:table-cell table:style-name="Default" office:value-type="float" office:value="0.24863" calcext:value-type="float">
            <text:p>0.24863</text:p>
          </table:table-cell>
          <table:table-cell table:style-name="Default" office:value-type="float" office:value="0.24953" calcext:value-type="float">
            <text:p>0.24953</text:p>
          </table:table-cell>
          <table:table-cell table:style-name="Default" office:value-type="float" office:value="0.25161" calcext:value-type="float">
            <text:p>0.25161</text:p>
          </table:table-cell>
          <table:table-cell table:style-name="Default" office:value-type="float" office:value="0.24609" calcext:value-type="float">
            <text:p>0.24609</text:p>
          </table:table-cell>
          <table:table-cell table:style-name="Default" office:value-type="float" office:value="0.24138" calcext:value-type="float">
            <text:p>0.24138</text:p>
          </table:table-cell>
          <table:table-cell table:style-name="Default" office:value-type="float" office:value="0.24363" calcext:value-type="float">
            <text:p>0.2436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7394" calcext:value-type="float">
            <text:p>0.373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605" calcext:value-type="float">
            <text:p>0.36605</text:p>
          </table:table-cell>
          <table:table-cell office:value-type="float" office:value="0.36361" calcext:value-type="float">
            <text:p>0.36361</text:p>
          </table:table-cell>
          <table:table-cell office:value-type="float" office:value="0.35623" calcext:value-type="float">
            <text:p>0.35623</text:p>
          </table:table-cell>
          <table:table-cell office:value-type="float" office:value="0.34948" calcext:value-type="float">
            <text:p>0.34948</text:p>
          </table:table-cell>
          <table:table-cell office:value-type="float" office:value="0.34552" calcext:value-type="float">
            <text:p>0.34552</text:p>
          </table:table-cell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style-name="Default" office:value-type="float" office:value="0.25216" calcext:value-type="float">
            <text:p>0.25216</text:p>
          </table:table-cell>
          <table:table-cell table:style-name="Default" office:value-type="float" office:value="0.25228" calcext:value-type="float">
            <text:p>0.25228</text:p>
          </table:table-cell>
          <table:table-cell table:style-name="Default" office:value-type="float" office:value="0.25352" calcext:value-type="float">
            <text:p>0.25352</text:p>
          </table:table-cell>
          <table:table-cell table:style-name="Default" office:value-type="float" office:value="0.25383" calcext:value-type="float">
            <text:p>0.25383</text:p>
          </table:table-cell>
          <table:table-cell table:style-name="Default" office:value-type="float" office:value="0.2503" calcext:value-type="float">
            <text:p>0.2503</text:p>
          </table:table-cell>
          <table:table-cell table:style-name="Default" office:value-type="float" office:value="0.24863" calcext:value-type="float">
            <text:p>0.24863</text:p>
          </table:table-cell>
          <table:table-cell table:style-name="Default" office:value-type="float" office:value="0.24953" calcext:value-type="float">
            <text:p>0.24953</text:p>
          </table:table-cell>
          <table:table-cell table:style-name="Default" office:value-type="float" office:value="0.25161" calcext:value-type="float">
            <text:p>0.25161</text:p>
          </table:table-cell>
          <table:table-cell table:style-name="Default" office:value-type="float" office:value="0.24609" calcext:value-type="float">
            <text:p>0.24609</text:p>
          </table:table-cell>
          <table:table-cell table:style-name="Default" office:value-type="float" office:value="0.24138" calcext:value-type="float">
            <text:p>0.24138</text:p>
          </table:table-cell>
          <table:table-cell table:style-name="Default" office:value-type="float" office:value="0.24363" calcext:value-type="float">
            <text:p>0.243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7394" calcext:value-type="float">
            <text:p>0.373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39365" calcext:value-type="float">
            <text:p>0.39365</text:p>
          </table:table-cell>
          <table:table-cell office:value-type="float" office:value="0.37534" calcext:value-type="float">
            <text:p>0.37534</text:p>
          </table:table-cell>
          <table:table-cell office:value-type="float" office:value="0.36261" calcext:value-type="float">
            <text:p>0.36261</text:p>
          </table:table-cell>
          <table:table-cell office:value-type="float" office:value="0.37067" calcext:value-type="float">
            <text:p>0.37067</text:p>
          </table:table-cell>
          <table:table-cell office:value-type="float" office:value="0.37769" calcext:value-type="float">
            <text:p>0.37769</text:p>
          </table:table-cell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table:style-name="Default" office:value-type="float" office:value="0.25216" calcext:value-type="float">
            <text:p>0.25216</text:p>
          </table:table-cell>
          <table:table-cell table:style-name="Default" office:value-type="float" office:value="0.25369" calcext:value-type="float">
            <text:p>0.25369</text:p>
          </table:table-cell>
          <table:table-cell table:style-name="Default" office:value-type="float" office:value="0.2555" calcext:value-type="float">
            <text:p>0.2555</text:p>
          </table:table-cell>
          <table:table-cell table:style-name="Default" office:value-type="float" office:value="0.27368" calcext:value-type="float">
            <text:p>0.27368</text:p>
          </table:table-cell>
          <table:table-cell table:style-name="Default" office:value-type="float" office:value="0.29227" calcext:value-type="float">
            <text:p>0.29227</text:p>
          </table:table-cell>
          <table:table-cell table:style-name="Default" office:value-type="float" office:value="0.29212" calcext:value-type="float">
            <text:p>0.29212</text:p>
          </table:table-cell>
          <table:table-cell table:style-name="Default" office:value-type="float" office:value="0.29205" calcext:value-type="float">
            <text:p>0.29205</text:p>
          </table:table-cell>
          <table:table-cell table:style-name="Default" office:value-type="float" office:value="0.28693" calcext:value-type="float">
            <text:p>0.28693</text:p>
          </table:table-cell>
          <table:table-cell table:style-name="Default" office:value-type="float" office:value="0.26282" calcext:value-type="float">
            <text:p>0.26282</text:p>
          </table:table-cell>
          <table:table-cell table:style-name="Default" office:value-type="float" office:value="0.26721" calcext:value-type="float">
            <text:p>0.26721</text:p>
          </table:table-cell>
          <table:table-cell table:style-name="Default" office:value-type="float" office:value="0.26711" calcext:value-type="float">
            <text:p>0.267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47678" calcext:value-type="float">
            <text:p>0.47678</text:p>
          </table:table-cell>
          <table:table-cell office:value-type="float" office:value="0.47689" calcext:value-type="float">
            <text:p>0.47689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0.46543" calcext:value-type="float">
            <text:p>0.46543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39365" calcext:value-type="float">
            <text:p>0.39365</text:p>
          </table:table-cell>
          <table:table-cell office:value-type="float" office:value="0.37534" calcext:value-type="float">
            <text:p>0.37534</text:p>
          </table:table-cell>
          <table:table-cell office:value-type="float" office:value="0.36261" calcext:value-type="float">
            <text:p>0.36261</text:p>
          </table:table-cell>
          <table:table-cell office:value-type="float" office:value="0.37067" calcext:value-type="float">
            <text:p>0.37067</text:p>
          </table:table-cell>
          <table:table-cell office:value-type="float" office:value="0.37769" calcext:value-type="float">
            <text:p>0.37769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style-name="Default" office:value-type="float" office:value="0.25216" calcext:value-type="float">
            <text:p>0.25216</text:p>
          </table:table-cell>
          <table:table-cell table:style-name="Default" office:value-type="float" office:value="0.25369" calcext:value-type="float">
            <text:p>0.25369</text:p>
          </table:table-cell>
          <table:table-cell table:style-name="Default" office:value-type="float" office:value="0.2555" calcext:value-type="float">
            <text:p>0.2555</text:p>
          </table:table-cell>
          <table:table-cell table:style-name="Default" office:value-type="float" office:value="0.27368" calcext:value-type="float">
            <text:p>0.27368</text:p>
          </table:table-cell>
          <table:table-cell table:style-name="Default" office:value-type="float" office:value="0.29227" calcext:value-type="float">
            <text:p>0.29227</text:p>
          </table:table-cell>
          <table:table-cell table:style-name="Default" office:value-type="float" office:value="0.29212" calcext:value-type="float">
            <text:p>0.29212</text:p>
          </table:table-cell>
          <table:table-cell table:style-name="Default" office:value-type="float" office:value="0.29205" calcext:value-type="float">
            <text:p>0.29205</text:p>
          </table:table-cell>
          <table:table-cell table:style-name="Default" office:value-type="float" office:value="0.28693" calcext:value-type="float">
            <text:p>0.28693</text:p>
          </table:table-cell>
          <table:table-cell table:style-name="Default" office:value-type="float" office:value="0.26282" calcext:value-type="float">
            <text:p>0.26282</text:p>
          </table:table-cell>
          <table:table-cell table:style-name="Default" office:value-type="float" office:value="0.26721" calcext:value-type="float">
            <text:p>0.26721</text:p>
          </table:table-cell>
          <table:table-cell table:style-name="Default" office:value-type="float" office:value="0.26711" calcext:value-type="float">
            <text:p>0.267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47678" calcext:value-type="float">
            <text:p>0.47678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0.46543" calcext:value-type="float">
            <text:p>0.46543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44411" calcext:value-type="float">
            <text:p>0.44411</text:p>
          </table:table-cell>
          <table:table-cell office:value-type="float" office:value="0.50008" calcext:value-type="float">
            <text:p>0.50008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0.56718" calcext:value-type="float">
            <text:p>0.56718</text:p>
          </table:table-cell>
          <table:table-cell office:value-type="float" office:value="0.59811" calcext:value-type="float">
            <text:p>0.59811</text:p>
          </table:table-cell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style-name="Default" office:value-type="float" office:value="0.29671" calcext:value-type="float">
            <text:p>0.29671</text:p>
          </table:table-cell>
          <table:table-cell table:style-name="Default" office:value-type="float" office:value="0.29868" calcext:value-type="float">
            <text:p>0.29868</text:p>
          </table:table-cell>
          <table:table-cell table:style-name="Default" office:value-type="float" office:value="0.29767" calcext:value-type="float">
            <text:p>0.29767</text:p>
          </table:table-cell>
          <table:table-cell table:style-name="Default" office:value-type="float" office:value="0.28241" calcext:value-type="float">
            <text:p>0.28241</text:p>
          </table:table-cell>
          <table:table-cell table:style-name="Default" office:value-type="float" office:value="0.29228" calcext:value-type="float">
            <text:p>0.29228</text:p>
          </table:table-cell>
          <table:table-cell table:style-name="Default" office:value-type="float" office:value="0.29213" calcext:value-type="float">
            <text:p>0.29213</text:p>
          </table:table-cell>
          <table:table-cell table:style-name="Default" office:value-type="float" office:value="0.29206" calcext:value-type="float">
            <text:p>0.29206</text:p>
          </table:table-cell>
          <table:table-cell table:style-name="Default" office:value-type="float" office:value="0.28694" calcext:value-type="float">
            <text:p>0.28694</text:p>
          </table:table-cell>
          <table:table-cell table:style-name="Default" office:value-type="float" office:value="0.26284" calcext:value-type="float">
            <text:p>0.26284</text:p>
          </table:table-cell>
          <table:table-cell table:style-name="Default" office:value-type="float" office:value="0.26723" calcext:value-type="float">
            <text:p>0.26723</text:p>
          </table:table-cell>
          <table:table-cell table:style-name="Default" office:value-type="float" office:value="0.26713" calcext:value-type="float">
            <text:p>0.267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7678" calcext:value-type="float">
            <text:p>0.47678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0.46543" calcext:value-type="float">
            <text:p>0.46543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44411" calcext:value-type="float">
            <text:p>0.44411</text:p>
          </table:table-cell>
          <table:table-cell office:value-type="float" office:value="0.50008" calcext:value-type="float">
            <text:p>0.50008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0.56718" calcext:value-type="float">
            <text:p>0.56718</text:p>
          </table:table-cell>
          <table:table-cell office:value-type="float" office:value="0.59811" calcext:value-type="float">
            <text:p>0.59811</text:p>
          </table:table-cell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table:style-name="Default" office:value-type="float" office:value="0.29671" calcext:value-type="float">
            <text:p>0.29671</text:p>
          </table:table-cell>
          <table:table-cell table:style-name="Default" office:value-type="float" office:value="0.29868" calcext:value-type="float">
            <text:p>0.29868</text:p>
          </table:table-cell>
          <table:table-cell table:style-name="Default" office:value-type="float" office:value="0.29767" calcext:value-type="float">
            <text:p>0.29767</text:p>
          </table:table-cell>
          <table:table-cell table:style-name="Default" office:value-type="float" office:value="0.28241" calcext:value-type="float">
            <text:p>0.28241</text:p>
          </table:table-cell>
          <table:table-cell table:style-name="Default" office:value-type="float" office:value="0.29228" calcext:value-type="float">
            <text:p>0.29228</text:p>
          </table:table-cell>
          <table:table-cell table:style-name="Default" office:value-type="float" office:value="0.29213" calcext:value-type="float">
            <text:p>0.29213</text:p>
          </table:table-cell>
          <table:table-cell table:style-name="Default" office:value-type="float" office:value="0.29206" calcext:value-type="float">
            <text:p>0.29206</text:p>
          </table:table-cell>
          <table:table-cell table:style-name="Default" office:value-type="float" office:value="0.28694" calcext:value-type="float">
            <text:p>0.28694</text:p>
          </table:table-cell>
          <table:table-cell table:style-name="Default" office:value-type="float" office:value="0.26284" calcext:value-type="float">
            <text:p>0.26284</text:p>
          </table:table-cell>
          <table:table-cell table:style-name="Default" office:value-type="float" office:value="0.26723" calcext:value-type="float">
            <text:p>0.26723</text:p>
          </table:table-cell>
          <table:table-cell table:style-name="Default" office:value-type="float" office:value="0.26713" calcext:value-type="float">
            <text:p>0.2671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63144" calcext:value-type="float">
            <text:p>0.63144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65369" calcext:value-type="float">
            <text:p>0.65369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55241" calcext:value-type="float">
            <text:p>0.55241</text:p>
          </table:table-cell>
          <table:table-cell office:value-type="float" office:value="0.53848" calcext:value-type="float">
            <text:p>0.53848</text:p>
          </table:table-cell>
          <table:table-cell office:value-type="float" office:value="0.53789" calcext:value-type="float">
            <text:p>0.53789</text:p>
          </table:table-cell>
          <table:table-cell office:value-type="float" office:value="0.53792" calcext:value-type="float">
            <text:p>0.53792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62227" calcext:value-type="float">
            <text:p>0.62227</text:p>
          </table:table-cell>
          <table:table-cell office:value-type="float" office:value="0.65836" calcext:value-type="float">
            <text:p>0.65836</text:p>
          </table:table-cell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style-name="Default" office:value-type="float" office:value="0.33613" calcext:value-type="float">
            <text:p>0.33613</text:p>
          </table:table-cell>
          <table:table-cell table:style-name="Default" office:value-type="float" office:value="0.33265" calcext:value-type="float">
            <text:p>0.33265</text:p>
          </table:table-cell>
          <table:table-cell table:style-name="Default" office:value-type="float" office:value="0.29768" calcext:value-type="float">
            <text:p>0.29768</text:p>
          </table:table-cell>
          <table:table-cell table:style-name="Default" office:value-type="float" office:value="0.28242" calcext:value-type="float">
            <text:p>0.28242</text:p>
          </table:table-cell>
          <table:table-cell table:style-name="Default" office:value-type="float" office:value="0.29228" calcext:value-type="float">
            <text:p>0.29228</text:p>
          </table:table-cell>
          <table:table-cell table:style-name="Default" office:value-type="float" office:value="0.29214" calcext:value-type="float">
            <text:p>0.29214</text:p>
          </table:table-cell>
          <table:table-cell table:style-name="Default" office:value-type="float" office:value="0.29327" calcext:value-type="float">
            <text:p>0.29327</text:p>
          </table:table-cell>
          <table:table-cell table:style-name="Default" office:value-type="float" office:value="0.29064" calcext:value-type="float">
            <text:p>0.29064</text:p>
          </table:table-cell>
          <table:table-cell table:style-name="Default" office:value-type="float" office:value="0.27622" calcext:value-type="float">
            <text:p>0.27622</text:p>
          </table:table-cell>
          <table:table-cell table:style-name="Default" office:value-type="float" office:value="0.26843" calcext:value-type="float">
            <text:p>0.26843</text:p>
          </table:table-cell>
          <table:table-cell table:style-name="Default" office:value-type="float" office:value="0.27358" calcext:value-type="float">
            <text:p>0.2735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63144" calcext:value-type="float">
            <text:p>0.63144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65369" calcext:value-type="float">
            <text:p>0.65369</text:p>
          </table:table-cell>
          <table:table-cell office:value-type="float" office:value="0.59691" calcext:value-type="float">
            <text:p>0.59691</text:p>
          </table:table-cell>
          <table:table-cell office:value-type="float" office:value="0.55241" calcext:value-type="float">
            <text:p>0.55241</text:p>
          </table:table-cell>
          <table:table-cell office:value-type="float" office:value="0.53848" calcext:value-type="float">
            <text:p>0.53848</text:p>
          </table:table-cell>
          <table:table-cell office:value-type="float" office:value="0.53789" calcext:value-type="float">
            <text:p>0.53789</text:p>
          </table:table-cell>
          <table:table-cell office:value-type="float" office:value="0.53792" calcext:value-type="float">
            <text:p>0.53792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62227" calcext:value-type="float">
            <text:p>0.62227</text:p>
          </table:table-cell>
          <table:table-cell office:value-type="float" office:value="0.65836" calcext:value-type="float">
            <text:p>0.65836</text:p>
          </table:table-cell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style-name="Default" office:value-type="float" office:value="0.33613" calcext:value-type="float">
            <text:p>0.33613</text:p>
          </table:table-cell>
          <table:table-cell table:style-name="Default" office:value-type="float" office:value="0.33265" calcext:value-type="float">
            <text:p>0.33265</text:p>
          </table:table-cell>
          <table:table-cell table:style-name="Default" office:value-type="float" office:value="0.29768" calcext:value-type="float">
            <text:p>0.29768</text:p>
          </table:table-cell>
          <table:table-cell table:style-name="Default" office:value-type="float" office:value="0.28242" calcext:value-type="float">
            <text:p>0.28242</text:p>
          </table:table-cell>
          <table:table-cell table:style-name="Default" office:value-type="float" office:value="0.29228" calcext:value-type="float">
            <text:p>0.29228</text:p>
          </table:table-cell>
          <table:table-cell table:style-name="Default" office:value-type="float" office:value="0.29214" calcext:value-type="float">
            <text:p>0.29214</text:p>
          </table:table-cell>
          <table:table-cell table:style-name="Default" office:value-type="float" office:value="0.29327" calcext:value-type="float">
            <text:p>0.29327</text:p>
          </table:table-cell>
          <table:table-cell table:style-name="Default" office:value-type="float" office:value="0.29064" calcext:value-type="float">
            <text:p>0.29064</text:p>
          </table:table-cell>
          <table:table-cell table:style-name="Default" office:value-type="float" office:value="0.27622" calcext:value-type="float">
            <text:p>0.27622</text:p>
          </table:table-cell>
          <table:table-cell table:style-name="Default" office:value-type="float" office:value="0.26843" calcext:value-type="float">
            <text:p>0.26843</text:p>
          </table:table-cell>
          <table:table-cell table:style-name="Default" office:value-type="float" office:value="0.27358" calcext:value-type="float">
            <text:p>0.2735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63144" calcext:value-type="float">
            <text:p>0.63144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65369" calcext:value-type="float">
            <text:p>0.65369</text:p>
          </table:table-cell>
          <table:table-cell office:value-type="float" office:value="0.59691" calcext:value-type="float">
            <text:p>0.59691</text:p>
          </table:table-cell>
          <table:table-cell office:value-type="float" office:value="0.55241" calcext:value-type="float">
            <text:p>0.55241</text:p>
          </table:table-cell>
          <table:table-cell office:value-type="float" office:value="0.53848" calcext:value-type="float">
            <text:p>0.53848</text:p>
          </table:table-cell>
          <table:table-cell office:value-type="float" office:value="0.58308" calcext:value-type="float">
            <text:p>0.58308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77014" calcext:value-type="float">
            <text:p>0.77014</text:p>
          </table:table-cell>
          <table:table-cell office:value-type="float" office:value="0.71693" calcext:value-type="float">
            <text:p>0.71693</text:p>
          </table:table-cell>
          <table:table-cell office:value-type="float" office:value="0.65836" calcext:value-type="float">
            <text:p>0.65836</text:p>
          </table:table-cell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style-name="Default" office:value-type="float" office:value="0.33613" calcext:value-type="float">
            <text:p>0.33613</text:p>
          </table:table-cell>
          <table:table-cell table:style-name="Default" office:value-type="float" office:value="0.33717" calcext:value-type="float">
            <text:p>0.33717</text:p>
          </table:table-cell>
          <table:table-cell table:style-name="Default" office:value-type="float" office:value="0.29768" calcext:value-type="float">
            <text:p>0.29768</text:p>
          </table:table-cell>
          <table:table-cell table:style-name="Default" office:value-type="float" office:value="0.28242" calcext:value-type="float">
            <text:p>0.28242</text:p>
          </table:table-cell>
          <table:table-cell table:style-name="Default" office:value-type="float" office:value="0.29484" calcext:value-type="float">
            <text:p>0.29484</text:p>
          </table:table-cell>
          <table:table-cell table:style-name="Default" office:value-type="float" office:value="0.29214" calcext:value-type="float">
            <text:p>0.29214</text:p>
          </table:table-cell>
          <table:table-cell table:style-name="Default" office:value-type="float" office:value="0.29328" calcext:value-type="float">
            <text:p>0.29328</text:p>
          </table:table-cell>
          <table:table-cell table:style-name="Default" office:value-type="float" office:value="0.29065" calcext:value-type="float">
            <text:p>0.29065</text:p>
          </table:table-cell>
          <table:table-cell table:style-name="Default" office:value-type="float" office:value="0.27624" calcext:value-type="float">
            <text:p>0.27624</text:p>
          </table:table-cell>
          <table:table-cell table:style-name="Default" office:value-type="float" office:value="0.26846" calcext:value-type="float">
            <text:p>0.26846</text:p>
          </table:table-cell>
          <table:table-cell table:style-name="Default" office:value-type="float" office:value="0.27362" calcext:value-type="float">
            <text:p>0.273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79443" calcext:value-type="float">
            <text:p>0.79443</text:p>
          </table:table-cell>
          <table:table-cell office:value-type="float" office:value="0.77339" calcext:value-type="float">
            <text:p>0.77339</text:p>
          </table:table-cell>
          <table:table-cell office:value-type="float" office:value="0.79816" calcext:value-type="float">
            <text:p>0.79816</text:p>
          </table:table-cell>
          <table:table-cell office:value-type="float" office:value="0.75878" calcext:value-type="float">
            <text:p>0.75878</text:p>
          </table:table-cell>
          <table:table-cell office:value-type="float" office:value="0.62161" calcext:value-type="float">
            <text:p>0.62161</text:p>
          </table:table-cell>
          <table:table-cell office:value-type="float" office:value="0.53848" calcext:value-type="float">
            <text:p>0.53848</text:p>
          </table:table-cell>
          <table:table-cell office:value-type="float" office:value="0.58308" calcext:value-type="float">
            <text:p>0.58308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77014" calcext:value-type="float">
            <text:p>0.77014</text:p>
          </table:table-cell>
          <table:table-cell office:value-type="float" office:value="0.71693" calcext:value-type="float">
            <text:p>0.71693</text:p>
          </table:table-cell>
          <table:table-cell office:value-type="float" office:value="0.65836" calcext:value-type="float">
            <text:p>0.65836</text:p>
          </table:table-cell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style-name="Default" office:value-type="float" office:value="0.33613" calcext:value-type="float">
            <text:p>0.33613</text:p>
          </table:table-cell>
          <table:table-cell table:style-name="Default" office:value-type="float" office:value="0.33717" calcext:value-type="float">
            <text:p>0.33717</text:p>
          </table:table-cell>
          <table:table-cell table:style-name="Default" office:value-type="float" office:value="0.29768" calcext:value-type="float">
            <text:p>0.29768</text:p>
          </table:table-cell>
          <table:table-cell table:style-name="Default" office:value-type="float" office:value="0.28242" calcext:value-type="float">
            <text:p>0.28242</text:p>
          </table:table-cell>
          <table:table-cell table:style-name="Default" office:value-type="float" office:value="0.29484" calcext:value-type="float">
            <text:p>0.29484</text:p>
          </table:table-cell>
          <table:table-cell table:style-name="Default" office:value-type="float" office:value="0.29214" calcext:value-type="float">
            <text:p>0.29214</text:p>
          </table:table-cell>
          <table:table-cell table:style-name="Default" office:value-type="float" office:value="0.29328" calcext:value-type="float">
            <text:p>0.29328</text:p>
          </table:table-cell>
          <table:table-cell table:style-name="Default" office:value-type="float" office:value="0.29065" calcext:value-type="float">
            <text:p>0.29065</text:p>
          </table:table-cell>
          <table:table-cell table:style-name="Default" office:value-type="float" office:value="0.27624" calcext:value-type="float">
            <text:p>0.27624</text:p>
          </table:table-cell>
          <table:table-cell table:style-name="Default" office:value-type="float" office:value="0.26846" calcext:value-type="float">
            <text:p>0.26846</text:p>
          </table:table-cell>
          <table:table-cell table:style-name="Default" office:value-type="float" office:value="0.27362" calcext:value-type="float">
            <text:p>0.273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79443" calcext:value-type="float">
            <text:p>0.79443</text:p>
          </table:table-cell>
          <table:table-cell office:value-type="float" office:value="0.77339" calcext:value-type="float">
            <text:p>0.77339</text:p>
          </table:table-cell>
          <table:table-cell office:value-type="float" office:value="0.79816" calcext:value-type="float">
            <text:p>0.79816</text:p>
          </table:table-cell>
          <table:table-cell office:value-type="float" office:value="0.88888" calcext:value-type="float">
            <text:p>0.88888</text:p>
          </table:table-cell>
          <table:table-cell office:value-type="float" office:value="0.95442" calcext:value-type="float">
            <text:p>0.95442</text:p>
          </table:table-cell>
          <table:table-cell office:value-type="float" office:value="0.95012" calcext:value-type="float">
            <text:p>0.95012</text:p>
          </table:table-cell>
          <table:table-cell office:value-type="float" office:value="0.95405" calcext:value-type="float">
            <text:p>0.95405</text:p>
          </table:table-cell>
          <table:table-cell office:value-type="float" office:value="0.91447" calcext:value-type="float">
            <text:p>0.91447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0606" calcext:value-type="float">
            <text:p>0.80606</text:p>
          </table:table-cell>
          <table:table-cell office:value-type="float" office:value="0.76793" calcext:value-type="float">
            <text:p>0.76793</text:p>
          </table:table-cell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table:style-name="Default" office:value-type="float" office:value="0.3566" calcext:value-type="float">
            <text:p>0.3566</text:p>
          </table:table-cell>
          <table:table-cell table:style-name="Default" office:value-type="float" office:value="0.33973" calcext:value-type="float">
            <text:p>0.33973</text:p>
          </table:table-cell>
          <table:table-cell table:style-name="Default" office:value-type="float" office:value="0.30553" calcext:value-type="float">
            <text:p>0.30553</text:p>
          </table:table-cell>
          <table:table-cell table:style-name="Default" office:value-type="float" office:value="0.30378" calcext:value-type="float">
            <text:p>0.30378</text:p>
          </table:table-cell>
          <table:table-cell table:style-name="Default" office:value-type="float" office:value="0.32886" calcext:value-type="float">
            <text:p>0.32886</text:p>
          </table:table-cell>
          <table:table-cell table:style-name="Default" office:value-type="float" office:value="0.35474" calcext:value-type="float">
            <text:p>0.35474</text:p>
          </table:table-cell>
          <table:table-cell table:style-name="Default" office:value-type="float" office:value="0.33687" calcext:value-type="float">
            <text:p>0.33687</text:p>
          </table:table-cell>
          <table:table-cell table:style-name="Default" office:value-type="float" office:value="0.30405" calcext:value-type="float">
            <text:p>0.30405</text:p>
          </table:table-cell>
          <table:table-cell table:style-name="Default" office:value-type="float" office:value="0.30999" calcext:value-type="float">
            <text:p>0.30999</text:p>
          </table:table-cell>
          <table:table-cell table:style-name="Default" office:value-type="float" office:value="0.3199" calcext:value-type="float">
            <text:p>0.3199</text:p>
          </table:table-cell>
          <table:table-cell table:style-name="Default" office:value-type="float" office:value="0.3232" calcext:value-type="float">
            <text:p>0.323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9443" calcext:value-type="float">
            <text:p>0.79443</text:p>
          </table:table-cell>
          <table:table-cell office:value-type="float" office:value="0.77339" calcext:value-type="float">
            <text:p>0.77339</text:p>
          </table:table-cell>
          <table:table-cell office:value-type="float" office:value="0.79816" calcext:value-type="float">
            <text:p>0.79816</text:p>
          </table:table-cell>
          <table:table-cell office:value-type="float" office:value="0.88888" calcext:value-type="float">
            <text:p>0.88888</text:p>
          </table:table-cell>
          <table:table-cell office:value-type="float" office:value="0.95442" calcext:value-type="float">
            <text:p>0.95442</text:p>
          </table:table-cell>
          <table:table-cell office:value-type="float" office:value="0.95012" calcext:value-type="float">
            <text:p>0.95012</text:p>
          </table:table-cell>
          <table:table-cell office:value-type="float" office:value="0.95405" calcext:value-type="float">
            <text:p>0.95405</text:p>
          </table:table-cell>
          <table:table-cell office:value-type="float" office:value="0.91447" calcext:value-type="float">
            <text:p>0.91447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0607" calcext:value-type="float">
            <text:p>0.80607</text:p>
          </table:table-cell>
          <table:table-cell office:value-type="float" office:value="0.76793" calcext:value-type="float">
            <text:p>0.76793</text:p>
          </table:table-cell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table:style-name="Default" office:value-type="float" office:value="0.3566" calcext:value-type="float">
            <text:p>0.3566</text:p>
          </table:table-cell>
          <table:table-cell table:style-name="Default" office:value-type="float" office:value="0.33973" calcext:value-type="float">
            <text:p>0.33973</text:p>
          </table:table-cell>
          <table:table-cell table:style-name="Default" office:value-type="float" office:value="0.30553" calcext:value-type="float">
            <text:p>0.30553</text:p>
          </table:table-cell>
          <table:table-cell table:style-name="Default" office:value-type="float" office:value="0.30378" calcext:value-type="float">
            <text:p>0.30378</text:p>
          </table:table-cell>
          <table:table-cell table:style-name="Default" office:value-type="float" office:value="0.32886" calcext:value-type="float">
            <text:p>0.32886</text:p>
          </table:table-cell>
          <table:table-cell table:style-name="Default" office:value-type="float" office:value="0.35474" calcext:value-type="float">
            <text:p>0.35474</text:p>
          </table:table-cell>
          <table:table-cell table:style-name="Default" office:value-type="float" office:value="0.33687" calcext:value-type="float">
            <text:p>0.33687</text:p>
          </table:table-cell>
          <table:table-cell table:style-name="Default" office:value-type="float" office:value="0.30405" calcext:value-type="float">
            <text:p>0.30405</text:p>
          </table:table-cell>
          <table:table-cell table:style-name="Default" office:value-type="float" office:value="0.30999" calcext:value-type="float">
            <text:p>0.30999</text:p>
          </table:table-cell>
          <table:table-cell table:style-name="Default" office:value-type="float" office:value="0.3199" calcext:value-type="float">
            <text:p>0.3199</text:p>
          </table:table-cell>
          <table:table-cell table:style-name="Default" office:value-type="float" office:value="0.3232" calcext:value-type="float">
            <text:p>0.323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79443" calcext:value-type="float">
            <text:p>0.79443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87697" calcext:value-type="float">
            <text:p>0.87697</text:p>
          </table:table-cell>
          <table:table-cell office:value-type="float" office:value="0.88888" calcext:value-type="float">
            <text:p>0.88888</text:p>
          </table:table-cell>
          <table:table-cell office:value-type="float" office:value="0.95442" calcext:value-type="float">
            <text:p>0.95442</text:p>
          </table:table-cell>
          <table:table-cell office:value-type="float" office:value="0.95012" calcext:value-type="float">
            <text:p>0.95012</text:p>
          </table:table-cell>
          <table:table-cell office:value-type="float" office:value="0.95736" calcext:value-type="float">
            <text:p>0.95736</text:p>
          </table:table-cell>
          <table:table-cell office:value-type="float" office:value="0.93124" calcext:value-type="float">
            <text:p>0.93124</text:p>
          </table:table-cell>
          <table:table-cell office:value-type="float" office:value="0.87145" calcext:value-type="float">
            <text:p>0.87145</text:p>
          </table:table-cell>
          <table:table-cell office:value-type="float" office:value="0.87582" calcext:value-type="float">
            <text:p>0.87582</text:p>
          </table:table-cell>
          <table:table-cell office:value-type="float" office:value="0.95911" calcext:value-type="float">
            <text:p>0.95911</text:p>
          </table:table-cell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table:style-name="Default" office:value-type="float" office:value="0.3566" calcext:value-type="float">
            <text:p>0.3566</text:p>
          </table:table-cell>
          <table:table-cell table:style-name="Default" office:value-type="float" office:value="0.33974" calcext:value-type="float">
            <text:p>0.33974</text:p>
          </table:table-cell>
          <table:table-cell table:style-name="Default" office:value-type="float" office:value="0.32701" calcext:value-type="float">
            <text:p>0.32701</text:p>
          </table:table-cell>
          <table:table-cell table:style-name="Default" office:value-type="float" office:value="0.31327" calcext:value-type="float">
            <text:p>0.31327</text:p>
          </table:table-cell>
          <table:table-cell table:style-name="Default" office:value-type="float" office:value="0.32886" calcext:value-type="float">
            <text:p>0.32886</text:p>
          </table:table-cell>
          <table:table-cell table:style-name="Default" office:value-type="float" office:value="0.35474" calcext:value-type="float">
            <text:p>0.35474</text:p>
          </table:table-cell>
          <table:table-cell table:style-name="Default" office:value-type="float" office:value="0.33688" calcext:value-type="float">
            <text:p>0.33688</text:p>
          </table:table-cell>
          <table:table-cell table:style-name="Default" office:value-type="float" office:value="0.30406" calcext:value-type="float">
            <text:p>0.30406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31992" calcext:value-type="float">
            <text:p>0.31992</text:p>
          </table:table-cell>
          <table:table-cell table:style-name="Default" office:value-type="float" office:value="0.32323" calcext:value-type="float">
            <text:p>0.323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79443" calcext:value-type="float">
            <text:p>0.79443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87697" calcext:value-type="float">
            <text:p>0.87697</text:p>
          </table:table-cell>
          <table:table-cell office:value-type="float" office:value="0.95185" calcext:value-type="float">
            <text:p>0.95185</text:p>
          </table:table-cell>
          <table:table-cell office:value-type="float" office:value="0.96155" calcext:value-type="float">
            <text:p>0.96155</text:p>
          </table:table-cell>
          <table:table-cell office:value-type="float" office:value="0.95012" calcext:value-type="float">
            <text:p>0.95012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3124" calcext:value-type="float">
            <text:p>0.93124</text:p>
          </table:table-cell>
          <table:table-cell office:value-type="float" office:value="0.87146" calcext:value-type="float">
            <text:p>0.87146</text:p>
          </table:table-cell>
          <table:table-cell office:value-type="float" office:value="0.87582" calcext:value-type="float">
            <text:p>0.87582</text:p>
          </table:table-cell>
          <table:table-cell office:value-type="float" office:value="0.95911" calcext:value-type="float">
            <text:p>0.95911</text:p>
          </table:table-cell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table:style-name="Default" office:value-type="float" office:value="0.3566" calcext:value-type="float">
            <text:p>0.3566</text:p>
          </table:table-cell>
          <table:table-cell table:style-name="Default" office:value-type="float" office:value="0.33974" calcext:value-type="float">
            <text:p>0.33974</text:p>
          </table:table-cell>
          <table:table-cell table:style-name="Default" office:value-type="float" office:value="0.32701" calcext:value-type="float">
            <text:p>0.32701</text:p>
          </table:table-cell>
          <table:table-cell table:style-name="Default" office:value-type="float" office:value="0.31327" calcext:value-type="float">
            <text:p>0.31327</text:p>
          </table:table-cell>
          <table:table-cell table:style-name="Default" office:value-type="float" office:value="0.32886" calcext:value-type="float">
            <text:p>0.32886</text:p>
          </table:table-cell>
          <table:table-cell table:style-name="Default" office:value-type="float" office:value="0.35474" calcext:value-type="float">
            <text:p>0.35474</text:p>
          </table:table-cell>
          <table:table-cell table:style-name="Default" office:value-type="float" office:value="0.33688" calcext:value-type="float">
            <text:p>0.33688</text:p>
          </table:table-cell>
          <table:table-cell table:style-name="Default" office:value-type="float" office:value="0.30406" calcext:value-type="float">
            <text:p>0.30406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31992" calcext:value-type="float">
            <text:p>0.31992</text:p>
          </table:table-cell>
          <table:table-cell table:style-name="Default" office:value-type="float" office:value="0.32323" calcext:value-type="float">
            <text:p>0.3232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table:style-name="Default" office:value-type="float" office:value="0.35661" calcext:value-type="float">
            <text:p>0.35661</text:p>
          </table:table-cell>
          <table:table-cell table:style-name="Default" office:value-type="float" office:value="0.33974" calcext:value-type="float">
            <text:p>0.33974</text:p>
          </table:table-cell>
          <table:table-cell table:style-name="Default" office:value-type="float" office:value="0.33404" calcext:value-type="float">
            <text:p>0.33404</text:p>
          </table:table-cell>
          <table:table-cell table:style-name="Default" office:value-type="float" office:value="0.31327" calcext:value-type="float">
            <text:p>0.31327</text:p>
          </table:table-cell>
          <table:table-cell table:style-name="Default" office:value-type="float" office:value="0.32887" calcext:value-type="float">
            <text:p>0.32887</text:p>
          </table:table-cell>
          <table:table-cell table:style-name="Default" office:value-type="float" office:value="0.35476" calcext:value-type="float">
            <text:p>0.35476</text:p>
          </table:table-cell>
          <table:table-cell table:style-name="Default" office:value-type="float" office:value="0.33757" calcext:value-type="float">
            <text:p>0.33757</text:p>
          </table:table-cell>
          <table:table-cell table:style-name="Default" office:value-type="float" office:value="0.31456" calcext:value-type="float">
            <text:p>0.31456</text:p>
          </table:table-cell>
          <table:table-cell table:style-name="Default" office:value-type="float" office:value="0.32124" calcext:value-type="float">
            <text:p>0.32124</text:p>
          </table:table-cell>
          <table:table-cell table:style-name="Default" office:value-type="float" office:value="0.32858" calcext:value-type="float">
            <text:p>0.32858</text:p>
          </table:table-cell>
          <table:table-cell table:style-name="Default" office:value-type="float" office:value="0.32825" calcext:value-type="float">
            <text:p>0.3282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table:style-name="Default" office:value-type="float" office:value="0.35661" calcext:value-type="float">
            <text:p>0.35661</text:p>
          </table:table-cell>
          <table:table-cell table:style-name="Default" office:value-type="float" office:value="0.33974" calcext:value-type="float">
            <text:p>0.33974</text:p>
          </table:table-cell>
          <table:table-cell table:style-name="Default" office:value-type="float" office:value="0.33404" calcext:value-type="float">
            <text:p>0.33404</text:p>
          </table:table-cell>
          <table:table-cell table:style-name="Default" office:value-type="float" office:value="0.31327" calcext:value-type="float">
            <text:p>0.31327</text:p>
          </table:table-cell>
          <table:table-cell table:style-name="Default" office:value-type="float" office:value="0.32887" calcext:value-type="float">
            <text:p>0.32887</text:p>
          </table:table-cell>
          <table:table-cell table:style-name="Default" office:value-type="float" office:value="0.35476" calcext:value-type="float">
            <text:p>0.35476</text:p>
          </table:table-cell>
          <table:table-cell table:style-name="Default" office:value-type="float" office:value="0.33757" calcext:value-type="float">
            <text:p>0.33757</text:p>
          </table:table-cell>
          <table:table-cell table:style-name="Default" office:value-type="float" office:value="0.31456" calcext:value-type="float">
            <text:p>0.31456</text:p>
          </table:table-cell>
          <table:table-cell table:style-name="Default" office:value-type="float" office:value="0.32124" calcext:value-type="float">
            <text:p>0.32124</text:p>
          </table:table-cell>
          <table:table-cell table:style-name="Default" office:value-type="float" office:value="0.32858" calcext:value-type="float">
            <text:p>0.32858</text:p>
          </table:table-cell>
          <table:table-cell table:style-name="Default" office:value-type="float" office:value="0.32825" calcext:value-type="float">
            <text:p>0.3282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table:style-name="Default" office:value-type="float" office:value="0.36305" calcext:value-type="float">
            <text:p>0.36305</text:p>
          </table:table-cell>
          <table:table-cell table:style-name="Default" office:value-type="float" office:value="0.35365" calcext:value-type="float">
            <text:p>0.35365</text:p>
          </table:table-cell>
          <table:table-cell table:style-name="Default" office:value-type="float" office:value="0.33405" calcext:value-type="float">
            <text:p>0.33405</text:p>
          </table:table-cell>
          <table:table-cell table:style-name="Default" office:value-type="float" office:value="0.31328" calcext:value-type="float">
            <text:p>0.31328</text:p>
          </table:table-cell>
          <table:table-cell table:style-name="Default" office:value-type="float" office:value="0.3324" calcext:value-type="float">
            <text:p>0.3324</text:p>
          </table:table-cell>
          <table:table-cell table:style-name="Default" office:value-type="float" office:value="0.35476" calcext:value-type="float">
            <text:p>0.35476</text:p>
          </table:table-cell>
          <table:table-cell table:style-name="Default" office:value-type="float" office:value="0.33758" calcext:value-type="float">
            <text:p>0.33758</text:p>
          </table:table-cell>
          <table:table-cell table:style-name="Default" office:value-type="float" office:value="0.31458" calcext:value-type="float">
            <text:p>0.31458</text:p>
          </table:table-cell>
          <table:table-cell table:style-name="Default" office:value-type="float" office:value="0.32127" calcext:value-type="float">
            <text:p>0.32127</text:p>
          </table:table-cell>
          <table:table-cell table:style-name="Default" office:value-type="float" office:value="0.32861" calcext:value-type="float">
            <text:p>0.32861</text:p>
          </table:table-cell>
          <table:table-cell table:style-name="Default" office:value-type="float" office:value="0.32828" calcext:value-type="float">
            <text:p>0.32828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table:style-name="Default" office:value-type="float" office:value="0.36305" calcext:value-type="float">
            <text:p>0.36305</text:p>
          </table:table-cell>
          <table:table-cell table:style-name="Default" office:value-type="float" office:value="0.35365" calcext:value-type="float">
            <text:p>0.35365</text:p>
          </table:table-cell>
          <table:table-cell table:style-name="Default" office:value-type="float" office:value="0.33405" calcext:value-type="float">
            <text:p>0.33405</text:p>
          </table:table-cell>
          <table:table-cell table:style-name="Default" office:value-type="float" office:value="0.31328" calcext:value-type="float">
            <text:p>0.31328</text:p>
          </table:table-cell>
          <table:table-cell table:style-name="Default" office:value-type="float" office:value="0.3324" calcext:value-type="float">
            <text:p>0.3324</text:p>
          </table:table-cell>
          <table:table-cell table:style-name="Default" office:value-type="float" office:value="0.35476" calcext:value-type="float">
            <text:p>0.35476</text:p>
          </table:table-cell>
          <table:table-cell table:style-name="Default" office:value-type="float" office:value="0.33758" calcext:value-type="float">
            <text:p>0.33758</text:p>
          </table:table-cell>
          <table:table-cell table:style-name="Default" office:value-type="float" office:value="0.31458" calcext:value-type="float">
            <text:p>0.31458</text:p>
          </table:table-cell>
          <table:table-cell table:style-name="Default" office:value-type="float" office:value="0.32127" calcext:value-type="float">
            <text:p>0.32127</text:p>
          </table:table-cell>
          <table:table-cell table:style-name="Default" office:value-type="float" office:value="0.32861" calcext:value-type="float">
            <text:p>0.32861</text:p>
          </table:table-cell>
          <table:table-cell table:style-name="Default" office:value-type="float" office:value="0.32828" calcext:value-type="float">
            <text:p>0.32828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table:style-name="Default" office:value-type="float" office:value="0.36306" calcext:value-type="float">
            <text:p>0.36306</text:p>
          </table:table-cell>
          <table:table-cell table:style-name="Default" office:value-type="float" office:value="0.35366" calcext:value-type="float">
            <text:p>0.35366</text:p>
          </table:table-cell>
          <table:table-cell table:style-name="Default" office:value-type="float" office:value="0.33405" calcext:value-type="float">
            <text:p>0.33405</text:p>
          </table:table-cell>
          <table:table-cell table:style-name="Default" office:value-type="float" office:value="0.33786" calcext:value-type="float">
            <text:p>0.33786</text:p>
          </table:table-cell>
          <table:table-cell table:style-name="Default" office:value-type="float" office:value="0.36303" calcext:value-type="float">
            <text:p>0.36303</text:p>
          </table:table-cell>
          <table:table-cell table:style-name="Default" office:value-type="float" office:value="0.38058" calcext:value-type="float">
            <text:p>0.38058</text:p>
          </table:table-cell>
          <table:table-cell table:style-name="Default" office:value-type="float" office:value="0.3694" calcext:value-type="float">
            <text:p>0.3694</text:p>
          </table:table-cell>
          <table:table-cell table:style-name="Default" office:value-type="float" office:value="0.3593" calcext:value-type="float">
            <text:p>0.3593</text:p>
          </table:table-cell>
          <table:table-cell table:style-name="Default" office:value-type="float" office:value="0.34748" calcext:value-type="float">
            <text:p>0.34748</text:p>
          </table:table-cell>
          <table:table-cell table:style-name="Default" office:value-type="float" office:value="0.33364" calcext:value-type="float">
            <text:p>0.33364</text:p>
          </table:table-cell>
          <table:table-cell table:style-name="Default" office:value-type="float" office:value="0.32844" calcext:value-type="float">
            <text:p>0.3284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table:style-name="Default" office:value-type="float" office:value="0.36306" calcext:value-type="float">
            <text:p>0.36306</text:p>
          </table:table-cell>
          <table:table-cell table:style-name="Default" office:value-type="float" office:value="0.35366" calcext:value-type="float">
            <text:p>0.35366</text:p>
          </table:table-cell>
          <table:table-cell table:style-name="Default" office:value-type="float" office:value="0.33405" calcext:value-type="float">
            <text:p>0.33405</text:p>
          </table:table-cell>
          <table:table-cell table:style-name="Default" office:value-type="float" office:value="0.33786" calcext:value-type="float">
            <text:p>0.33786</text:p>
          </table:table-cell>
          <table:table-cell table:style-name="Default" office:value-type="float" office:value="0.36303" calcext:value-type="float">
            <text:p>0.36303</text:p>
          </table:table-cell>
          <table:table-cell table:style-name="Default" office:value-type="float" office:value="0.38058" calcext:value-type="float">
            <text:p>0.38058</text:p>
          </table:table-cell>
          <table:table-cell table:style-name="Default" office:value-type="float" office:value="0.3694" calcext:value-type="float">
            <text:p>0.3694</text:p>
          </table:table-cell>
          <table:table-cell table:style-name="Default" office:value-type="float" office:value="0.3593" calcext:value-type="float">
            <text:p>0.3593</text:p>
          </table:table-cell>
          <table:table-cell table:style-name="Default" office:value-type="float" office:value="0.34748" calcext:value-type="float">
            <text:p>0.34748</text:p>
          </table:table-cell>
          <table:table-cell table:style-name="Default" office:value-type="float" office:value="0.33364" calcext:value-type="float">
            <text:p>0.33364</text:p>
          </table:table-cell>
          <table:table-cell table:style-name="Default" office:value-type="float" office:value="0.32844" calcext:value-type="float">
            <text:p>0.3284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7" calcext:value-type="float">
            <text:p>67</text:p>
          </table:table-cell>
          <table:table-cell table:style-name="Default" office:value-type="float" office:value="0.36306" calcext:value-type="float">
            <text:p>0.36306</text:p>
          </table:table-cell>
          <table:table-cell table:style-name="Default" office:value-type="float" office:value="0.35367" calcext:value-type="float">
            <text:p>0.35367</text:p>
          </table:table-cell>
          <table:table-cell table:style-name="Default" office:value-type="float" office:value="0.34327" calcext:value-type="float">
            <text:p>0.34327</text:p>
          </table:table-cell>
          <table:table-cell table:style-name="Default" office:value-type="float" office:value="0.35734" calcext:value-type="float">
            <text:p>0.35734</text:p>
          </table:table-cell>
          <table:table-cell table:style-name="Default" office:value-type="float" office:value="0.36983" calcext:value-type="float">
            <text:p>0.36983</text:p>
          </table:table-cell>
          <table:table-cell table:style-name="Default" office:value-type="float" office:value="0.38058" calcext:value-type="float">
            <text:p>0.38058</text:p>
          </table:table-cell>
          <table:table-cell table:style-name="Default" office:value-type="float" office:value="0.36941" calcext:value-type="float">
            <text:p>0.36941</text:p>
          </table:table-cell>
          <table:table-cell table:style-name="Default" office:value-type="float" office:value="0.3593" calcext:value-type="float">
            <text:p>0.3593</text:p>
          </table:table-cell>
          <table:table-cell table:style-name="Default" office:value-type="float" office:value="0.34749" calcext:value-type="float">
            <text:p>0.34749</text:p>
          </table:table-cell>
          <table:table-cell table:style-name="Default" office:value-type="float" office:value="0.33366" calcext:value-type="float">
            <text:p>0.33366</text:p>
          </table:table-cell>
          <table:table-cell table:style-name="Default" office:value-type="float" office:value="0.32847" calcext:value-type="float">
            <text:p>0.3284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table:style-name="Default" office:value-type="float" office:value="0.36306" calcext:value-type="float">
            <text:p>0.36306</text:p>
          </table:table-cell>
          <table:table-cell table:style-name="Default" office:value-type="float" office:value="0.35367" calcext:value-type="float">
            <text:p>0.35367</text:p>
          </table:table-cell>
          <table:table-cell table:style-name="Default" office:value-type="float" office:value="0.34327" calcext:value-type="float">
            <text:p>0.34327</text:p>
          </table:table-cell>
          <table:table-cell table:style-name="Default" office:value-type="float" office:value="0.35734" calcext:value-type="float">
            <text:p>0.35734</text:p>
          </table:table-cell>
          <table:table-cell table:style-name="Default" office:value-type="float" office:value="0.36983" calcext:value-type="float">
            <text:p>0.36983</text:p>
          </table:table-cell>
          <table:table-cell table:style-name="Default" office:value-type="float" office:value="0.38058" calcext:value-type="float">
            <text:p>0.38058</text:p>
          </table:table-cell>
          <table:table-cell table:style-name="Default" office:value-type="float" office:value="0.36941" calcext:value-type="float">
            <text:p>0.36941</text:p>
          </table:table-cell>
          <table:table-cell table:style-name="Default" office:value-type="float" office:value="0.3593" calcext:value-type="float">
            <text:p>0.3593</text:p>
          </table:table-cell>
          <table:table-cell table:style-name="Default" office:value-type="float" office:value="0.34749" calcext:value-type="float">
            <text:p>0.34749</text:p>
          </table:table-cell>
          <table:table-cell table:style-name="Default" office:value-type="float" office:value="0.33366" calcext:value-type="float">
            <text:p>0.33366</text:p>
          </table:table-cell>
          <table:table-cell table:style-name="Default" office:value-type="float" office:value="0.32847" calcext:value-type="float">
            <text:p>0.3284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9" calcext:value-type="float">
            <text:p>69</text:p>
          </table:table-cell>
          <table:table-cell table:style-name="Default" office:value-type="float" office:value="0.39977" calcext:value-type="float">
            <text:p>0.39977</text:p>
          </table:table-cell>
          <table:table-cell table:style-name="Default" office:value-type="float" office:value="0.38624" calcext:value-type="float">
            <text:p>0.38624</text:p>
          </table:table-cell>
          <table:table-cell table:style-name="Default" office:value-type="float" office:value="0.37412" calcext:value-type="float">
            <text:p>0.37412</text:p>
          </table:table-cell>
          <table:table-cell table:style-name="Default" office:value-type="float" office:value="0.37006" calcext:value-type="float">
            <text:p>0.37006</text:p>
          </table:table-cell>
          <table:table-cell table:style-name="Default" office:value-type="float" office:value="0.36984" calcext:value-type="float">
            <text:p>0.36984</text:p>
          </table:table-cell>
          <table:table-cell table:style-name="Default" office:value-type="float" office:value="0.38059" calcext:value-type="float">
            <text:p>0.38059</text:p>
          </table:table-cell>
          <table:table-cell table:style-name="Default" office:value-type="float" office:value="0.36956" calcext:value-type="float">
            <text:p>0.36956</text:p>
          </table:table-cell>
          <table:table-cell table:style-name="Default" office:value-type="float" office:value="0.36541" calcext:value-type="float">
            <text:p>0.36541</text:p>
          </table:table-cell>
          <table:table-cell table:style-name="Default" office:value-type="float" office:value="0.36447" calcext:value-type="float">
            <text:p>0.36447</text:p>
          </table:table-cell>
          <table:table-cell table:style-name="Default" office:value-type="float" office:value="0.36071" calcext:value-type="float">
            <text:p>0.36071</text:p>
          </table:table-cell>
          <table:table-cell table:style-name="Default" office:value-type="float" office:value="0.35569" calcext:value-type="float">
            <text:p>0.3556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style-name="Default" office:value-type="float" office:value="0.39977" calcext:value-type="float">
            <text:p>0.39977</text:p>
          </table:table-cell>
          <table:table-cell table:style-name="Default" office:value-type="float" office:value="0.38624" calcext:value-type="float">
            <text:p>0.38624</text:p>
          </table:table-cell>
          <table:table-cell table:style-name="Default" office:value-type="float" office:value="0.37412" calcext:value-type="float">
            <text:p>0.37412</text:p>
          </table:table-cell>
          <table:table-cell table:style-name="Default" office:value-type="float" office:value="0.37006" calcext:value-type="float">
            <text:p>0.37006</text:p>
          </table:table-cell>
          <table:table-cell table:style-name="Default" office:value-type="float" office:value="0.36984" calcext:value-type="float">
            <text:p>0.36984</text:p>
          </table:table-cell>
          <table:table-cell table:style-name="Default" office:value-type="float" office:value="0.38059" calcext:value-type="float">
            <text:p>0.38059</text:p>
          </table:table-cell>
          <table:table-cell table:style-name="Default" office:value-type="float" office:value="0.36956" calcext:value-type="float">
            <text:p>0.36956</text:p>
          </table:table-cell>
          <table:table-cell table:style-name="Default" office:value-type="float" office:value="0.36541" calcext:value-type="float">
            <text:p>0.36541</text:p>
          </table:table-cell>
          <table:table-cell table:style-name="Default" office:value-type="float" office:value="0.36447" calcext:value-type="float">
            <text:p>0.36447</text:p>
          </table:table-cell>
          <table:table-cell table:style-name="Default" office:value-type="float" office:value="0.36071" calcext:value-type="float">
            <text:p>0.36071</text:p>
          </table:table-cell>
          <table:table-cell table:style-name="Default" office:value-type="float" office:value="0.35569" calcext:value-type="float">
            <text:p>0.3556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1" calcext:value-type="float">
            <text:p>71</text:p>
          </table:table-cell>
          <table:table-cell table:style-name="Default" office:value-type="float" office:value="0.39977" calcext:value-type="float">
            <text:p>0.39977</text:p>
          </table:table-cell>
          <table:table-cell table:style-name="Default" office:value-type="float" office:value="0.38624" calcext:value-type="float">
            <text:p>0.38624</text:p>
          </table:table-cell>
          <table:table-cell table:style-name="Default" office:value-type="float" office:value="0.37412" calcext:value-type="float">
            <text:p>0.37412</text:p>
          </table:table-cell>
          <table:table-cell table:style-name="Default" office:value-type="float" office:value="0.37007" calcext:value-type="float">
            <text:p>0.37007</text:p>
          </table:table-cell>
          <table:table-cell table:style-name="Default" office:value-type="float" office:value="0.36985" calcext:value-type="float">
            <text:p>0.36985</text:p>
          </table:table-cell>
          <table:table-cell table:style-name="Default" office:value-type="float" office:value="0.38059" calcext:value-type="float">
            <text:p>0.38059</text:p>
          </table:table-cell>
          <table:table-cell table:style-name="Default" office:value-type="float" office:value="0.36958" calcext:value-type="float">
            <text:p>0.36958</text:p>
          </table:table-cell>
          <table:table-cell table:style-name="Default" office:value-type="float" office:value="0.36543" calcext:value-type="float">
            <text:p>0.36543</text:p>
          </table:table-cell>
          <table:table-cell table:style-name="Default" office:value-type="float" office:value="0.36449" calcext:value-type="float">
            <text:p>0.36449</text:p>
          </table:table-cell>
          <table:table-cell table:style-name="Default" office:value-type="float" office:value="0.36072" calcext:value-type="float">
            <text:p>0.36072</text:p>
          </table:table-cell>
          <table:table-cell table:style-name="Default" office:value-type="float" office:value="0.35572" calcext:value-type="float">
            <text:p>0.3557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2" calcext:value-type="float">
            <text:p>72</text:p>
          </table:table-cell>
          <table:table-cell table:style-name="Default" office:value-type="float" office:value="0.39977" calcext:value-type="float">
            <text:p>0.39977</text:p>
          </table:table-cell>
          <table:table-cell table:style-name="Default" office:value-type="float" office:value="0.38624" calcext:value-type="float">
            <text:p>0.38624</text:p>
          </table:table-cell>
          <table:table-cell table:style-name="Default" office:value-type="float" office:value="0.37412" calcext:value-type="float">
            <text:p>0.37412</text:p>
          </table:table-cell>
          <table:table-cell table:style-name="Default" office:value-type="float" office:value="0.37007" calcext:value-type="float">
            <text:p>0.37007</text:p>
          </table:table-cell>
          <table:table-cell table:style-name="Default" office:value-type="float" office:value="0.36985" calcext:value-type="float">
            <text:p>0.36985</text:p>
          </table:table-cell>
          <table:table-cell table:style-name="Default" office:value-type="float" office:value="0.38059" calcext:value-type="float">
            <text:p>0.38059</text:p>
          </table:table-cell>
          <table:table-cell table:style-name="Default" office:value-type="float" office:value="0.36958" calcext:value-type="float">
            <text:p>0.36958</text:p>
          </table:table-cell>
          <table:table-cell table:style-name="Default" office:value-type="float" office:value="0.36543" calcext:value-type="float">
            <text:p>0.36543</text:p>
          </table:table-cell>
          <table:table-cell table:style-name="Default" office:value-type="float" office:value="0.36449" calcext:value-type="float">
            <text:p>0.36449</text:p>
          </table:table-cell>
          <table:table-cell table:style-name="Default" office:value-type="float" office:value="0.36072" calcext:value-type="float">
            <text:p>0.36072</text:p>
          </table:table-cell>
          <table:table-cell table:style-name="Default" office:value-type="float" office:value="0.35572" calcext:value-type="float">
            <text:p>0.3557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table:style-name="Default" office:value-type="float" office:value="0.39977" calcext:value-type="float">
            <text:p>0.39977</text:p>
          </table:table-cell>
          <table:table-cell table:style-name="Default" office:value-type="float" office:value="0.38625" calcext:value-type="float">
            <text:p>0.38625</text:p>
          </table:table-cell>
          <table:table-cell table:style-name="Default" office:value-type="float" office:value="0.37413" calcext:value-type="float">
            <text:p>0.37413</text:p>
          </table:table-cell>
          <table:table-cell table:style-name="Default" office:value-type="float" office:value="0.37008" calcext:value-type="float">
            <text:p>0.37008</text:p>
          </table:table-cell>
          <table:table-cell table:style-name="Default" office:value-type="float" office:value="0.37341" calcext:value-type="float">
            <text:p>0.37341</text:p>
          </table:table-cell>
          <table:table-cell table:style-name="Default" office:value-type="float" office:value="0.40661" calcext:value-type="float">
            <text:p>0.40661</text:p>
          </table:table-cell>
          <table:table-cell table:style-name="Default" office:value-type="float" office:value="0.39739" calcext:value-type="float">
            <text:p>0.39739</text:p>
          </table:table-cell>
          <table:table-cell table:style-name="Default" office:value-type="float" office:value="0.38458" calcext:value-type="float">
            <text:p>0.38458</text:p>
          </table:table-cell>
          <table:table-cell table:style-name="Default" office:value-type="float" office:value="0.3714" calcext:value-type="float">
            <text:p>0.3714</text:p>
          </table:table-cell>
          <table:table-cell table:style-name="Default" office:value-type="float" office:value="0.37246" calcext:value-type="float">
            <text:p>0.37246</text:p>
          </table:table-cell>
          <table:table-cell table:style-name="Default" office:value-type="float" office:value="0.37933" calcext:value-type="float">
            <text:p>0.3793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table:style-name="Default" office:value-type="float" office:value="0.39977" calcext:value-type="float">
            <text:p>0.39977</text:p>
          </table:table-cell>
          <table:table-cell table:style-name="Default" office:value-type="float" office:value="0.38625" calcext:value-type="float">
            <text:p>0.38625</text:p>
          </table:table-cell>
          <table:table-cell table:style-name="Default" office:value-type="float" office:value="0.37413" calcext:value-type="float">
            <text:p>0.37413</text:p>
          </table:table-cell>
          <table:table-cell table:style-name="Default" office:value-type="float" office:value="0.37008" calcext:value-type="float">
            <text:p>0.37008</text:p>
          </table:table-cell>
          <table:table-cell table:style-name="Default" office:value-type="float" office:value="0.37341" calcext:value-type="float">
            <text:p>0.37341</text:p>
          </table:table-cell>
          <table:table-cell table:style-name="Default" office:value-type="float" office:value="0.40661" calcext:value-type="float">
            <text:p>0.40661</text:p>
          </table:table-cell>
          <table:table-cell table:style-name="Default" office:value-type="float" office:value="0.39739" calcext:value-type="float">
            <text:p>0.39739</text:p>
          </table:table-cell>
          <table:table-cell table:style-name="Default" office:value-type="float" office:value="0.38458" calcext:value-type="float">
            <text:p>0.38458</text:p>
          </table:table-cell>
          <table:table-cell table:style-name="Default" office:value-type="float" office:value="0.3714" calcext:value-type="float">
            <text:p>0.3714</text:p>
          </table:table-cell>
          <table:table-cell table:style-name="Default" office:value-type="float" office:value="0.37246" calcext:value-type="float">
            <text:p>0.37246</text:p>
          </table:table-cell>
          <table:table-cell table:style-name="Default" office:value-type="float" office:value="0.37933" calcext:value-type="float">
            <text:p>0.3793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style-name="Default"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6" calcext:value-type="float">
            <text:p>0.47546</text:p>
          </table:table-cell>
          <table:table-cell table:style-name="Default" office:value-type="float" office:value="0.46678" calcext:value-type="float">
            <text:p>0.46678</text:p>
          </table:table-cell>
          <table:table-cell table:style-name="Default" office:value-type="float" office:value="0.44065" calcext:value-type="float">
            <text:p>0.44065</text:p>
          </table:table-cell>
          <table:table-cell table:style-name="Default" office:value-type="float" office:value="0.40661" calcext:value-type="float">
            <text:p>0.40661</text:p>
          </table:table-cell>
          <table:table-cell table:style-name="Default" office:value-type="float" office:value="0.39739" calcext:value-type="float">
            <text:p>0.39739</text:p>
          </table:table-cell>
          <table:table-cell table:style-name="Default" office:value-type="float" office:value="0.38459" calcext:value-type="float">
            <text:p>0.38459</text:p>
          </table:table-cell>
          <table:table-cell table:style-name="Default" office:value-type="float" office:value="0.37141" calcext:value-type="float">
            <text:p>0.37141</text:p>
          </table:table-cell>
          <table:table-cell table:style-name="Default" office:value-type="float" office:value="0.37248" calcext:value-type="float">
            <text:p>0.37248</text:p>
          </table:table-cell>
          <table:table-cell table:style-name="Default" office:value-type="float" office:value="0.37935" calcext:value-type="float">
            <text:p>0.3793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6" calcext:value-type="float">
            <text:p>76</text:p>
          </table:table-cell>
          <table:table-cell table:style-name="Default"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6" calcext:value-type="float">
            <text:p>0.47546</text:p>
          </table:table-cell>
          <table:table-cell table:style-name="Default" office:value-type="float" office:value="0.46678" calcext:value-type="float">
            <text:p>0.46678</text:p>
          </table:table-cell>
          <table:table-cell table:style-name="Default" office:value-type="float" office:value="0.44065" calcext:value-type="float">
            <text:p>0.44065</text:p>
          </table:table-cell>
          <table:table-cell table:style-name="Default" office:value-type="float" office:value="0.40661" calcext:value-type="float">
            <text:p>0.40661</text:p>
          </table:table-cell>
          <table:table-cell table:style-name="Default" office:value-type="float" office:value="0.39739" calcext:value-type="float">
            <text:p>0.39739</text:p>
          </table:table-cell>
          <table:table-cell table:style-name="Default" office:value-type="float" office:value="0.38459" calcext:value-type="float">
            <text:p>0.38459</text:p>
          </table:table-cell>
          <table:table-cell table:style-name="Default" office:value-type="float" office:value="0.37141" calcext:value-type="float">
            <text:p>0.37141</text:p>
          </table:table-cell>
          <table:table-cell table:style-name="Default" office:value-type="float" office:value="0.37248" calcext:value-type="float">
            <text:p>0.37248</text:p>
          </table:table-cell>
          <table:table-cell table:style-name="Default" office:value-type="float" office:value="0.37935" calcext:value-type="float">
            <text:p>0.3793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7" calcext:value-type="float">
            <text:p>77</text:p>
          </table:table-cell>
          <table:table-cell table:style-name="Default"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6" calcext:value-type="float">
            <text:p>0.47546</text:p>
          </table:table-cell>
          <table:table-cell table:style-name="Default" office:value-type="float" office:value="0.46679" calcext:value-type="float">
            <text:p>0.46679</text:p>
          </table:table-cell>
          <table:table-cell table:style-name="Default" office:value-type="float" office:value="0.44065" calcext:value-type="float">
            <text:p>0.44065</text:p>
          </table:table-cell>
          <table:table-cell table:style-name="Default" office:value-type="float" office:value="0.40662" calcext:value-type="float">
            <text:p>0.40662</text:p>
          </table:table-cell>
          <table:table-cell table:style-name="Default" office:value-type="float" office:value="0.44324" calcext:value-type="float">
            <text:p>0.44324</text:p>
          </table:table-cell>
          <table:table-cell table:style-name="Default" office:value-type="float" office:value="0.49888" calcext:value-type="float">
            <text:p>0.49888</text:p>
          </table:table-cell>
          <table:table-cell table:style-name="Default" office:value-type="float" office:value="0.54474" calcext:value-type="float">
            <text:p>0.54474</text:p>
          </table:table-cell>
          <table:table-cell table:style-name="Default" office:value-type="float" office:value="0.56643" calcext:value-type="float">
            <text:p>0.56643</text:p>
          </table:table-cell>
          <table:table-cell table:style-name="Default" office:value-type="float" office:value="0.59733" calcext:value-type="float">
            <text:p>0.5973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8" calcext:value-type="float">
            <text:p>78</text:p>
          </table:table-cell>
          <table:table-cell table:style-name="Default"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6" calcext:value-type="float">
            <text:p>0.47546</text:p>
          </table:table-cell>
          <table:table-cell table:style-name="Default" office:value-type="float" office:value="0.46679" calcext:value-type="float">
            <text:p>0.46679</text:p>
          </table:table-cell>
          <table:table-cell table:style-name="Default" office:value-type="float" office:value="0.44065" calcext:value-type="float">
            <text:p>0.44065</text:p>
          </table:table-cell>
          <table:table-cell table:style-name="Default" office:value-type="float" office:value="0.40662" calcext:value-type="float">
            <text:p>0.40662</text:p>
          </table:table-cell>
          <table:table-cell table:style-name="Default" office:value-type="float" office:value="0.44324" calcext:value-type="float">
            <text:p>0.44324</text:p>
          </table:table-cell>
          <table:table-cell table:style-name="Default" office:value-type="float" office:value="0.49888" calcext:value-type="float">
            <text:p>0.49888</text:p>
          </table:table-cell>
          <table:table-cell table:style-name="Default" office:value-type="float" office:value="0.54474" calcext:value-type="float">
            <text:p>0.54474</text:p>
          </table:table-cell>
          <table:table-cell table:style-name="Default" office:value-type="float" office:value="0.56643" calcext:value-type="float">
            <text:p>0.56643</text:p>
          </table:table-cell>
          <table:table-cell table:style-name="Default" office:value-type="float" office:value="0.59733" calcext:value-type="float">
            <text:p>0.5973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table:style-name="Default"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7" calcext:value-type="float">
            <text:p>0.47547</text:p>
          </table:table-cell>
          <table:table-cell table:style-name="Default" office:value-type="float" office:value="0.46679" calcext:value-type="float">
            <text:p>0.46679</text:p>
          </table:table-cell>
          <table:table-cell table:style-name="Default" office:value-type="float" office:value="0.44066" calcext:value-type="float">
            <text:p>0.44066</text:p>
          </table:table-cell>
          <table:table-cell table:style-name="Default" office:value-type="float" office:value="0.40662" calcext:value-type="float">
            <text:p>0.40662</text:p>
          </table:table-cell>
          <table:table-cell table:style-name="Default" office:value-type="float" office:value="0.44325" calcext:value-type="float">
            <text:p>0.44325</text:p>
          </table:table-cell>
          <table:table-cell table:style-name="Default" office:value-type="float" office:value="0.49889" calcext:value-type="float">
            <text:p>0.49889</text:p>
          </table:table-cell>
          <table:table-cell table:style-name="Default" office:value-type="float" office:value="0.54474" calcext:value-type="float">
            <text:p>0.54474</text:p>
          </table:table-cell>
          <table:table-cell table:style-name="Default" office:value-type="float" office:value="0.56643" calcext:value-type="float">
            <text:p>0.56643</text:p>
          </table:table-cell>
          <table:table-cell table:style-name="Default" office:value-type="float" office:value="0.59734" calcext:value-type="float">
            <text:p>0.5973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table:style-name="Default"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7" calcext:value-type="float">
            <text:p>0.47547</text:p>
          </table:table-cell>
          <table:table-cell table:style-name="Default" office:value-type="float" office:value="0.46679" calcext:value-type="float">
            <text:p>0.46679</text:p>
          </table:table-cell>
          <table:table-cell table:style-name="Default" office:value-type="float" office:value="0.44066" calcext:value-type="float">
            <text:p>0.44066</text:p>
          </table:table-cell>
          <table:table-cell table:style-name="Default" office:value-type="float" office:value="0.40662" calcext:value-type="float">
            <text:p>0.40662</text:p>
          </table:table-cell>
          <table:table-cell table:style-name="Default" office:value-type="float" office:value="0.44325" calcext:value-type="float">
            <text:p>0.44325</text:p>
          </table:table-cell>
          <table:table-cell table:style-name="Default" office:value-type="float" office:value="0.49889" calcext:value-type="float">
            <text:p>0.49889</text:p>
          </table:table-cell>
          <table:table-cell table:style-name="Default" office:value-type="float" office:value="0.54474" calcext:value-type="float">
            <text:p>0.54474</text:p>
          </table:table-cell>
          <table:table-cell table:style-name="Default" office:value-type="float" office:value="0.56643" calcext:value-type="float">
            <text:p>0.56643</text:p>
          </table:table-cell>
          <table:table-cell table:style-name="Default" office:value-type="float" office:value="0.59734" calcext:value-type="float">
            <text:p>0.5973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table:style-name="Default" office:value-type="float" office:value="0.63183" calcext:value-type="float">
            <text:p>0.63183</text:p>
          </table:table-cell>
          <table:table-cell table:style-name="Default" office:value-type="float" office:value="0.65496" calcext:value-type="float">
            <text:p>0.65496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6" calcext:value-type="float">
            <text:p>0.54006</text:p>
          </table:table-cell>
          <table:table-cell table:style-name="Default" office:value-type="float" office:value="0.5394" calcext:value-type="float">
            <text:p>0.5394</text:p>
          </table:table-cell>
          <table:table-cell table:style-name="Default" office:value-type="float" office:value="0.53917" calcext:value-type="float">
            <text:p>0.53917</text:p>
          </table:table-cell>
          <table:table-cell table:style-name="Default" office:value-type="float" office:value="0.55989" calcext:value-type="float">
            <text:p>0.55989</text:p>
          </table:table-cell>
          <table:table-cell table:style-name="Default" office:value-type="float" office:value="0.61848" calcext:value-type="float">
            <text:p>0.61848</text:p>
          </table:table-cell>
          <table:table-cell table:style-name="Default" office:value-type="float" office:value="0.63461" calcext:value-type="float">
            <text:p>0.63461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table:style-name="Default" office:value-type="float" office:value="0.63183" calcext:value-type="float">
            <text:p>0.63183</text:p>
          </table:table-cell>
          <table:table-cell table:style-name="Default" office:value-type="float" office:value="0.65496" calcext:value-type="float">
            <text:p>0.65496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6" calcext:value-type="float">
            <text:p>0.54006</text:p>
          </table:table-cell>
          <table:table-cell table:style-name="Default" office:value-type="float" office:value="0.5394" calcext:value-type="float">
            <text:p>0.5394</text:p>
          </table:table-cell>
          <table:table-cell table:style-name="Default" office:value-type="float" office:value="0.53917" calcext:value-type="float">
            <text:p>0.53917</text:p>
          </table:table-cell>
          <table:table-cell table:style-name="Default" office:value-type="float" office:value="0.55989" calcext:value-type="float">
            <text:p>0.55989</text:p>
          </table:table-cell>
          <table:table-cell table:style-name="Default" office:value-type="float" office:value="0.61848" calcext:value-type="float">
            <text:p>0.61848</text:p>
          </table:table-cell>
          <table:table-cell table:style-name="Default" office:value-type="float" office:value="0.63461" calcext:value-type="float">
            <text:p>0.63461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3" calcext:value-type="float">
            <text:p>83</text:p>
          </table:table-cell>
          <table:table-cell table:style-name="Default" office:value-type="float" office:value="0.63184" calcext:value-type="float">
            <text:p>0.63184</text:p>
          </table:table-cell>
          <table:table-cell table:style-name="Default" office:value-type="float" office:value="0.65497" calcext:value-type="float">
            <text:p>0.65497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6" calcext:value-type="float">
            <text:p>0.54006</text:p>
          </table:table-cell>
          <table:table-cell table:style-name="Default" office:value-type="float" office:value="0.5394" calcext:value-type="float">
            <text:p>0.5394</text:p>
          </table:table-cell>
          <table:table-cell table:style-name="Default" office:value-type="float" office:value="0.53917" calcext:value-type="float">
            <text:p>0.53917</text:p>
          </table:table-cell>
          <table:table-cell table:style-name="Default" office:value-type="float" office:value="0.5599" calcext:value-type="float">
            <text:p>0.5599</text:p>
          </table:table-cell>
          <table:table-cell table:style-name="Default" office:value-type="float" office:value="0.61849" calcext:value-type="float">
            <text:p>0.61849</text:p>
          </table:table-cell>
          <table:table-cell table:style-name="Default" office:value-type="float" office:value="0.63462" calcext:value-type="float">
            <text:p>0.6346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4" calcext:value-type="float">
            <text:p>84</text:p>
          </table:table-cell>
          <table:table-cell table:style-name="Default" office:value-type="float" office:value="0.63184" calcext:value-type="float">
            <text:p>0.63184</text:p>
          </table:table-cell>
          <table:table-cell table:style-name="Default" office:value-type="float" office:value="0.65497" calcext:value-type="float">
            <text:p>0.65497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6" calcext:value-type="float">
            <text:p>0.54006</text:p>
          </table:table-cell>
          <table:table-cell table:style-name="Default" office:value-type="float" office:value="0.5394" calcext:value-type="float">
            <text:p>0.5394</text:p>
          </table:table-cell>
          <table:table-cell table:style-name="Default" office:value-type="float" office:value="0.53917" calcext:value-type="float">
            <text:p>0.53917</text:p>
          </table:table-cell>
          <table:table-cell table:style-name="Default" office:value-type="float" office:value="0.5599" calcext:value-type="float">
            <text:p>0.5599</text:p>
          </table:table-cell>
          <table:table-cell table:style-name="Default" office:value-type="float" office:value="0.61849" calcext:value-type="float">
            <text:p>0.61849</text:p>
          </table:table-cell>
          <table:table-cell table:style-name="Default" office:value-type="float" office:value="0.63462" calcext:value-type="float">
            <text:p>0.6346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style-name="Default" office:value-type="float" office:value="0.63184" calcext:value-type="float">
            <text:p>0.63184</text:p>
          </table:table-cell>
          <table:table-cell table:style-name="Default" office:value-type="float" office:value="0.65497" calcext:value-type="float">
            <text:p>0.65497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7" calcext:value-type="float">
            <text:p>0.54007</text:p>
          </table:table-cell>
          <table:table-cell table:style-name="Default" office:value-type="float" office:value="0.58267" calcext:value-type="float">
            <text:p>0.58267</text:p>
          </table:table-cell>
          <table:table-cell table:style-name="Default" office:value-type="float" office:value="0.66744" calcext:value-type="float">
            <text:p>0.66744</text:p>
          </table:table-cell>
          <table:table-cell table:style-name="Default" office:value-type="float" office:value="0.76476" calcext:value-type="float">
            <text:p>0.76476</text:p>
          </table:table-cell>
          <table:table-cell table:style-name="Default" office:value-type="float" office:value="0.71596" calcext:value-type="float">
            <text:p>0.71596</text:p>
          </table:table-cell>
          <table:table-cell table:style-name="Default" office:value-type="float" office:value="0.67816" calcext:value-type="float">
            <text:p>0.6781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table:style-name="Default" office:value-type="float" office:value="0.63184" calcext:value-type="float">
            <text:p>0.63184</text:p>
          </table:table-cell>
          <table:table-cell table:style-name="Default" office:value-type="float" office:value="0.65497" calcext:value-type="float">
            <text:p>0.65497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7" calcext:value-type="float">
            <text:p>0.54007</text:p>
          </table:table-cell>
          <table:table-cell table:style-name="Default" office:value-type="float" office:value="0.58267" calcext:value-type="float">
            <text:p>0.58267</text:p>
          </table:table-cell>
          <table:table-cell table:style-name="Default" office:value-type="float" office:value="0.66744" calcext:value-type="float">
            <text:p>0.66744</text:p>
          </table:table-cell>
          <table:table-cell table:style-name="Default" office:value-type="float" office:value="0.76476" calcext:value-type="float">
            <text:p>0.76476</text:p>
          </table:table-cell>
          <table:table-cell table:style-name="Default" office:value-type="float" office:value="0.71596" calcext:value-type="float">
            <text:p>0.71596</text:p>
          </table:table-cell>
          <table:table-cell table:style-name="Default" office:value-type="float" office:value="0.67816" calcext:value-type="float">
            <text:p>0.6781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table:style-name="Default" office:value-type="float" office:value="0.77109" calcext:value-type="float">
            <text:p>0.77109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75476" calcext:value-type="float">
            <text:p>0.75476</text:p>
          </table:table-cell>
          <table:table-cell table:style-name="Default" office:value-type="float" office:value="0.62019" calcext:value-type="float">
            <text:p>0.62019</text:p>
          </table:table-cell>
          <table:table-cell table:style-name="Default" office:value-type="float" office:value="0.54007" calcext:value-type="float">
            <text:p>0.54007</text:p>
          </table:table-cell>
          <table:table-cell table:style-name="Default" office:value-type="float" office:value="0.58267" calcext:value-type="float">
            <text:p>0.58267</text:p>
          </table:table-cell>
          <table:table-cell table:style-name="Default" office:value-type="float" office:value="0.66744" calcext:value-type="float">
            <text:p>0.66744</text:p>
          </table:table-cell>
          <table:table-cell table:style-name="Default" office:value-type="float" office:value="0.76477" calcext:value-type="float">
            <text:p>0.76477</text:p>
          </table:table-cell>
          <table:table-cell table:style-name="Default" office:value-type="float" office:value="0.71596" calcext:value-type="float">
            <text:p>0.71596</text:p>
          </table:table-cell>
          <table:table-cell table:style-name="Default" office:value-type="float" office:value="0.67817" calcext:value-type="float">
            <text:p>0.6781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8" calcext:value-type="float">
            <text:p>88</text:p>
          </table:table-cell>
          <table:table-cell table:style-name="Default" office:value-type="float" office:value="0.77109" calcext:value-type="float">
            <text:p>0.77109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75476" calcext:value-type="float">
            <text:p>0.75476</text:p>
          </table:table-cell>
          <table:table-cell table:style-name="Default" office:value-type="float" office:value="0.62019" calcext:value-type="float">
            <text:p>0.62019</text:p>
          </table:table-cell>
          <table:table-cell table:style-name="Default" office:value-type="float" office:value="0.54007" calcext:value-type="float">
            <text:p>0.54007</text:p>
          </table:table-cell>
          <table:table-cell table:style-name="Default" office:value-type="float" office:value="0.58267" calcext:value-type="float">
            <text:p>0.58267</text:p>
          </table:table-cell>
          <table:table-cell table:style-name="Default" office:value-type="float" office:value="0.66744" calcext:value-type="float">
            <text:p>0.66744</text:p>
          </table:table-cell>
          <table:table-cell table:style-name="Default" office:value-type="float" office:value="0.76477" calcext:value-type="float">
            <text:p>0.76477</text:p>
          </table:table-cell>
          <table:table-cell table:style-name="Default" office:value-type="float" office:value="0.71596" calcext:value-type="float">
            <text:p>0.71596</text:p>
          </table:table-cell>
          <table:table-cell table:style-name="Default" office:value-type="float" office:value="0.67817" calcext:value-type="float">
            <text:p>0.6781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table:style-name="Default" office:value-type="float" office:value="0.77109" calcext:value-type="float">
            <text:p>0.77109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2" calcext:value-type="float">
            <text:p>0.94892</text:p>
          </table:table-cell>
          <table:table-cell table:style-name="Default" office:value-type="float" office:value="0.95117" calcext:value-type="float">
            <text:p>0.95117</text:p>
          </table:table-cell>
          <table:table-cell table:style-name="Default" office:value-type="float" office:value="0.8994" calcext:value-type="float">
            <text:p>0.8994</text:p>
          </table:table-cell>
          <table:table-cell table:style-name="Default" office:value-type="float" office:value="0.8059" calcext:value-type="float">
            <text:p>0.8059</text:p>
          </table:table-cell>
          <table:table-cell table:style-name="Default" office:value-type="float" office:value="0.80956" calcext:value-type="float">
            <text:p>0.80956</text:p>
          </table:table-cell>
          <table:table-cell table:style-name="Default" office:value-type="float" office:value="0.77065" calcext:value-type="float">
            <text:p>0.770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table:style-name="Default" office:value-type="float" office:value="0.77109" calcext:value-type="float">
            <text:p>0.77109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2" calcext:value-type="float">
            <text:p>0.94892</text:p>
          </table:table-cell>
          <table:table-cell table:style-name="Default" office:value-type="float" office:value="0.95117" calcext:value-type="float">
            <text:p>0.95117</text:p>
          </table:table-cell>
          <table:table-cell table:style-name="Default" office:value-type="float" office:value="0.8994" calcext:value-type="float">
            <text:p>0.8994</text:p>
          </table:table-cell>
          <table:table-cell table:style-name="Default" office:value-type="float" office:value="0.8059" calcext:value-type="float">
            <text:p>0.8059</text:p>
          </table:table-cell>
          <table:table-cell table:style-name="Default" office:value-type="float" office:value="0.80956" calcext:value-type="float">
            <text:p>0.80956</text:p>
          </table:table-cell>
          <table:table-cell table:style-name="Default" office:value-type="float" office:value="0.77065" calcext:value-type="float">
            <text:p>0.770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table:style-name="Default" office:value-type="float" office:value="0.7711" calcext:value-type="float">
            <text:p>0.7711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2" calcext:value-type="float">
            <text:p>0.94892</text:p>
          </table:table-cell>
          <table:table-cell table:style-name="Default" office:value-type="float" office:value="0.95118" calcext:value-type="float">
            <text:p>0.95118</text:p>
          </table:table-cell>
          <table:table-cell table:style-name="Default" office:value-type="float" office:value="0.89941" calcext:value-type="float">
            <text:p>0.89941</text:p>
          </table:table-cell>
          <table:table-cell table:style-name="Default" office:value-type="float" office:value="0.8059" calcext:value-type="float">
            <text:p>0.8059</text:p>
          </table:table-cell>
          <table:table-cell table:style-name="Default" office:value-type="float" office:value="0.80957" calcext:value-type="float">
            <text:p>0.80957</text:p>
          </table:table-cell>
          <table:table-cell table:style-name="Default" office:value-type="float" office:value="0.77065" calcext:value-type="float">
            <text:p>0.770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table:style-name="Default" office:value-type="float" office:value="0.7711" calcext:value-type="float">
            <text:p>0.7711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2" calcext:value-type="float">
            <text:p>0.94892</text:p>
          </table:table-cell>
          <table:table-cell table:style-name="Default" office:value-type="float" office:value="0.95118" calcext:value-type="float">
            <text:p>0.95118</text:p>
          </table:table-cell>
          <table:table-cell table:style-name="Default" office:value-type="float" office:value="0.89941" calcext:value-type="float">
            <text:p>0.89941</text:p>
          </table:table-cell>
          <table:table-cell table:style-name="Default" office:value-type="float" office:value="0.8059" calcext:value-type="float">
            <text:p>0.8059</text:p>
          </table:table-cell>
          <table:table-cell table:style-name="Default" office:value-type="float" office:value="0.80957" calcext:value-type="float">
            <text:p>0.80957</text:p>
          </table:table-cell>
          <table:table-cell table:style-name="Default" office:value-type="float" office:value="0.77065" calcext:value-type="float">
            <text:p>0.770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table:style-name="Default" office:value-type="float" office:value="0.81982" calcext:value-type="float">
            <text:p>0.81982</text:p>
          </table:table-cell>
          <table:table-cell table:style-name="Default" office:value-type="float" office:value="0.82753" calcext:value-type="float">
            <text:p>0.82753</text:p>
          </table:table-cell>
          <table:table-cell table:style-name="Default" office:value-type="float" office:value="0.88238" calcext:value-type="float">
            <text:p>0.88238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3" calcext:value-type="float">
            <text:p>0.94893</text:p>
          </table:table-cell>
          <table:table-cell table:style-name="Default" office:value-type="float" office:value="0.95592" calcext:value-type="float">
            <text:p>0.95592</text:p>
          </table:table-cell>
          <table:table-cell table:style-name="Default" office:value-type="float" office:value="0.94149" calcext:value-type="float">
            <text:p>0.94149</text:p>
          </table:table-cell>
          <table:table-cell table:style-name="Default" office:value-type="float" office:value="0.87708" calcext:value-type="float">
            <text:p>0.87708</text:p>
          </table:table-cell>
          <table:table-cell table:style-name="Default" office:value-type="float" office:value="0.86286" calcext:value-type="float">
            <text:p>0.86286</text:p>
          </table:table-cell>
          <table:table-cell table:style-name="Default" office:value-type="float" office:value="0.91364" calcext:value-type="float">
            <text:p>0.9136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table:style-name="Default" office:value-type="float" office:value="0.81982" calcext:value-type="float">
            <text:p>0.81982</text:p>
          </table:table-cell>
          <table:table-cell table:style-name="Default" office:value-type="float" office:value="0.82753" calcext:value-type="float">
            <text:p>0.82753</text:p>
          </table:table-cell>
          <table:table-cell table:style-name="Default" office:value-type="float" office:value="0.88238" calcext:value-type="float">
            <text:p>0.88238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3" calcext:value-type="float">
            <text:p>0.94893</text:p>
          </table:table-cell>
          <table:table-cell table:style-name="Default" office:value-type="float" office:value="0.95592" calcext:value-type="float">
            <text:p>0.95592</text:p>
          </table:table-cell>
          <table:table-cell table:style-name="Default" office:value-type="float" office:value="0.94149" calcext:value-type="float">
            <text:p>0.94149</text:p>
          </table:table-cell>
          <table:table-cell table:style-name="Default" office:value-type="float" office:value="0.87708" calcext:value-type="float">
            <text:p>0.87708</text:p>
          </table:table-cell>
          <table:table-cell table:style-name="Default" office:value-type="float" office:value="0.86286" calcext:value-type="float">
            <text:p>0.86286</text:p>
          </table:table-cell>
          <table:table-cell table:style-name="Default" office:value-type="float" office:value="0.91364" calcext:value-type="float">
            <text:p>0.9136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table:style-name="Default" office:value-type="float" office:value="0.81982" calcext:value-type="float">
            <text:p>0.81982</text:p>
          </table:table-cell>
          <table:table-cell table:style-name="Default" office:value-type="float" office:value="0.82753" calcext:value-type="float">
            <text:p>0.82753</text:p>
          </table:table-cell>
          <table:table-cell table:style-name="Default" office:value-type="float" office:value="0.88238" calcext:value-type="float">
            <text:p>0.88238</text:p>
          </table:table-cell>
          <table:table-cell table:style-name="Default" office:value-type="float" office:value="0.95716" calcext:value-type="float">
            <text:p>0.95716</text:p>
          </table:table-cell>
          <table:table-cell table:style-name="Default" office:value-type="float" office:value="0.96032" calcext:value-type="float">
            <text:p>0.96032</text:p>
          </table:table-cell>
          <table:table-cell table:style-name="Default" office:value-type="float" office:value="0.94893" calcext:value-type="float">
            <text:p>0.94893</text:p>
          </table:table-cell>
          <table:table-cell table:style-name="Default" office:value-type="float" office:value="0.95592" calcext:value-type="float">
            <text:p>0.95592</text:p>
          </table:table-cell>
          <table:table-cell table:style-name="Default" office:value-type="float" office:value="0.9415" calcext:value-type="float">
            <text:p>0.9415</text:p>
          </table:table-cell>
          <table:table-cell table:style-name="Default" office:value-type="float" office:value="0.87709" calcext:value-type="float">
            <text:p>0.87709</text:p>
          </table:table-cell>
          <table:table-cell table:style-name="Default" office:value-type="float" office:value="0.86287" calcext:value-type="float">
            <text:p>0.86287</text:p>
          </table:table-cell>
          <table:table-cell table:style-name="Default" office:value-type="float" office:value="0.91365" calcext:value-type="float">
            <text:p>0.913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table:style-name="Default" office:value-type="float" office:value="0.81982" calcext:value-type="float">
            <text:p>0.81982</text:p>
          </table:table-cell>
          <table:table-cell table:style-name="Default" office:value-type="float" office:value="0.82753" calcext:value-type="float">
            <text:p>0.82753</text:p>
          </table:table-cell>
          <table:table-cell table:style-name="Default" office:value-type="float" office:value="0.88238" calcext:value-type="float">
            <text:p>0.88238</text:p>
          </table:table-cell>
          <table:table-cell table:style-name="Default" office:value-type="float" office:value="0.95716" calcext:value-type="float">
            <text:p>0.95716</text:p>
          </table:table-cell>
          <table:table-cell table:style-name="Default" office:value-type="float" office:value="0.96032" calcext:value-type="float">
            <text:p>0.96032</text:p>
          </table:table-cell>
          <table:table-cell table:style-name="Default" office:value-type="float" office:value="0.94893" calcext:value-type="float">
            <text:p>0.94893</text:p>
          </table:table-cell>
          <table:table-cell table:style-name="Default" office:value-type="float" office:value="0.95592" calcext:value-type="float">
            <text:p>0.95592</text:p>
          </table:table-cell>
          <table:table-cell table:style-name="Default" office:value-type="float" office:value="0.9415" calcext:value-type="float">
            <text:p>0.9415</text:p>
          </table:table-cell>
          <table:table-cell table:style-name="Default" office:value-type="float" office:value="0.87709" calcext:value-type="float">
            <text:p>0.87709</text:p>
          </table:table-cell>
          <table:table-cell table:style-name="Default" office:value-type="float" office:value="0.86287" calcext:value-type="float">
            <text:p>0.86287</text:p>
          </table:table-cell>
          <table:table-cell table:style-name="Default" office:value-type="float" office:value="0.91365" calcext:value-type="float">
            <text:p>0.9136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6">00/00/0000</text:date>, <text:time style:data-style-name="N2" text:time-value="12:25:05.079635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9T14:55:05.473916245</meta:creation-date>
    <dc:date>2023-04-26T12:20:55.921694188</dc:date>
    <meta:editing-duration>PT4H36M47S</meta:editing-duration>
    <meta:editing-cycles>68</meta:editing-cycles>
    <meta:generator>LibreOffice/5.3.6.1$Linux_X86_64 LibreOffice_project/30$Build-1</meta:generator>
    <meta:document-statistic meta:table-count="3" meta:cell-count="3777" meta:object-count="0"/>
  </office:meta>
</office:document-meta>
</file>